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urrency_20_conversion">
      <style:table-properties table:display="true" style:writing-mode="lr-tb"/>
    </style:style>
    <style:style style:name="ta3" style:family="table" style:master-page-name="PageStyle_5f_OUTPU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nsaction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IsRecurring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S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0</text:p>
          </table:table-cell>
          <table:table-cell table:style-name="ce2" office:value-type="date" office:date-value="2023-01-31" calcext:value-type="date">
            <text:p>2023-01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22.93" calcext:value-type="float">
            <text:p>9422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]*INDEX([$'currency conversion'.$B$2:.$B$5];MATCH([.F2];[$'currency conversion'.$A$2:.$A$5];0))" office:value-type="float" office:value="65.96051" calcext:value-type="float">
            <text:p>$65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1</text:p>
          </table:table-cell>
          <table:table-cell table:style-name="ce2" office:value-type="date" office:date-value="2023-12-30" calcext:value-type="date">
            <text:p>2023-12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716.22" calcext:value-type="float">
            <text:p>7716.2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]*INDEX([$'currency conversion'.$B$2:.$B$5];MATCH([.F3];[$'currency conversion'.$A$2:.$A$5];0))" office:value-type="float" office:value="10031.086" calcext:value-type="float">
            <text:p>$10,031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2</text:p>
          </table:table-cell>
          <table:table-cell table:style-name="ce2" office:value-type="date" office:date-value="2022-05-10" calcext:value-type="date">
            <text:p>2022-05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444.25" calcext:value-type="float">
            <text:p>-2444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]*INDEX([$'currency conversion'.$B$2:.$B$5];MATCH([.F4];[$'currency conversion'.$A$2:.$A$5];0))" office:value-type="float" office:value="-17.10975" calcext:value-type="float">
            <text:p>-$17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3</text:p>
          </table:table-cell>
          <table:table-cell table:style-name="ce2" office:value-type="date" office:date-value="2023-07-18" calcext:value-type="date">
            <text:p>2023-07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598.09" calcext:value-type="float">
            <text:p>-5598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]*INDEX([$'currency conversion'.$B$2:.$B$5];MATCH([.F5];[$'currency conversion'.$A$2:.$A$5];0))" office:value-type="float" office:value="-6157.899" calcext:value-type="float">
            <text:p>-$6,157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4</text:p>
          </table:table-cell>
          <table:table-cell table:style-name="ce2" office:value-type="date" office:date-value="2023-02-04" calcext:value-type="date">
            <text:p>2023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04.43" calcext:value-type="float">
            <text:p>704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]*INDEX([$'currency conversion'.$B$2:.$B$5];MATCH([.F6];[$'currency conversion'.$A$2:.$A$5];0))" office:value-type="float" office:value="704.43" calcext:value-type="float">
            <text:p>$704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5</text:p>
          </table:table-cell>
          <table:table-cell table:style-name="ce2" office:value-type="date" office:date-value="2022-12-31" calcext:value-type="date">
            <text:p>2022-12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842.2" calcext:value-type="float">
            <text:p>-8842.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]*INDEX([$'currency conversion'.$B$2:.$B$5];MATCH([.F7];[$'currency conversion'.$A$2:.$A$5];0))" office:value-type="float" office:value="-61.8954" calcext:value-type="float">
            <text:p>-$61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6</text:p>
          </table:table-cell>
          <table:table-cell table:style-name="ce2" office:value-type="date" office:date-value="2022-11-10" calcext:value-type="date">
            <text:p>2022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615.84" calcext:value-type="float">
            <text:p>1615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]*INDEX([$'currency conversion'.$B$2:.$B$5];MATCH([.F8];[$'currency conversion'.$A$2:.$A$5];0))" office:value-type="float" office:value="1777.424" calcext:value-type="float">
            <text:p>$1,777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7</text:p>
          </table:table-cell>
          <table:table-cell table:style-name="ce2" office:value-type="date" office:date-value="2020-05-01" calcext:value-type="date">
            <text:p>2020-05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738.01" calcext:value-type="float">
            <text:p>-738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]*INDEX([$'currency conversion'.$B$2:.$B$5];MATCH([.F9];[$'currency conversion'.$A$2:.$A$5];0))" office:value-type="float" office:value="-738.01" calcext:value-type="float">
            <text:p>-$738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8</text:p>
          </table:table-cell>
          <table:table-cell table:style-name="ce2" office:value-type="date" office:date-value="2021-04-11" calcext:value-type="date">
            <text:p>2021-04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330.18" calcext:value-type="float">
            <text:p>-2330.1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0]*INDEX([$'currency conversion'.$B$2:.$B$5];MATCH([.F10];[$'currency conversion'.$A$2:.$A$5];0))" office:value-type="float" office:value="-2330.18" calcext:value-type="float">
            <text:p>-$2,330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09</text:p>
          </table:table-cell>
          <table:table-cell table:style-name="ce2" office:value-type="date" office:date-value="2023-05-23" calcext:value-type="date">
            <text:p>2023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973.52" calcext:value-type="float">
            <text:p>-7973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1]*INDEX([$'currency conversion'.$B$2:.$B$5];MATCH([.F11];[$'currency conversion'.$A$2:.$A$5];0))" office:value-type="float" office:value="-55.81464" calcext:value-type="float">
            <text:p>-$55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0</text:p>
          </table:table-cell>
          <table:table-cell table:style-name="ce2" office:value-type="date" office:date-value="2020-11-26" calcext:value-type="date">
            <text:p>2020-11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568" calcext:value-type="float">
            <text:p>256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2]*INDEX([$'currency conversion'.$B$2:.$B$5];MATCH([.F12];[$'currency conversion'.$A$2:.$A$5];0))" office:value-type="float" office:value="2568" calcext:value-type="float">
            <text:p>$2,568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1</text:p>
          </table:table-cell>
          <table:table-cell table:style-name="ce2" office:value-type="date" office:date-value="2024-01-22" calcext:value-type="date">
            <text:p>2024-0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663.5" calcext:value-type="float">
            <text:p>-2663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3]*INDEX([$'currency conversion'.$B$2:.$B$5];MATCH([.F13];[$'currency conversion'.$A$2:.$A$5];0))" office:value-type="float" office:value="-18.6445" calcext:value-type="float">
            <text:p>-$18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2</text:p>
          </table:table-cell>
          <table:table-cell table:style-name="ce2" office:value-type="date" office:date-value="2020-03-28" calcext:value-type="date">
            <text:p>2020-03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849.58" calcext:value-type="float">
            <text:p>-5849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4]*INDEX([$'currency conversion'.$B$2:.$B$5];MATCH([.F14];[$'currency conversion'.$A$2:.$A$5];0))" office:value-type="float" office:value="-5849.58" calcext:value-type="float">
            <text:p>-$5,849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3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361.31" calcext:value-type="float">
            <text:p>-14361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5]*INDEX([$'currency conversion'.$B$2:.$B$5];MATCH([.F15];[$'currency conversion'.$A$2:.$A$5];0))" office:value-type="float" office:value="-18669.703" calcext:value-type="float">
            <text:p>-$18,66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4</text:p>
          </table:table-cell>
          <table:table-cell table:style-name="ce2" office:value-type="date" office:date-value="2023-01-28" calcext:value-type="date">
            <text:p>2023-0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7.57" calcext:value-type="float">
            <text:p>-137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6]*INDEX([$'currency conversion'.$B$2:.$B$5];MATCH([.F16];[$'currency conversion'.$A$2:.$A$5];0))" office:value-type="float" office:value="-151.327" calcext:value-type="float">
            <text:p>-$151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5</text:p>
          </table:table-cell>
          <table:table-cell table:style-name="ce2" office:value-type="date" office:date-value="2022-05-21" calcext:value-type="date">
            <text:p>2022-05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861.26" calcext:value-type="float">
            <text:p>8861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7]*INDEX([$'currency conversion'.$B$2:.$B$5];MATCH([.F17];[$'currency conversion'.$A$2:.$A$5];0))" office:value-type="float" office:value="11519.638" calcext:value-type="float">
            <text:p>$11,519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6</text:p>
          </table:table-cell>
          <table:table-cell table:style-name="ce2" office:value-type="date" office:date-value="2020-05-10" calcext:value-type="date">
            <text:p>2020-05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8306.3" calcext:value-type="float">
            <text:p>8306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8]*INDEX([$'currency conversion'.$B$2:.$B$5];MATCH([.F18];[$'currency conversion'.$A$2:.$A$5];0))" office:value-type="float" office:value="58.1441" calcext:value-type="float">
            <text:p>$58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7</text:p>
          </table:table-cell>
          <table:table-cell table:style-name="ce2" office:value-type="date" office:date-value="2023-08-25" calcext:value-type="date">
            <text:p>2023-08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285.48" calcext:value-type="float">
            <text:p>-2285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9]*INDEX([$'currency conversion'.$B$2:.$B$5];MATCH([.F19];[$'currency conversion'.$A$2:.$A$5];0))" office:value-type="float" office:value="-2971.124" calcext:value-type="float">
            <text:p>-$2,971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8</text:p>
          </table:table-cell>
          <table:table-cell table:style-name="ce2" office:value-type="date" office:date-value="2022-02-08" calcext:value-type="date">
            <text:p>2022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011.06" calcext:value-type="float">
            <text:p>-3011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0]*INDEX([$'currency conversion'.$B$2:.$B$5];MATCH([.F20];[$'currency conversion'.$A$2:.$A$5];0))" office:value-type="float" office:value="-21.07742" calcext:value-type="float">
            <text:p>-$21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19</text:p>
          </table:table-cell>
          <table:table-cell table:style-name="ce2" office:value-type="date" office:date-value="2020-12-09" calcext:value-type="date">
            <text:p>2020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343.87" calcext:value-type="float">
            <text:p>234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1]*INDEX([$'currency conversion'.$B$2:.$B$5];MATCH([.F21];[$'currency conversion'.$A$2:.$A$5];0))" office:value-type="float" office:value="2343.87" calcext:value-type="float">
            <text:p>$2,343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0</text:p>
          </table:table-cell>
          <table:table-cell table:style-name="ce2" office:value-type="date" office:date-value="2023-12-08" calcext:value-type="date">
            <text:p>2023-12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91.93" calcext:value-type="float">
            <text:p>-4991.9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2]*INDEX([$'currency conversion'.$B$2:.$B$5];MATCH([.F22];[$'currency conversion'.$A$2:.$A$5];0))" office:value-type="float" office:value="-4991.93" calcext:value-type="float">
            <text:p>-$4,991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1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508.96" calcext:value-type="float">
            <text:p>1508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]*INDEX([$'currency conversion'.$B$2:.$B$5];MATCH([.F23];[$'currency conversion'.$A$2:.$A$5];0))" office:value-type="float" office:value="10.56272" calcext:value-type="float">
            <text:p>$10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2</text:p>
          </table:table-cell>
          <table:table-cell table:style-name="ce2" office:value-type="date" office:date-value="2021-01-20" calcext:value-type="date">
            <text:p>2021-01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30.4" calcext:value-type="float">
            <text:p>3830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4]*INDEX([$'currency conversion'.$B$2:.$B$5];MATCH([.F24];[$'currency conversion'.$A$2:.$A$5];0))" office:value-type="float" office:value="4979.52" calcext:value-type="float">
            <text:p>$4,979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3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134.67" calcext:value-type="float">
            <text:p>6134.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5]*INDEX([$'currency conversion'.$B$2:.$B$5];MATCH([.F25];[$'currency conversion'.$A$2:.$A$5];0))" office:value-type="float" office:value="6134.67" calcext:value-type="float">
            <text:p>$6,134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4</text:p>
          </table:table-cell>
          <table:table-cell table:style-name="ce2" office:value-type="date" office:date-value="2022-08-13" calcext:value-type="date">
            <text:p>2022-08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00.77" calcext:value-type="float">
            <text:p>-500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6]*INDEX([$'currency conversion'.$B$2:.$B$5];MATCH([.F26];[$'currency conversion'.$A$2:.$A$5];0))" office:value-type="float" office:value="-550.847" calcext:value-type="float">
            <text:p>-$550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5</text:p>
          </table:table-cell>
          <table:table-cell table:style-name="ce2" office:value-type="date" office:date-value="2020-10-03" calcext:value-type="date">
            <text:p>2020-10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18.37" calcext:value-type="float">
            <text:p>-1018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7]*INDEX([$'currency conversion'.$B$2:.$B$5];MATCH([.F27];[$'currency conversion'.$A$2:.$A$5];0))" office:value-type="float" office:value="-1018.37" calcext:value-type="float">
            <text:p>-$1,018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6</text:p>
          </table:table-cell>
          <table:table-cell table:style-name="ce2" office:value-type="date" office:date-value="2023-03-30" calcext:value-type="date">
            <text:p>2023-03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389.91" calcext:value-type="float">
            <text:p>-438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8]*INDEX([$'currency conversion'.$B$2:.$B$5];MATCH([.F28];[$'currency conversion'.$A$2:.$A$5];0))" office:value-type="float" office:value="-4828.901" calcext:value-type="float">
            <text:p>-$4,828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7</text:p>
          </table:table-cell>
          <table:table-cell table:style-name="ce2" office:value-type="date" office:date-value="2021-04-04" calcext:value-type="date">
            <text:p>2021-04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134.4" calcext:value-type="float">
            <text:p>-4134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9]*INDEX([$'currency conversion'.$B$2:.$B$5];MATCH([.F29];[$'currency conversion'.$A$2:.$A$5];0))" office:value-type="float" office:value="-5374.72" calcext:value-type="float">
            <text:p>-$5,374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8</text:p>
          </table:table-cell>
          <table:table-cell table:style-name="ce2" office:value-type="date" office:date-value="2023-08-30" calcext:value-type="date">
            <text:p>2023-08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132.39" calcext:value-type="float">
            <text:p>-1132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0]*INDEX([$'currency conversion'.$B$2:.$B$5];MATCH([.F30];[$'currency conversion'.$A$2:.$A$5];0))" office:value-type="float" office:value="-1245.629" calcext:value-type="float">
            <text:p>-$1,245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29</text:p>
          </table:table-cell>
          <table:table-cell table:style-name="ce2" office:value-type="date" office:date-value="2020-01-22" calcext:value-type="date">
            <text:p>2020-01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836.83" calcext:value-type="float">
            <text:p>1836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1]*INDEX([$'currency conversion'.$B$2:.$B$5];MATCH([.F31];[$'currency conversion'.$A$2:.$A$5];0))" office:value-type="float" office:value="2020.513" calcext:value-type="float">
            <text:p>$2,020.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0</text:p>
          </table:table-cell>
          <table:table-cell table:style-name="ce2" office:value-type="date" office:date-value="2020-09-09" calcext:value-type="date">
            <text:p>2020-09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567.92" calcext:value-type="float">
            <text:p>4567.9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2]*INDEX([$'currency conversion'.$B$2:.$B$5];MATCH([.F32];[$'currency conversion'.$A$2:.$A$5];0))" office:value-type="float" office:value="5024.712" calcext:value-type="float">
            <text:p>$5,024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1</text:p>
          </table:table-cell>
          <table:table-cell table:style-name="ce2" office:value-type="date" office:date-value="2022-01-17" calcext:value-type="date">
            <text:p>2022-0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15.89" calcext:value-type="float">
            <text:p>-4015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3]*INDEX([$'currency conversion'.$B$2:.$B$5];MATCH([.F33];[$'currency conversion'.$A$2:.$A$5];0))" office:value-type="float" office:value="-4417.479" calcext:value-type="float">
            <text:p>-$4,417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2</text:p>
          </table:table-cell>
          <table:table-cell table:style-name="ce2" office:value-type="date" office:date-value="2022-05-06" calcext:value-type="date">
            <text:p>2022-05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63.44" calcext:value-type="float">
            <text:p>7463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4]*INDEX([$'currency conversion'.$B$2:.$B$5];MATCH([.F34];[$'currency conversion'.$A$2:.$A$5];0))" office:value-type="float" office:value="7463.44" calcext:value-type="float">
            <text:p>$7,463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3</text:p>
          </table:table-cell>
          <table:table-cell table:style-name="ce2" office:value-type="date" office:date-value="2021-04-19" calcext:value-type="date">
            <text:p>2021-04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55.62" calcext:value-type="float">
            <text:p>-1355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5]*INDEX([$'currency conversion'.$B$2:.$B$5];MATCH([.F35];[$'currency conversion'.$A$2:.$A$5];0))" office:value-type="float" office:value="-1491.182" calcext:value-type="float">
            <text:p>-$1,491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4</text:p>
          </table:table-cell>
          <table:table-cell table:style-name="ce2" office:value-type="date" office:date-value="2022-12-18" calcext:value-type="date">
            <text:p>2022-12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6.84" calcext:value-type="float">
            <text:p>-106.8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6]*INDEX([$'currency conversion'.$B$2:.$B$5];MATCH([.F36];[$'currency conversion'.$A$2:.$A$5];0))" office:value-type="float" office:value="-106.84" calcext:value-type="float">
            <text:p>-$106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5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36.06" calcext:value-type="float">
            <text:p>-3736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7]*INDEX([$'currency conversion'.$B$2:.$B$5];MATCH([.F37];[$'currency conversion'.$A$2:.$A$5];0))" office:value-type="float" office:value="-4109.666" calcext:value-type="float">
            <text:p>-$4,109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6</text:p>
          </table:table-cell>
          <table:table-cell table:style-name="ce2" office:value-type="date" office:date-value="2024-02-08" calcext:value-type="date">
            <text:p>2024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121.2" calcext:value-type="float">
            <text:p>-12121.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8]*INDEX([$'currency conversion'.$B$2:.$B$5];MATCH([.F38];[$'currency conversion'.$A$2:.$A$5];0))" office:value-type="float" office:value="-84.8484" calcext:value-type="float">
            <text:p>-$84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7</text:p>
          </table:table-cell>
          <table:table-cell table:style-name="ce2" office:value-type="date" office:date-value="2021-11-30" calcext:value-type="date">
            <text:p>2021-11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420.23" calcext:value-type="float">
            <text:p>4420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9]*INDEX([$'currency conversion'.$B$2:.$B$5];MATCH([.F39];[$'currency conversion'.$A$2:.$A$5];0))" office:value-type="float" office:value="5746.299" calcext:value-type="float">
            <text:p>$5,746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8</text:p>
          </table:table-cell>
          <table:table-cell table:style-name="ce2" office:value-type="date" office:date-value="2022-09-02" calcext:value-type="date">
            <text:p>2022-09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684.22" calcext:value-type="float">
            <text:p>3684.2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0]*INDEX([$'currency conversion'.$B$2:.$B$5];MATCH([.F40];[$'currency conversion'.$A$2:.$A$5];0))" office:value-type="float" office:value="4052.642" calcext:value-type="float">
            <text:p>$4,052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39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06.64" calcext:value-type="float">
            <text:p>-1406.6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1]*INDEX([$'currency conversion'.$B$2:.$B$5];MATCH([.F41];[$'currency conversion'.$A$2:.$A$5];0))" office:value-type="float" office:value="-9.84648" calcext:value-type="float">
            <text:p>-$9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0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4.95" calcext:value-type="float">
            <text:p>334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2]*INDEX([$'currency conversion'.$B$2:.$B$5];MATCH([.F42];[$'currency conversion'.$A$2:.$A$5];0))" office:value-type="float" office:value="368.445" calcext:value-type="float">
            <text:p>$368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1</text:p>
          </table:table-cell>
          <table:table-cell table:style-name="ce2" office:value-type="date" office:date-value="2021-11-17" calcext:value-type="date">
            <text:p>2021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579.7" calcext:value-type="float">
            <text:p>2579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3]*INDEX([$'currency conversion'.$B$2:.$B$5];MATCH([.F43];[$'currency conversion'.$A$2:.$A$5];0))" office:value-type="float" office:value="2837.67" calcext:value-type="float">
            <text:p>$2,837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2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812.73" calcext:value-type="float">
            <text:p>-7812.7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4]*INDEX([$'currency conversion'.$B$2:.$B$5];MATCH([.F44];[$'currency conversion'.$A$2:.$A$5];0))" office:value-type="float" office:value="-8594.003" calcext:value-type="float">
            <text:p>-$8,594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3</text:p>
          </table:table-cell>
          <table:table-cell table:style-name="ce2" office:value-type="date" office:date-value="2021-07-16" calcext:value-type="date">
            <text:p>2021-07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645.26" calcext:value-type="float">
            <text:p>-264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5]*INDEX([$'currency conversion'.$B$2:.$B$5];MATCH([.F45];[$'currency conversion'.$A$2:.$A$5];0))" office:value-type="float" office:value="-18.51682" calcext:value-type="float">
            <text:p>-$18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4</text:p>
          </table:table-cell>
          <table:table-cell table:style-name="ce2" office:value-type="date" office:date-value="2023-06-21" calcext:value-type="date">
            <text:p>2023-06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971.32" calcext:value-type="float">
            <text:p>3971.3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6]*INDEX([$'currency conversion'.$B$2:.$B$5];MATCH([.F46];[$'currency conversion'.$A$2:.$A$5];0))" office:value-type="float" office:value="5162.716" calcext:value-type="float">
            <text:p>$5,162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5</text:p>
          </table:table-cell>
          <table:table-cell table:style-name="ce2" office:value-type="date" office:date-value="2022-04-11" calcext:value-type="date">
            <text:p>2022-04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71.45" calcext:value-type="float">
            <text:p>-6271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7]*INDEX([$'currency conversion'.$B$2:.$B$5];MATCH([.F47];[$'currency conversion'.$A$2:.$A$5];0))" office:value-type="float" office:value="-43.90015" calcext:value-type="float">
            <text:p>-$43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6</text:p>
          </table:table-cell>
          <table:table-cell table:style-name="ce2" office:value-type="date" office:date-value="2023-02-28" calcext:value-type="date">
            <text:p>2023-02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467.79" calcext:value-type="float">
            <text:p>1467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8]*INDEX([$'currency conversion'.$B$2:.$B$5];MATCH([.F48];[$'currency conversion'.$A$2:.$A$5];0))" office:value-type="float" office:value="1908.127" calcext:value-type="float">
            <text:p>$1,908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7</text:p>
          </table:table-cell>
          <table:table-cell table:style-name="ce2" office:value-type="date" office:date-value="2021-10-08" calcext:value-type="date">
            <text:p>2021-10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782.91" calcext:value-type="float">
            <text:p>-6782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9]*INDEX([$'currency conversion'.$B$2:.$B$5];MATCH([.F49];[$'currency conversion'.$A$2:.$A$5];0))" office:value-type="float" office:value="-7461.201" calcext:value-type="float">
            <text:p>-$7,461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8</text:p>
          </table:table-cell>
          <table:table-cell table:style-name="ce2" office:value-type="date" office:date-value="2020-01-21" calcext:value-type="date">
            <text:p>2020-01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332.15" calcext:value-type="float">
            <text:p>2332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0]*INDEX([$'currency conversion'.$B$2:.$B$5];MATCH([.F50];[$'currency conversion'.$A$2:.$A$5];0))" office:value-type="float" office:value="2332.15" calcext:value-type="float">
            <text:p>$2,332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49</text:p>
          </table:table-cell>
          <table:table-cell table:style-name="ce2" office:value-type="date" office:date-value="2022-04-20" calcext:value-type="date">
            <text:p>2022-04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78.21" calcext:value-type="float">
            <text:p>-178.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1]*INDEX([$'currency conversion'.$B$2:.$B$5];MATCH([.F51];[$'currency conversion'.$A$2:.$A$5];0))" office:value-type="float" office:value="-196.031" calcext:value-type="float">
            <text:p>-$196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0</text:p>
          </table:table-cell>
          <table:table-cell table:style-name="ce2" office:value-type="date" office:date-value="2020-06-15" calcext:value-type="date">
            <text:p>2020-06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75.66" calcext:value-type="float">
            <text:p>-8075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2]*INDEX([$'currency conversion'.$B$2:.$B$5];MATCH([.F52];[$'currency conversion'.$A$2:.$A$5];0))" office:value-type="float" office:value="-10498.358" calcext:value-type="float">
            <text:p>-$10,498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1</text:p>
          </table:table-cell>
          <table:table-cell table:style-name="ce2" office:value-type="date" office:date-value="2023-07-21" calcext:value-type="date">
            <text:p>2023-07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823.7" calcext:value-type="float">
            <text:p>5823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3]*INDEX([$'currency conversion'.$B$2:.$B$5];MATCH([.F53];[$'currency conversion'.$A$2:.$A$5];0))" office:value-type="float" office:value="40.7659" calcext:value-type="float">
            <text:p>$40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2</text:p>
          </table:table-cell>
          <table:table-cell table:style-name="ce2" office:value-type="date" office:date-value="2021-01-22" calcext:value-type="date">
            <text:p>2021-01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672.96" calcext:value-type="float">
            <text:p>-3672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4]*INDEX([$'currency conversion'.$B$2:.$B$5];MATCH([.F54];[$'currency conversion'.$A$2:.$A$5];0))" office:value-type="float" office:value="-4040.256" calcext:value-type="float">
            <text:p>-$4,040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3</text:p>
          </table:table-cell>
          <table:table-cell table:style-name="ce2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051.26" calcext:value-type="float">
            <text:p>-4051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5]*INDEX([$'currency conversion'.$B$2:.$B$5];MATCH([.F55];[$'currency conversion'.$A$2:.$A$5];0))" office:value-type="float" office:value="-28.35882" calcext:value-type="float">
            <text:p>-$28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4</text:p>
          </table:table-cell>
          <table:table-cell table:style-name="ce2" office:value-type="date" office:date-value="2020-11-11" calcext:value-type="date">
            <text:p>2020-11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002.85" calcext:value-type="float">
            <text:p>1002.8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6]*INDEX([$'currency conversion'.$B$2:.$B$5];MATCH([.F56];[$'currency conversion'.$A$2:.$A$5];0))" office:value-type="float" office:value="7.01995" calcext:value-type="float">
            <text:p>$7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5</text:p>
          </table:table-cell>
          <table:table-cell table:style-name="ce2" office:value-type="date" office:date-value="2020-01-14" calcext:value-type="date">
            <text:p>2020-01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743.19" calcext:value-type="float">
            <text:p>5743.1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7]*INDEX([$'currency conversion'.$B$2:.$B$5];MATCH([.F57];[$'currency conversion'.$A$2:.$A$5];0))" office:value-type="float" office:value="40.20233" calcext:value-type="float">
            <text:p>$40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6</text:p>
          </table:table-cell>
          <table:table-cell table:style-name="ce2" office:value-type="date" office:date-value="2020-08-29" calcext:value-type="date">
            <text:p>2020-08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079.11" calcext:value-type="float">
            <text:p>-5079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8]*INDEX([$'currency conversion'.$B$2:.$B$5];MATCH([.F58];[$'currency conversion'.$A$2:.$A$5];0))" office:value-type="float" office:value="-5587.021" calcext:value-type="float">
            <text:p>-$5,587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7</text:p>
          </table:table-cell>
          <table:table-cell table:style-name="ce2" office:value-type="date" office:date-value="2022-02-15" calcext:value-type="date">
            <text:p>2022-02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08.4" calcext:value-type="float">
            <text:p>308.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9]*INDEX([$'currency conversion'.$B$2:.$B$5];MATCH([.F59];[$'currency conversion'.$A$2:.$A$5];0))" office:value-type="float" office:value="2.1588" calcext:value-type="float">
            <text:p>$2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8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144.08" calcext:value-type="float">
            <text:p>2144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0]*INDEX([$'currency conversion'.$B$2:.$B$5];MATCH([.F60];[$'currency conversion'.$A$2:.$A$5];0))" office:value-type="float" office:value="15.00856" calcext:value-type="float">
            <text:p>$15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59</text:p>
          </table:table-cell>
          <table:table-cell table:style-name="ce2" office:value-type="date" office:date-value="2021-07-18" calcext:value-type="date">
            <text:p>2021-07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65.53" calcext:value-type="float">
            <text:p>3465.5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1]*INDEX([$'currency conversion'.$B$2:.$B$5];MATCH([.F61];[$'currency conversion'.$A$2:.$A$5];0))" office:value-type="float" office:value="3812.083" calcext:value-type="float">
            <text:p>$3,812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0</text:p>
          </table:table-cell>
          <table:table-cell table:style-name="ce2" office:value-type="date" office:date-value="2022-06-16" calcext:value-type="date">
            <text:p>2022-06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82.21" calcext:value-type="float">
            <text:p>882.2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2]*INDEX([$'currency conversion'.$B$2:.$B$5];MATCH([.F62];[$'currency conversion'.$A$2:.$A$5];0))" office:value-type="float" office:value="6.17547" calcext:value-type="float">
            <text:p>$6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1</text:p>
          </table:table-cell>
          <table:table-cell table:style-name="ce2" office:value-type="date" office:date-value="2023-09-25" calcext:value-type="date">
            <text:p>2023-09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835.14" calcext:value-type="float">
            <text:p>-1835.1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3]*INDEX([$'currency conversion'.$B$2:.$B$5];MATCH([.F63];[$'currency conversion'.$A$2:.$A$5];0))" office:value-type="float" office:value="-2018.654" calcext:value-type="float">
            <text:p>-$2,018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2</text:p>
          </table:table-cell>
          <table:table-cell table:style-name="ce2" office:value-type="date" office:date-value="2020-04-01" calcext:value-type="date">
            <text:p>2020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137.95" calcext:value-type="float">
            <text:p>-4137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4]*INDEX([$'currency conversion'.$B$2:.$B$5];MATCH([.F64];[$'currency conversion'.$A$2:.$A$5];0))" office:value-type="float" office:value="-5379.335" calcext:value-type="float">
            <text:p>-$5,379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3</text:p>
          </table:table-cell>
          <table:table-cell table:style-name="ce2" office:value-type="date" office:date-value="2023-10-22" calcext:value-type="date">
            <text:p>2023-10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0.72" calcext:value-type="float">
            <text:p>430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]*INDEX([$'currency conversion'.$B$2:.$B$5];MATCH([.F65];[$'currency conversion'.$A$2:.$A$5];0))" office:value-type="float" office:value="559.936" calcext:value-type="float">
            <text:p>$559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4</text:p>
          </table:table-cell>
          <table:table-cell table:style-name="ce2" office:value-type="date" office:date-value="2022-08-13" calcext:value-type="date">
            <text:p>2022-08-1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60.7" calcext:value-type="float">
            <text:p>-5360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6]*INDEX([$'currency conversion'.$B$2:.$B$5];MATCH([.F66];[$'currency conversion'.$A$2:.$A$5];0))" office:value-type="float" office:value="-6968.91" calcext:value-type="float">
            <text:p>-$6,968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5</text:p>
          </table:table-cell>
          <table:table-cell table:style-name="ce2" office:value-type="date" office:date-value="2024-01-18" calcext:value-type="date">
            <text:p>2024-01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4606.75" calcext:value-type="float">
            <text:p>-14606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7]*INDEX([$'currency conversion'.$B$2:.$B$5];MATCH([.F67];[$'currency conversion'.$A$2:.$A$5];0))" office:value-type="float" office:value="-102.24725" calcext:value-type="float">
            <text:p>-$102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6</text:p>
          </table:table-cell>
          <table:table-cell table:style-name="ce2" office:value-type="date" office:date-value="2023-12-22" calcext:value-type="date">
            <text:p>2023-12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82.8" calcext:value-type="float">
            <text:p>2182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8]*INDEX([$'currency conversion'.$B$2:.$B$5];MATCH([.F68];[$'currency conversion'.$A$2:.$A$5];0))" office:value-type="float" office:value="2182.8" calcext:value-type="float">
            <text:p>$2,182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7</text:p>
          </table:table-cell>
          <table:table-cell table:style-name="ce2" office:value-type="date" office:date-value="2021-05-23" calcext:value-type="date">
            <text:p>2021-05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519.67" calcext:value-type="float">
            <text:p>4519.6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9]*INDEX([$'currency conversion'.$B$2:.$B$5];MATCH([.F69];[$'currency conversion'.$A$2:.$A$5];0))" office:value-type="float" office:value="4519.67" calcext:value-type="float">
            <text:p>$4,519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8</text:p>
          </table:table-cell>
          <table:table-cell table:style-name="ce2" office:value-type="date" office:date-value="2022-02-14" calcext:value-type="date">
            <text:p>2022-02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814.66" calcext:value-type="float">
            <text:p>-11814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0]*INDEX([$'currency conversion'.$B$2:.$B$5];MATCH([.F70];[$'currency conversion'.$A$2:.$A$5];0))" office:value-type="float" office:value="-82.70262" calcext:value-type="float">
            <text:p>-$82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69</text:p>
          </table:table-cell>
          <table:table-cell table:style-name="ce2" office:value-type="date" office:date-value="2020-02-04" calcext:value-type="date">
            <text:p>2020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048.65" calcext:value-type="float">
            <text:p>-5048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1]*INDEX([$'currency conversion'.$B$2:.$B$5];MATCH([.F71];[$'currency conversion'.$A$2:.$A$5];0))" office:value-type="float" office:value="-5048.65" calcext:value-type="float">
            <text:p>-$5,048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0</text:p>
          </table:table-cell>
          <table:table-cell table:style-name="ce2" office:value-type="date" office:date-value="2020-07-24" calcext:value-type="date">
            <text:p>2020-07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095.77" calcext:value-type="float">
            <text:p>30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2]*INDEX([$'currency conversion'.$B$2:.$B$5];MATCH([.F72];[$'currency conversion'.$A$2:.$A$5];0))" office:value-type="float" office:value="3405.347" calcext:value-type="float">
            <text:p>$3,405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1</text:p>
          </table:table-cell>
          <table:table-cell table:style-name="ce2" office:value-type="date" office:date-value="2023-01-09" calcext:value-type="date">
            <text:p>2023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287.48" calcext:value-type="float">
            <text:p>10287.4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3]*INDEX([$'currency conversion'.$B$2:.$B$5];MATCH([.F73];[$'currency conversion'.$A$2:.$A$5];0))" office:value-type="float" office:value="10287.48" calcext:value-type="float">
            <text:p>$10,287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2</text:p>
          </table:table-cell>
          <table:table-cell table:style-name="ce2" office:value-type="date" office:date-value="2023-11-12" calcext:value-type="date">
            <text:p>2023-11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3.97" calcext:value-type="float">
            <text:p>103.9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4]*INDEX([$'currency conversion'.$B$2:.$B$5];MATCH([.F74];[$'currency conversion'.$A$2:.$A$5];0))" office:value-type="float" office:value="0.72779" calcext:value-type="float">
            <text:p>$0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3</text:p>
          </table:table-cell>
          <table:table-cell table:style-name="ce2" office:value-type="date" office:date-value="2022-10-22" calcext:value-type="date">
            <text:p>2022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640.01" calcext:value-type="float">
            <text:p>-3640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5]*INDEX([$'currency conversion'.$B$2:.$B$5];MATCH([.F75];[$'currency conversion'.$A$2:.$A$5];0))" office:value-type="float" office:value="-25.48007" calcext:value-type="float">
            <text:p>-$25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4</text:p>
          </table:table-cell>
          <table:table-cell table:style-name="ce2" office:value-type="date" office:date-value="2022-10-18" calcext:value-type="date">
            <text:p>2022-10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14.48" calcext:value-type="float">
            <text:p>-914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6]*INDEX([$'currency conversion'.$B$2:.$B$5];MATCH([.F76];[$'currency conversion'.$A$2:.$A$5];0))" office:value-type="float" office:value="-1005.928" calcext:value-type="float">
            <text:p>-$1,005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5</text:p>
          </table:table-cell>
          <table:table-cell table:style-name="ce2" office:value-type="date" office:date-value="2023-11-14" calcext:value-type="date">
            <text:p>2023-11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874.38" calcext:value-type="float">
            <text:p>6874.3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7]*INDEX([$'currency conversion'.$B$2:.$B$5];MATCH([.F77];[$'currency conversion'.$A$2:.$A$5];0))" office:value-type="float" office:value="8936.694" calcext:value-type="float">
            <text:p>$8,936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6</text:p>
          </table:table-cell>
          <table:table-cell table:style-name="ce2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229.82" calcext:value-type="float">
            <text:p>-3229.8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8]*INDEX([$'currency conversion'.$B$2:.$B$5];MATCH([.F78];[$'currency conversion'.$A$2:.$A$5];0))" office:value-type="float" office:value="-22.60874" calcext:value-type="float">
            <text:p>-$22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7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995.96" calcext:value-type="float">
            <text:p>-399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9]*INDEX([$'currency conversion'.$B$2:.$B$5];MATCH([.F79];[$'currency conversion'.$A$2:.$A$5];0))" office:value-type="float" office:value="-4395.556" calcext:value-type="float">
            <text:p>-$4,395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8</text:p>
          </table:table-cell>
          <table:table-cell table:style-name="ce2" office:value-type="date" office:date-value="2021-12-03" calcext:value-type="date">
            <text:p>2021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13.72" calcext:value-type="float">
            <text:p>-2413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0]*INDEX([$'currency conversion'.$B$2:.$B$5];MATCH([.F80];[$'currency conversion'.$A$2:.$A$5];0))" office:value-type="float" office:value="-2413.72" calcext:value-type="float">
            <text:p>-$2,413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79</text:p>
          </table:table-cell>
          <table:table-cell table:style-name="ce2" office:value-type="date" office:date-value="2021-02-05" calcext:value-type="date">
            <text:p>2021-02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766.64" calcext:value-type="float">
            <text:p>-4766.6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1]*INDEX([$'currency conversion'.$B$2:.$B$5];MATCH([.F81];[$'currency conversion'.$A$2:.$A$5];0))" office:value-type="float" office:value="-4766.64" calcext:value-type="float">
            <text:p>-$4,766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0</text:p>
          </table:table-cell>
          <table:table-cell table:style-name="ce2" office:value-type="date" office:date-value="2021-12-30" calcext:value-type="date">
            <text:p>2021-12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13.35" calcext:value-type="float">
            <text:p>613.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2]*INDEX([$'currency conversion'.$B$2:.$B$5];MATCH([.F82];[$'currency conversion'.$A$2:.$A$5];0))" office:value-type="float" office:value="674.685" calcext:value-type="float">
            <text:p>$674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1</text:p>
          </table:table-cell>
          <table:table-cell table:style-name="ce2" office:value-type="date" office:date-value="2020-06-10" calcext:value-type="date">
            <text:p>2020-06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123.39" calcext:value-type="float">
            <text:p>8123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3]*INDEX([$'currency conversion'.$B$2:.$B$5];MATCH([.F83];[$'currency conversion'.$A$2:.$A$5];0))" office:value-type="float" office:value="8935.729" calcext:value-type="float">
            <text:p>$8,935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2</text:p>
          </table:table-cell>
          <table:table-cell table:style-name="ce2" office:value-type="date" office:date-value="2020-07-20" calcext:value-type="date">
            <text:p>2020-07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615.4" calcext:value-type="float">
            <text:p>1615.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4]*INDEX([$'currency conversion'.$B$2:.$B$5];MATCH([.F84];[$'currency conversion'.$A$2:.$A$5];0))" office:value-type="float" office:value="11.3078" calcext:value-type="float">
            <text:p>$11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3</text:p>
          </table:table-cell>
          <table:table-cell table:style-name="ce2" office:value-type="date" office:date-value="2022-09-22" calcext:value-type="date">
            <text:p>2022-09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261.77" calcext:value-type="float">
            <text:p>-1261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5]*INDEX([$'currency conversion'.$B$2:.$B$5];MATCH([.F85];[$'currency conversion'.$A$2:.$A$5];0))" office:value-type="float" office:value="-1261.77" calcext:value-type="float">
            <text:p>-$1,261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4</text:p>
          </table:table-cell>
          <table:table-cell table:style-name="ce2" office:value-type="date" office:date-value="2020-09-26" calcext:value-type="date">
            <text:p>2020-09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59.06" calcext:value-type="float">
            <text:p>-1459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6]*INDEX([$'currency conversion'.$B$2:.$B$5];MATCH([.F86];[$'currency conversion'.$A$2:.$A$5];0))" office:value-type="float" office:value="-1604.966" calcext:value-type="float">
            <text:p>-$1,604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5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815.95" calcext:value-type="float">
            <text:p>-7815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7]*INDEX([$'currency conversion'.$B$2:.$B$5];MATCH([.F87];[$'currency conversion'.$A$2:.$A$5];0))" office:value-type="float" office:value="-7815.95" calcext:value-type="float">
            <text:p>-$7,815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6</text:p>
          </table:table-cell>
          <table:table-cell table:style-name="ce2" office:value-type="date" office:date-value="2023-07-18" calcext:value-type="date">
            <text:p>2023-07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15.55" calcext:value-type="float">
            <text:p>4415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8]*INDEX([$'currency conversion'.$B$2:.$B$5];MATCH([.F88];[$'currency conversion'.$A$2:.$A$5];0))" office:value-type="float" office:value="4857.105" calcext:value-type="float">
            <text:p>$4,857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7</text:p>
          </table:table-cell>
          <table:table-cell table:style-name="ce2" office:value-type="date" office:date-value="2021-03-31" calcext:value-type="date">
            <text:p>2021-03-3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89.19" calcext:value-type="float">
            <text:p>-389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9]*INDEX([$'currency conversion'.$B$2:.$B$5];MATCH([.F89];[$'currency conversion'.$A$2:.$A$5];0))" office:value-type="float" office:value="-389.19" calcext:value-type="float">
            <text:p>-$389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8</text:p>
          </table:table-cell>
          <table:table-cell table:style-name="ce2" office:value-type="date" office:date-value="2024-01-25" calcext:value-type="date">
            <text:p>2024-01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02.4" calcext:value-type="float">
            <text:p>-902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0]*INDEX([$'currency conversion'.$B$2:.$B$5];MATCH([.F90];[$'currency conversion'.$A$2:.$A$5];0))" office:value-type="float" office:value="-1173.12" calcext:value-type="float">
            <text:p>-$1,173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89</text:p>
          </table:table-cell>
          <table:table-cell table:style-name="ce2" office:value-type="date" office:date-value="2023-06-29" calcext:value-type="date">
            <text:p>2023-06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5965.54" calcext:value-type="float">
            <text:p>15965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1]*INDEX([$'currency conversion'.$B$2:.$B$5];MATCH([.F91];[$'currency conversion'.$A$2:.$A$5];0))" office:value-type="float" office:value="111.75878" calcext:value-type="float">
            <text:p>$111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0</text:p>
          </table:table-cell>
          <table:table-cell table:style-name="ce2" office:value-type="date" office:date-value="2022-10-13" calcext:value-type="date">
            <text:p>2022-10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493.76" calcext:value-type="float">
            <text:p>1493.7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2]*INDEX([$'currency conversion'.$B$2:.$B$5];MATCH([.F92];[$'currency conversion'.$A$2:.$A$5];0))" office:value-type="float" office:value="1493.76" calcext:value-type="float">
            <text:p>$1,493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1</text:p>
          </table:table-cell>
          <table:table-cell table:style-name="ce2" office:value-type="date" office:date-value="2020-10-22" calcext:value-type="date">
            <text:p>2020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758.96" calcext:value-type="float">
            <text:p>-3758.9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3]*INDEX([$'currency conversion'.$B$2:.$B$5];MATCH([.F93];[$'currency conversion'.$A$2:.$A$5];0))" office:value-type="float" office:value="-4886.648" calcext:value-type="float">
            <text:p>-$4,886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2</text:p>
          </table:table-cell>
          <table:table-cell table:style-name="ce2" office:value-type="date" office:date-value="2021-12-20" calcext:value-type="date">
            <text:p>2021-12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131.79" calcext:value-type="float">
            <text:p>-213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4]*INDEX([$'currency conversion'.$B$2:.$B$5];MATCH([.F94];[$'currency conversion'.$A$2:.$A$5];0))" office:value-type="float" office:value="-2131.79" calcext:value-type="float">
            <text:p>-$2,131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3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742.23" calcext:value-type="float">
            <text:p>5742.2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]*INDEX([$'currency conversion'.$B$2:.$B$5];MATCH([.F95];[$'currency conversion'.$A$2:.$A$5];0))" office:value-type="float" office:value="5742.23" calcext:value-type="float">
            <text:p>$5,742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4</text:p>
          </table:table-cell>
          <table:table-cell table:style-name="ce2" office:value-type="date" office:date-value="2022-05-28" calcext:value-type="date">
            <text:p>2022-05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6.35" calcext:value-type="float">
            <text:p>566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6]*INDEX([$'currency conversion'.$B$2:.$B$5];MATCH([.F96];[$'currency conversion'.$A$2:.$A$5];0))" office:value-type="float" office:value="736.255" calcext:value-type="float">
            <text:p>$736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5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191.39" calcext:value-type="float">
            <text:p>-7191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7]*INDEX([$'currency conversion'.$B$2:.$B$5];MATCH([.F97];[$'currency conversion'.$A$2:.$A$5];0))" office:value-type="float" office:value="-7191.39" calcext:value-type="float">
            <text:p>-$7,191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6</text:p>
          </table:table-cell>
          <table:table-cell table:style-name="ce2" office:value-type="date" office:date-value="2022-03-02" calcext:value-type="date">
            <text:p>2022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596.14" calcext:value-type="float">
            <text:p>4596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]*INDEX([$'currency conversion'.$B$2:.$B$5];MATCH([.F98];[$'currency conversion'.$A$2:.$A$5];0))" office:value-type="float" office:value="4596.14" calcext:value-type="float">
            <text:p>$4,596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7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340.72" calcext:value-type="float">
            <text:p>-3340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9]*INDEX([$'currency conversion'.$B$2:.$B$5];MATCH([.F99];[$'currency conversion'.$A$2:.$A$5];0))" office:value-type="float" office:value="-23.38504" calcext:value-type="float">
            <text:p>-$23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8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366.49" calcext:value-type="float">
            <text:p>9366.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00]*INDEX([$'currency conversion'.$B$2:.$B$5];MATCH([.F100];[$'currency conversion'.$A$2:.$A$5];0))" office:value-type="float" office:value="12176.437" calcext:value-type="float">
            <text:p>$12,176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099</text:p>
          </table:table-cell>
          <table:table-cell table:style-name="ce2" office:value-type="date" office:date-value="2020-07-06" calcext:value-type="date">
            <text:p>2020-07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400.24" calcext:value-type="float">
            <text:p>5400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01]*INDEX([$'currency conversion'.$B$2:.$B$5];MATCH([.F101];[$'currency conversion'.$A$2:.$A$5];0))" office:value-type="float" office:value="7020.312" calcext:value-type="float">
            <text:p>$7,020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0</text:p>
          </table:table-cell>
          <table:table-cell table:style-name="ce2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236.61" calcext:value-type="float">
            <text:p>-2236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02]*INDEX([$'currency conversion'.$B$2:.$B$5];MATCH([.F102];[$'currency conversion'.$A$2:.$A$5];0))" office:value-type="float" office:value="-2460.271" calcext:value-type="float">
            <text:p>-$2,460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1</text:p>
          </table:table-cell>
          <table:table-cell table:style-name="ce2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405.08" calcext:value-type="float">
            <text:p>6405.0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03]*INDEX([$'currency conversion'.$B$2:.$B$5];MATCH([.F103];[$'currency conversion'.$A$2:.$A$5];0))" office:value-type="float" office:value="6405.08" calcext:value-type="float">
            <text:p>$6,405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2</text:p>
          </table:table-cell>
          <table:table-cell table:style-name="ce2" office:value-type="date" office:date-value="2022-11-30" calcext:value-type="date">
            <text:p>2022-11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9.28" calcext:value-type="float">
            <text:p>339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04]*INDEX([$'currency conversion'.$B$2:.$B$5];MATCH([.F104];[$'currency conversion'.$A$2:.$A$5];0))" office:value-type="float" office:value="2.37496" calcext:value-type="float">
            <text:p>$2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3</text:p>
          </table:table-cell>
          <table:table-cell table:style-name="ce2" office:value-type="date" office:date-value="2023-03-26" calcext:value-type="date">
            <text:p>2023-03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63.87" calcext:value-type="float">
            <text:p>426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05]*INDEX([$'currency conversion'.$B$2:.$B$5];MATCH([.F105];[$'currency conversion'.$A$2:.$A$5];0))" office:value-type="float" office:value="4263.87" calcext:value-type="float">
            <text:p>$4,263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4</text:p>
          </table:table-cell>
          <table:table-cell table:style-name="ce2" office:value-type="date" office:date-value="2020-01-15" calcext:value-type="date">
            <text:p>2020-01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423.66" calcext:value-type="float">
            <text:p>2423.6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06]*INDEX([$'currency conversion'.$B$2:.$B$5];MATCH([.F106];[$'currency conversion'.$A$2:.$A$5];0))" office:value-type="float" office:value="2423.66" calcext:value-type="float">
            <text:p>$2,423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5</text:p>
          </table:table-cell>
          <table:table-cell table:style-name="ce2" office:value-type="date" office:date-value="2020-03-05" calcext:value-type="date">
            <text:p>2020-03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231.78" calcext:value-type="float">
            <text:p>-4231.7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07]*INDEX([$'currency conversion'.$B$2:.$B$5];MATCH([.F107];[$'currency conversion'.$A$2:.$A$5];0))" office:value-type="float" office:value="-4654.958" calcext:value-type="float">
            <text:p>-$4,654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6</text:p>
          </table:table-cell>
          <table:table-cell table:style-name="ce2" office:value-type="date" office:date-value="2021-06-04" calcext:value-type="date">
            <text:p>2021-06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217.75" calcext:value-type="float">
            <text:p>-3217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08]*INDEX([$'currency conversion'.$B$2:.$B$5];MATCH([.F108];[$'currency conversion'.$A$2:.$A$5];0))" office:value-type="float" office:value="-3217.75" calcext:value-type="float">
            <text:p>-$3,217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7</text:p>
          </table:table-cell>
          <table:table-cell table:style-name="ce2" office:value-type="date" office:date-value="2023-09-29" calcext:value-type="date">
            <text:p>2023-09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149.8" calcext:value-type="float">
            <text:p>5149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09]*INDEX([$'currency conversion'.$B$2:.$B$5];MATCH([.F109];[$'currency conversion'.$A$2:.$A$5];0))" office:value-type="float" office:value="36.0486" calcext:value-type="float">
            <text:p>$36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8</text:p>
          </table:table-cell>
          <table:table-cell table:style-name="ce2" office:value-type="date" office:date-value="2023-02-26" calcext:value-type="date">
            <text:p>2023-02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673.88" calcext:value-type="float">
            <text:p>-1673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10]*INDEX([$'currency conversion'.$B$2:.$B$5];MATCH([.F110];[$'currency conversion'.$A$2:.$A$5];0))" office:value-type="float" office:value="-11.71716" calcext:value-type="float">
            <text:p>-$11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09</text:p>
          </table:table-cell>
          <table:table-cell table:style-name="ce2" office:value-type="date" office:date-value="2021-10-09" calcext:value-type="date">
            <text:p>2021-10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018.24" calcext:value-type="float">
            <text:p>-2018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11]*INDEX([$'currency conversion'.$B$2:.$B$5];MATCH([.F111];[$'currency conversion'.$A$2:.$A$5];0))" office:value-type="float" office:value="-2220.064" calcext:value-type="float">
            <text:p>-$2,220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0</text:p>
          </table:table-cell>
          <table:table-cell table:style-name="ce2" office:value-type="date" office:date-value="2024-02-04" calcext:value-type="date">
            <text:p>2024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775.61" calcext:value-type="float">
            <text:p>-4775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12]*INDEX([$'currency conversion'.$B$2:.$B$5];MATCH([.F112];[$'currency conversion'.$A$2:.$A$5];0))" office:value-type="float" office:value="-4775.61" calcext:value-type="float">
            <text:p>-$4,775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1</text:p>
          </table:table-cell>
          <table:table-cell table:style-name="ce2" office:value-type="date" office:date-value="2022-12-22" calcext:value-type="date">
            <text:p>2022-1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13]*INDEX([$'currency conversion'.$B$2:.$B$5];MATCH([.F113];[$'currency conversion'.$A$2:.$A$5];0))" office:value-type="float" office:value="14.826" calcext:value-type="float">
            <text:p>$14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2</text:p>
          </table:table-cell>
          <table:table-cell table:style-name="ce2" office:value-type="date" office:date-value="2023-03-08" calcext:value-type="date">
            <text:p>2023-03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0312.62" calcext:value-type="float">
            <text:p>10312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14]*INDEX([$'currency conversion'.$B$2:.$B$5];MATCH([.F114];[$'currency conversion'.$A$2:.$A$5];0))" office:value-type="float" office:value="10312.62" calcext:value-type="float">
            <text:p>$10,312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3</text:p>
          </table:table-cell>
          <table:table-cell table:style-name="ce2" office:value-type="date" office:date-value="2021-08-15" calcext:value-type="date">
            <text:p>2021-08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337.66" calcext:value-type="float">
            <text:p>-5337.6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15]*INDEX([$'currency conversion'.$B$2:.$B$5];MATCH([.F115];[$'currency conversion'.$A$2:.$A$5];0))" office:value-type="float" office:value="-5337.66" calcext:value-type="float">
            <text:p>-$5,337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4</text:p>
          </table:table-cell>
          <table:table-cell table:style-name="ce2" office:value-type="date" office:date-value="2021-01-26" calcext:value-type="date">
            <text:p>2021-01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21.1" calcext:value-type="float">
            <text:p>121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16]*INDEX([$'currency conversion'.$B$2:.$B$5];MATCH([.F116];[$'currency conversion'.$A$2:.$A$5];0))" office:value-type="float" office:value="121.1" calcext:value-type="float">
            <text:p>$121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5</text:p>
          </table:table-cell>
          <table:table-cell table:style-name="ce2" office:value-type="date" office:date-value="2021-02-22" calcext:value-type="date">
            <text:p>2021-0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061.1" calcext:value-type="float">
            <text:p>7061.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17]*INDEX([$'currency conversion'.$B$2:.$B$5];MATCH([.F117];[$'currency conversion'.$A$2:.$A$5];0))" office:value-type="float" office:value="7767.21" calcext:value-type="float">
            <text:p>$7,767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6</text:p>
          </table:table-cell>
          <table:table-cell table:style-name="ce2" office:value-type="date" office:date-value="2020-10-15" calcext:value-type="date">
            <text:p>2020-10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98.21" calcext:value-type="float">
            <text:p>-398.2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18]*INDEX([$'currency conversion'.$B$2:.$B$5];MATCH([.F118];[$'currency conversion'.$A$2:.$A$5];0))" office:value-type="float" office:value="-398.21" calcext:value-type="float">
            <text:p>-$398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7</text:p>
          </table:table-cell>
          <table:table-cell table:style-name="ce2" office:value-type="date" office:date-value="2021-01-13" calcext:value-type="date">
            <text:p>2021-01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261.86" calcext:value-type="float">
            <text:p>2261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19]*INDEX([$'currency conversion'.$B$2:.$B$5];MATCH([.F119];[$'currency conversion'.$A$2:.$A$5];0))" office:value-type="float" office:value="15.83302" calcext:value-type="float">
            <text:p>$15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8</text:p>
          </table:table-cell>
          <table:table-cell table:style-name="ce2" office:value-type="date" office:date-value="2020-08-18" calcext:value-type="date">
            <text:p>2020-08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11.97" calcext:value-type="float">
            <text:p>-5311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20]*INDEX([$'currency conversion'.$B$2:.$B$5];MATCH([.F120];[$'currency conversion'.$A$2:.$A$5];0))" office:value-type="float" office:value="-5311.97" calcext:value-type="float">
            <text:p>-$5,311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19</text:p>
          </table:table-cell>
          <table:table-cell table:style-name="ce2" office:value-type="date" office:date-value="2022-10-14" calcext:value-type="date">
            <text:p>2022-10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41.54" calcext:value-type="float">
            <text:p>214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21]*INDEX([$'currency conversion'.$B$2:.$B$5];MATCH([.F121];[$'currency conversion'.$A$2:.$A$5];0))" office:value-type="float" office:value="14.99078" calcext:value-type="float">
            <text:p>$14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0</text:p>
          </table:table-cell>
          <table:table-cell table:style-name="ce2" office:value-type="date" office:date-value="2020-02-10" calcext:value-type="date">
            <text:p>2020-02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935.72" calcext:value-type="float">
            <text:p>-935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22]*INDEX([$'currency conversion'.$B$2:.$B$5];MATCH([.F122];[$'currency conversion'.$A$2:.$A$5];0))" office:value-type="float" office:value="-935.72" calcext:value-type="float">
            <text:p>-$935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1</text:p>
          </table:table-cell>
          <table:table-cell table:style-name="ce2" office:value-type="date" office:date-value="2022-11-17" calcext:value-type="date">
            <text:p>2022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928.65" calcext:value-type="float">
            <text:p>4928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23]*INDEX([$'currency conversion'.$B$2:.$B$5];MATCH([.F123];[$'currency conversion'.$A$2:.$A$5];0))" office:value-type="float" office:value="34.50055" calcext:value-type="float">
            <text:p>$34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2</text:p>
          </table:table-cell>
          <table:table-cell table:style-name="ce2" office:value-type="date" office:date-value="2020-05-14" calcext:value-type="date">
            <text:p>2020-05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36.93" calcext:value-type="float">
            <text:p>5936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24]*INDEX([$'currency conversion'.$B$2:.$B$5];MATCH([.F124];[$'currency conversion'.$A$2:.$A$5];0))" office:value-type="float" office:value="41.55851" calcext:value-type="float">
            <text:p>$41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3</text:p>
          </table:table-cell>
          <table:table-cell table:style-name="ce2" office:value-type="date" office:date-value="2020-07-19" calcext:value-type="date">
            <text:p>2020-07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2947.82" calcext:value-type="float">
            <text:p>12947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25]*INDEX([$'currency conversion'.$B$2:.$B$5];MATCH([.F125];[$'currency conversion'.$A$2:.$A$5];0))" office:value-type="float" office:value="12947.82" calcext:value-type="float">
            <text:p>$12,947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4</text:p>
          </table:table-cell>
          <table:table-cell table:style-name="ce2" office:value-type="date" office:date-value="2022-02-18" calcext:value-type="date">
            <text:p>2022-02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898.17" calcext:value-type="float">
            <text:p>2898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26]*INDEX([$'currency conversion'.$B$2:.$B$5];MATCH([.F126];[$'currency conversion'.$A$2:.$A$5];0))" office:value-type="float" office:value="2898.17" calcext:value-type="float">
            <text:p>$2,898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5</text:p>
          </table:table-cell>
          <table:table-cell table:style-name="ce2" office:value-type="date" office:date-value="2022-07-18" calcext:value-type="date">
            <text:p>2022-07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628.98" calcext:value-type="float">
            <text:p>1628.9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27]*INDEX([$'currency conversion'.$B$2:.$B$5];MATCH([.F127];[$'currency conversion'.$A$2:.$A$5];0))" office:value-type="float" office:value="11.40286" calcext:value-type="float">
            <text:p>$11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6</text:p>
          </table:table-cell>
          <table:table-cell table:style-name="ce2" office:value-type="date" office:date-value="2022-11-22" calcext:value-type="date">
            <text:p>2022-11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971.92" calcext:value-type="float">
            <text:p>971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28]*INDEX([$'currency conversion'.$B$2:.$B$5];MATCH([.F128];[$'currency conversion'.$A$2:.$A$5];0))" office:value-type="float" office:value="1263.496" calcext:value-type="float">
            <text:p>$1,263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7</text:p>
          </table:table-cell>
          <table:table-cell table:style-name="ce2" office:value-type="date" office:date-value="2022-12-07" calcext:value-type="date">
            <text:p>2022-12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765.83" calcext:value-type="float">
            <text:p>-1765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29]*INDEX([$'currency conversion'.$B$2:.$B$5];MATCH([.F129];[$'currency conversion'.$A$2:.$A$5];0))" office:value-type="float" office:value="-1942.413" calcext:value-type="float">
            <text:p>-$1,942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8</text:p>
          </table:table-cell>
          <table:table-cell table:style-name="ce2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692.42" calcext:value-type="float">
            <text:p>1692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30]*INDEX([$'currency conversion'.$B$2:.$B$5];MATCH([.F130];[$'currency conversion'.$A$2:.$A$5];0))" office:value-type="float" office:value="2200.146" calcext:value-type="float">
            <text:p>$2,200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29</text:p>
          </table:table-cell>
          <table:table-cell table:style-name="ce2" office:value-type="date" office:date-value="2021-02-10" calcext:value-type="date">
            <text:p>2021-0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77.01" calcext:value-type="float">
            <text:p>-1477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31]*INDEX([$'currency conversion'.$B$2:.$B$5];MATCH([.F131];[$'currency conversion'.$A$2:.$A$5];0))" office:value-type="float" office:value="-1920.113" calcext:value-type="float">
            <text:p>-$1,920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0</text:p>
          </table:table-cell>
          <table:table-cell table:style-name="ce2" office:value-type="date" office:date-value="2022-03-15" calcext:value-type="date">
            <text:p>2022-03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42.3" calcext:value-type="float">
            <text:p>842.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32]*INDEX([$'currency conversion'.$B$2:.$B$5];MATCH([.F132];[$'currency conversion'.$A$2:.$A$5];0))" office:value-type="float" office:value="842.3" calcext:value-type="float">
            <text:p>$842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1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587.99" calcext:value-type="float">
            <text:p>6587.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33]*INDEX([$'currency conversion'.$B$2:.$B$5];MATCH([.F133];[$'currency conversion'.$A$2:.$A$5];0))" office:value-type="float" office:value="7246.789" calcext:value-type="float">
            <text:p>$7,246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2</text:p>
          </table:table-cell>
          <table:table-cell table:style-name="ce2" office:value-type="date" office:date-value="2021-11-14" calcext:value-type="date">
            <text:p>2021-1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032.71" calcext:value-type="float">
            <text:p>-5032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34]*INDEX([$'currency conversion'.$B$2:.$B$5];MATCH([.F134];[$'currency conversion'.$A$2:.$A$5];0))" office:value-type="float" office:value="-6542.523" calcext:value-type="float">
            <text:p>-$6,542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3</text:p>
          </table:table-cell>
          <table:table-cell table:style-name="ce2" office:value-type="date" office:date-value="2021-12-26" calcext:value-type="date">
            <text:p>2021-12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99.39" calcext:value-type="float">
            <text:p>5699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35]*INDEX([$'currency conversion'.$B$2:.$B$5];MATCH([.F135];[$'currency conversion'.$A$2:.$A$5];0))" office:value-type="float" office:value="5699.39" calcext:value-type="float">
            <text:p>$5,699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4</text:p>
          </table:table-cell>
          <table:table-cell table:style-name="ce2" office:value-type="date" office:date-value="2022-08-18" calcext:value-type="date">
            <text:p>2022-08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585.58" calcext:value-type="float">
            <text:p>6585.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36]*INDEX([$'currency conversion'.$B$2:.$B$5];MATCH([.F136];[$'currency conversion'.$A$2:.$A$5];0))" office:value-type="float" office:value="8561.254" calcext:value-type="float">
            <text:p>$8,561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5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90.34" calcext:value-type="float">
            <text:p>-590.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37]*INDEX([$'currency conversion'.$B$2:.$B$5];MATCH([.F137];[$'currency conversion'.$A$2:.$A$5];0))" office:value-type="float" office:value="-767.442" calcext:value-type="float">
            <text:p>-$76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6</text:p>
          </table:table-cell>
          <table:table-cell table:style-name="ce2" office:value-type="date" office:date-value="2024-01-25" calcext:value-type="date">
            <text:p>2024-0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609.27" calcext:value-type="float">
            <text:p>-10609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38]*INDEX([$'currency conversion'.$B$2:.$B$5];MATCH([.F138];[$'currency conversion'.$A$2:.$A$5];0))" office:value-type="float" office:value="-10609.27" calcext:value-type="float">
            <text:p>-$10,609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7</text:p>
          </table:table-cell>
          <table:table-cell table:style-name="ce2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039.11" calcext:value-type="float">
            <text:p>-3039.1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39]*INDEX([$'currency conversion'.$B$2:.$B$5];MATCH([.F139];[$'currency conversion'.$A$2:.$A$5];0))" office:value-type="float" office:value="-3039.11" calcext:value-type="float">
            <text:p>-$3,039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8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484.97" calcext:value-type="float">
            <text:p>6484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40]*INDEX([$'currency conversion'.$B$2:.$B$5];MATCH([.F140];[$'currency conversion'.$A$2:.$A$5];0))" office:value-type="float" office:value="6484.97" calcext:value-type="float">
            <text:p>$6,484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39</text:p>
          </table:table-cell>
          <table:table-cell table:style-name="ce2" office:value-type="date" office:date-value="2023-05-26" calcext:value-type="date">
            <text:p>2023-05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.34" calcext:value-type="float">
            <text:p>-114.3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41]*INDEX([$'currency conversion'.$B$2:.$B$5];MATCH([.F141];[$'currency conversion'.$A$2:.$A$5];0))" office:value-type="float" office:value="-125.774" calcext:value-type="float">
            <text:p>-$125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0</text:p>
          </table:table-cell>
          <table:table-cell table:style-name="ce2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996.51" calcext:value-type="float">
            <text:p>-4996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42]*INDEX([$'currency conversion'.$B$2:.$B$5];MATCH([.F142];[$'currency conversion'.$A$2:.$A$5];0))" office:value-type="float" office:value="-6495.463" calcext:value-type="float">
            <text:p>-$6,495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1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523.87" calcext:value-type="float">
            <text:p>-2523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43]*INDEX([$'currency conversion'.$B$2:.$B$5];MATCH([.F143];[$'currency conversion'.$A$2:.$A$5];0))" office:value-type="float" office:value="-2523.87" calcext:value-type="float">
            <text:p>-$2,523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2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203.1" calcext:value-type="float">
            <text:p>4203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44]*INDEX([$'currency conversion'.$B$2:.$B$5];MATCH([.F144];[$'currency conversion'.$A$2:.$A$5];0))" office:value-type="float" office:value="29.4217" calcext:value-type="float">
            <text:p>$29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3</text:p>
          </table:table-cell>
          <table:table-cell table:style-name="ce2" office:value-type="date" office:date-value="2022-05-20" calcext:value-type="date">
            <text:p>2022-05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733.67" calcext:value-type="float">
            <text:p>2733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45]*INDEX([$'currency conversion'.$B$2:.$B$5];MATCH([.F145];[$'currency conversion'.$A$2:.$A$5];0))" office:value-type="float" office:value="3553.771" calcext:value-type="float">
            <text:p>$3,553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4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94.66" calcext:value-type="float">
            <text:p>-1194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46]*INDEX([$'currency conversion'.$B$2:.$B$5];MATCH([.F146];[$'currency conversion'.$A$2:.$A$5];0))" office:value-type="float" office:value="-8.36262" calcext:value-type="float">
            <text:p>-$8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5</text:p>
          </table:table-cell>
          <table:table-cell table:style-name="ce2" office:value-type="date" office:date-value="2021-01-27" calcext:value-type="date">
            <text:p>2021-01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834.12" calcext:value-type="float">
            <text:p>-1834.1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47]*INDEX([$'currency conversion'.$B$2:.$B$5];MATCH([.F147];[$'currency conversion'.$A$2:.$A$5];0))" office:value-type="float" office:value="-2017.532" calcext:value-type="float">
            <text:p>-$2,017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6</text:p>
          </table:table-cell>
          <table:table-cell table:style-name="ce2" office:value-type="date" office:date-value="2020-07-25" calcext:value-type="date">
            <text:p>2020-07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58.79" calcext:value-type="float">
            <text:p>-1958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48]*INDEX([$'currency conversion'.$B$2:.$B$5];MATCH([.F148];[$'currency conversion'.$A$2:.$A$5];0))" office:value-type="float" office:value="-1958.79" calcext:value-type="float">
            <text:p>-$1,958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7</text:p>
          </table:table-cell>
          <table:table-cell table:style-name="ce2" office:value-type="date" office:date-value="2022-11-04" calcext:value-type="date">
            <text:p>2022-11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612.05" calcext:value-type="float">
            <text:p>-4612.0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49]*INDEX([$'currency conversion'.$B$2:.$B$5];MATCH([.F149];[$'currency conversion'.$A$2:.$A$5];0))" office:value-type="float" office:value="-32.28435" calcext:value-type="float">
            <text:p>-$32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8</text:p>
          </table:table-cell>
          <table:table-cell table:style-name="ce2" office:value-type="date" office:date-value="2022-06-10" calcext:value-type="date">
            <text:p>2022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076.88" calcext:value-type="float">
            <text:p>8076.8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50]*INDEX([$'currency conversion'.$B$2:.$B$5];MATCH([.F150];[$'currency conversion'.$A$2:.$A$5];0))" office:value-type="float" office:value="8884.568" calcext:value-type="float">
            <text:p>$8,884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49</text:p>
          </table:table-cell>
          <table:table-cell table:style-name="ce2" office:value-type="date" office:date-value="2024-01-24" calcext:value-type="date">
            <text:p>2024-01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611.6" calcext:value-type="float">
            <text:p>-1611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51]*INDEX([$'currency conversion'.$B$2:.$B$5];MATCH([.F151];[$'currency conversion'.$A$2:.$A$5];0))" office:value-type="float" office:value="-1611.6" calcext:value-type="float">
            <text:p>-$1,611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0</text:p>
          </table:table-cell>
          <table:table-cell table:style-name="ce2" office:value-type="date" office:date-value="2022-05-13" calcext:value-type="date">
            <text:p>2022-05-1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085.79" calcext:value-type="float">
            <text:p>6085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52]*INDEX([$'currency conversion'.$B$2:.$B$5];MATCH([.F152];[$'currency conversion'.$A$2:.$A$5];0))" office:value-type="float" office:value="42.60053" calcext:value-type="float">
            <text:p>$42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1</text:p>
          </table:table-cell>
          <table:table-cell table:style-name="ce2" office:value-type="date" office:date-value="2022-01-12" calcext:value-type="date">
            <text:p>2022-01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606.58" calcext:value-type="float">
            <text:p>7606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53]*INDEX([$'currency conversion'.$B$2:.$B$5];MATCH([.F153];[$'currency conversion'.$A$2:.$A$5];0))" office:value-type="float" office:value="53.24606" calcext:value-type="float">
            <text:p>$53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2</text:p>
          </table:table-cell>
          <table:table-cell table:style-name="ce2" office:value-type="date" office:date-value="2023-06-18" calcext:value-type="date">
            <text:p>2023-06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991.55" calcext:value-type="float">
            <text:p>4991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54]*INDEX([$'currency conversion'.$B$2:.$B$5];MATCH([.F154];[$'currency conversion'.$A$2:.$A$5];0))" office:value-type="float" office:value="5490.705" calcext:value-type="float">
            <text:p>$5,490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3</text:p>
          </table:table-cell>
          <table:table-cell table:style-name="ce2" office:value-type="date" office:date-value="2021-07-17" calcext:value-type="date">
            <text:p>2021-07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158.1" calcext:value-type="float">
            <text:p>-2158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55]*INDEX([$'currency conversion'.$B$2:.$B$5];MATCH([.F155];[$'currency conversion'.$A$2:.$A$5];0))" office:value-type="float" office:value="-2158.1" calcext:value-type="float">
            <text:p>-$2,158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4</text:p>
          </table:table-cell>
          <table:table-cell table:style-name="ce2" office:value-type="date" office:date-value="2022-10-17" calcext:value-type="date">
            <text:p>2022-10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018.65" calcext:value-type="float">
            <text:p>2018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56]*INDEX([$'currency conversion'.$B$2:.$B$5];MATCH([.F156];[$'currency conversion'.$A$2:.$A$5];0))" office:value-type="float" office:value="2018.65" calcext:value-type="float">
            <text:p>$2,018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5</text:p>
          </table:table-cell>
          <table:table-cell table:style-name="ce2" office:value-type="date" office:date-value="2020-04-05" calcext:value-type="date">
            <text:p>2020-04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20.98" calcext:value-type="float">
            <text:p>-120.9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57]*INDEX([$'currency conversion'.$B$2:.$B$5];MATCH([.F157];[$'currency conversion'.$A$2:.$A$5];0))" office:value-type="float" office:value="-0.84686" calcext:value-type="float">
            <text:p>-$0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6</text:p>
          </table:table-cell>
          <table:table-cell table:style-name="ce2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518.51" calcext:value-type="float">
            <text:p>-4518.5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58]*INDEX([$'currency conversion'.$B$2:.$B$5];MATCH([.F158];[$'currency conversion'.$A$2:.$A$5];0))" office:value-type="float" office:value="-31.62957" calcext:value-type="float">
            <text:p>-$31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7</text:p>
          </table:table-cell>
          <table:table-cell table:style-name="ce2" office:value-type="date" office:date-value="2023-12-01" calcext:value-type="date">
            <text:p>2023-1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621.8" calcext:value-type="float">
            <text:p>1621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59]*INDEX([$'currency conversion'.$B$2:.$B$5];MATCH([.F159];[$'currency conversion'.$A$2:.$A$5];0))" office:value-type="float" office:value="11.3526" calcext:value-type="float">
            <text:p>$11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8</text:p>
          </table:table-cell>
          <table:table-cell table:style-name="ce2" office:value-type="date" office:date-value="2020-08-18" calcext:value-type="date">
            <text:p>2020-08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895.2" calcext:value-type="float">
            <text:p>-5895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60]*INDEX([$'currency conversion'.$B$2:.$B$5];MATCH([.F160];[$'currency conversion'.$A$2:.$A$5];0))" office:value-type="float" office:value="-5895.2" calcext:value-type="float">
            <text:p>-$5,895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59</text:p>
          </table:table-cell>
          <table:table-cell table:style-name="ce2" office:value-type="date" office:date-value="2022-01-18" calcext:value-type="date">
            <text:p>2022-01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38.4" calcext:value-type="float">
            <text:p>5938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61]*INDEX([$'currency conversion'.$B$2:.$B$5];MATCH([.F161];[$'currency conversion'.$A$2:.$A$5];0))" office:value-type="float" office:value="6532.24" calcext:value-type="float">
            <text:p>$6,532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0</text:p>
          </table:table-cell>
          <table:table-cell table:style-name="ce2" office:value-type="date" office:date-value="2023-04-09" calcext:value-type="date">
            <text:p>2023-04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323.09" calcext:value-type="float">
            <text:p>-2323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62]*INDEX([$'currency conversion'.$B$2:.$B$5];MATCH([.F162];[$'currency conversion'.$A$2:.$A$5];0))" office:value-type="float" office:value="-2555.399" calcext:value-type="float">
            <text:p>-$2,555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1</text:p>
          </table:table-cell>
          <table:table-cell table:style-name="ce2" office:value-type="date" office:date-value="2021-06-24" calcext:value-type="date">
            <text:p>2021-06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05.8" calcext:value-type="float">
            <text:p>1005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63]*INDEX([$'currency conversion'.$B$2:.$B$5];MATCH([.F163];[$'currency conversion'.$A$2:.$A$5];0))" office:value-type="float" office:value="1005.8" calcext:value-type="float">
            <text:p>$1,005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2</text:p>
          </table:table-cell>
          <table:table-cell table:style-name="ce2" office:value-type="date" office:date-value="2022-11-25" calcext:value-type="date">
            <text:p>2022-1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416.44" calcext:value-type="float">
            <text:p>1416.4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64]*INDEX([$'currency conversion'.$B$2:.$B$5];MATCH([.F164];[$'currency conversion'.$A$2:.$A$5];0))" office:value-type="float" office:value="1841.372" calcext:value-type="float">
            <text:p>$1,841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3</text:p>
          </table:table-cell>
          <table:table-cell table:style-name="ce2" office:value-type="date" office:date-value="2021-06-08" calcext:value-type="date">
            <text:p>2021-06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94.52" calcext:value-type="float">
            <text:p>-1294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65]*INDEX([$'currency conversion'.$B$2:.$B$5];MATCH([.F165];[$'currency conversion'.$A$2:.$A$5];0))" office:value-type="float" office:value="-1423.972" calcext:value-type="float">
            <text:p>-$1,423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4</text:p>
          </table:table-cell>
          <table:table-cell table:style-name="ce2" office:value-type="date" office:date-value="2023-03-29" calcext:value-type="date">
            <text:p>2023-03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933.47" calcext:value-type="float">
            <text:p>2933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66]*INDEX([$'currency conversion'.$B$2:.$B$5];MATCH([.F166];[$'currency conversion'.$A$2:.$A$5];0))" office:value-type="float" office:value="20.53429" calcext:value-type="float">
            <text:p>$20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5</text:p>
          </table:table-cell>
          <table:table-cell table:style-name="ce2" office:value-type="date" office:date-value="2023-06-20" calcext:value-type="date">
            <text:p>2023-06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374.52" calcext:value-type="float">
            <text:p>-2374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67]*INDEX([$'currency conversion'.$B$2:.$B$5];MATCH([.F167];[$'currency conversion'.$A$2:.$A$5];0))" office:value-type="float" office:value="-3086.876" calcext:value-type="float">
            <text:p>-$3,086.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6</text:p>
          </table:table-cell>
          <table:table-cell table:style-name="ce2" office:value-type="date" office:date-value="2023-01-14" calcext:value-type="date">
            <text:p>2023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356.49" calcext:value-type="float">
            <text:p>4356.4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68]*INDEX([$'currency conversion'.$B$2:.$B$5];MATCH([.F168];[$'currency conversion'.$A$2:.$A$5];0))" office:value-type="float" office:value="5663.437" calcext:value-type="float">
            <text:p>$5,663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7</text:p>
          </table:table-cell>
          <table:table-cell table:style-name="ce2" office:value-type="date" office:date-value="2021-07-31" calcext:value-type="date">
            <text:p>2021-07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29.9" calcext:value-type="float">
            <text:p>-6729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69]*INDEX([$'currency conversion'.$B$2:.$B$5];MATCH([.F169];[$'currency conversion'.$A$2:.$A$5];0))" office:value-type="float" office:value="-7402.89" calcext:value-type="float">
            <text:p>-$7,402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8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31.9" calcext:value-type="float">
            <text:p>631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70]*INDEX([$'currency conversion'.$B$2:.$B$5];MATCH([.F170];[$'currency conversion'.$A$2:.$A$5];0))" office:value-type="float" office:value="821.47" calcext:value-type="float">
            <text:p>$821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69</text:p>
          </table:table-cell>
          <table:table-cell table:style-name="ce2" office:value-type="date" office:date-value="2021-07-10" calcext:value-type="date">
            <text:p>2021-07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694.64" calcext:value-type="float">
            <text:p>9694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71]*INDEX([$'currency conversion'.$B$2:.$B$5];MATCH([.F171];[$'currency conversion'.$A$2:.$A$5];0))" office:value-type="float" office:value="12603.032" calcext:value-type="float">
            <text:p>$12,603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0</text:p>
          </table:table-cell>
          <table:table-cell table:style-name="ce2" office:value-type="date" office:date-value="2022-10-09" calcext:value-type="date">
            <text:p>2022-10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001.66" calcext:value-type="float">
            <text:p>-5001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72]*INDEX([$'currency conversion'.$B$2:.$B$5];MATCH([.F172];[$'currency conversion'.$A$2:.$A$5];0))" office:value-type="float" office:value="-5501.826" calcext:value-type="float">
            <text:p>-$5,501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1</text:p>
          </table:table-cell>
          <table:table-cell table:style-name="ce2" office:value-type="date" office:date-value="2021-10-07" calcext:value-type="date">
            <text:p>2021-10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388.72" calcext:value-type="float">
            <text:p>-3388.7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73]*INDEX([$'currency conversion'.$B$2:.$B$5];MATCH([.F173];[$'currency conversion'.$A$2:.$A$5];0))" office:value-type="float" office:value="-3727.592" calcext:value-type="float">
            <text:p>-$3,727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2</text:p>
          </table:table-cell>
          <table:table-cell table:style-name="ce2" office:value-type="date" office:date-value="2022-03-06" calcext:value-type="date">
            <text:p>2022-03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569.54" calcext:value-type="float">
            <text:p>2569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74]*INDEX([$'currency conversion'.$B$2:.$B$5];MATCH([.F174];[$'currency conversion'.$A$2:.$A$5];0))" office:value-type="float" office:value="3340.402" calcext:value-type="float">
            <text:p>$3,340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3</text:p>
          </table:table-cell>
          <table:table-cell table:style-name="ce2" office:value-type="date" office:date-value="2022-11-17" calcext:value-type="date">
            <text:p>2022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97.91" calcext:value-type="float">
            <text:p>897.9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75]*INDEX([$'currency conversion'.$B$2:.$B$5];MATCH([.F175];[$'currency conversion'.$A$2:.$A$5];0))" office:value-type="float" office:value="6.28537" calcext:value-type="float">
            <text:p>$6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4</text:p>
          </table:table-cell>
          <table:table-cell table:style-name="ce2" office:value-type="date" office:date-value="2023-09-25" calcext:value-type="date">
            <text:p>2023-09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53.15" calcext:value-type="float">
            <text:p>1753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176]*INDEX([$'currency conversion'.$B$2:.$B$5];MATCH([.F176];[$'currency conversion'.$A$2:.$A$5];0))" office:value-type="float" office:value="1753.15" calcext:value-type="float">
            <text:p>$1,753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5</text:p>
          </table:table-cell>
          <table:table-cell table:style-name="ce2" office:value-type="date" office:date-value="2023-09-16" calcext:value-type="date">
            <text:p>2023-09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445.94" calcext:value-type="float">
            <text:p>2445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77]*INDEX([$'currency conversion'.$B$2:.$B$5];MATCH([.F177];[$'currency conversion'.$A$2:.$A$5];0))" office:value-type="float" office:value="3179.722" calcext:value-type="float">
            <text:p>$3,179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6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173.61" calcext:value-type="float">
            <text:p>3173.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78]*INDEX([$'currency conversion'.$B$2:.$B$5];MATCH([.F178];[$'currency conversion'.$A$2:.$A$5];0))" office:value-type="float" office:value="4125.693" calcext:value-type="float">
            <text:p>$4,125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7</text:p>
          </table:table-cell>
          <table:table-cell table:style-name="ce2" office:value-type="date" office:date-value="2024-02-05" calcext:value-type="date">
            <text:p>2024-02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48.5" calcext:value-type="float">
            <text:p>5548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79]*INDEX([$'currency conversion'.$B$2:.$B$5];MATCH([.F179];[$'currency conversion'.$A$2:.$A$5];0))" office:value-type="float" office:value="38.8395" calcext:value-type="float">
            <text:p>$38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8</text:p>
          </table:table-cell>
          <table:table-cell table:style-name="ce2" office:value-type="date" office:date-value="2023-06-08" calcext:value-type="date">
            <text:p>2023-06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049.09" calcext:value-type="float">
            <text:p>2049.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80]*INDEX([$'currency conversion'.$B$2:.$B$5];MATCH([.F180];[$'currency conversion'.$A$2:.$A$5];0))" office:value-type="float" office:value="2663.817" calcext:value-type="float">
            <text:p>$2,663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79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206.29" calcext:value-type="float">
            <text:p>-1206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81]*INDEX([$'currency conversion'.$B$2:.$B$5];MATCH([.F181];[$'currency conversion'.$A$2:.$A$5];0))" office:value-type="float" office:value="-1568.177" calcext:value-type="float">
            <text:p>-$1,568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0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362.87" calcext:value-type="float">
            <text:p>3362.8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82]*INDEX([$'currency conversion'.$B$2:.$B$5];MATCH([.F182];[$'currency conversion'.$A$2:.$A$5];0))" office:value-type="float" office:value="3362.87" calcext:value-type="float">
            <text:p>$3,362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1</text:p>
          </table:table-cell>
          <table:table-cell table:style-name="ce2" office:value-type="date" office:date-value="2023-11-09" calcext:value-type="date">
            <text:p>2023-11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99.41" calcext:value-type="float">
            <text:p>9499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83]*INDEX([$'currency conversion'.$B$2:.$B$5];MATCH([.F183];[$'currency conversion'.$A$2:.$A$5];0))" office:value-type="float" office:value="9499.41" calcext:value-type="float">
            <text:p>$9,499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2</text:p>
          </table:table-cell>
          <table:table-cell table:style-name="ce2" office:value-type="date" office:date-value="2023-11-01" calcext:value-type="date">
            <text:p>2023-11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63.17" calcext:value-type="float">
            <text:p>-663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84]*INDEX([$'currency conversion'.$B$2:.$B$5];MATCH([.F184];[$'currency conversion'.$A$2:.$A$5];0))" office:value-type="float" office:value="-663.17" calcext:value-type="float">
            <text:p>-$663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3</text:p>
          </table:table-cell>
          <table:table-cell table:style-name="ce2" office:value-type="date" office:date-value="2023-07-30" calcext:value-type="date">
            <text:p>2023-07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872.65" calcext:value-type="float">
            <text:p>-4872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85]*INDEX([$'currency conversion'.$B$2:.$B$5];MATCH([.F185];[$'currency conversion'.$A$2:.$A$5];0))" office:value-type="float" office:value="-5359.915" calcext:value-type="float">
            <text:p>-$5,359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4</text:p>
          </table:table-cell>
          <table:table-cell table:style-name="ce2" office:value-type="date" office:date-value="2021-09-24" calcext:value-type="date">
            <text:p>2021-09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535.4" calcext:value-type="float">
            <text:p>5535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86]*INDEX([$'currency conversion'.$B$2:.$B$5];MATCH([.F186];[$'currency conversion'.$A$2:.$A$5];0))" office:value-type="float" office:value="6088.94" calcext:value-type="float">
            <text:p>$6,088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5</text:p>
          </table:table-cell>
          <table:table-cell table:style-name="ce2" office:value-type="date" office:date-value="2021-09-19" calcext:value-type="date">
            <text:p>2021-09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01.91" calcext:value-type="float">
            <text:p>-601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87]*INDEX([$'currency conversion'.$B$2:.$B$5];MATCH([.F187];[$'currency conversion'.$A$2:.$A$5];0))" office:value-type="float" office:value="-601.91" calcext:value-type="float">
            <text:p>-$601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6</text:p>
          </table:table-cell>
          <table:table-cell table:style-name="ce2" office:value-type="date" office:date-value="2022-08-30" calcext:value-type="date">
            <text:p>2022-08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863.35" calcext:value-type="float">
            <text:p>-10863.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88]*INDEX([$'currency conversion'.$B$2:.$B$5];MATCH([.F188];[$'currency conversion'.$A$2:.$A$5];0))" office:value-type="float" office:value="-10863.35" calcext:value-type="float">
            <text:p>-$10,863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7</text:p>
          </table:table-cell>
          <table:table-cell table:style-name="ce2" office:value-type="date" office:date-value="2023-07-06" calcext:value-type="date">
            <text:p>2023-07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237.11" calcext:value-type="float">
            <text:p>4237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89]*INDEX([$'currency conversion'.$B$2:.$B$5];MATCH([.F189];[$'currency conversion'.$A$2:.$A$5];0))" office:value-type="float" office:value="4660.821" calcext:value-type="float">
            <text:p>$4,660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8</text:p>
          </table:table-cell>
          <table:table-cell table:style-name="ce2" office:value-type="date" office:date-value="2023-10-14" calcext:value-type="date">
            <text:p>2023-10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676.64" calcext:value-type="float">
            <text:p>-2676.6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90]*INDEX([$'currency conversion'.$B$2:.$B$5];MATCH([.F190];[$'currency conversion'.$A$2:.$A$5];0))" office:value-type="float" office:value="-18.73648" calcext:value-type="float">
            <text:p>-$18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89</text:p>
          </table:table-cell>
          <table:table-cell table:style-name="ce2" office:value-type="date" office:date-value="2021-12-10" calcext:value-type="date">
            <text:p>2021-12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52.67" calcext:value-type="float">
            <text:p>-452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91]*INDEX([$'currency conversion'.$B$2:.$B$5];MATCH([.F191];[$'currency conversion'.$A$2:.$A$5];0))" office:value-type="float" office:value="-588.471" calcext:value-type="float">
            <text:p>-$588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0</text:p>
          </table:table-cell>
          <table:table-cell table:style-name="ce2" office:value-type="date" office:date-value="2024-01-19" calcext:value-type="date">
            <text:p>2024-01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659.9" calcext:value-type="float">
            <text:p>1659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92]*INDEX([$'currency conversion'.$B$2:.$B$5];MATCH([.F192];[$'currency conversion'.$A$2:.$A$5];0))" office:value-type="float" office:value="2157.87" calcext:value-type="float">
            <text:p>$2,157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1</text:p>
          </table:table-cell>
          <table:table-cell table:style-name="ce2" office:value-type="date" office:date-value="2023-12-05" calcext:value-type="date">
            <text:p>2023-12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52.5" calcext:value-type="float">
            <text:p>952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193]*INDEX([$'currency conversion'.$B$2:.$B$5];MATCH([.F193];[$'currency conversion'.$A$2:.$A$5];0))" office:value-type="float" office:value="952.5" calcext:value-type="float">
            <text:p>$952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2</text:p>
          </table:table-cell>
          <table:table-cell table:style-name="ce2" office:value-type="date" office:date-value="2021-10-10" calcext:value-type="date">
            <text:p>2021-10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547.26" calcext:value-type="float">
            <text:p>3547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94]*INDEX([$'currency conversion'.$B$2:.$B$5];MATCH([.F194];[$'currency conversion'.$A$2:.$A$5];0))" office:value-type="float" office:value="24.83082" calcext:value-type="float">
            <text:p>$24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3</text:p>
          </table:table-cell>
          <table:table-cell table:style-name="ce2" office:value-type="date" office:date-value="2020-11-13" calcext:value-type="date">
            <text:p>2020-11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77.43" calcext:value-type="float">
            <text:p>-2177.4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95]*INDEX([$'currency conversion'.$B$2:.$B$5];MATCH([.F195];[$'currency conversion'.$A$2:.$A$5];0))" office:value-type="float" office:value="-2395.173" calcext:value-type="float">
            <text:p>-$2,395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4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65.53" calcext:value-type="float">
            <text:p>2565.5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196]*INDEX([$'currency conversion'.$B$2:.$B$5];MATCH([.F196];[$'currency conversion'.$A$2:.$A$5];0))" office:value-type="float" office:value="2565.53" calcext:value-type="float">
            <text:p>$2,565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5</text:p>
          </table:table-cell>
          <table:table-cell table:style-name="ce2" office:value-type="date" office:date-value="2023-06-11" calcext:value-type="date">
            <text:p>2023-06-1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297.73" calcext:value-type="float">
            <text:p>-1297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197]*INDEX([$'currency conversion'.$B$2:.$B$5];MATCH([.F197];[$'currency conversion'.$A$2:.$A$5];0))" office:value-type="float" office:value="-9.08411" calcext:value-type="float">
            <text:p>-$9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6</text:p>
          </table:table-cell>
          <table:table-cell table:style-name="ce2" office:value-type="date" office:date-value="2021-11-14" calcext:value-type="date">
            <text:p>2021-1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694.05" calcext:value-type="float">
            <text:p>3694.0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98]*INDEX([$'currency conversion'.$B$2:.$B$5];MATCH([.F198];[$'currency conversion'.$A$2:.$A$5];0))" office:value-type="float" office:value="25.85835" calcext:value-type="float">
            <text:p>$25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7</text:p>
          </table:table-cell>
          <table:table-cell table:style-name="ce2" office:value-type="date" office:date-value="2021-10-25" calcext:value-type="date">
            <text:p>2021-10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076.84" calcext:value-type="float">
            <text:p>3076.8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199]*INDEX([$'currency conversion'.$B$2:.$B$5];MATCH([.F199];[$'currency conversion'.$A$2:.$A$5];0))" office:value-type="float" office:value="21.53788" calcext:value-type="float">
            <text:p>$21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8</text:p>
          </table:table-cell>
          <table:table-cell table:style-name="ce2" office:value-type="date" office:date-value="2023-10-29" calcext:value-type="date">
            <text:p>2023-10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677.19" calcext:value-type="float">
            <text:p>-4677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00]*INDEX([$'currency conversion'.$B$2:.$B$5];MATCH([.F200];[$'currency conversion'.$A$2:.$A$5];0))" office:value-type="float" office:value="-5144.909" calcext:value-type="float">
            <text:p>-$5,144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199</text:p>
          </table:table-cell>
          <table:table-cell table:style-name="ce2" office:value-type="date" office:date-value="2024-02-04" calcext:value-type="date">
            <text:p>2024-02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429.91" calcext:value-type="float">
            <text:p>542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01]*INDEX([$'currency conversion'.$B$2:.$B$5];MATCH([.F201];[$'currency conversion'.$A$2:.$A$5];0))" office:value-type="float" office:value="5972.901" calcext:value-type="float">
            <text:p>$5,972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0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679.82" calcext:value-type="float">
            <text:p>-2679.8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02]*INDEX([$'currency conversion'.$B$2:.$B$5];MATCH([.F202];[$'currency conversion'.$A$2:.$A$5];0))" office:value-type="float" office:value="-3483.766" calcext:value-type="float">
            <text:p>-$3,483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1</text:p>
          </table:table-cell>
          <table:table-cell table:style-name="ce2" office:value-type="date" office:date-value="2023-02-10" calcext:value-type="date">
            <text:p>2023-02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040.29" calcext:value-type="float">
            <text:p>4040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03]*INDEX([$'currency conversion'.$B$2:.$B$5];MATCH([.F203];[$'currency conversion'.$A$2:.$A$5];0))" office:value-type="float" office:value="5252.377" calcext:value-type="float">
            <text:p>$5,252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2</text:p>
          </table:table-cell>
          <table:table-cell table:style-name="ce2" office:value-type="date" office:date-value="2021-03-17" calcext:value-type="date">
            <text:p>2021-03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836.44" calcext:value-type="float">
            <text:p>1836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04]*INDEX([$'currency conversion'.$B$2:.$B$5];MATCH([.F204];[$'currency conversion'.$A$2:.$A$5];0))" office:value-type="float" office:value="12.85508" calcext:value-type="float">
            <text:p>$12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3</text:p>
          </table:table-cell>
          <table:table-cell table:style-name="ce2" office:value-type="date" office:date-value="2021-07-17" calcext:value-type="date">
            <text:p>2021-07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9190.92" calcext:value-type="float">
            <text:p>9190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05]*INDEX([$'currency conversion'.$B$2:.$B$5];MATCH([.F205];[$'currency conversion'.$A$2:.$A$5];0))" office:value-type="float" office:value="64.33644" calcext:value-type="float">
            <text:p>$64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4</text:p>
          </table:table-cell>
          <table:table-cell table:style-name="ce2" office:value-type="date" office:date-value="2023-07-15" calcext:value-type="date">
            <text:p>2023-07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117.33" calcext:value-type="float">
            <text:p>-1117.3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06]*INDEX([$'currency conversion'.$B$2:.$B$5];MATCH([.F206];[$'currency conversion'.$A$2:.$A$5];0))" office:value-type="float" office:value="-1229.063" calcext:value-type="float">
            <text:p>-$1,229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5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46.58" calcext:value-type="float">
            <text:p>-1746.5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07]*INDEX([$'currency conversion'.$B$2:.$B$5];MATCH([.F207];[$'currency conversion'.$A$2:.$A$5];0))" office:value-type="float" office:value="-2270.554" calcext:value-type="float">
            <text:p>-$2,270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6</text:p>
          </table:table-cell>
          <table:table-cell table:style-name="ce2" office:value-type="date" office:date-value="2023-11-11" calcext:value-type="date">
            <text:p>2023-11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7.1" calcext:value-type="float">
            <text:p>-97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08]*INDEX([$'currency conversion'.$B$2:.$B$5];MATCH([.F208];[$'currency conversion'.$A$2:.$A$5];0))" office:value-type="float" office:value="-0.6797" calcext:value-type="float">
            <text:p>-$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7</text:p>
          </table:table-cell>
          <table:table-cell table:style-name="ce2" office:value-type="date" office:date-value="2023-02-10" calcext:value-type="date">
            <text:p>2023-02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515.9" calcext:value-type="float">
            <text:p>-1515.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09]*INDEX([$'currency conversion'.$B$2:.$B$5];MATCH([.F209];[$'currency conversion'.$A$2:.$A$5];0))" office:value-type="float" office:value="-1970.67" calcext:value-type="float">
            <text:p>-$1,970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8</text:p>
          </table:table-cell>
          <table:table-cell table:style-name="ce2" office:value-type="date" office:date-value="2022-08-09" calcext:value-type="date">
            <text:p>2022-08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999.71" calcext:value-type="float">
            <text:p>3999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10]*INDEX([$'currency conversion'.$B$2:.$B$5];MATCH([.F210];[$'currency conversion'.$A$2:.$A$5];0))" office:value-type="float" office:value="5199.623" calcext:value-type="float">
            <text:p>$5,199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09</text:p>
          </table:table-cell>
          <table:table-cell table:style-name="ce2" office:value-type="date" office:date-value="2023-01-09" calcext:value-type="date">
            <text:p>2023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8081.55" calcext:value-type="float">
            <text:p>-8081.5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11]*INDEX([$'currency conversion'.$B$2:.$B$5];MATCH([.F211];[$'currency conversion'.$A$2:.$A$5];0))" office:value-type="float" office:value="-56.57085" calcext:value-type="float">
            <text:p>-$56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0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268.41" calcext:value-type="float">
            <text:p>-5268.4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12]*INDEX([$'currency conversion'.$B$2:.$B$5];MATCH([.F212];[$'currency conversion'.$A$2:.$A$5];0))" office:value-type="float" office:value="-5795.251" calcext:value-type="float">
            <text:p>-$5,795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1</text:p>
          </table:table-cell>
          <table:table-cell table:style-name="ce2" office:value-type="date" office:date-value="2020-04-22" calcext:value-type="date">
            <text:p>2020-04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339.01" calcext:value-type="float">
            <text:p>-5339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13]*INDEX([$'currency conversion'.$B$2:.$B$5];MATCH([.F213];[$'currency conversion'.$A$2:.$A$5];0))" office:value-type="float" office:value="-37.37307" calcext:value-type="float">
            <text:p>-$37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2</text:p>
          </table:table-cell>
          <table:table-cell table:style-name="ce2" office:value-type="date" office:date-value="2020-01-02" calcext:value-type="date">
            <text:p>2020-01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751.54" calcext:value-type="float">
            <text:p>475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14]*INDEX([$'currency conversion'.$B$2:.$B$5];MATCH([.F214];[$'currency conversion'.$A$2:.$A$5];0))" office:value-type="float" office:value="33.26078" calcext:value-type="float">
            <text:p>$33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3</text:p>
          </table:table-cell>
          <table:table-cell table:style-name="ce2" office:value-type="date" office:date-value="2021-10-03" calcext:value-type="date">
            <text:p>2021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553.07" calcext:value-type="float">
            <text:p>8553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15]*INDEX([$'currency conversion'.$B$2:.$B$5];MATCH([.F215];[$'currency conversion'.$A$2:.$A$5];0))" office:value-type="float" office:value="11118.991" calcext:value-type="float">
            <text:p>$11,118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4</text:p>
          </table:table-cell>
          <table:table-cell table:style-name="ce2" office:value-type="date" office:date-value="2020-08-07" calcext:value-type="date">
            <text:p>2020-08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22.25" calcext:value-type="float">
            <text:p>-52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16]*INDEX([$'currency conversion'.$B$2:.$B$5];MATCH([.F216];[$'currency conversion'.$A$2:.$A$5];0))" office:value-type="float" office:value="-3.65575" calcext:value-type="float">
            <text:p>-$3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5</text:p>
          </table:table-cell>
          <table:table-cell table:style-name="ce2" office:value-type="date" office:date-value="2022-05-04" calcext:value-type="date">
            <text:p>2022-05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44.11" calcext:value-type="float">
            <text:p>-844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17]*INDEX([$'currency conversion'.$B$2:.$B$5];MATCH([.F217];[$'currency conversion'.$A$2:.$A$5];0))" office:value-type="float" office:value="-928.521" calcext:value-type="float">
            <text:p>-$928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6</text:p>
          </table:table-cell>
          <table:table-cell table:style-name="ce2" office:value-type="date" office:date-value="2023-06-02" calcext:value-type="date">
            <text:p>2023-06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50.26" calcext:value-type="float">
            <text:p>350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18]*INDEX([$'currency conversion'.$B$2:.$B$5];MATCH([.F218];[$'currency conversion'.$A$2:.$A$5];0))" office:value-type="float" office:value="2.45182" calcext:value-type="float">
            <text:p>$2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7</text:p>
          </table:table-cell>
          <table:table-cell table:style-name="ce2" office:value-type="date" office:date-value="2021-01-19" calcext:value-type="date">
            <text:p>2021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809.39" calcext:value-type="float">
            <text:p>5809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19]*INDEX([$'currency conversion'.$B$2:.$B$5];MATCH([.F219];[$'currency conversion'.$A$2:.$A$5];0))" office:value-type="float" office:value="6390.329" calcext:value-type="float">
            <text:p>$6,390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8</text:p>
          </table:table-cell>
          <table:table-cell table:style-name="ce2" office:value-type="date" office:date-value="2023-11-27" calcext:value-type="date">
            <text:p>2023-1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636.77" calcext:value-type="float">
            <text:p>-4636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20]*INDEX([$'currency conversion'.$B$2:.$B$5];MATCH([.F220];[$'currency conversion'.$A$2:.$A$5];0))" office:value-type="float" office:value="-5100.447" calcext:value-type="float">
            <text:p>-$5,100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19</text:p>
          </table:table-cell>
          <table:table-cell table:style-name="ce2" office:value-type="date" office:date-value="2023-02-27" calcext:value-type="date">
            <text:p>2023-02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191.84" calcext:value-type="float">
            <text:p>1191.8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21]*INDEX([$'currency conversion'.$B$2:.$B$5];MATCH([.F221];[$'currency conversion'.$A$2:.$A$5];0))" office:value-type="float" office:value="1549.392" calcext:value-type="float">
            <text:p>$1,549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0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875.99" calcext:value-type="float">
            <text:p>4875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22]*INDEX([$'currency conversion'.$B$2:.$B$5];MATCH([.F222];[$'currency conversion'.$A$2:.$A$5];0))" office:value-type="float" office:value="4875.99" calcext:value-type="float">
            <text:p>$4,875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1</text:p>
          </table:table-cell>
          <table:table-cell table:style-name="ce2" office:value-type="date" office:date-value="2021-12-30" calcext:value-type="date">
            <text:p>2021-12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05.47" calcext:value-type="float">
            <text:p>2505.4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23]*INDEX([$'currency conversion'.$B$2:.$B$5];MATCH([.F223];[$'currency conversion'.$A$2:.$A$5];0))" office:value-type="float" office:value="2505.47" calcext:value-type="float">
            <text:p>$2,505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2</text:p>
          </table:table-cell>
          <table:table-cell table:style-name="ce2" office:value-type="date" office:date-value="2023-12-10" calcext:value-type="date">
            <text:p>2023-1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47.91" calcext:value-type="float">
            <text:p>947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24]*INDEX([$'currency conversion'.$B$2:.$B$5];MATCH([.F224];[$'currency conversion'.$A$2:.$A$5];0))" office:value-type="float" office:value="1232.283" calcext:value-type="float">
            <text:p>$1,232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3</text:p>
          </table:table-cell>
          <table:table-cell table:style-name="ce2" office:value-type="date" office:date-value="2020-09-03" calcext:value-type="date">
            <text:p>2020-09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005.23" calcext:value-type="float">
            <text:p>5005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25]*INDEX([$'currency conversion'.$B$2:.$B$5];MATCH([.F225];[$'currency conversion'.$A$2:.$A$5];0))" office:value-type="float" office:value="35.03661" calcext:value-type="float">
            <text:p>$3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4</text:p>
          </table:table-cell>
          <table:table-cell table:style-name="ce2" office:value-type="date" office:date-value="2022-04-15" calcext:value-type="date">
            <text:p>2022-04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516.16" calcext:value-type="float">
            <text:p>-13516.1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26]*INDEX([$'currency conversion'.$B$2:.$B$5];MATCH([.F226];[$'currency conversion'.$A$2:.$A$5];0))" office:value-type="float" office:value="-17571.008" calcext:value-type="float">
            <text:p>-$17,571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5</text:p>
          </table:table-cell>
          <table:table-cell table:style-name="ce2" office:value-type="date" office:date-value="2024-01-02" calcext:value-type="date">
            <text:p>2024-01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389.38" calcext:value-type="float">
            <text:p>3389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27]*INDEX([$'currency conversion'.$B$2:.$B$5];MATCH([.F227];[$'currency conversion'.$A$2:.$A$5];0))" office:value-type="float" office:value="3728.318" calcext:value-type="float">
            <text:p>$3,728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6</text:p>
          </table:table-cell>
          <table:table-cell table:style-name="ce2" office:value-type="date" office:date-value="2020-07-21" calcext:value-type="date">
            <text:p>2020-07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270.38" calcext:value-type="float">
            <text:p>-3270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28]*INDEX([$'currency conversion'.$B$2:.$B$5];MATCH([.F228];[$'currency conversion'.$A$2:.$A$5];0))" office:value-type="float" office:value="-3270.38" calcext:value-type="float">
            <text:p>-$3,270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7</text:p>
          </table:table-cell>
          <table:table-cell table:style-name="ce2" office:value-type="date" office:date-value="2023-04-22" calcext:value-type="date">
            <text:p>2023-04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9153.16" calcext:value-type="float">
            <text:p>-9153.1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29]*INDEX([$'currency conversion'.$B$2:.$B$5];MATCH([.F229];[$'currency conversion'.$A$2:.$A$5];0))" office:value-type="float" office:value="-11899.108" calcext:value-type="float">
            <text:p>-$11,899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8</text:p>
          </table:table-cell>
          <table:table-cell table:style-name="ce2" office:value-type="date" office:date-value="2020-05-02" calcext:value-type="date">
            <text:p>2020-05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556.01" calcext:value-type="float">
            <text:p>2556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30]*INDEX([$'currency conversion'.$B$2:.$B$5];MATCH([.F230];[$'currency conversion'.$A$2:.$A$5];0))" office:value-type="float" office:value="17.89207" calcext:value-type="float">
            <text:p>$17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29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868.29" calcext:value-type="float">
            <text:p>6868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31]*INDEX([$'currency conversion'.$B$2:.$B$5];MATCH([.F231];[$'currency conversion'.$A$2:.$A$5];0))" office:value-type="float" office:value="8928.777" calcext:value-type="float">
            <text:p>$8,928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0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87.24" calcext:value-type="float">
            <text:p>-687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2]*INDEX([$'currency conversion'.$B$2:.$B$5];MATCH([.F232];[$'currency conversion'.$A$2:.$A$5];0))" office:value-type="float" office:value="-687.24" calcext:value-type="float">
            <text:p>-$687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1</text:p>
          </table:table-cell>
          <table:table-cell table:style-name="ce2" office:value-type="date" office:date-value="2020-10-20" calcext:value-type="date">
            <text:p>2020-10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764.37" calcext:value-type="float">
            <text:p>4764.3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33]*INDEX([$'currency conversion'.$B$2:.$B$5];MATCH([.F233];[$'currency conversion'.$A$2:.$A$5];0))" office:value-type="float" office:value="6193.681" calcext:value-type="float">
            <text:p>$6,193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2</text:p>
          </table:table-cell>
          <table:table-cell table:style-name="ce2" office:value-type="date" office:date-value="2020-10-06" calcext:value-type="date">
            <text:p>2020-10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061.39" calcext:value-type="float">
            <text:p>8061.3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4]*INDEX([$'currency conversion'.$B$2:.$B$5];MATCH([.F234];[$'currency conversion'.$A$2:.$A$5];0))" office:value-type="float" office:value="10479.807" calcext:value-type="float">
            <text:p>$10,479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3</text:p>
          </table:table-cell>
          <table:table-cell table:style-name="ce2" office:value-type="date" office:date-value="2022-06-02" calcext:value-type="date">
            <text:p>2022-06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574.57" calcext:value-type="float">
            <text:p>6574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5]*INDEX([$'currency conversion'.$B$2:.$B$5];MATCH([.F235];[$'currency conversion'.$A$2:.$A$5];0))" office:value-type="float" office:value="6574.57" calcext:value-type="float">
            <text:p>$6,574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4</text:p>
          </table:table-cell>
          <table:table-cell table:style-name="ce2" office:value-type="date" office:date-value="2020-07-16" calcext:value-type="date">
            <text:p>2020-07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199.82" calcext:value-type="float">
            <text:p>8199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36]*INDEX([$'currency conversion'.$B$2:.$B$5];MATCH([.F236];[$'currency conversion'.$A$2:.$A$5];0))" office:value-type="float" office:value="9019.802" calcext:value-type="float">
            <text:p>$9,019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5</text:p>
          </table:table-cell>
          <table:table-cell table:style-name="ce2" office:value-type="date" office:date-value="2022-09-08" calcext:value-type="date">
            <text:p>2022-09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710.64" calcext:value-type="float">
            <text:p>3710.6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7]*INDEX([$'currency conversion'.$B$2:.$B$5];MATCH([.F237];[$'currency conversion'.$A$2:.$A$5];0))" office:value-type="float" office:value="4081.704" calcext:value-type="float">
            <text:p>$4,081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6</text:p>
          </table:table-cell>
          <table:table-cell table:style-name="ce2" office:value-type="date" office:date-value="2022-01-21" calcext:value-type="date">
            <text:p>2022-01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77.17" calcext:value-type="float">
            <text:p>377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38]*INDEX([$'currency conversion'.$B$2:.$B$5];MATCH([.F238];[$'currency conversion'.$A$2:.$A$5];0))" office:value-type="float" office:value="377.17" calcext:value-type="float">
            <text:p>$377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7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09.83" calcext:value-type="float">
            <text:p>-8009.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39]*INDEX([$'currency conversion'.$B$2:.$B$5];MATCH([.F239];[$'currency conversion'.$A$2:.$A$5];0))" office:value-type="float" office:value="-10412.779" calcext:value-type="float">
            <text:p>-$10,412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8</text:p>
          </table:table-cell>
          <table:table-cell table:style-name="ce2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30.31" calcext:value-type="float">
            <text:p>-1230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40]*INDEX([$'currency conversion'.$B$2:.$B$5];MATCH([.F240];[$'currency conversion'.$A$2:.$A$5];0))" office:value-type="float" office:value="-1230.31" calcext:value-type="float">
            <text:p>-$1,230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39</text:p>
          </table:table-cell>
          <table:table-cell table:style-name="ce2" office:value-type="date" office:date-value="2023-05-09" calcext:value-type="date">
            <text:p>2023-05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216.23" calcext:value-type="float">
            <text:p>-4216.2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41]*INDEX([$'currency conversion'.$B$2:.$B$5];MATCH([.F241];[$'currency conversion'.$A$2:.$A$5];0))" office:value-type="float" office:value="-4637.853" calcext:value-type="float">
            <text:p>-$4,637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0</text:p>
          </table:table-cell>
          <table:table-cell table:style-name="ce2" office:value-type="date" office:date-value="2023-02-21" calcext:value-type="date">
            <text:p>2023-02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0854.71" calcext:value-type="float">
            <text:p>10854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42]*INDEX([$'currency conversion'.$B$2:.$B$5];MATCH([.F242];[$'currency conversion'.$A$2:.$A$5];0))" office:value-type="float" office:value="75.98297" calcext:value-type="float">
            <text:p>$75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1</text:p>
          </table:table-cell>
          <table:table-cell table:style-name="ce2" office:value-type="date" office:date-value="2020-07-05" calcext:value-type="date">
            <text:p>2020-07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79.43" calcext:value-type="float">
            <text:p>-879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43]*INDEX([$'currency conversion'.$B$2:.$B$5];MATCH([.F243];[$'currency conversion'.$A$2:.$A$5];0))" office:value-type="float" office:value="-1143.259" calcext:value-type="float">
            <text:p>-$1,143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2</text:p>
          </table:table-cell>
          <table:table-cell table:style-name="ce2" office:value-type="date" office:date-value="2023-09-11" calcext:value-type="date">
            <text:p>2023-09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16.02" calcext:value-type="float">
            <text:p>616.0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44]*INDEX([$'currency conversion'.$B$2:.$B$5];MATCH([.F244];[$'currency conversion'.$A$2:.$A$5];0))" office:value-type="float" office:value="677.622" calcext:value-type="float">
            <text:p>$677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3</text:p>
          </table:table-cell>
          <table:table-cell table:style-name="ce2" office:value-type="date" office:date-value="2021-04-08" calcext:value-type="date">
            <text:p>2021-04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757.43" calcext:value-type="float">
            <text:p>2757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45]*INDEX([$'currency conversion'.$B$2:.$B$5];MATCH([.F245];[$'currency conversion'.$A$2:.$A$5];0))" office:value-type="float" office:value="3584.659" calcext:value-type="float">
            <text:p>$3,584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4</text:p>
          </table:table-cell>
          <table:table-cell table:style-name="ce2" office:value-type="date" office:date-value="2023-10-04" calcext:value-type="date">
            <text:p>2023-10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18.01" calcext:value-type="float">
            <text:p>218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46]*INDEX([$'currency conversion'.$B$2:.$B$5];MATCH([.F246];[$'currency conversion'.$A$2:.$A$5];0))" office:value-type="float" office:value="218.01" calcext:value-type="float">
            <text:p>$218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5</text:p>
          </table:table-cell>
          <table:table-cell table:style-name="ce2" office:value-type="date" office:date-value="2021-10-21" calcext:value-type="date">
            <text:p>2021-10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475.26" calcext:value-type="float">
            <text:p>847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47]*INDEX([$'currency conversion'.$B$2:.$B$5];MATCH([.F247];[$'currency conversion'.$A$2:.$A$5];0))" office:value-type="float" office:value="59.32682" calcext:value-type="float">
            <text:p>$59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6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113.25" calcext:value-type="float">
            <text:p>-3113.2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48]*INDEX([$'currency conversion'.$B$2:.$B$5];MATCH([.F248];[$'currency conversion'.$A$2:.$A$5];0))" office:value-type="float" office:value="-3113.25" calcext:value-type="float">
            <text:p>-$3,113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7</text:p>
          </table:table-cell>
          <table:table-cell table:style-name="ce2" office:value-type="date" office:date-value="2022-08-12" calcext:value-type="date">
            <text:p>2022-08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73.04" calcext:value-type="float">
            <text:p>973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49]*INDEX([$'currency conversion'.$B$2:.$B$5];MATCH([.F249];[$'currency conversion'.$A$2:.$A$5];0))" office:value-type="float" office:value="6.81128" calcext:value-type="float">
            <text:p>$6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8</text:p>
          </table:table-cell>
          <table:table-cell table:style-name="ce2" office:value-type="date" office:date-value="2021-02-06" calcext:value-type="date">
            <text:p>2021-02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12.35" calcext:value-type="float">
            <text:p>-3712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50]*INDEX([$'currency conversion'.$B$2:.$B$5];MATCH([.F250];[$'currency conversion'.$A$2:.$A$5];0))" office:value-type="float" office:value="-4826.055" calcext:value-type="float">
            <text:p>-$4,826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49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600.11" calcext:value-type="float">
            <text:p>-6600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51]*INDEX([$'currency conversion'.$B$2:.$B$5];MATCH([.F251];[$'currency conversion'.$A$2:.$A$5];0))" office:value-type="float" office:value="-8580.143" calcext:value-type="float">
            <text:p>-$8,580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0</text:p>
          </table:table-cell>
          <table:table-cell table:style-name="ce2" office:value-type="date" office:date-value="2020-05-26" calcext:value-type="date">
            <text:p>2020-05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058.85" calcext:value-type="float">
            <text:p>-3058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52]*INDEX([$'currency conversion'.$B$2:.$B$5];MATCH([.F252];[$'currency conversion'.$A$2:.$A$5];0))" office:value-type="float" office:value="-3058.85" calcext:value-type="float">
            <text:p>-$3,058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1</text:p>
          </table:table-cell>
          <table:table-cell table:style-name="ce2" office:value-type="date" office:date-value="2023-03-17" calcext:value-type="date">
            <text:p>2023-03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85.18" calcext:value-type="float">
            <text:p>-185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53]*INDEX([$'currency conversion'.$B$2:.$B$5];MATCH([.F253];[$'currency conversion'.$A$2:.$A$5];0))" office:value-type="float" office:value="-1.29626" calcext:value-type="float">
            <text:p>-$1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2</text:p>
          </table:table-cell>
          <table:table-cell table:style-name="ce2" office:value-type="date" office:date-value="2022-05-13" calcext:value-type="date">
            <text:p>2022-05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46.51" calcext:value-type="float">
            <text:p>-2146.5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54]*INDEX([$'currency conversion'.$B$2:.$B$5];MATCH([.F254];[$'currency conversion'.$A$2:.$A$5];0))" office:value-type="float" office:value="-15.02557" calcext:value-type="float">
            <text:p>-$15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3</text:p>
          </table:table-cell>
          <table:table-cell table:style-name="ce2" office:value-type="date" office:date-value="2021-05-03" calcext:value-type="date">
            <text:p>2021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462.1" calcext:value-type="float">
            <text:p>-346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55]*INDEX([$'currency conversion'.$B$2:.$B$5];MATCH([.F255];[$'currency conversion'.$A$2:.$A$5];0))" office:value-type="float" office:value="-4500.73" calcext:value-type="float">
            <text:p>-$4,500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4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031.59" calcext:value-type="float">
            <text:p>-7031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56]*INDEX([$'currency conversion'.$B$2:.$B$5];MATCH([.F256];[$'currency conversion'.$A$2:.$A$5];0))" office:value-type="float" office:value="-7031.59" calcext:value-type="float">
            <text:p>-$7,031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5</text:p>
          </table:table-cell>
          <table:table-cell table:style-name="ce2" office:value-type="date" office:date-value="2021-07-04" calcext:value-type="date">
            <text:p>2021-07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15.53" calcext:value-type="float">
            <text:p>-415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57]*INDEX([$'currency conversion'.$B$2:.$B$5];MATCH([.F257];[$'currency conversion'.$A$2:.$A$5];0))" office:value-type="float" office:value="-2.90871" calcext:value-type="float">
            <text:p>-$2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6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523.6" calcext:value-type="float">
            <text:p>-7523.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58]*INDEX([$'currency conversion'.$B$2:.$B$5];MATCH([.F258];[$'currency conversion'.$A$2:.$A$5];0))" office:value-type="float" office:value="-9780.68" calcext:value-type="float">
            <text:p>-$9,78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7</text:p>
          </table:table-cell>
          <table:table-cell table:style-name="ce2" office:value-type="date" office:date-value="2022-05-21" calcext:value-type="date">
            <text:p>2022-05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00.28" calcext:value-type="float">
            <text:p>3800.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59]*INDEX([$'currency conversion'.$B$2:.$B$5];MATCH([.F259];[$'currency conversion'.$A$2:.$A$5];0))" office:value-type="float" office:value="4180.308" calcext:value-type="float">
            <text:p>$4,180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8</text:p>
          </table:table-cell>
          <table:table-cell table:style-name="ce2" office:value-type="date" office:date-value="2021-10-02" calcext:value-type="date">
            <text:p>2021-10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12.2" calcext:value-type="float">
            <text:p>412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60]*INDEX([$'currency conversion'.$B$2:.$B$5];MATCH([.F260];[$'currency conversion'.$A$2:.$A$5];0))" office:value-type="float" office:value="412.2" calcext:value-type="float">
            <text:p>$412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59</text:p>
          </table:table-cell>
          <table:table-cell table:style-name="ce2" office:value-type="date" office:date-value="2021-04-17" calcext:value-type="date">
            <text:p>2021-04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287.76" calcext:value-type="float">
            <text:p>-7287.7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61]*INDEX([$'currency conversion'.$B$2:.$B$5];MATCH([.F261];[$'currency conversion'.$A$2:.$A$5];0))" office:value-type="float" office:value="-8016.536" calcext:value-type="float">
            <text:p>-$8,016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0</text:p>
          </table:table-cell>
          <table:table-cell table:style-name="ce2" office:value-type="date" office:date-value="2020-05-30" calcext:value-type="date">
            <text:p>2020-05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46.05" calcext:value-type="float">
            <text:p>-1546.0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62]*INDEX([$'currency conversion'.$B$2:.$B$5];MATCH([.F262];[$'currency conversion'.$A$2:.$A$5];0))" office:value-type="float" office:value="-1546.05" calcext:value-type="float">
            <text:p>-$1,546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1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760.78" calcext:value-type="float">
            <text:p>-3760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63]*INDEX([$'currency conversion'.$B$2:.$B$5];MATCH([.F263];[$'currency conversion'.$A$2:.$A$5];0))" office:value-type="float" office:value="-4889.014" calcext:value-type="float">
            <text:p>-$4,889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2</text:p>
          </table:table-cell>
          <table:table-cell table:style-name="ce2" office:value-type="date" office:date-value="2023-08-14" calcext:value-type="date">
            <text:p>2023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595.87" calcext:value-type="float">
            <text:p>1595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64]*INDEX([$'currency conversion'.$B$2:.$B$5];MATCH([.F264];[$'currency conversion'.$A$2:.$A$5];0))" office:value-type="float" office:value="11.17109" calcext:value-type="float">
            <text:p>$11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3</text:p>
          </table:table-cell>
          <table:table-cell table:style-name="ce2" office:value-type="date" office:date-value="2020-09-19" calcext:value-type="date">
            <text:p>2020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702.25" calcext:value-type="float">
            <text:p>670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65]*INDEX([$'currency conversion'.$B$2:.$B$5];MATCH([.F265];[$'currency conversion'.$A$2:.$A$5];0))" office:value-type="float" office:value="46.91575" calcext:value-type="float">
            <text:p>$46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4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375.86" calcext:value-type="float">
            <text:p>-9375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66]*INDEX([$'currency conversion'.$B$2:.$B$5];MATCH([.F266];[$'currency conversion'.$A$2:.$A$5];0))" office:value-type="float" office:value="-65.63102" calcext:value-type="float">
            <text:p>-$65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5</text:p>
          </table:table-cell>
          <table:table-cell table:style-name="ce2" office:value-type="date" office:date-value="2020-12-11" calcext:value-type="date">
            <text:p>2020-12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75.13" calcext:value-type="float">
            <text:p>575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67]*INDEX([$'currency conversion'.$B$2:.$B$5];MATCH([.F267];[$'currency conversion'.$A$2:.$A$5];0))" office:value-type="float" office:value="575.13" calcext:value-type="float">
            <text:p>$575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6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800.66" calcext:value-type="float">
            <text:p>-800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68]*INDEX([$'currency conversion'.$B$2:.$B$5];MATCH([.F268];[$'currency conversion'.$A$2:.$A$5];0))" office:value-type="float" office:value="-1040.858" calcext:value-type="float">
            <text:p>-$1,040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7</text:p>
          </table:table-cell>
          <table:table-cell table:style-name="ce2" office:value-type="date" office:date-value="2022-10-13" calcext:value-type="date">
            <text:p>2022-10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356.7" calcext:value-type="float">
            <text:p>3356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69]*INDEX([$'currency conversion'.$B$2:.$B$5];MATCH([.F269];[$'currency conversion'.$A$2:.$A$5];0))" office:value-type="float" office:value="3692.37" calcext:value-type="float">
            <text:p>$3,692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8</text:p>
          </table:table-cell>
          <table:table-cell table:style-name="ce2" office:value-type="date" office:date-value="2022-05-30" calcext:value-type="date">
            <text:p>2022-05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065.98" calcext:value-type="float">
            <text:p>106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70]*INDEX([$'currency conversion'.$B$2:.$B$5];MATCH([.F270];[$'currency conversion'.$A$2:.$A$5];0))" office:value-type="float" office:value="1385.774" calcext:value-type="float">
            <text:p>$1,385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69</text:p>
          </table:table-cell>
          <table:table-cell table:style-name="ce2" office:value-type="date" office:date-value="2020-01-02" calcext:value-type="date">
            <text:p>2020-0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759.85" calcext:value-type="float">
            <text:p>-3759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71]*INDEX([$'currency conversion'.$B$2:.$B$5];MATCH([.F271];[$'currency conversion'.$A$2:.$A$5];0))" office:value-type="float" office:value="-4135.835" calcext:value-type="float">
            <text:p>-$4,135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0</text:p>
          </table:table-cell>
          <table:table-cell table:style-name="ce2" office:value-type="date" office:date-value="2022-06-15" calcext:value-type="date">
            <text:p>2022-06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595.27" calcext:value-type="float">
            <text:p>-1595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72]*INDEX([$'currency conversion'.$B$2:.$B$5];MATCH([.F272];[$'currency conversion'.$A$2:.$A$5];0))" office:value-type="float" office:value="-1595.27" calcext:value-type="float">
            <text:p>-$1,595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1</text:p>
          </table:table-cell>
          <table:table-cell table:style-name="ce2" office:value-type="date" office:date-value="2023-08-20" calcext:value-type="date">
            <text:p>2023-08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80.13" calcext:value-type="float">
            <text:p>-3980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73]*INDEX([$'currency conversion'.$B$2:.$B$5];MATCH([.F273];[$'currency conversion'.$A$2:.$A$5];0))" office:value-type="float" office:value="-3980.13" calcext:value-type="float">
            <text:p>-$3,980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2</text:p>
          </table:table-cell>
          <table:table-cell table:style-name="ce2" office:value-type="date" office:date-value="2020-09-10" calcext:value-type="date">
            <text:p>2020-09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380.04" calcext:value-type="float">
            <text:p>5380.0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74]*INDEX([$'currency conversion'.$B$2:.$B$5];MATCH([.F274];[$'currency conversion'.$A$2:.$A$5];0))" office:value-type="float" office:value="5918.044" calcext:value-type="float">
            <text:p>$5,918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3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06.56" calcext:value-type="float">
            <text:p>106.5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75]*INDEX([$'currency conversion'.$B$2:.$B$5];MATCH([.F275];[$'currency conversion'.$A$2:.$A$5];0))" office:value-type="float" office:value="117.216" calcext:value-type="float">
            <text:p>$117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4</text:p>
          </table:table-cell>
          <table:table-cell table:style-name="ce2" office:value-type="date" office:date-value="2022-11-26" calcext:value-type="date">
            <text:p>2022-11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505.95" calcext:value-type="float">
            <text:p>9505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276]*INDEX([$'currency conversion'.$B$2:.$B$5];MATCH([.F276];[$'currency conversion'.$A$2:.$A$5];0))" office:value-type="float" office:value="10456.545" calcext:value-type="float">
            <text:p>$10,456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5</text:p>
          </table:table-cell>
          <table:table-cell table:style-name="ce2" office:value-type="date" office:date-value="2023-03-29" calcext:value-type="date">
            <text:p>2023-03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3.3" calcext:value-type="float">
            <text:p>-303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77]*INDEX([$'currency conversion'.$B$2:.$B$5];MATCH([.F277];[$'currency conversion'.$A$2:.$A$5];0))" office:value-type="float" office:value="-394.29" calcext:value-type="float">
            <text:p>-$394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6</text:p>
          </table:table-cell>
          <table:table-cell table:style-name="ce2" office:value-type="date" office:date-value="2022-10-11" calcext:value-type="date">
            <text:p>2022-10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542.03" calcext:value-type="float">
            <text:p>-3542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78]*INDEX([$'currency conversion'.$B$2:.$B$5];MATCH([.F278];[$'currency conversion'.$A$2:.$A$5];0))" office:value-type="float" office:value="-3896.233" calcext:value-type="float">
            <text:p>-$3,896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7</text:p>
          </table:table-cell>
          <table:table-cell table:style-name="ce2" office:value-type="date" office:date-value="2020-01-09" calcext:value-type="date">
            <text:p>2020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568.57" calcext:value-type="float">
            <text:p>-7568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79]*INDEX([$'currency conversion'.$B$2:.$B$5];MATCH([.F279];[$'currency conversion'.$A$2:.$A$5];0))" office:value-type="float" office:value="-7568.57" calcext:value-type="float">
            <text:p>-$7,568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8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015.7" calcext:value-type="float">
            <text:p>-9015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80]*INDEX([$'currency conversion'.$B$2:.$B$5];MATCH([.F280];[$'currency conversion'.$A$2:.$A$5];0))" office:value-type="float" office:value="-9015.7" calcext:value-type="float">
            <text:p>-$9,015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79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920.68" calcext:value-type="float">
            <text:p>-7920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81]*INDEX([$'currency conversion'.$B$2:.$B$5];MATCH([.F281];[$'currency conversion'.$A$2:.$A$5];0))" office:value-type="float" office:value="-55.44476" calcext:value-type="float">
            <text:p>-$55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0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35.63" calcext:value-type="float">
            <text:p>1335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82]*INDEX([$'currency conversion'.$B$2:.$B$5];MATCH([.F282];[$'currency conversion'.$A$2:.$A$5];0))" office:value-type="float" office:value="1469.193" calcext:value-type="float">
            <text:p>$1,469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1</text:p>
          </table:table-cell>
          <table:table-cell table:style-name="ce2" office:value-type="date" office:date-value="2020-07-26" calcext:value-type="date">
            <text:p>2020-07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43.63" calcext:value-type="float">
            <text:p>2543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83]*INDEX([$'currency conversion'.$B$2:.$B$5];MATCH([.F283];[$'currency conversion'.$A$2:.$A$5];0))" office:value-type="float" office:value="3306.719" calcext:value-type="float">
            <text:p>$3,306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2</text:p>
          </table:table-cell>
          <table:table-cell table:style-name="ce2" office:value-type="date" office:date-value="2023-02-28" calcext:value-type="date">
            <text:p>2023-02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7905.95" calcext:value-type="float">
            <text:p>-7905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84]*INDEX([$'currency conversion'.$B$2:.$B$5];MATCH([.F284];[$'currency conversion'.$A$2:.$A$5];0))" office:value-type="float" office:value="-10277.735" calcext:value-type="float">
            <text:p>-$10,277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3</text:p>
          </table:table-cell>
          <table:table-cell table:style-name="ce2" office:value-type="date" office:date-value="2021-02-07" calcext:value-type="date">
            <text:p>2021-02-0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75.19" calcext:value-type="float">
            <text:p>4475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85]*INDEX([$'currency conversion'.$B$2:.$B$5];MATCH([.F285];[$'currency conversion'.$A$2:.$A$5];0))" office:value-type="float" office:value="5817.747" calcext:value-type="float">
            <text:p>$5,817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4</text:p>
          </table:table-cell>
          <table:table-cell table:style-name="ce2" office:value-type="date" office:date-value="2020-05-31" calcext:value-type="date">
            <text:p>2020-05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15.31" calcext:value-type="float">
            <text:p>-2415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86]*INDEX([$'currency conversion'.$B$2:.$B$5];MATCH([.F286];[$'currency conversion'.$A$2:.$A$5];0))" office:value-type="float" office:value="-16.90717" calcext:value-type="float">
            <text:p>-$16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5</text:p>
          </table:table-cell>
          <table:table-cell table:style-name="ce2" office:value-type="date" office:date-value="2020-02-23" calcext:value-type="date">
            <text:p>2020-02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33.97" calcext:value-type="float">
            <text:p>733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287]*INDEX([$'currency conversion'.$B$2:.$B$5];MATCH([.F287];[$'currency conversion'.$A$2:.$A$5];0))" office:value-type="float" office:value="733.97" calcext:value-type="float">
            <text:p>$733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6</text:p>
          </table:table-cell>
          <table:table-cell table:style-name="ce2" office:value-type="date" office:date-value="2023-02-17" calcext:value-type="date">
            <text:p>2023-02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061.1" calcext:value-type="float">
            <text:p>8061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88]*INDEX([$'currency conversion'.$B$2:.$B$5];MATCH([.F288];[$'currency conversion'.$A$2:.$A$5];0))" office:value-type="float" office:value="10479.43" calcext:value-type="float">
            <text:p>$10,479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7</text:p>
          </table:table-cell>
          <table:table-cell table:style-name="ce2" office:value-type="date" office:date-value="2021-09-19" calcext:value-type="date">
            <text:p>2021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84.2" calcext:value-type="float">
            <text:p>4484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89]*INDEX([$'currency conversion'.$B$2:.$B$5];MATCH([.F289];[$'currency conversion'.$A$2:.$A$5];0))" office:value-type="float" office:value="4484.2" calcext:value-type="float">
            <text:p>$4,484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8</text:p>
          </table:table-cell>
          <table:table-cell table:style-name="ce2" office:value-type="date" office:date-value="2021-08-09" calcext:value-type="date">
            <text:p>2021-08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342.65" calcext:value-type="float">
            <text:p>-1342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90]*INDEX([$'currency conversion'.$B$2:.$B$5];MATCH([.F290];[$'currency conversion'.$A$2:.$A$5];0))" office:value-type="float" office:value="-9.39855" calcext:value-type="float">
            <text:p>-$9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89</text:p>
          </table:table-cell>
          <table:table-cell table:style-name="ce2" office:value-type="date" office:date-value="2023-12-14" calcext:value-type="date">
            <text:p>2023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455.96" calcext:value-type="float">
            <text:p>-445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291]*INDEX([$'currency conversion'.$B$2:.$B$5];MATCH([.F291];[$'currency conversion'.$A$2:.$A$5];0))" office:value-type="float" office:value="-4901.556" calcext:value-type="float">
            <text:p>-$4,901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0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0759.08" calcext:value-type="float">
            <text:p>-10759.0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92]*INDEX([$'currency conversion'.$B$2:.$B$5];MATCH([.F292];[$'currency conversion'.$A$2:.$A$5];0))" office:value-type="float" office:value="-11834.988" calcext:value-type="float">
            <text:p>-$11,834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1</text:p>
          </table:table-cell>
          <table:table-cell table:style-name="ce2" office:value-type="date" office:date-value="2020-04-13" calcext:value-type="date">
            <text:p>2020-04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595.77" calcext:value-type="float">
            <text:p>-35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93]*INDEX([$'currency conversion'.$B$2:.$B$5];MATCH([.F293];[$'currency conversion'.$A$2:.$A$5];0))" office:value-type="float" office:value="-3955.347" calcext:value-type="float">
            <text:p>-$3,955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2</text:p>
          </table:table-cell>
          <table:table-cell table:style-name="ce2" office:value-type="date" office:date-value="2020-09-10" calcext:value-type="date">
            <text:p>2020-09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055.65" calcext:value-type="float">
            <text:p>-1055.6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94]*INDEX([$'currency conversion'.$B$2:.$B$5];MATCH([.F294];[$'currency conversion'.$A$2:.$A$5];0))" office:value-type="float" office:value="-1372.345" calcext:value-type="float">
            <text:p>-$1,372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3</text:p>
          </table:table-cell>
          <table:table-cell table:style-name="ce2" office:value-type="date" office:date-value="2023-06-04" calcext:value-type="date">
            <text:p>2023-06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935.9" calcext:value-type="float">
            <text:p>-4935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95]*INDEX([$'currency conversion'.$B$2:.$B$5];MATCH([.F295];[$'currency conversion'.$A$2:.$A$5];0))" office:value-type="float" office:value="-5429.49" calcext:value-type="float">
            <text:p>-$5,4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4</text:p>
          </table:table-cell>
          <table:table-cell table:style-name="ce2" office:value-type="date" office:date-value="2023-02-09" calcext:value-type="date">
            <text:p>2023-02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56.28" calcext:value-type="float">
            <text:p>-656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296]*INDEX([$'currency conversion'.$B$2:.$B$5];MATCH([.F296];[$'currency conversion'.$A$2:.$A$5];0))" office:value-type="float" office:value="-853.164" calcext:value-type="float">
            <text:p>-$853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5</text:p>
          </table:table-cell>
          <table:table-cell table:style-name="ce2" office:value-type="date" office:date-value="2021-05-24" calcext:value-type="date">
            <text:p>2021-05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84.26" calcext:value-type="float">
            <text:p>384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297]*INDEX([$'currency conversion'.$B$2:.$B$5];MATCH([.F297];[$'currency conversion'.$A$2:.$A$5];0))" office:value-type="float" office:value="2.68982" calcext:value-type="float">
            <text:p>$2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6</text:p>
          </table:table-cell>
          <table:table-cell table:style-name="ce2" office:value-type="date" office:date-value="2024-02-05" calcext:value-type="date">
            <text:p>2024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124.28" calcext:value-type="float">
            <text:p>-1124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98]*INDEX([$'currency conversion'.$B$2:.$B$5];MATCH([.F298];[$'currency conversion'.$A$2:.$A$5];0))" office:value-type="float" office:value="-7.86996" calcext:value-type="float">
            <text:p>-$7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7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250.01" calcext:value-type="float">
            <text:p>-3250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299]*INDEX([$'currency conversion'.$B$2:.$B$5];MATCH([.F299];[$'currency conversion'.$A$2:.$A$5];0))" office:value-type="float" office:value="-4225.013" calcext:value-type="float">
            <text:p>-$4,225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8</text:p>
          </table:table-cell>
          <table:table-cell table:style-name="ce2" office:value-type="date" office:date-value="2020-06-01" calcext:value-type="date">
            <text:p>2020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43.27" calcext:value-type="float">
            <text:p>843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00]*INDEX([$'currency conversion'.$B$2:.$B$5];MATCH([.F300];[$'currency conversion'.$A$2:.$A$5];0))" office:value-type="float" office:value="843.27" calcext:value-type="float">
            <text:p>$843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299</text:p>
          </table:table-cell>
          <table:table-cell table:style-name="ce2" office:value-type="date" office:date-value="2022-07-02" calcext:value-type="date">
            <text:p>2022-07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209.7" calcext:value-type="float">
            <text:p>2209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01]*INDEX([$'currency conversion'.$B$2:.$B$5];MATCH([.F301];[$'currency conversion'.$A$2:.$A$5];0))" office:value-type="float" office:value="2430.67" calcext:value-type="float">
            <text:p>$2,430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0</text:p>
          </table:table-cell>
          <table:table-cell table:style-name="ce2" office:value-type="date" office:date-value="2022-05-27" calcext:value-type="date">
            <text:p>2022-05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52" calcext:value-type="float">
            <text:p>-54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02]*INDEX([$'currency conversion'.$B$2:.$B$5];MATCH([.F302];[$'currency conversion'.$A$2:.$A$5];0))" office:value-type="float" office:value="-5997.2" calcext:value-type="float">
            <text:p>-$5,997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1</text:p>
          </table:table-cell>
          <table:table-cell table:style-name="ce2" office:value-type="date" office:date-value="2020-12-03" calcext:value-type="date">
            <text:p>2020-12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054.66" calcext:value-type="float">
            <text:p>7054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03]*INDEX([$'currency conversion'.$B$2:.$B$5];MATCH([.F303];[$'currency conversion'.$A$2:.$A$5];0))" office:value-type="float" office:value="7760.126" calcext:value-type="float">
            <text:p>$7,760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2</text:p>
          </table:table-cell>
          <table:table-cell table:style-name="ce2" office:value-type="date" office:date-value="2022-04-01" calcext:value-type="date">
            <text:p>2022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2.94" calcext:value-type="float">
            <text:p>-492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04]*INDEX([$'currency conversion'.$B$2:.$B$5];MATCH([.F304];[$'currency conversion'.$A$2:.$A$5];0))" office:value-type="float" office:value="-640.822" calcext:value-type="float">
            <text:p>-$640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3</text:p>
          </table:table-cell>
          <table:table-cell table:style-name="ce2" office:value-type="date" office:date-value="2023-04-01" calcext:value-type="date">
            <text:p>2023-04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4.25" calcext:value-type="float">
            <text:p>94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05]*INDEX([$'currency conversion'.$B$2:.$B$5];MATCH([.F305];[$'currency conversion'.$A$2:.$A$5];0))" office:value-type="float" office:value="0.65975" calcext:value-type="float">
            <text:p>$0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4</text:p>
          </table:table-cell>
          <table:table-cell table:style-name="ce2" office:value-type="date" office:date-value="2022-08-14" calcext:value-type="date">
            <text:p>2022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541.07" calcext:value-type="float">
            <text:p>3541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06]*INDEX([$'currency conversion'.$B$2:.$B$5];MATCH([.F306];[$'currency conversion'.$A$2:.$A$5];0))" office:value-type="float" office:value="3895.177" calcext:value-type="float">
            <text:p>$3,895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5</text:p>
          </table:table-cell>
          <table:table-cell table:style-name="ce2" office:value-type="date" office:date-value="2020-06-09" calcext:value-type="date">
            <text:p>2020-06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166.08" calcext:value-type="float">
            <text:p>1166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07]*INDEX([$'currency conversion'.$B$2:.$B$5];MATCH([.F307];[$'currency conversion'.$A$2:.$A$5];0))" office:value-type="float" office:value="8.16256" calcext:value-type="float">
            <text:p>$8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6</text:p>
          </table:table-cell>
          <table:table-cell table:style-name="ce2" office:value-type="date" office:date-value="2022-03-11" calcext:value-type="date">
            <text:p>2022-03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765.68" calcext:value-type="float">
            <text:p>4765.6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08]*INDEX([$'currency conversion'.$B$2:.$B$5];MATCH([.F308];[$'currency conversion'.$A$2:.$A$5];0))" office:value-type="float" office:value="5242.248" calcext:value-type="float">
            <text:p>$5,242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7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435.62" calcext:value-type="float">
            <text:p>1435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09]*INDEX([$'currency conversion'.$B$2:.$B$5];MATCH([.F309];[$'currency conversion'.$A$2:.$A$5];0))" office:value-type="float" office:value="1579.182" calcext:value-type="float">
            <text:p>$1,579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8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62.19" calcext:value-type="float">
            <text:p>-3062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10]*INDEX([$'currency conversion'.$B$2:.$B$5];MATCH([.F310];[$'currency conversion'.$A$2:.$A$5];0))" office:value-type="float" office:value="-3980.847" calcext:value-type="float">
            <text:p>-$3,980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09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807.52" calcext:value-type="float">
            <text:p>1807.5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11]*INDEX([$'currency conversion'.$B$2:.$B$5];MATCH([.F311];[$'currency conversion'.$A$2:.$A$5];0))" office:value-type="float" office:value="1807.52" calcext:value-type="float">
            <text:p>$1,807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0</text:p>
          </table:table-cell>
          <table:table-cell table:style-name="ce2" office:value-type="date" office:date-value="2023-11-16" calcext:value-type="date">
            <text:p>2023-11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718.63" calcext:value-type="float">
            <text:p>-5718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12]*INDEX([$'currency conversion'.$B$2:.$B$5];MATCH([.F312];[$'currency conversion'.$A$2:.$A$5];0))" office:value-type="float" office:value="-7434.219" calcext:value-type="float">
            <text:p>-$7,434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1</text:p>
          </table:table-cell>
          <table:table-cell table:style-name="ce2" office:value-type="date" office:date-value="2023-03-04" calcext:value-type="date">
            <text:p>2023-03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42.8" calcext:value-type="float">
            <text:p>542.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13]*INDEX([$'currency conversion'.$B$2:.$B$5];MATCH([.F313];[$'currency conversion'.$A$2:.$A$5];0))" office:value-type="float" office:value="597.08" calcext:value-type="float">
            <text:p>$597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2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66.15" calcext:value-type="float">
            <text:p>-166.1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14]*INDEX([$'currency conversion'.$B$2:.$B$5];MATCH([.F314];[$'currency conversion'.$A$2:.$A$5];0))" office:value-type="float" office:value="-182.765" calcext:value-type="float">
            <text:p>-$182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3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040.58" calcext:value-type="float">
            <text:p>-1040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15]*INDEX([$'currency conversion'.$B$2:.$B$5];MATCH([.F315];[$'currency conversion'.$A$2:.$A$5];0))" office:value-type="float" office:value="-1040.58" calcext:value-type="float">
            <text:p>-$1,040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4</text:p>
          </table:table-cell>
          <table:table-cell table:style-name="ce2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42.69" calcext:value-type="float">
            <text:p>-642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16]*INDEX([$'currency conversion'.$B$2:.$B$5];MATCH([.F316];[$'currency conversion'.$A$2:.$A$5];0))" office:value-type="float" office:value="-4.49883" calcext:value-type="float">
            <text:p>-$4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5</text:p>
          </table:table-cell>
          <table:table-cell table:style-name="ce2" office:value-type="date" office:date-value="2022-11-22" calcext:value-type="date">
            <text:p>2022-1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409.25" calcext:value-type="float">
            <text:p>-9409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17]*INDEX([$'currency conversion'.$B$2:.$B$5];MATCH([.F317];[$'currency conversion'.$A$2:.$A$5];0))" office:value-type="float" office:value="-65.86475" calcext:value-type="float">
            <text:p>-$65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6</text:p>
          </table:table-cell>
          <table:table-cell table:style-name="ce2" office:value-type="date" office:date-value="2021-11-18" calcext:value-type="date">
            <text:p>2021-11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743.62" calcext:value-type="float">
            <text:p>-2743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18]*INDEX([$'currency conversion'.$B$2:.$B$5];MATCH([.F318];[$'currency conversion'.$A$2:.$A$5];0))" office:value-type="float" office:value="-3017.982" calcext:value-type="float">
            <text:p>-$3,017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7</text:p>
          </table:table-cell>
          <table:table-cell table:style-name="ce2" office:value-type="date" office:date-value="2021-04-04" calcext:value-type="date">
            <text:p>2021-04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64.22" calcext:value-type="float">
            <text:p>464.2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19]*INDEX([$'currency conversion'.$B$2:.$B$5];MATCH([.F319];[$'currency conversion'.$A$2:.$A$5];0))" office:value-type="float" office:value="3.24954" calcext:value-type="float">
            <text:p>$3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8</text:p>
          </table:table-cell>
          <table:table-cell table:style-name="ce2" office:value-type="date" office:date-value="2022-08-12" calcext:value-type="date">
            <text:p>2022-08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99.28" calcext:value-type="float">
            <text:p>799.2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20]*INDEX([$'currency conversion'.$B$2:.$B$5];MATCH([.F320];[$'currency conversion'.$A$2:.$A$5];0))" office:value-type="float" office:value="879.208" calcext:value-type="float">
            <text:p>$879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19</text:p>
          </table:table-cell>
          <table:table-cell table:style-name="ce2" office:value-type="date" office:date-value="2021-04-14" calcext:value-type="date">
            <text:p>2021-04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138.38" calcext:value-type="float">
            <text:p>-5138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21]*INDEX([$'currency conversion'.$B$2:.$B$5];MATCH([.F321];[$'currency conversion'.$A$2:.$A$5];0))" office:value-type="float" office:value="-5138.38" calcext:value-type="float">
            <text:p>-$5,138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0</text:p>
          </table:table-cell>
          <table:table-cell table:style-name="ce2" office:value-type="date" office:date-value="2023-10-30" calcext:value-type="date">
            <text:p>2023-10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328.54" calcext:value-type="float">
            <text:p>6328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22]*INDEX([$'currency conversion'.$B$2:.$B$5];MATCH([.F322];[$'currency conversion'.$A$2:.$A$5];0))" office:value-type="float" office:value="6328.54" calcext:value-type="float">
            <text:p>$6,328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1</text:p>
          </table:table-cell>
          <table:table-cell table:style-name="ce2" office:value-type="date" office:date-value="2022-11-11" calcext:value-type="date">
            <text:p>2022-11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330.87" calcext:value-type="float">
            <text:p>-4330.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23]*INDEX([$'currency conversion'.$B$2:.$B$5];MATCH([.F323];[$'currency conversion'.$A$2:.$A$5];0))" office:value-type="float" office:value="-4763.957" calcext:value-type="float">
            <text:p>-$4,763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2</text:p>
          </table:table-cell>
          <table:table-cell table:style-name="ce2" office:value-type="date" office:date-value="2022-01-19" calcext:value-type="date">
            <text:p>2022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847.29" calcext:value-type="float">
            <text:p>4847.2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24]*INDEX([$'currency conversion'.$B$2:.$B$5];MATCH([.F324];[$'currency conversion'.$A$2:.$A$5];0))" office:value-type="float" office:value="4847.29" calcext:value-type="float">
            <text:p>$4,847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3</text:p>
          </table:table-cell>
          <table:table-cell table:style-name="ce2" office:value-type="date" office:date-value="2020-02-07" calcext:value-type="date">
            <text:p>2020-02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135.97" calcext:value-type="float">
            <text:p>2135.9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25]*INDEX([$'currency conversion'.$B$2:.$B$5];MATCH([.F325];[$'currency conversion'.$A$2:.$A$5];0))" office:value-type="float" office:value="2776.761" calcext:value-type="float">
            <text:p>$2,776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4</text:p>
          </table:table-cell>
          <table:table-cell table:style-name="ce2" office:value-type="date" office:date-value="2020-08-17" calcext:value-type="date">
            <text:p>2020-08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231.14" calcext:value-type="float">
            <text:p>-3231.1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26]*INDEX([$'currency conversion'.$B$2:.$B$5];MATCH([.F326];[$'currency conversion'.$A$2:.$A$5];0))" office:value-type="float" office:value="-4200.482" calcext:value-type="float">
            <text:p>-$4,200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5</text:p>
          </table:table-cell>
          <table:table-cell table:style-name="ce2" office:value-type="date" office:date-value="2023-10-20" calcext:value-type="date">
            <text:p>2023-10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8876.55" calcext:value-type="float">
            <text:p>8876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27]*INDEX([$'currency conversion'.$B$2:.$B$5];MATCH([.F327];[$'currency conversion'.$A$2:.$A$5];0))" office:value-type="float" office:value="8876.55" calcext:value-type="float">
            <text:p>$8,876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6</text:p>
          </table:table-cell>
          <table:table-cell table:style-name="ce2" office:value-type="date" office:date-value="2021-07-16" calcext:value-type="date">
            <text:p>2021-07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968.18" calcext:value-type="float">
            <text:p>-5968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28]*INDEX([$'currency conversion'.$B$2:.$B$5];MATCH([.F328];[$'currency conversion'.$A$2:.$A$5];0))" office:value-type="float" office:value="-6564.998" calcext:value-type="float">
            <text:p>-$6,565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7</text:p>
          </table:table-cell>
          <table:table-cell table:style-name="ce2" office:value-type="date" office:date-value="2021-03-13" calcext:value-type="date">
            <text:p>2021-03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595.77" calcext:value-type="float">
            <text:p>4595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29]*INDEX([$'currency conversion'.$B$2:.$B$5];MATCH([.F329];[$'currency conversion'.$A$2:.$A$5];0))" office:value-type="float" office:value="5055.347" calcext:value-type="float">
            <text:p>$5,055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8</text:p>
          </table:table-cell>
          <table:table-cell table:style-name="ce2" office:value-type="date" office:date-value="2023-07-30" calcext:value-type="date">
            <text:p>2023-07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002.91" calcext:value-type="float">
            <text:p>5002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30]*INDEX([$'currency conversion'.$B$2:.$B$5];MATCH([.F330];[$'currency conversion'.$A$2:.$A$5];0))" office:value-type="float" office:value="5002.91" calcext:value-type="float">
            <text:p>$5,002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29</text:p>
          </table:table-cell>
          <table:table-cell table:style-name="ce2" office:value-type="date" office:date-value="2020-01-27" calcext:value-type="date">
            <text:p>2020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353.1" calcext:value-type="float">
            <text:p>-3353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31]*INDEX([$'currency conversion'.$B$2:.$B$5];MATCH([.F331];[$'currency conversion'.$A$2:.$A$5];0))" office:value-type="float" office:value="-23.4717" calcext:value-type="float">
            <text:p>-$23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0</text:p>
          </table:table-cell>
          <table:table-cell table:style-name="ce2" office:value-type="date" office:date-value="2020-08-13" calcext:value-type="date">
            <text:p>2020-08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962.33" calcext:value-type="float">
            <text:p>6962.3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32]*INDEX([$'currency conversion'.$B$2:.$B$5];MATCH([.F332];[$'currency conversion'.$A$2:.$A$5];0))" office:value-type="float" office:value="9051.029" calcext:value-type="float">
            <text:p>$9,051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1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50.23" calcext:value-type="float">
            <text:p>-1250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33]*INDEX([$'currency conversion'.$B$2:.$B$5];MATCH([.F333];[$'currency conversion'.$A$2:.$A$5];0))" office:value-type="float" office:value="-8.75161" calcext:value-type="float">
            <text:p>-$8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2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443.47" calcext:value-type="float">
            <text:p>1443.4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34]*INDEX([$'currency conversion'.$B$2:.$B$5];MATCH([.F334];[$'currency conversion'.$A$2:.$A$5];0))" office:value-type="float" office:value="1587.817" calcext:value-type="float">
            <text:p>$1,587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3</text:p>
          </table:table-cell>
          <table:table-cell table:style-name="ce2" office:value-type="date" office:date-value="2020-10-10" calcext:value-type="date">
            <text:p>2020-10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01.61" calcext:value-type="float">
            <text:p>1301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35]*INDEX([$'currency conversion'.$B$2:.$B$5];MATCH([.F335];[$'currency conversion'.$A$2:.$A$5];0))" office:value-type="float" office:value="1431.771" calcext:value-type="float">
            <text:p>$1,431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4</text:p>
          </table:table-cell>
          <table:table-cell table:style-name="ce2" office:value-type="date" office:date-value="2022-05-28" calcext:value-type="date">
            <text:p>2022-05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71.54" calcext:value-type="float">
            <text:p>-671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36]*INDEX([$'currency conversion'.$B$2:.$B$5];MATCH([.F336];[$'currency conversion'.$A$2:.$A$5];0))" office:value-type="float" office:value="-4.70078" calcext:value-type="float">
            <text:p>-$4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5</text:p>
          </table:table-cell>
          <table:table-cell table:style-name="ce2" office:value-type="date" office:date-value="2022-08-17" calcext:value-type="date">
            <text:p>2022-08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054.04" calcext:value-type="float">
            <text:p>4054.0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37]*INDEX([$'currency conversion'.$B$2:.$B$5];MATCH([.F337];[$'currency conversion'.$A$2:.$A$5];0))" office:value-type="float" office:value="4054.04" calcext:value-type="float">
            <text:p>$4,054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6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967.44" calcext:value-type="float">
            <text:p>3967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38]*INDEX([$'currency conversion'.$B$2:.$B$5];MATCH([.F338];[$'currency conversion'.$A$2:.$A$5];0))" office:value-type="float" office:value="27.77208" calcext:value-type="float">
            <text:p>$27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7</text:p>
          </table:table-cell>
          <table:table-cell table:style-name="ce2" office:value-type="date" office:date-value="2022-10-16" calcext:value-type="date">
            <text:p>2022-10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742.66" calcext:value-type="float">
            <text:p>-8742.6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39]*INDEX([$'currency conversion'.$B$2:.$B$5];MATCH([.F339];[$'currency conversion'.$A$2:.$A$5];0))" office:value-type="float" office:value="-61.19862" calcext:value-type="float">
            <text:p>-$61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8</text:p>
          </table:table-cell>
          <table:table-cell table:style-name="ce2" office:value-type="date" office:date-value="2022-03-26" calcext:value-type="date">
            <text:p>2022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521.7" calcext:value-type="float">
            <text:p>6521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40]*INDEX([$'currency conversion'.$B$2:.$B$5];MATCH([.F340];[$'currency conversion'.$A$2:.$A$5];0))" office:value-type="float" office:value="8478.21" calcext:value-type="float">
            <text:p>$8,478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39</text:p>
          </table:table-cell>
          <table:table-cell table:style-name="ce2" office:value-type="date" office:date-value="2021-10-20" calcext:value-type="date">
            <text:p>2021-10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8312.46" calcext:value-type="float">
            <text:p>-8312.4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41]*INDEX([$'currency conversion'.$B$2:.$B$5];MATCH([.F341];[$'currency conversion'.$A$2:.$A$5];0))" office:value-type="float" office:value="-10806.198" calcext:value-type="float">
            <text:p>-$10,806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0</text:p>
          </table:table-cell>
          <table:table-cell table:style-name="ce2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162.73" calcext:value-type="float">
            <text:p>5162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42]*INDEX([$'currency conversion'.$B$2:.$B$5];MATCH([.F342];[$'currency conversion'.$A$2:.$A$5];0))" office:value-type="float" office:value="36.13911" calcext:value-type="float">
            <text:p>$36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1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633.53" calcext:value-type="float">
            <text:p>5633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43]*INDEX([$'currency conversion'.$B$2:.$B$5];MATCH([.F343];[$'currency conversion'.$A$2:.$A$5];0))" office:value-type="float" office:value="39.43471" calcext:value-type="float">
            <text:p>$39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2</text:p>
          </table:table-cell>
          <table:table-cell table:style-name="ce2" office:value-type="date" office:date-value="2022-12-08" calcext:value-type="date">
            <text:p>2022-12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454.83" calcext:value-type="float">
            <text:p>-5454.8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44]*INDEX([$'currency conversion'.$B$2:.$B$5];MATCH([.F344];[$'currency conversion'.$A$2:.$A$5];0))" office:value-type="float" office:value="-6000.313" calcext:value-type="float">
            <text:p>-$6,000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3</text:p>
          </table:table-cell>
          <table:table-cell table:style-name="ce2" office:value-type="date" office:date-value="2020-01-17" calcext:value-type="date">
            <text:p>2020-01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054.07" calcext:value-type="float">
            <text:p>-2054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45]*INDEX([$'currency conversion'.$B$2:.$B$5];MATCH([.F345];[$'currency conversion'.$A$2:.$A$5];0))" office:value-type="float" office:value="-2670.291" calcext:value-type="float">
            <text:p>-$2,670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4</text:p>
          </table:table-cell>
          <table:table-cell table:style-name="ce2" office:value-type="date" office:date-value="2023-04-10" calcext:value-type="date">
            <text:p>2023-04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528.52" calcext:value-type="float">
            <text:p>-5528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46]*INDEX([$'currency conversion'.$B$2:.$B$5];MATCH([.F346];[$'currency conversion'.$A$2:.$A$5];0))" office:value-type="float" office:value="-7187.076" calcext:value-type="float">
            <text:p>-$7,187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5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074.61" calcext:value-type="float">
            <text:p>-1074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47]*INDEX([$'currency conversion'.$B$2:.$B$5];MATCH([.F347];[$'currency conversion'.$A$2:.$A$5];0))" office:value-type="float" office:value="-1182.071" calcext:value-type="float">
            <text:p>-$1,182.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6</text:p>
          </table:table-cell>
          <table:table-cell table:style-name="ce2" office:value-type="date" office:date-value="2020-06-06" calcext:value-type="date">
            <text:p>2020-06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540.17" calcext:value-type="float">
            <text:p>-1540.1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48]*INDEX([$'currency conversion'.$B$2:.$B$5];MATCH([.F348];[$'currency conversion'.$A$2:.$A$5];0))" office:value-type="float" office:value="-1540.17" calcext:value-type="float">
            <text:p>-$1,540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7</text:p>
          </table:table-cell>
          <table:table-cell table:style-name="ce2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898.3" calcext:value-type="float">
            <text:p>3898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49]*INDEX([$'currency conversion'.$B$2:.$B$5];MATCH([.F349];[$'currency conversion'.$A$2:.$A$5];0))" office:value-type="float" office:value="5067.79" calcext:value-type="float">
            <text:p>$5,067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8</text:p>
          </table:table-cell>
          <table:table-cell table:style-name="ce2" office:value-type="date" office:date-value="2022-12-05" calcext:value-type="date">
            <text:p>2022-12-0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551.54" calcext:value-type="float">
            <text:p>6551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50]*INDEX([$'currency conversion'.$B$2:.$B$5];MATCH([.F350];[$'currency conversion'.$A$2:.$A$5];0))" office:value-type="float" office:value="8517.002" calcext:value-type="float">
            <text:p>$8,517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49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978.42" calcext:value-type="float">
            <text:p>6978.4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51]*INDEX([$'currency conversion'.$B$2:.$B$5];MATCH([.F351];[$'currency conversion'.$A$2:.$A$5];0))" office:value-type="float" office:value="6978.42" calcext:value-type="float">
            <text:p>$6,978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0</text:p>
          </table:table-cell>
          <table:table-cell table:style-name="ce2" office:value-type="date" office:date-value="2021-06-01" calcext:value-type="date">
            <text:p>2021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810.84" calcext:value-type="float">
            <text:p>-2810.8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52]*INDEX([$'currency conversion'.$B$2:.$B$5];MATCH([.F352];[$'currency conversion'.$A$2:.$A$5];0))" office:value-type="float" office:value="-3654.092" calcext:value-type="float">
            <text:p>-$3,654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1</text:p>
          </table:table-cell>
          <table:table-cell table:style-name="ce2" office:value-type="date" office:date-value="2020-04-08" calcext:value-type="date">
            <text:p>2020-04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46.11" calcext:value-type="float">
            <text:p>-1046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53]*INDEX([$'currency conversion'.$B$2:.$B$5];MATCH([.F353];[$'currency conversion'.$A$2:.$A$5];0))" office:value-type="float" office:value="-1359.943" calcext:value-type="float">
            <text:p>-$1,359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2</text:p>
          </table:table-cell>
          <table:table-cell table:style-name="ce2" office:value-type="date" office:date-value="2022-11-26" calcext:value-type="date">
            <text:p>2022-11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8417.19" calcext:value-type="float">
            <text:p>-8417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54]*INDEX([$'currency conversion'.$B$2:.$B$5];MATCH([.F354];[$'currency conversion'.$A$2:.$A$5];0))" office:value-type="float" office:value="-8417.19" calcext:value-type="float">
            <text:p>-$8,417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3</text:p>
          </table:table-cell>
          <table:table-cell table:style-name="ce2" office:value-type="date" office:date-value="2020-10-06" calcext:value-type="date">
            <text:p>2020-10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029.35" calcext:value-type="float">
            <text:p>-4029.3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55]*INDEX([$'currency conversion'.$B$2:.$B$5];MATCH([.F355];[$'currency conversion'.$A$2:.$A$5];0))" office:value-type="float" office:value="-4029.35" calcext:value-type="float">
            <text:p>-$4,029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4</text:p>
          </table:table-cell>
          <table:table-cell table:style-name="ce2" office:value-type="date" office:date-value="2023-10-04" calcext:value-type="date">
            <text:p>2023-10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824.26" calcext:value-type="float">
            <text:p>4824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56]*INDEX([$'currency conversion'.$B$2:.$B$5];MATCH([.F356];[$'currency conversion'.$A$2:.$A$5];0))" office:value-type="float" office:value="33.76982" calcext:value-type="float">
            <text:p>$33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5</text:p>
          </table:table-cell>
          <table:table-cell table:style-name="ce2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077.91" calcext:value-type="float">
            <text:p>8077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57]*INDEX([$'currency conversion'.$B$2:.$B$5];MATCH([.F357];[$'currency conversion'.$A$2:.$A$5];0))" office:value-type="float" office:value="8885.701" calcext:value-type="float">
            <text:p>$8,885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6</text:p>
          </table:table-cell>
          <table:table-cell table:style-name="ce2" office:value-type="date" office:date-value="2020-10-28" calcext:value-type="date">
            <text:p>2020-10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171.74" calcext:value-type="float">
            <text:p>-6171.7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58]*INDEX([$'currency conversion'.$B$2:.$B$5];MATCH([.F358];[$'currency conversion'.$A$2:.$A$5];0))" office:value-type="float" office:value="-6788.914" calcext:value-type="float">
            <text:p>-$6,788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7</text:p>
          </table:table-cell>
          <table:table-cell table:style-name="ce2" office:value-type="date" office:date-value="2020-06-29" calcext:value-type="date">
            <text:p>2020-06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962.32" calcext:value-type="float">
            <text:p>-2962.3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59]*INDEX([$'currency conversion'.$B$2:.$B$5];MATCH([.F359];[$'currency conversion'.$A$2:.$A$5];0))" office:value-type="float" office:value="-2962.32" calcext:value-type="float">
            <text:p>-$2,962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8</text:p>
          </table:table-cell>
          <table:table-cell table:style-name="ce2" office:value-type="date" office:date-value="2021-08-29" calcext:value-type="date">
            <text:p>2021-08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32.03" calcext:value-type="float">
            <text:p>-132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60]*INDEX([$'currency conversion'.$B$2:.$B$5];MATCH([.F360];[$'currency conversion'.$A$2:.$A$5];0))" office:value-type="float" office:value="-132.03" calcext:value-type="float">
            <text:p>-$132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59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400.81" calcext:value-type="float">
            <text:p>1400.8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61]*INDEX([$'currency conversion'.$B$2:.$B$5];MATCH([.F361];[$'currency conversion'.$A$2:.$A$5];0))" office:value-type="float" office:value="1821.053" calcext:value-type="float">
            <text:p>$1,821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0</text:p>
          </table:table-cell>
          <table:table-cell table:style-name="ce2" office:value-type="date" office:date-value="2021-11-30" calcext:value-type="date">
            <text:p>2021-11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48.02" calcext:value-type="float">
            <text:p>-4048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62]*INDEX([$'currency conversion'.$B$2:.$B$5];MATCH([.F362];[$'currency conversion'.$A$2:.$A$5];0))" office:value-type="float" office:value="-28.33614" calcext:value-type="float">
            <text:p>-$28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1</text:p>
          </table:table-cell>
          <table:table-cell table:style-name="ce2" office:value-type="date" office:date-value="2022-09-19" calcext:value-type="date">
            <text:p>2022-09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120.31" calcext:value-type="float">
            <text:p>2120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63]*INDEX([$'currency conversion'.$B$2:.$B$5];MATCH([.F363];[$'currency conversion'.$A$2:.$A$5];0))" office:value-type="float" office:value="14.84217" calcext:value-type="float">
            <text:p>$14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2</text:p>
          </table:table-cell>
          <table:table-cell table:style-name="ce2" office:value-type="date" office:date-value="2023-02-13" calcext:value-type="date">
            <text:p>2023-02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69.2" calcext:value-type="float">
            <text:p>-2369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64]*INDEX([$'currency conversion'.$B$2:.$B$5];MATCH([.F364];[$'currency conversion'.$A$2:.$A$5];0))" office:value-type="float" office:value="-2369.2" calcext:value-type="float">
            <text:p>-$2,369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3</text:p>
          </table:table-cell>
          <table:table-cell table:style-name="ce2" office:value-type="date" office:date-value="2020-07-09" calcext:value-type="date">
            <text:p>2020-07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2.26" calcext:value-type="float">
            <text:p>-72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65]*INDEX([$'currency conversion'.$B$2:.$B$5];MATCH([.F365];[$'currency conversion'.$A$2:.$A$5];0))" office:value-type="float" office:value="-93.938" calcext:value-type="float">
            <text:p>-$93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4</text:p>
          </table:table-cell>
          <table:table-cell table:style-name="ce2" office:value-type="date" office:date-value="2020-09-09" calcext:value-type="date">
            <text:p>2020-09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31.42" calcext:value-type="float">
            <text:p>2731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66]*INDEX([$'currency conversion'.$B$2:.$B$5];MATCH([.F366];[$'currency conversion'.$A$2:.$A$5];0))" office:value-type="float" office:value="3550.846" calcext:value-type="float">
            <text:p>$3,550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5</text:p>
          </table:table-cell>
          <table:table-cell table:style-name="ce2" office:value-type="date" office:date-value="2022-09-07" calcext:value-type="date">
            <text:p>2022-09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2.11" calcext:value-type="float">
            <text:p>32.1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67]*INDEX([$'currency conversion'.$B$2:.$B$5];MATCH([.F367];[$'currency conversion'.$A$2:.$A$5];0))" office:value-type="float" office:value="35.321" calcext:value-type="float">
            <text:p>$35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6</text:p>
          </table:table-cell>
          <table:table-cell table:style-name="ce2" office:value-type="date" office:date-value="2022-07-16" calcext:value-type="date">
            <text:p>2022-07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181.93" calcext:value-type="float">
            <text:p>-2181.9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68]*INDEX([$'currency conversion'.$B$2:.$B$5];MATCH([.F368];[$'currency conversion'.$A$2:.$A$5];0))" office:value-type="float" office:value="-2400.123" calcext:value-type="float">
            <text:p>-$2,400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7</text:p>
          </table:table-cell>
          <table:table-cell table:style-name="ce2" office:value-type="date" office:date-value="2023-03-30" calcext:value-type="date">
            <text:p>2023-03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48.05" calcext:value-type="float">
            <text:p>-548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69]*INDEX([$'currency conversion'.$B$2:.$B$5];MATCH([.F369];[$'currency conversion'.$A$2:.$A$5];0))" office:value-type="float" office:value="-712.465" calcext:value-type="float">
            <text:p>-$712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8</text:p>
          </table:table-cell>
          <table:table-cell table:style-name="ce2" office:value-type="date" office:date-value="2023-07-03" calcext:value-type="date">
            <text:p>2023-07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41.81" calcext:value-type="float">
            <text:p>-441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0]*INDEX([$'currency conversion'.$B$2:.$B$5];MATCH([.F370];[$'currency conversion'.$A$2:.$A$5];0))" office:value-type="float" office:value="-485.991" calcext:value-type="float">
            <text:p>-$485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69</text:p>
          </table:table-cell>
          <table:table-cell table:style-name="ce2" office:value-type="date" office:date-value="2023-09-08" calcext:value-type="date">
            <text:p>2023-09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850.06" calcext:value-type="float">
            <text:p>-1850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1]*INDEX([$'currency conversion'.$B$2:.$B$5];MATCH([.F371];[$'currency conversion'.$A$2:.$A$5];0))" office:value-type="float" office:value="-1850.06" calcext:value-type="float">
            <text:p>-$1,850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0</text:p>
          </table:table-cell>
          <table:table-cell table:style-name="ce2" office:value-type="date" office:date-value="2020-05-07" calcext:value-type="date">
            <text:p>2020-05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293.98" calcext:value-type="float">
            <text:p>-1293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72]*INDEX([$'currency conversion'.$B$2:.$B$5];MATCH([.F372];[$'currency conversion'.$A$2:.$A$5];0))" office:value-type="float" office:value="-1682.174" calcext:value-type="float">
            <text:p>-$1,682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1</text:p>
          </table:table-cell>
          <table:table-cell table:style-name="ce2" office:value-type="date" office:date-value="2020-01-18" calcext:value-type="date">
            <text:p>2020-01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993.24" calcext:value-type="float">
            <text:p>7993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3]*INDEX([$'currency conversion'.$B$2:.$B$5];MATCH([.F373];[$'currency conversion'.$A$2:.$A$5];0))" office:value-type="float" office:value="8792.564" calcext:value-type="float">
            <text:p>$8,792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2</text:p>
          </table:table-cell>
          <table:table-cell table:style-name="ce2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804.6" calcext:value-type="float">
            <text:p>2804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74]*INDEX([$'currency conversion'.$B$2:.$B$5];MATCH([.F374];[$'currency conversion'.$A$2:.$A$5];0))" office:value-type="float" office:value="19.6322" calcext:value-type="float">
            <text:p>$19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3</text:p>
          </table:table-cell>
          <table:table-cell table:style-name="ce2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77.4" calcext:value-type="float">
            <text:p>-1477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5]*INDEX([$'currency conversion'.$B$2:.$B$5];MATCH([.F375];[$'currency conversion'.$A$2:.$A$5];0))" office:value-type="float" office:value="-1920.62" calcext:value-type="float">
            <text:p>-$1,920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4</text:p>
          </table:table-cell>
          <table:table-cell table:style-name="ce2" office:value-type="date" office:date-value="2023-09-08" calcext:value-type="date">
            <text:p>2023-09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484.77" calcext:value-type="float">
            <text:p>3484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76]*INDEX([$'currency conversion'.$B$2:.$B$5];MATCH([.F376];[$'currency conversion'.$A$2:.$A$5];0))" office:value-type="float" office:value="4530.201" calcext:value-type="float">
            <text:p>$4,530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5</text:p>
          </table:table-cell>
          <table:table-cell table:style-name="ce2" office:value-type="date" office:date-value="2021-11-16" calcext:value-type="date">
            <text:p>2021-11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669.1" calcext:value-type="float">
            <text:p>-1669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7]*INDEX([$'currency conversion'.$B$2:.$B$5];MATCH([.F377];[$'currency conversion'.$A$2:.$A$5];0))" office:value-type="float" office:value="-11.6837" calcext:value-type="float">
            <text:p>-$11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6</text:p>
          </table:table-cell>
          <table:table-cell table:style-name="ce2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865.62" calcext:value-type="float">
            <text:p>5865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78]*INDEX([$'currency conversion'.$B$2:.$B$5];MATCH([.F378];[$'currency conversion'.$A$2:.$A$5];0))" office:value-type="float" office:value="5865.62" calcext:value-type="float">
            <text:p>$5,865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7</text:p>
          </table:table-cell>
          <table:table-cell table:style-name="ce2" office:value-type="date" office:date-value="2023-08-04" calcext:value-type="date">
            <text:p>2023-08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848.21" calcext:value-type="float">
            <text:p>1848.2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79]*INDEX([$'currency conversion'.$B$2:.$B$5];MATCH([.F379];[$'currency conversion'.$A$2:.$A$5];0))" office:value-type="float" office:value="12.93747" calcext:value-type="float">
            <text:p>$12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8</text:p>
          </table:table-cell>
          <table:table-cell table:style-name="ce2" office:value-type="date" office:date-value="2022-05-03" calcext:value-type="date">
            <text:p>2022-05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36.51" calcext:value-type="float">
            <text:p>-536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80]*INDEX([$'currency conversion'.$B$2:.$B$5];MATCH([.F380];[$'currency conversion'.$A$2:.$A$5];0))" office:value-type="float" office:value="-697.463" calcext:value-type="float">
            <text:p>-$697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79</text:p>
          </table:table-cell>
          <table:table-cell table:style-name="ce2" office:value-type="date" office:date-value="2022-08-19" calcext:value-type="date">
            <text:p>2022-08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238.58" calcext:value-type="float">
            <text:p>2238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81]*INDEX([$'currency conversion'.$B$2:.$B$5];MATCH([.F381];[$'currency conversion'.$A$2:.$A$5];0))" office:value-type="float" office:value="2238.58" calcext:value-type="float">
            <text:p>$2,238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0</text:p>
          </table:table-cell>
          <table:table-cell table:style-name="ce2" office:value-type="date" office:date-value="2020-06-03" calcext:value-type="date">
            <text:p>2020-06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854.38" calcext:value-type="float">
            <text:p>-7854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82]*INDEX([$'currency conversion'.$B$2:.$B$5];MATCH([.F382];[$'currency conversion'.$A$2:.$A$5];0))" office:value-type="float" office:value="-8639.818" calcext:value-type="float">
            <text:p>-$8,639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1</text:p>
          </table:table-cell>
          <table:table-cell table:style-name="ce2" office:value-type="date" office:date-value="2021-05-04" calcext:value-type="date">
            <text:p>2021-05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633.84" calcext:value-type="float">
            <text:p>-5633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83]*INDEX([$'currency conversion'.$B$2:.$B$5];MATCH([.F383];[$'currency conversion'.$A$2:.$A$5];0))" office:value-type="float" office:value="-6197.224" calcext:value-type="float">
            <text:p>-$6,197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2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969.63" calcext:value-type="float">
            <text:p>-5969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84]*INDEX([$'currency conversion'.$B$2:.$B$5];MATCH([.F384];[$'currency conversion'.$A$2:.$A$5];0))" office:value-type="float" office:value="-6566.593" calcext:value-type="float">
            <text:p>-$6,566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3</text:p>
          </table:table-cell>
          <table:table-cell table:style-name="ce2" office:value-type="date" office:date-value="2022-02-23" calcext:value-type="date">
            <text:p>2022-02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14.72" calcext:value-type="float">
            <text:p>714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85]*INDEX([$'currency conversion'.$B$2:.$B$5];MATCH([.F385];[$'currency conversion'.$A$2:.$A$5];0))" office:value-type="float" office:value="929.136" calcext:value-type="float">
            <text:p>$929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4</text:p>
          </table:table-cell>
          <table:table-cell table:style-name="ce2" office:value-type="date" office:date-value="2023-02-01" calcext:value-type="date">
            <text:p>2023-02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662.57" calcext:value-type="float">
            <text:p>8662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86]*INDEX([$'currency conversion'.$B$2:.$B$5];MATCH([.F386];[$'currency conversion'.$A$2:.$A$5];0))" office:value-type="float" office:value="60.63799" calcext:value-type="float">
            <text:p>$60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5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1156.5" calcext:value-type="float">
            <text:p>11156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387]*INDEX([$'currency conversion'.$B$2:.$B$5];MATCH([.F387];[$'currency conversion'.$A$2:.$A$5];0))" office:value-type="float" office:value="11156.5" calcext:value-type="float">
            <text:p>$11,156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6</text:p>
          </table:table-cell>
          <table:table-cell table:style-name="ce2" office:value-type="date" office:date-value="2020-09-02" calcext:value-type="date">
            <text:p>2020-09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190.26" calcext:value-type="float">
            <text:p>3190.2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88]*INDEX([$'currency conversion'.$B$2:.$B$5];MATCH([.F388];[$'currency conversion'.$A$2:.$A$5];0))" office:value-type="float" office:value="3509.286" calcext:value-type="float">
            <text:p>$3,509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7</text:p>
          </table:table-cell>
          <table:table-cell table:style-name="ce2" office:value-type="date" office:date-value="2023-04-14" calcext:value-type="date">
            <text:p>2023-04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504.22" calcext:value-type="float">
            <text:p>2504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89]*INDEX([$'currency conversion'.$B$2:.$B$5];MATCH([.F389];[$'currency conversion'.$A$2:.$A$5];0))" office:value-type="float" office:value="2504.22" calcext:value-type="float">
            <text:p>$2,504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8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9005.29" calcext:value-type="float">
            <text:p>-9005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90]*INDEX([$'currency conversion'.$B$2:.$B$5];MATCH([.F390];[$'currency conversion'.$A$2:.$A$5];0))" office:value-type="float" office:value="-11706.877" calcext:value-type="float">
            <text:p>-$11,706.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89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13.37" calcext:value-type="float">
            <text:p>-2713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91]*INDEX([$'currency conversion'.$B$2:.$B$5];MATCH([.F391];[$'currency conversion'.$A$2:.$A$5];0))" office:value-type="float" office:value="-2984.707" calcext:value-type="float">
            <text:p>-$2,984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0</text:p>
          </table:table-cell>
          <table:table-cell table:style-name="ce2" office:value-type="date" office:date-value="2021-06-21" calcext:value-type="date">
            <text:p>2021-06-2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938.92" calcext:value-type="float">
            <text:p>-3938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392]*INDEX([$'currency conversion'.$B$2:.$B$5];MATCH([.F392];[$'currency conversion'.$A$2:.$A$5];0))" office:value-type="float" office:value="-5120.596" calcext:value-type="float">
            <text:p>-$5,120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1</text:p>
          </table:table-cell>
          <table:table-cell table:style-name="ce2" office:value-type="date" office:date-value="2022-07-09" calcext:value-type="date">
            <text:p>2022-07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104.24" calcext:value-type="float">
            <text:p>-3104.2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93]*INDEX([$'currency conversion'.$B$2:.$B$5];MATCH([.F393];[$'currency conversion'.$A$2:.$A$5];0))" office:value-type="float" office:value="-21.72968" calcext:value-type="float">
            <text:p>-$21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2</text:p>
          </table:table-cell>
          <table:table-cell table:style-name="ce2" office:value-type="date" office:date-value="2021-02-11" calcext:value-type="date">
            <text:p>2021-02-1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840.72" calcext:value-type="float">
            <text:p>-840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94]*INDEX([$'currency conversion'.$B$2:.$B$5];MATCH([.F394];[$'currency conversion'.$A$2:.$A$5];0))" office:value-type="float" office:value="-1092.936" calcext:value-type="float">
            <text:p>-$1,092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3</text:p>
          </table:table-cell>
          <table:table-cell table:style-name="ce2" office:value-type="date" office:date-value="2021-06-08" calcext:value-type="date">
            <text:p>2021-06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360.45" calcext:value-type="float">
            <text:p>-2360.4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395]*INDEX([$'currency conversion'.$B$2:.$B$5];MATCH([.F395];[$'currency conversion'.$A$2:.$A$5];0))" office:value-type="float" office:value="-3068.585" calcext:value-type="float">
            <text:p>-$3,068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4</text:p>
          </table:table-cell>
          <table:table-cell table:style-name="ce2" office:value-type="date" office:date-value="2022-04-07" calcext:value-type="date">
            <text:p>2022-04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896.5" calcext:value-type="float">
            <text:p>-9896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396]*INDEX([$'currency conversion'.$B$2:.$B$5];MATCH([.F396];[$'currency conversion'.$A$2:.$A$5];0))" office:value-type="float" office:value="-69.2755" calcext:value-type="float">
            <text:p>-$69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5</text:p>
          </table:table-cell>
          <table:table-cell table:style-name="ce2" office:value-type="date" office:date-value="2022-06-21" calcext:value-type="date">
            <text:p>2022-06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739.55" calcext:value-type="float">
            <text:p>3739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397]*INDEX([$'currency conversion'.$B$2:.$B$5];MATCH([.F397];[$'currency conversion'.$A$2:.$A$5];0))" office:value-type="float" office:value="3739.55" calcext:value-type="float">
            <text:p>$3,739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6</text:p>
          </table:table-cell>
          <table:table-cell table:style-name="ce2" office:value-type="date" office:date-value="2020-02-05" calcext:value-type="date">
            <text:p>2020-02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363.72" calcext:value-type="float">
            <text:p>-5363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98]*INDEX([$'currency conversion'.$B$2:.$B$5];MATCH([.F398];[$'currency conversion'.$A$2:.$A$5];0))" office:value-type="float" office:value="-37.54604" calcext:value-type="float">
            <text:p>-$37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7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196.23" calcext:value-type="float">
            <text:p>1196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399]*INDEX([$'currency conversion'.$B$2:.$B$5];MATCH([.F399];[$'currency conversion'.$A$2:.$A$5];0))" office:value-type="float" office:value="8.37361" calcext:value-type="float">
            <text:p>$8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8</text:p>
          </table:table-cell>
          <table:table-cell table:style-name="ce2" office:value-type="date" office:date-value="2020-01-20" calcext:value-type="date">
            <text:p>2020-01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370.41" calcext:value-type="float">
            <text:p>10370.4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00]*INDEX([$'currency conversion'.$B$2:.$B$5];MATCH([.F400];[$'currency conversion'.$A$2:.$A$5];0))" office:value-type="float" office:value="13481.533" calcext:value-type="float">
            <text:p>$13,481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399</text:p>
          </table:table-cell>
          <table:table-cell table:style-name="ce2" office:value-type="date" office:date-value="2020-11-16" calcext:value-type="date">
            <text:p>2020-11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596.92" calcext:value-type="float">
            <text:p>-4596.9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01]*INDEX([$'currency conversion'.$B$2:.$B$5];MATCH([.F401];[$'currency conversion'.$A$2:.$A$5];0))" office:value-type="float" office:value="-4596.92" calcext:value-type="float">
            <text:p>-$4,596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0</text:p>
          </table:table-cell>
          <table:table-cell table:style-name="ce2" office:value-type="date" office:date-value="2021-05-26" calcext:value-type="date">
            <text:p>2021-05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651.44" calcext:value-type="float">
            <text:p>-12651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02]*INDEX([$'currency conversion'.$B$2:.$B$5];MATCH([.F402];[$'currency conversion'.$A$2:.$A$5];0))" office:value-type="float" office:value="-13916.584" calcext:value-type="float">
            <text:p>-$13,916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1</text:p>
          </table:table-cell>
          <table:table-cell table:style-name="ce2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430.02" calcext:value-type="float">
            <text:p>-1430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03]*INDEX([$'currency conversion'.$B$2:.$B$5];MATCH([.F403];[$'currency conversion'.$A$2:.$A$5];0))" office:value-type="float" office:value="-10.01014" calcext:value-type="float">
            <text:p>-$10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2</text:p>
          </table:table-cell>
          <table:table-cell table:style-name="ce2" office:value-type="date" office:date-value="2021-10-15" calcext:value-type="date">
            <text:p>2021-10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04.8" calcext:value-type="float">
            <text:p>5504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04]*INDEX([$'currency conversion'.$B$2:.$B$5];MATCH([.F404];[$'currency conversion'.$A$2:.$A$5];0))" office:value-type="float" office:value="5504.8" calcext:value-type="float">
            <text:p>$5,504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3</text:p>
          </table:table-cell>
          <table:table-cell table:style-name="ce2" office:value-type="date" office:date-value="2022-08-29" calcext:value-type="date">
            <text:p>2022-08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9791.74" calcext:value-type="float">
            <text:p>9791.7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05]*INDEX([$'currency conversion'.$B$2:.$B$5];MATCH([.F405];[$'currency conversion'.$A$2:.$A$5];0))" office:value-type="float" office:value="68.54218" calcext:value-type="float">
            <text:p>$68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4</text:p>
          </table:table-cell>
          <table:table-cell table:style-name="ce2" office:value-type="date" office:date-value="2021-04-15" calcext:value-type="date">
            <text:p>2021-04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147.75" calcext:value-type="float">
            <text:p>-6147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06]*INDEX([$'currency conversion'.$B$2:.$B$5];MATCH([.F406];[$'currency conversion'.$A$2:.$A$5];0))" office:value-type="float" office:value="-43.03425" calcext:value-type="float">
            <text:p>-$43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5</text:p>
          </table:table-cell>
          <table:table-cell table:style-name="ce2" office:value-type="date" office:date-value="2023-03-12" calcext:value-type="date">
            <text:p>2023-03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83.5" calcext:value-type="float">
            <text:p>2483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07]*INDEX([$'currency conversion'.$B$2:.$B$5];MATCH([.F407];[$'currency conversion'.$A$2:.$A$5];0))" office:value-type="float" office:value="17.3845" calcext:value-type="float">
            <text:p>$17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6</text:p>
          </table:table-cell>
          <table:table-cell table:style-name="ce2" office:value-type="date" office:date-value="2023-01-20" calcext:value-type="date">
            <text:p>2023-01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26.55" calcext:value-type="float">
            <text:p>-2326.5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08]*INDEX([$'currency conversion'.$B$2:.$B$5];MATCH([.F408];[$'currency conversion'.$A$2:.$A$5];0))" office:value-type="float" office:value="-16.28585" calcext:value-type="float">
            <text:p>-$16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7</text:p>
          </table:table-cell>
          <table:table-cell table:style-name="ce2" office:value-type="date" office:date-value="2023-10-09" calcext:value-type="date">
            <text:p>2023-10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29.74" calcext:value-type="float">
            <text:p>-529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09]*INDEX([$'currency conversion'.$B$2:.$B$5];MATCH([.F409];[$'currency conversion'.$A$2:.$A$5];0))" office:value-type="float" office:value="-688.662" calcext:value-type="float">
            <text:p>-$688.6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8</text:p>
          </table:table-cell>
          <table:table-cell table:style-name="ce2" office:value-type="date" office:date-value="2022-04-13" calcext:value-type="date">
            <text:p>2022-04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3221.72" calcext:value-type="float">
            <text:p>13221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10]*INDEX([$'currency conversion'.$B$2:.$B$5];MATCH([.F410];[$'currency conversion'.$A$2:.$A$5];0))" office:value-type="float" office:value="13221.72" calcext:value-type="float">
            <text:p>$13,221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09</text:p>
          </table:table-cell>
          <table:table-cell table:style-name="ce2" office:value-type="date" office:date-value="2021-12-27" calcext:value-type="date">
            <text:p>2021-12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514.85" calcext:value-type="float">
            <text:p>-7514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11]*INDEX([$'currency conversion'.$B$2:.$B$5];MATCH([.F411];[$'currency conversion'.$A$2:.$A$5];0))" office:value-type="float" office:value="-7514.85" calcext:value-type="float">
            <text:p>-$7,514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0</text:p>
          </table:table-cell>
          <table:table-cell table:style-name="ce2" office:value-type="date" office:date-value="2022-05-03" calcext:value-type="date">
            <text:p>2022-05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268.7" calcext:value-type="float">
            <text:p>1268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12]*INDEX([$'currency conversion'.$B$2:.$B$5];MATCH([.F412];[$'currency conversion'.$A$2:.$A$5];0))" office:value-type="float" office:value="1268.7" calcext:value-type="float">
            <text:p>$1,268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1</text:p>
          </table:table-cell>
          <table:table-cell table:style-name="ce2" office:value-type="date" office:date-value="2020-02-20" calcext:value-type="date">
            <text:p>2020-02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338.47" calcext:value-type="float">
            <text:p>2338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13]*INDEX([$'currency conversion'.$B$2:.$B$5];MATCH([.F413];[$'currency conversion'.$A$2:.$A$5];0))" office:value-type="float" office:value="16.36929" calcext:value-type="float">
            <text:p>$16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2</text:p>
          </table:table-cell>
          <table:table-cell table:style-name="ce2" office:value-type="date" office:date-value="2021-07-28" calcext:value-type="date">
            <text:p>2021-07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428.93" calcext:value-type="float">
            <text:p>5428.9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14]*INDEX([$'currency conversion'.$B$2:.$B$5];MATCH([.F414];[$'currency conversion'.$A$2:.$A$5];0))" office:value-type="float" office:value="7057.609" calcext:value-type="float">
            <text:p>$7,057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3</text:p>
          </table:table-cell>
          <table:table-cell table:style-name="ce2" office:value-type="date" office:date-value="2023-04-28" calcext:value-type="date">
            <text:p>2023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89.92" calcext:value-type="float">
            <text:p>489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15]*INDEX([$'currency conversion'.$B$2:.$B$5];MATCH([.F415];[$'currency conversion'.$A$2:.$A$5];0))" office:value-type="float" office:value="3.42944" calcext:value-type="float">
            <text:p>$3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4</text:p>
          </table:table-cell>
          <table:table-cell table:style-name="ce2" office:value-type="date" office:date-value="2023-02-22" calcext:value-type="date">
            <text:p>2023-02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540.25" calcext:value-type="float">
            <text:p>1540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16]*INDEX([$'currency conversion'.$B$2:.$B$5];MATCH([.F416];[$'currency conversion'.$A$2:.$A$5];0))" office:value-type="float" office:value="10.78175" calcext:value-type="float">
            <text:p>$10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5</text:p>
          </table:table-cell>
          <table:table-cell table:style-name="ce2" office:value-type="date" office:date-value="2020-05-29" calcext:value-type="date">
            <text:p>2020-05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958.24" calcext:value-type="float">
            <text:p>-1958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17]*INDEX([$'currency conversion'.$B$2:.$B$5];MATCH([.F417];[$'currency conversion'.$A$2:.$A$5];0))" office:value-type="float" office:value="-1958.24" calcext:value-type="float">
            <text:p>-$1,958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6</text:p>
          </table:table-cell>
          <table:table-cell table:style-name="ce2" office:value-type="date" office:date-value="2020-11-09" calcext:value-type="date">
            <text:p>2020-11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345.63" calcext:value-type="float">
            <text:p>1345.6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18]*INDEX([$'currency conversion'.$B$2:.$B$5];MATCH([.F418];[$'currency conversion'.$A$2:.$A$5];0))" office:value-type="float" office:value="9.41941" calcext:value-type="float">
            <text:p>$9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7</text:p>
          </table:table-cell>
          <table:table-cell table:style-name="ce2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715.96" calcext:value-type="float">
            <text:p>-1715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19]*INDEX([$'currency conversion'.$B$2:.$B$5];MATCH([.F419];[$'currency conversion'.$A$2:.$A$5];0))" office:value-type="float" office:value="-1887.556" calcext:value-type="float">
            <text:p>-$1,887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8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107.86" calcext:value-type="float">
            <text:p>3107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20]*INDEX([$'currency conversion'.$B$2:.$B$5];MATCH([.F420];[$'currency conversion'.$A$2:.$A$5];0))" office:value-type="float" office:value="21.75502" calcext:value-type="float">
            <text:p>$21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19</text:p>
          </table:table-cell>
          <table:table-cell table:style-name="ce2" office:value-type="date" office:date-value="2020-10-31" calcext:value-type="date">
            <text:p>2020-10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848.05" calcext:value-type="float">
            <text:p>-1848.0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21]*INDEX([$'currency conversion'.$B$2:.$B$5];MATCH([.F421];[$'currency conversion'.$A$2:.$A$5];0))" office:value-type="float" office:value="-2032.855" calcext:value-type="float">
            <text:p>-$2,032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0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885.5" calcext:value-type="float">
            <text:p>1885.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22]*INDEX([$'currency conversion'.$B$2:.$B$5];MATCH([.F422];[$'currency conversion'.$A$2:.$A$5];0))" office:value-type="float" office:value="13.1985" calcext:value-type="float">
            <text:p>$13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1</text:p>
          </table:table-cell>
          <table:table-cell table:style-name="ce2" office:value-type="date" office:date-value="2022-04-17" calcext:value-type="date">
            <text:p>2022-04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6.31" calcext:value-type="float">
            <text:p>-146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23]*INDEX([$'currency conversion'.$B$2:.$B$5];MATCH([.F423];[$'currency conversion'.$A$2:.$A$5];0))" office:value-type="float" office:value="-190.203" calcext:value-type="float">
            <text:p>-$190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2</text:p>
          </table:table-cell>
          <table:table-cell table:style-name="ce2" office:value-type="date" office:date-value="2022-12-13" calcext:value-type="date">
            <text:p>2022-12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630.25" calcext:value-type="float">
            <text:p>5630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24]*INDEX([$'currency conversion'.$B$2:.$B$5];MATCH([.F424];[$'currency conversion'.$A$2:.$A$5];0))" office:value-type="float" office:value="7319.325" calcext:value-type="float">
            <text:p>$7,319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3</text:p>
          </table:table-cell>
          <table:table-cell table:style-name="ce2" office:value-type="date" office:date-value="2022-09-29" calcext:value-type="date">
            <text:p>2022-09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56.97" calcext:value-type="float">
            <text:p>-256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25]*INDEX([$'currency conversion'.$B$2:.$B$5];MATCH([.F425];[$'currency conversion'.$A$2:.$A$5];0))" office:value-type="float" office:value="-256.97" calcext:value-type="float">
            <text:p>-$256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4</text:p>
          </table:table-cell>
          <table:table-cell table:style-name="ce2" office:value-type="date" office:date-value="2021-03-19" calcext:value-type="date">
            <text:p>2021-03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865.16" calcext:value-type="float">
            <text:p>-8865.1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26]*INDEX([$'currency conversion'.$B$2:.$B$5];MATCH([.F426];[$'currency conversion'.$A$2:.$A$5];0))" office:value-type="float" office:value="-62.05612" calcext:value-type="float">
            <text:p>-$62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5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309.61" calcext:value-type="float">
            <text:p>6309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27]*INDEX([$'currency conversion'.$B$2:.$B$5];MATCH([.F427];[$'currency conversion'.$A$2:.$A$5];0))" office:value-type="float" office:value="6940.571" calcext:value-type="float">
            <text:p>$6,940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6</text:p>
          </table:table-cell>
          <table:table-cell table:style-name="ce2" office:value-type="date" office:date-value="2022-09-19" calcext:value-type="date">
            <text:p>2022-09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28.66" calcext:value-type="float">
            <text:p>-4528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28]*INDEX([$'currency conversion'.$B$2:.$B$5];MATCH([.F428];[$'currency conversion'.$A$2:.$A$5];0))" office:value-type="float" office:value="-4981.526" calcext:value-type="float">
            <text:p>-$4,981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7</text:p>
          </table:table-cell>
          <table:table-cell table:style-name="ce2" office:value-type="date" office:date-value="2020-09-20" calcext:value-type="date">
            <text:p>2020-09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268.83" calcext:value-type="float">
            <text:p>-3268.8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29]*INDEX([$'currency conversion'.$B$2:.$B$5];MATCH([.F429];[$'currency conversion'.$A$2:.$A$5];0))" office:value-type="float" office:value="-22.88181" calcext:value-type="float">
            <text:p>-$22.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8</text:p>
          </table:table-cell>
          <table:table-cell table:style-name="ce2" office:value-type="date" office:date-value="2022-12-12" calcext:value-type="date">
            <text:p>2022-12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978.31" calcext:value-type="float">
            <text:p>-2978.3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30]*INDEX([$'currency conversion'.$B$2:.$B$5];MATCH([.F430];[$'currency conversion'.$A$2:.$A$5];0))" office:value-type="float" office:value="-3276.141" calcext:value-type="float">
            <text:p>-$3,276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29</text:p>
          </table:table-cell>
          <table:table-cell table:style-name="ce2" office:value-type="date" office:date-value="2022-09-30" calcext:value-type="date">
            <text:p>2022-09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872.19" calcext:value-type="float">
            <text:p>6872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31]*INDEX([$'currency conversion'.$B$2:.$B$5];MATCH([.F431];[$'currency conversion'.$A$2:.$A$5];0))" office:value-type="float" office:value="8933.847" calcext:value-type="float">
            <text:p>$8,933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0</text:p>
          </table:table-cell>
          <table:table-cell table:style-name="ce2" office:value-type="date" office:date-value="2020-01-05" calcext:value-type="date">
            <text:p>2020-01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0678.37" calcext:value-type="float">
            <text:p>-10678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32]*INDEX([$'currency conversion'.$B$2:.$B$5];MATCH([.F432];[$'currency conversion'.$A$2:.$A$5];0))" office:value-type="float" office:value="-11746.207" calcext:value-type="float">
            <text:p>-$11,746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1</text:p>
          </table:table-cell>
          <table:table-cell table:style-name="ce2" office:value-type="date" office:date-value="2023-01-31" calcext:value-type="date">
            <text:p>2023-01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5688.74" calcext:value-type="float">
            <text:p>15688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33]*INDEX([$'currency conversion'.$B$2:.$B$5];MATCH([.F433];[$'currency conversion'.$A$2:.$A$5];0))" office:value-type="float" office:value="15688.74" calcext:value-type="float">
            <text:p>$15,688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2</text:p>
          </table:table-cell>
          <table:table-cell table:style-name="ce2" office:value-type="date" office:date-value="2023-05-04" calcext:value-type="date">
            <text:p>2023-05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280.28" calcext:value-type="float">
            <text:p>5280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34]*INDEX([$'currency conversion'.$B$2:.$B$5];MATCH([.F434];[$'currency conversion'.$A$2:.$A$5];0))" office:value-type="float" office:value="6864.364" calcext:value-type="float">
            <text:p>$6,864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3</text:p>
          </table:table-cell>
          <table:table-cell table:style-name="ce2" office:value-type="date" office:date-value="2022-02-12" calcext:value-type="date">
            <text:p>2022-02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116.19" calcext:value-type="float">
            <text:p>1116.1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35]*INDEX([$'currency conversion'.$B$2:.$B$5];MATCH([.F435];[$'currency conversion'.$A$2:.$A$5];0))" office:value-type="float" office:value="1451.047" calcext:value-type="float">
            <text:p>$1,451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4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74.47" calcext:value-type="float">
            <text:p>-274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36]*INDEX([$'currency conversion'.$B$2:.$B$5];MATCH([.F436];[$'currency conversion'.$A$2:.$A$5];0))" office:value-type="float" office:value="-356.811" calcext:value-type="float">
            <text:p>-$356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5</text:p>
          </table:table-cell>
          <table:table-cell table:style-name="ce2" office:value-type="date" office:date-value="2022-09-18" calcext:value-type="date">
            <text:p>2022-09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427.77" calcext:value-type="float">
            <text:p>1427.7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37]*INDEX([$'currency conversion'.$B$2:.$B$5];MATCH([.F437];[$'currency conversion'.$A$2:.$A$5];0))" office:value-type="float" office:value="9.99439" calcext:value-type="float">
            <text:p>$9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6</text:p>
          </table:table-cell>
          <table:table-cell table:style-name="ce2" office:value-type="date" office:date-value="2022-06-02" calcext:value-type="date">
            <text:p>2022-06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605.61" calcext:value-type="float">
            <text:p>2605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38]*INDEX([$'currency conversion'.$B$2:.$B$5];MATCH([.F438];[$'currency conversion'.$A$2:.$A$5];0))" office:value-type="float" office:value="18.23927" calcext:value-type="float">
            <text:p>$18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7</text:p>
          </table:table-cell>
          <table:table-cell table:style-name="ce2" office:value-type="date" office:date-value="2023-10-05" calcext:value-type="date">
            <text:p>2023-10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226.08" calcext:value-type="float">
            <text:p>3226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39]*INDEX([$'currency conversion'.$B$2:.$B$5];MATCH([.F439];[$'currency conversion'.$A$2:.$A$5];0))" office:value-type="float" office:value="4193.904" calcext:value-type="float">
            <text:p>$4,193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8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78.02" calcext:value-type="float">
            <text:p>2778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40]*INDEX([$'currency conversion'.$B$2:.$B$5];MATCH([.F440];[$'currency conversion'.$A$2:.$A$5];0))" office:value-type="float" office:value="19.44614" calcext:value-type="float">
            <text:p>$19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39</text:p>
          </table:table-cell>
          <table:table-cell table:style-name="ce2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47.9" calcext:value-type="float">
            <text:p>447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41]*INDEX([$'currency conversion'.$B$2:.$B$5];MATCH([.F441];[$'currency conversion'.$A$2:.$A$5];0))" office:value-type="float" office:value="492.69" calcext:value-type="float">
            <text:p>$492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0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86.69" calcext:value-type="float">
            <text:p>-986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42]*INDEX([$'currency conversion'.$B$2:.$B$5];MATCH([.F442];[$'currency conversion'.$A$2:.$A$5];0))" office:value-type="float" office:value="-6.90683" calcext:value-type="float">
            <text:p>-$6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1</text:p>
          </table:table-cell>
          <table:table-cell table:style-name="ce2" office:value-type="date" office:date-value="2022-07-24" calcext:value-type="date">
            <text:p>2022-07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56.37" calcext:value-type="float">
            <text:p>-756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43]*INDEX([$'currency conversion'.$B$2:.$B$5];MATCH([.F443];[$'currency conversion'.$A$2:.$A$5];0))" office:value-type="float" office:value="-5.29459" calcext:value-type="float">
            <text:p>-$5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2</text:p>
          </table:table-cell>
          <table:table-cell table:style-name="ce2" office:value-type="date" office:date-value="2021-10-17" calcext:value-type="date">
            <text:p>2021-10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74.54" calcext:value-type="float">
            <text:p>-974.5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44]*INDEX([$'currency conversion'.$B$2:.$B$5];MATCH([.F444];[$'currency conversion'.$A$2:.$A$5];0))" office:value-type="float" office:value="-1266.902" calcext:value-type="float">
            <text:p>-$1,266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3</text:p>
          </table:table-cell>
          <table:table-cell table:style-name="ce2" office:value-type="date" office:date-value="2020-09-25" calcext:value-type="date">
            <text:p>2020-09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668.85" calcext:value-type="float">
            <text:p>5668.8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45]*INDEX([$'currency conversion'.$B$2:.$B$5];MATCH([.F445];[$'currency conversion'.$A$2:.$A$5];0))" office:value-type="float" office:value="5668.85" calcext:value-type="float">
            <text:p>$5,668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4</text:p>
          </table:table-cell>
          <table:table-cell table:style-name="ce2" office:value-type="date" office:date-value="2021-01-04" calcext:value-type="date">
            <text:p>2021-01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967.78" calcext:value-type="float">
            <text:p>2967.7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46]*INDEX([$'currency conversion'.$B$2:.$B$5];MATCH([.F446];[$'currency conversion'.$A$2:.$A$5];0))" office:value-type="float" office:value="2967.78" calcext:value-type="float">
            <text:p>$2,967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5</text:p>
          </table:table-cell>
          <table:table-cell table:style-name="ce2" office:value-type="date" office:date-value="2021-09-27" calcext:value-type="date">
            <text:p>2021-09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4701.94" calcext:value-type="float">
            <text:p>-14701.9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47]*INDEX([$'currency conversion'.$B$2:.$B$5];MATCH([.F447];[$'currency conversion'.$A$2:.$A$5];0))" office:value-type="float" office:value="-14701.94" calcext:value-type="float">
            <text:p>-$14,701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6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279.5" calcext:value-type="float">
            <text:p>3279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48]*INDEX([$'currency conversion'.$B$2:.$B$5];MATCH([.F448];[$'currency conversion'.$A$2:.$A$5];0))" office:value-type="float" office:value="3607.45" calcext:value-type="float">
            <text:p>$3,607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7</text:p>
          </table:table-cell>
          <table:table-cell table:style-name="ce2" office:value-type="date" office:date-value="2021-10-18" calcext:value-type="date">
            <text:p>2021-10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73.68" calcext:value-type="float">
            <text:p>973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49]*INDEX([$'currency conversion'.$B$2:.$B$5];MATCH([.F449];[$'currency conversion'.$A$2:.$A$5];0))" office:value-type="float" office:value="6.81576" calcext:value-type="float">
            <text:p>$6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8</text:p>
          </table:table-cell>
          <table:table-cell table:style-name="ce2" office:value-type="date" office:date-value="2020-04-29" calcext:value-type="date">
            <text:p>2020-04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3.54" calcext:value-type="float">
            <text:p>-93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50]*INDEX([$'currency conversion'.$B$2:.$B$5];MATCH([.F450];[$'currency conversion'.$A$2:.$A$5];0))" office:value-type="float" office:value="-93.54" calcext:value-type="float">
            <text:p>-$93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49</text:p>
          </table:table-cell>
          <table:table-cell table:style-name="ce2" office:value-type="date" office:date-value="2022-04-10" calcext:value-type="date">
            <text:p>2022-04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942.59" calcext:value-type="float">
            <text:p>-1942.5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51]*INDEX([$'currency conversion'.$B$2:.$B$5];MATCH([.F451];[$'currency conversion'.$A$2:.$A$5];0))" office:value-type="float" office:value="-2525.367" calcext:value-type="float">
            <text:p>-$2,525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0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620.56" calcext:value-type="float">
            <text:p>5620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52]*INDEX([$'currency conversion'.$B$2:.$B$5];MATCH([.F452];[$'currency conversion'.$A$2:.$A$5];0))" office:value-type="float" office:value="5620.56" calcext:value-type="float">
            <text:p>$5,620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1</text:p>
          </table:table-cell>
          <table:table-cell table:style-name="ce2" office:value-type="date" office:date-value="2023-10-01" calcext:value-type="date">
            <text:p>2023-10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737.63" calcext:value-type="float">
            <text:p>4737.6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53]*INDEX([$'currency conversion'.$B$2:.$B$5];MATCH([.F453];[$'currency conversion'.$A$2:.$A$5];0))" office:value-type="float" office:value="4737.63" calcext:value-type="float">
            <text:p>$4,737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2</text:p>
          </table:table-cell>
          <table:table-cell table:style-name="ce2" office:value-type="date" office:date-value="2022-01-10" calcext:value-type="date">
            <text:p>2022-0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864.39" calcext:value-type="float">
            <text:p>-3864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54]*INDEX([$'currency conversion'.$B$2:.$B$5];MATCH([.F454];[$'currency conversion'.$A$2:.$A$5];0))" office:value-type="float" office:value="-27.05073" calcext:value-type="float">
            <text:p>-$27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3</text:p>
          </table:table-cell>
          <table:table-cell table:style-name="ce2" office:value-type="date" office:date-value="2024-02-06" calcext:value-type="date">
            <text:p>2024-0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035.26" calcext:value-type="float">
            <text:p>2035.2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55]*INDEX([$'currency conversion'.$B$2:.$B$5];MATCH([.F455];[$'currency conversion'.$A$2:.$A$5];0))" office:value-type="float" office:value="14.24682" calcext:value-type="float">
            <text:p>$14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4</text:p>
          </table:table-cell>
          <table:table-cell table:style-name="ce2" office:value-type="date" office:date-value="2020-04-26" calcext:value-type="date">
            <text:p>2020-04-2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858.28" calcext:value-type="float">
            <text:p>-4858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56]*INDEX([$'currency conversion'.$B$2:.$B$5];MATCH([.F456];[$'currency conversion'.$A$2:.$A$5];0))" office:value-type="float" office:value="-34.00796" calcext:value-type="float">
            <text:p>-$34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5</text:p>
          </table:table-cell>
          <table:table-cell table:style-name="ce2" office:value-type="date" office:date-value="2022-03-01" calcext:value-type="date">
            <text:p>2022-03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98.09" calcext:value-type="float">
            <text:p>-6898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57]*INDEX([$'currency conversion'.$B$2:.$B$5];MATCH([.F457];[$'currency conversion'.$A$2:.$A$5];0))" office:value-type="float" office:value="-7587.899" calcext:value-type="float">
            <text:p>-$7,587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6</text:p>
          </table:table-cell>
          <table:table-cell table:style-name="ce2" office:value-type="date" office:date-value="2023-02-24" calcext:value-type="date">
            <text:p>2023-02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133.59" calcext:value-type="float">
            <text:p>-3133.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58]*INDEX([$'currency conversion'.$B$2:.$B$5];MATCH([.F458];[$'currency conversion'.$A$2:.$A$5];0))" office:value-type="float" office:value="-3446.949" calcext:value-type="float">
            <text:p>-$3,446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7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11.97" calcext:value-type="float">
            <text:p>4311.9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59]*INDEX([$'currency conversion'.$B$2:.$B$5];MATCH([.F459];[$'currency conversion'.$A$2:.$A$5];0))" office:value-type="float" office:value="4311.97" calcext:value-type="float">
            <text:p>$4,311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8</text:p>
          </table:table-cell>
          <table:table-cell table:style-name="ce2" office:value-type="date" office:date-value="2022-10-09" calcext:value-type="date">
            <text:p>2022-10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765.63" calcext:value-type="float">
            <text:p>4765.6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60]*INDEX([$'currency conversion'.$B$2:.$B$5];MATCH([.F460];[$'currency conversion'.$A$2:.$A$5];0))" office:value-type="float" office:value="33.35941" calcext:value-type="float">
            <text:p>$33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59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565.43" calcext:value-type="float">
            <text:p>2565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61]*INDEX([$'currency conversion'.$B$2:.$B$5];MATCH([.F461];[$'currency conversion'.$A$2:.$A$5];0))" office:value-type="float" office:value="2565.43" calcext:value-type="float">
            <text:p>$2,565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0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625.48" calcext:value-type="float">
            <text:p>3625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62]*INDEX([$'currency conversion'.$B$2:.$B$5];MATCH([.F462];[$'currency conversion'.$A$2:.$A$5];0))" office:value-type="float" office:value="4713.124" calcext:value-type="float">
            <text:p>$4,713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1</text:p>
          </table:table-cell>
          <table:table-cell table:style-name="ce2" office:value-type="date" office:date-value="2021-05-27" calcext:value-type="date">
            <text:p>2021-05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80.89" calcext:value-type="float">
            <text:p>2580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63]*INDEX([$'currency conversion'.$B$2:.$B$5];MATCH([.F463];[$'currency conversion'.$A$2:.$A$5];0))" office:value-type="float" office:value="3355.157" calcext:value-type="float">
            <text:p>$3,355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2</text:p>
          </table:table-cell>
          <table:table-cell table:style-name="ce2" office:value-type="date" office:date-value="2022-03-12" calcext:value-type="date">
            <text:p>2022-03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207.41" calcext:value-type="float">
            <text:p>-3207.4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64]*INDEX([$'currency conversion'.$B$2:.$B$5];MATCH([.F464];[$'currency conversion'.$A$2:.$A$5];0))" office:value-type="float" office:value="-22.45187" calcext:value-type="float">
            <text:p>-$22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3</text:p>
          </table:table-cell>
          <table:table-cell table:style-name="ce2" office:value-type="date" office:date-value="2023-01-24" calcext:value-type="date">
            <text:p>2023-01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159.61" calcext:value-type="float">
            <text:p>2159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65]*INDEX([$'currency conversion'.$B$2:.$B$5];MATCH([.F465];[$'currency conversion'.$A$2:.$A$5];0))" office:value-type="float" office:value="15.11727" calcext:value-type="float">
            <text:p>$15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4</text:p>
          </table:table-cell>
          <table:table-cell table:style-name="ce2" office:value-type="date" office:date-value="2023-02-15" calcext:value-type="date">
            <text:p>2023-02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002.05" calcext:value-type="float">
            <text:p>4002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66]*INDEX([$'currency conversion'.$B$2:.$B$5];MATCH([.F466];[$'currency conversion'.$A$2:.$A$5];0))" office:value-type="float" office:value="5202.665" calcext:value-type="float">
            <text:p>$5,202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5</text:p>
          </table:table-cell>
          <table:table-cell table:style-name="ce2" office:value-type="date" office:date-value="2021-07-13" calcext:value-type="date">
            <text:p>2021-07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771.46" calcext:value-type="float">
            <text:p>3771.4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67]*INDEX([$'currency conversion'.$B$2:.$B$5];MATCH([.F467];[$'currency conversion'.$A$2:.$A$5];0))" office:value-type="float" office:value="26.40022" calcext:value-type="float">
            <text:p>$26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6</text:p>
          </table:table-cell>
          <table:table-cell table:style-name="ce2" office:value-type="date" office:date-value="2021-05-02" calcext:value-type="date">
            <text:p>2021-05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944.57" calcext:value-type="float">
            <text:p>5944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68]*INDEX([$'currency conversion'.$B$2:.$B$5];MATCH([.F468];[$'currency conversion'.$A$2:.$A$5];0))" office:value-type="float" office:value="6539.027" calcext:value-type="float">
            <text:p>$6,539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7</text:p>
          </table:table-cell>
          <table:table-cell table:style-name="ce2" office:value-type="date" office:date-value="2023-06-14" calcext:value-type="date">
            <text:p>2023-06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541.52" calcext:value-type="float">
            <text:p>3541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69]*INDEX([$'currency conversion'.$B$2:.$B$5];MATCH([.F469];[$'currency conversion'.$A$2:.$A$5];0))" office:value-type="float" office:value="3895.672" calcext:value-type="float">
            <text:p>$3,895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8</text:p>
          </table:table-cell>
          <table:table-cell table:style-name="ce2" office:value-type="date" office:date-value="2022-06-15" calcext:value-type="date">
            <text:p>2022-06-1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757.24" calcext:value-type="float">
            <text:p>1757.2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70]*INDEX([$'currency conversion'.$B$2:.$B$5];MATCH([.F470];[$'currency conversion'.$A$2:.$A$5];0))" office:value-type="float" office:value="12.30068" calcext:value-type="float">
            <text:p>$12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69</text:p>
          </table:table-cell>
          <table:table-cell table:style-name="ce2" office:value-type="date" office:date-value="2023-07-19" calcext:value-type="date">
            <text:p>2023-07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350.75" calcext:value-type="float">
            <text:p>5350.7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71]*INDEX([$'currency conversion'.$B$2:.$B$5];MATCH([.F471];[$'currency conversion'.$A$2:.$A$5];0))" office:value-type="float" office:value="6955.975" calcext:value-type="float">
            <text:p>$6,955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0</text:p>
          </table:table-cell>
          <table:table-cell table:style-name="ce2" office:value-type="date" office:date-value="2023-04-27" calcext:value-type="date">
            <text:p>2023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32.61" calcext:value-type="float">
            <text:p>-132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72]*INDEX([$'currency conversion'.$B$2:.$B$5];MATCH([.F472];[$'currency conversion'.$A$2:.$A$5];0))" office:value-type="float" office:value="-132.61" calcext:value-type="float">
            <text:p>-$132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1</text:p>
          </table:table-cell>
          <table:table-cell table:style-name="ce2" office:value-type="date" office:date-value="2021-12-04" calcext:value-type="date">
            <text:p>2021-12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409.37" calcext:value-type="float">
            <text:p>-4409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73]*INDEX([$'currency conversion'.$B$2:.$B$5];MATCH([.F473];[$'currency conversion'.$A$2:.$A$5];0))" office:value-type="float" office:value="-30.86559" calcext:value-type="float">
            <text:p>-$30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2</text:p>
          </table:table-cell>
          <table:table-cell table:style-name="ce2" office:value-type="date" office:date-value="2024-01-10" calcext:value-type="date">
            <text:p>2024-01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15.33" calcext:value-type="float">
            <text:p>-815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74]*INDEX([$'currency conversion'.$B$2:.$B$5];MATCH([.F474];[$'currency conversion'.$A$2:.$A$5];0))" office:value-type="float" office:value="-5.70731" calcext:value-type="float">
            <text:p>-$5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3</text:p>
          </table:table-cell>
          <table:table-cell table:style-name="ce2" office:value-type="date" office:date-value="2021-08-03" calcext:value-type="date">
            <text:p>2021-08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724.51" calcext:value-type="float">
            <text:p>-3724.5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75]*INDEX([$'currency conversion'.$B$2:.$B$5];MATCH([.F475];[$'currency conversion'.$A$2:.$A$5];0))" office:value-type="float" office:value="-3724.51" calcext:value-type="float">
            <text:p>-$3,724.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4</text:p>
          </table:table-cell>
          <table:table-cell table:style-name="ce2" office:value-type="date" office:date-value="2022-02-28" calcext:value-type="date">
            <text:p>2022-02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375.89" calcext:value-type="float">
            <text:p>-3375.8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76]*INDEX([$'currency conversion'.$B$2:.$B$5];MATCH([.F476];[$'currency conversion'.$A$2:.$A$5];0))" office:value-type="float" office:value="-23.63123" calcext:value-type="float">
            <text:p>-$23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5</text:p>
          </table:table-cell>
          <table:table-cell table:style-name="ce2" office:value-type="date" office:date-value="2022-05-10" calcext:value-type="date">
            <text:p>2022-05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22.59" calcext:value-type="float">
            <text:p>-722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77]*INDEX([$'currency conversion'.$B$2:.$B$5];MATCH([.F477];[$'currency conversion'.$A$2:.$A$5];0))" office:value-type="float" office:value="-722.59" calcext:value-type="float">
            <text:p>-$722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6</text:p>
          </table:table-cell>
          <table:table-cell table:style-name="ce2" office:value-type="date" office:date-value="2020-09-03" calcext:value-type="date">
            <text:p>2020-09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962.1" calcext:value-type="float">
            <text:p>-396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78]*INDEX([$'currency conversion'.$B$2:.$B$5];MATCH([.F478];[$'currency conversion'.$A$2:.$A$5];0))" office:value-type="float" office:value="-5150.73" calcext:value-type="float">
            <text:p>-$5,150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7</text:p>
          </table:table-cell>
          <table:table-cell table:style-name="ce2" office:value-type="date" office:date-value="2023-01-04" calcext:value-type="date">
            <text:p>2023-01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39.81" calcext:value-type="float">
            <text:p>-1539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79]*INDEX([$'currency conversion'.$B$2:.$B$5];MATCH([.F479];[$'currency conversion'.$A$2:.$A$5];0))" office:value-type="float" office:value="-1693.791" calcext:value-type="float">
            <text:p>-$1,693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8</text:p>
          </table:table-cell>
          <table:table-cell table:style-name="ce2" office:value-type="date" office:date-value="2020-06-02" calcext:value-type="date">
            <text:p>2020-06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9468.07" calcext:value-type="float">
            <text:p>-9468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80]*INDEX([$'currency conversion'.$B$2:.$B$5];MATCH([.F480];[$'currency conversion'.$A$2:.$A$5];0))" office:value-type="float" office:value="-12308.491" calcext:value-type="float">
            <text:p>-$12,308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79</text:p>
          </table:table-cell>
          <table:table-cell table:style-name="ce2" office:value-type="date" office:date-value="2023-12-29" calcext:value-type="date">
            <text:p>2023-12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66.47" calcext:value-type="float">
            <text:p>1066.4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81]*INDEX([$'currency conversion'.$B$2:.$B$5];MATCH([.F481];[$'currency conversion'.$A$2:.$A$5];0))" office:value-type="float" office:value="1173.117" calcext:value-type="float">
            <text:p>$1,173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0</text:p>
          </table:table-cell>
          <table:table-cell table:style-name="ce2" office:value-type="date" office:date-value="2022-09-23" calcext:value-type="date">
            <text:p>2022-09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.03" calcext:value-type="float">
            <text:p>6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82]*INDEX([$'currency conversion'.$B$2:.$B$5];MATCH([.F482];[$'currency conversion'.$A$2:.$A$5];0))" office:value-type="float" office:value="6.03" calcext:value-type="float">
            <text:p>$6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1</text:p>
          </table:table-cell>
          <table:table-cell table:style-name="ce2" office:value-type="date" office:date-value="2023-01-14" calcext:value-type="date">
            <text:p>2023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85.44" calcext:value-type="float">
            <text:p>-4085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83]*INDEX([$'currency conversion'.$B$2:.$B$5];MATCH([.F483];[$'currency conversion'.$A$2:.$A$5];0))" office:value-type="float" office:value="-4493.984" calcext:value-type="float">
            <text:p>-$4,493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2</text:p>
          </table:table-cell>
          <table:table-cell table:style-name="ce2" office:value-type="date" office:date-value="2021-11-27" calcext:value-type="date">
            <text:p>2021-11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296.23" calcext:value-type="float">
            <text:p>329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84]*INDEX([$'currency conversion'.$B$2:.$B$5];MATCH([.F484];[$'currency conversion'.$A$2:.$A$5];0))" office:value-type="float" office:value="4285.099" calcext:value-type="float">
            <text:p>$4,285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3</text:p>
          </table:table-cell>
          <table:table-cell table:style-name="ce2" office:value-type="date" office:date-value="2023-08-01" calcext:value-type="date">
            <text:p>2023-08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87.85" calcext:value-type="float">
            <text:p>4687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85]*INDEX([$'currency conversion'.$B$2:.$B$5];MATCH([.F485];[$'currency conversion'.$A$2:.$A$5];0))" office:value-type="float" office:value="5156.635" calcext:value-type="float">
            <text:p>$5,156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4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8037.8" calcext:value-type="float">
            <text:p>-8037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86]*INDEX([$'currency conversion'.$B$2:.$B$5];MATCH([.F486];[$'currency conversion'.$A$2:.$A$5];0))" office:value-type="float" office:value="-8037.8" calcext:value-type="float">
            <text:p>-$8,037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5</text:p>
          </table:table-cell>
          <table:table-cell table:style-name="ce2" office:value-type="date" office:date-value="2022-12-28" calcext:value-type="date">
            <text:p>2022-12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813.62" calcext:value-type="float">
            <text:p>-3813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87]*INDEX([$'currency conversion'.$B$2:.$B$5];MATCH([.F487];[$'currency conversion'.$A$2:.$A$5];0))" office:value-type="float" office:value="-4194.982" calcext:value-type="float">
            <text:p>-$4,194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6</text:p>
          </table:table-cell>
          <table:table-cell table:style-name="ce2" office:value-type="date" office:date-value="2022-12-06" calcext:value-type="date">
            <text:p>2022-12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845.71" calcext:value-type="float">
            <text:p>-3845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88]*INDEX([$'currency conversion'.$B$2:.$B$5];MATCH([.F488];[$'currency conversion'.$A$2:.$A$5];0))" office:value-type="float" office:value="-26.91997" calcext:value-type="float">
            <text:p>-$26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7</text:p>
          </table:table-cell>
          <table:table-cell table:style-name="ce2" office:value-type="date" office:date-value="2022-10-05" calcext:value-type="date">
            <text:p>2022-10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699.52" calcext:value-type="float">
            <text:p>-4699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89]*INDEX([$'currency conversion'.$B$2:.$B$5];MATCH([.F489];[$'currency conversion'.$A$2:.$A$5];0))" office:value-type="float" office:value="-6109.376" calcext:value-type="float">
            <text:p>-$6,109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8</text:p>
          </table:table-cell>
          <table:table-cell table:style-name="ce2" office:value-type="date" office:date-value="2020-04-03" calcext:value-type="date">
            <text:p>2020-04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47.37" calcext:value-type="float">
            <text:p>4147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490]*INDEX([$'currency conversion'.$B$2:.$B$5];MATCH([.F490];[$'currency conversion'.$A$2:.$A$5];0))" office:value-type="float" office:value="29.03159" calcext:value-type="float">
            <text:p>$29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89</text:p>
          </table:table-cell>
          <table:table-cell table:style-name="ce2" office:value-type="date" office:date-value="2022-08-15" calcext:value-type="date">
            <text:p>2022-08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69.13" calcext:value-type="float">
            <text:p>-969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91]*INDEX([$'currency conversion'.$B$2:.$B$5];MATCH([.F491];[$'currency conversion'.$A$2:.$A$5];0))" office:value-type="float" office:value="-969.13" calcext:value-type="float">
            <text:p>-$969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0</text:p>
          </table:table-cell>
          <table:table-cell table:style-name="ce2" office:value-type="date" office:date-value="2022-10-08" calcext:value-type="date">
            <text:p>2022-10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322.57" calcext:value-type="float">
            <text:p>-1322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92]*INDEX([$'currency conversion'.$B$2:.$B$5];MATCH([.F492];[$'currency conversion'.$A$2:.$A$5];0))" office:value-type="float" office:value="-1454.827" calcext:value-type="float">
            <text:p>-$1,454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1</text:p>
          </table:table-cell>
          <table:table-cell table:style-name="ce2" office:value-type="date" office:date-value="2021-03-28" calcext:value-type="date">
            <text:p>2021-03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0019.31" calcext:value-type="float">
            <text:p>-10019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493]*INDEX([$'currency conversion'.$B$2:.$B$5];MATCH([.F493];[$'currency conversion'.$A$2:.$A$5];0))" office:value-type="float" office:value="-70.13517" calcext:value-type="float">
            <text:p>-$70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2</text:p>
          </table:table-cell>
          <table:table-cell table:style-name="ce2" office:value-type="date" office:date-value="2023-05-12" calcext:value-type="date">
            <text:p>2023-05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177.09" calcext:value-type="float">
            <text:p>3177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494]*INDEX([$'currency conversion'.$B$2:.$B$5];MATCH([.F494];[$'currency conversion'.$A$2:.$A$5];0))" office:value-type="float" office:value="22.23963" calcext:value-type="float">
            <text:p>$22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3</text:p>
          </table:table-cell>
          <table:table-cell table:style-name="ce2" office:value-type="date" office:date-value="2022-06-30" calcext:value-type="date">
            <text:p>2022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196.29" calcext:value-type="float">
            <text:p>-6196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95]*INDEX([$'currency conversion'.$B$2:.$B$5];MATCH([.F495];[$'currency conversion'.$A$2:.$A$5];0))" office:value-type="float" office:value="-6815.919" calcext:value-type="float">
            <text:p>-$6,815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4</text:p>
          </table:table-cell>
          <table:table-cell table:style-name="ce2" office:value-type="date" office:date-value="2020-08-05" calcext:value-type="date">
            <text:p>2020-08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99.66" calcext:value-type="float">
            <text:p>299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496]*INDEX([$'currency conversion'.$B$2:.$B$5];MATCH([.F496];[$'currency conversion'.$A$2:.$A$5];0))" office:value-type="float" office:value="329.626" calcext:value-type="float">
            <text:p>$329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5</text:p>
          </table:table-cell>
          <table:table-cell table:style-name="ce2" office:value-type="date" office:date-value="2021-04-18" calcext:value-type="date">
            <text:p>2021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386.88" calcext:value-type="float">
            <text:p>1386.8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97]*INDEX([$'currency conversion'.$B$2:.$B$5];MATCH([.F497];[$'currency conversion'.$A$2:.$A$5];0))" office:value-type="float" office:value="1802.944" calcext:value-type="float">
            <text:p>$1,802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6</text:p>
          </table:table-cell>
          <table:table-cell table:style-name="ce2" office:value-type="date" office:date-value="2021-03-07" calcext:value-type="date">
            <text:p>2021-03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803.29" calcext:value-type="float">
            <text:p>6803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498]*INDEX([$'currency conversion'.$B$2:.$B$5];MATCH([.F498];[$'currency conversion'.$A$2:.$A$5];0))" office:value-type="float" office:value="47.62303" calcext:value-type="float">
            <text:p>$47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7</text:p>
          </table:table-cell>
          <table:table-cell table:style-name="ce2" office:value-type="date" office:date-value="2020-12-06" calcext:value-type="date">
            <text:p>2020-1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544.1" calcext:value-type="float">
            <text:p>-6544.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499]*INDEX([$'currency conversion'.$B$2:.$B$5];MATCH([.F499];[$'currency conversion'.$A$2:.$A$5];0))" office:value-type="float" office:value="-45.8087" calcext:value-type="float">
            <text:p>-$45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8</text:p>
          </table:table-cell>
          <table:table-cell table:style-name="ce2" office:value-type="date" office:date-value="2021-07-04" calcext:value-type="date">
            <text:p>2021-07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097.56" calcext:value-type="float">
            <text:p>-15097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00]*INDEX([$'currency conversion'.$B$2:.$B$5];MATCH([.F500];[$'currency conversion'.$A$2:.$A$5];0))" office:value-type="float" office:value="-15097.56" calcext:value-type="float">
            <text:p>-$15,097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499</text:p>
          </table:table-cell>
          <table:table-cell table:style-name="ce2" office:value-type="date" office:date-value="2023-08-05" calcext:value-type="date">
            <text:p>2023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19.25" calcext:value-type="float">
            <text:p>919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01]*INDEX([$'currency conversion'.$B$2:.$B$5];MATCH([.F501];[$'currency conversion'.$A$2:.$A$5];0))" office:value-type="float" office:value="1195.025" calcext:value-type="float">
            <text:p>$1,195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0</text:p>
          </table:table-cell>
          <table:table-cell table:style-name="ce2" office:value-type="date" office:date-value="2023-07-01" calcext:value-type="date">
            <text:p>2023-07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002.56" calcext:value-type="float">
            <text:p>9002.5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02]*INDEX([$'currency conversion'.$B$2:.$B$5];MATCH([.F502];[$'currency conversion'.$A$2:.$A$5];0))" office:value-type="float" office:value="9002.56" calcext:value-type="float">
            <text:p>$9,002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1</text:p>
          </table:table-cell>
          <table:table-cell table:style-name="ce2" office:value-type="date" office:date-value="2020-12-22" calcext:value-type="date">
            <text:p>2020-12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6194.73" calcext:value-type="float">
            <text:p>6194.7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03]*INDEX([$'currency conversion'.$B$2:.$B$5];MATCH([.F503];[$'currency conversion'.$A$2:.$A$5];0))" office:value-type="float" office:value="43.36311" calcext:value-type="float">
            <text:p>$43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2</text:p>
          </table:table-cell>
          <table:table-cell table:style-name="ce2" office:value-type="date" office:date-value="2020-01-23" calcext:value-type="date">
            <text:p>2020-01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48.3" calcext:value-type="float">
            <text:p>1048.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04]*INDEX([$'currency conversion'.$B$2:.$B$5];MATCH([.F504];[$'currency conversion'.$A$2:.$A$5];0))" office:value-type="float" office:value="1048.3" calcext:value-type="float">
            <text:p>$1,048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3</text:p>
          </table:table-cell>
          <table:table-cell table:style-name="ce2" office:value-type="date" office:date-value="2021-06-05" calcext:value-type="date">
            <text:p>2021-06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58.18" calcext:value-type="float">
            <text:p>-2458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05]*INDEX([$'currency conversion'.$B$2:.$B$5];MATCH([.F505];[$'currency conversion'.$A$2:.$A$5];0))" office:value-type="float" office:value="-17.20726" calcext:value-type="float">
            <text:p>-$17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4</text:p>
          </table:table-cell>
          <table:table-cell table:style-name="ce2" office:value-type="date" office:date-value="2023-01-28" calcext:value-type="date">
            <text:p>2023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035.61" calcext:value-type="float">
            <text:p>4035.6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06]*INDEX([$'currency conversion'.$B$2:.$B$5];MATCH([.F506];[$'currency conversion'.$A$2:.$A$5];0))" office:value-type="float" office:value="28.24927" calcext:value-type="float">
            <text:p>$28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5</text:p>
          </table:table-cell>
          <table:table-cell table:style-name="ce2" office:value-type="date" office:date-value="2022-03-12" calcext:value-type="date">
            <text:p>2022-03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867.73" calcext:value-type="float">
            <text:p>-4867.7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07]*INDEX([$'currency conversion'.$B$2:.$B$5];MATCH([.F507];[$'currency conversion'.$A$2:.$A$5];0))" office:value-type="float" office:value="-4867.73" calcext:value-type="float">
            <text:p>-$4,867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6</text:p>
          </table:table-cell>
          <table:table-cell table:style-name="ce2" office:value-type="date" office:date-value="2023-04-18" calcext:value-type="date">
            <text:p>2023-04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381.79" calcext:value-type="float">
            <text:p>238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08]*INDEX([$'currency conversion'.$B$2:.$B$5];MATCH([.F508];[$'currency conversion'.$A$2:.$A$5];0))" office:value-type="float" office:value="2381.79" calcext:value-type="float">
            <text:p>$2,381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7</text:p>
          </table:table-cell>
          <table:table-cell table:style-name="ce2" office:value-type="date" office:date-value="2023-05-31" calcext:value-type="date">
            <text:p>2023-05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27.35" calcext:value-type="float">
            <text:p>2527.3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09]*INDEX([$'currency conversion'.$B$2:.$B$5];MATCH([.F509];[$'currency conversion'.$A$2:.$A$5];0))" office:value-type="float" office:value="2780.085" calcext:value-type="float">
            <text:p>$2,780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8</text:p>
          </table:table-cell>
          <table:table-cell table:style-name="ce2" office:value-type="date" office:date-value="2022-01-31" calcext:value-type="date">
            <text:p>2022-01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301.05" calcext:value-type="float">
            <text:p>5301.0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10]*INDEX([$'currency conversion'.$B$2:.$B$5];MATCH([.F510];[$'currency conversion'.$A$2:.$A$5];0))" office:value-type="float" office:value="5831.155" calcext:value-type="float">
            <text:p>$5,831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09</text:p>
          </table:table-cell>
          <table:table-cell table:style-name="ce2" office:value-type="date" office:date-value="2021-03-17" calcext:value-type="date">
            <text:p>2021-03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3798.3" calcext:value-type="float">
            <text:p>13798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11]*INDEX([$'currency conversion'.$B$2:.$B$5];MATCH([.F511];[$'currency conversion'.$A$2:.$A$5];0))" office:value-type="float" office:value="15178.13" calcext:value-type="float">
            <text:p>$15,178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0</text:p>
          </table:table-cell>
          <table:table-cell table:style-name="ce2" office:value-type="date" office:date-value="2022-02-07" calcext:value-type="date">
            <text:p>2022-02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962.08" calcext:value-type="float">
            <text:p>1962.0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12]*INDEX([$'currency conversion'.$B$2:.$B$5];MATCH([.F512];[$'currency conversion'.$A$2:.$A$5];0))" office:value-type="float" office:value="13.73456" calcext:value-type="float">
            <text:p>$13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1</text:p>
          </table:table-cell>
          <table:table-cell table:style-name="ce2" office:value-type="date" office:date-value="2022-10-12" calcext:value-type="date">
            <text:p>2022-10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544.82" calcext:value-type="float">
            <text:p>-2544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13]*INDEX([$'currency conversion'.$B$2:.$B$5];MATCH([.F513];[$'currency conversion'.$A$2:.$A$5];0))" office:value-type="float" office:value="-2544.82" calcext:value-type="float">
            <text:p>-$2,544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2</text:p>
          </table:table-cell>
          <table:table-cell table:style-name="ce2" office:value-type="date" office:date-value="2023-09-10" calcext:value-type="date">
            <text:p>2023-09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27.87" calcext:value-type="float">
            <text:p>-127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14]*INDEX([$'currency conversion'.$B$2:.$B$5];MATCH([.F514];[$'currency conversion'.$A$2:.$A$5];0))" office:value-type="float" office:value="-166.231" calcext:value-type="float">
            <text:p>-$166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3</text:p>
          </table:table-cell>
          <table:table-cell table:style-name="ce2" office:value-type="date" office:date-value="2021-05-30" calcext:value-type="date">
            <text:p>2021-05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8845.38" calcext:value-type="float">
            <text:p>-8845.3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15]*INDEX([$'currency conversion'.$B$2:.$B$5];MATCH([.F515];[$'currency conversion'.$A$2:.$A$5];0))" office:value-type="float" office:value="-61.91766" calcext:value-type="float">
            <text:p>-$61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4</text:p>
          </table:table-cell>
          <table:table-cell table:style-name="ce2" office:value-type="date" office:date-value="2022-11-05" calcext:value-type="date">
            <text:p>2022-11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473.57" calcext:value-type="float">
            <text:p>-3473.5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16]*INDEX([$'currency conversion'.$B$2:.$B$5];MATCH([.F516];[$'currency conversion'.$A$2:.$A$5];0))" office:value-type="float" office:value="-4515.641" calcext:value-type="float">
            <text:p>-$4,515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5</text:p>
          </table:table-cell>
          <table:table-cell table:style-name="ce2" office:value-type="date" office:date-value="2022-03-02" calcext:value-type="date">
            <text:p>2022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046.41" calcext:value-type="float">
            <text:p>-2046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17]*INDEX([$'currency conversion'.$B$2:.$B$5];MATCH([.F517];[$'currency conversion'.$A$2:.$A$5];0))" office:value-type="float" office:value="-2046.41" calcext:value-type="float">
            <text:p>-$2,046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6</text:p>
          </table:table-cell>
          <table:table-cell table:style-name="ce2" office:value-type="date" office:date-value="2020-12-01" calcext:value-type="date">
            <text:p>2020-12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620.44" calcext:value-type="float">
            <text:p>-2620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18]*INDEX([$'currency conversion'.$B$2:.$B$5];MATCH([.F518];[$'currency conversion'.$A$2:.$A$5];0))" office:value-type="float" office:value="-18.34308" calcext:value-type="float">
            <text:p>-$18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7</text:p>
          </table:table-cell>
          <table:table-cell table:style-name="ce2" office:value-type="date" office:date-value="2020-09-14" calcext:value-type="date">
            <text:p>2020-09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61.77" calcext:value-type="float">
            <text:p>76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19]*INDEX([$'currency conversion'.$B$2:.$B$5];MATCH([.F519];[$'currency conversion'.$A$2:.$A$5];0))" office:value-type="float" office:value="990.301" calcext:value-type="float">
            <text:p>$990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8</text:p>
          </table:table-cell>
          <table:table-cell table:style-name="ce2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112.1" calcext:value-type="float">
            <text:p>-4112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20]*INDEX([$'currency conversion'.$B$2:.$B$5];MATCH([.F520];[$'currency conversion'.$A$2:.$A$5];0))" office:value-type="float" office:value="-5345.73" calcext:value-type="float">
            <text:p>-$5,345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19</text:p>
          </table:table-cell>
          <table:table-cell table:style-name="ce2" office:value-type="date" office:date-value="2022-06-14" calcext:value-type="date">
            <text:p>2022-06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605.15" calcext:value-type="float">
            <text:p>5605.1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21]*INDEX([$'currency conversion'.$B$2:.$B$5];MATCH([.F521];[$'currency conversion'.$A$2:.$A$5];0))" office:value-type="float" office:value="6165.665" calcext:value-type="float">
            <text:p>$6,165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0</text:p>
          </table:table-cell>
          <table:table-cell table:style-name="ce2" office:value-type="date" office:date-value="2020-06-08" calcext:value-type="date">
            <text:p>2020-06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22]*INDEX([$'currency conversion'.$B$2:.$B$5];MATCH([.F522];[$'currency conversion'.$A$2:.$A$5];0))" office:value-type="float" office:value="1.144" calcext:value-type="float">
            <text:p>$1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1</text:p>
          </table:table-cell>
          <table:table-cell table:style-name="ce2" office:value-type="date" office:date-value="2024-02-07" calcext:value-type="date">
            <text:p>2024-02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6.5" calcext:value-type="float">
            <text:p>-46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23]*INDEX([$'currency conversion'.$B$2:.$B$5];MATCH([.F523];[$'currency conversion'.$A$2:.$A$5];0))" office:value-type="float" office:value="-51.15" calcext:value-type="float">
            <text:p>-$51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2</text:p>
          </table:table-cell>
          <table:table-cell table:style-name="ce2" office:value-type="date" office:date-value="2022-05-01" calcext:value-type="date">
            <text:p>2022-05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639.47" calcext:value-type="float">
            <text:p>-1639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24]*INDEX([$'currency conversion'.$B$2:.$B$5];MATCH([.F524];[$'currency conversion'.$A$2:.$A$5];0))" office:value-type="float" office:value="-11.47629" calcext:value-type="float">
            <text:p>-$11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3</text:p>
          </table:table-cell>
          <table:table-cell table:style-name="ce2" office:value-type="date" office:date-value="2021-11-20" calcext:value-type="date">
            <text:p>2021-11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75.95" calcext:value-type="float">
            <text:p>775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25]*INDEX([$'currency conversion'.$B$2:.$B$5];MATCH([.F525];[$'currency conversion'.$A$2:.$A$5];0))" office:value-type="float" office:value="775.95" calcext:value-type="float">
            <text:p>$775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4</text:p>
          </table:table-cell>
          <table:table-cell table:style-name="ce2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125.49" calcext:value-type="float">
            <text:p>4125.4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26]*INDEX([$'currency conversion'.$B$2:.$B$5];MATCH([.F526];[$'currency conversion'.$A$2:.$A$5];0))" office:value-type="float" office:value="4125.49" calcext:value-type="float">
            <text:p>$4,125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5</text:p>
          </table:table-cell>
          <table:table-cell table:style-name="ce2" office:value-type="date" office:date-value="2022-08-14" calcext:value-type="date">
            <text:p>2022-08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335.65" calcext:value-type="float">
            <text:p>-4335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27]*INDEX([$'currency conversion'.$B$2:.$B$5];MATCH([.F527];[$'currency conversion'.$A$2:.$A$5];0))" office:value-type="float" office:value="-4769.215" calcext:value-type="float">
            <text:p>-$4,769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6</text:p>
          </table:table-cell>
          <table:table-cell table:style-name="ce2" office:value-type="date" office:date-value="2021-11-21" calcext:value-type="date">
            <text:p>2021-11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290.58" calcext:value-type="float">
            <text:p>-3290.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28]*INDEX([$'currency conversion'.$B$2:.$B$5];MATCH([.F528];[$'currency conversion'.$A$2:.$A$5];0))" office:value-type="float" office:value="-3619.638" calcext:value-type="float">
            <text:p>-$3,619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7</text:p>
          </table:table-cell>
          <table:table-cell table:style-name="ce2" office:value-type="date" office:date-value="2023-12-21" calcext:value-type="date">
            <text:p>2023-12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518.63" calcext:value-type="float">
            <text:p>-1518.6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29]*INDEX([$'currency conversion'.$B$2:.$B$5];MATCH([.F529];[$'currency conversion'.$A$2:.$A$5];0))" office:value-type="float" office:value="-1670.493" calcext:value-type="float">
            <text:p>-$1,670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8</text:p>
          </table:table-cell>
          <table:table-cell table:style-name="ce2" office:value-type="date" office:date-value="2023-07-15" calcext:value-type="date">
            <text:p>2023-07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729.35" calcext:value-type="float">
            <text:p>-6729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30]*INDEX([$'currency conversion'.$B$2:.$B$5];MATCH([.F530];[$'currency conversion'.$A$2:.$A$5];0))" office:value-type="float" office:value="-8748.155" calcext:value-type="float">
            <text:p>-$8,748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29</text:p>
          </table:table-cell>
          <table:table-cell table:style-name="ce2" office:value-type="date" office:date-value="2023-12-11" calcext:value-type="date">
            <text:p>2023-12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096.29" calcext:value-type="float">
            <text:p>-4096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31]*INDEX([$'currency conversion'.$B$2:.$B$5];MATCH([.F531];[$'currency conversion'.$A$2:.$A$5];0))" office:value-type="float" office:value="-4505.919" calcext:value-type="float">
            <text:p>-$4,505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0</text:p>
          </table:table-cell>
          <table:table-cell table:style-name="ce2" office:value-type="date" office:date-value="2023-04-06" calcext:value-type="date">
            <text:p>2023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381.1" calcext:value-type="float">
            <text:p>-2381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32]*INDEX([$'currency conversion'.$B$2:.$B$5];MATCH([.F532];[$'currency conversion'.$A$2:.$A$5];0))" office:value-type="float" office:value="-3095.43" calcext:value-type="float">
            <text:p>-$3,095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1</text:p>
          </table:table-cell>
          <table:table-cell table:style-name="ce2" office:value-type="date" office:date-value="2022-12-02" calcext:value-type="date">
            <text:p>2022-12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371.95" calcext:value-type="float">
            <text:p>4371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33]*INDEX([$'currency conversion'.$B$2:.$B$5];MATCH([.F533];[$'currency conversion'.$A$2:.$A$5];0))" office:value-type="float" office:value="4371.95" calcext:value-type="float">
            <text:p>$4,371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2</text:p>
          </table:table-cell>
          <table:table-cell table:style-name="ce2" office:value-type="date" office:date-value="2020-10-11" calcext:value-type="date">
            <text:p>2020-10-1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12.81" calcext:value-type="float">
            <text:p>1312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34]*INDEX([$'currency conversion'.$B$2:.$B$5];MATCH([.F534];[$'currency conversion'.$A$2:.$A$5];0))" office:value-type="float" office:value="9.18967" calcext:value-type="float">
            <text:p>$9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3</text:p>
          </table:table-cell>
          <table:table-cell table:style-name="ce2" office:value-type="date" office:date-value="2021-01-31" calcext:value-type="date">
            <text:p>2021-01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67.95" calcext:value-type="float">
            <text:p>967.9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35]*INDEX([$'currency conversion'.$B$2:.$B$5];MATCH([.F535];[$'currency conversion'.$A$2:.$A$5];0))" office:value-type="float" office:value="6.77565" calcext:value-type="float">
            <text:p>$6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4</text:p>
          </table:table-cell>
          <table:table-cell table:style-name="ce2" office:value-type="date" office:date-value="2020-01-12" calcext:value-type="date">
            <text:p>2020-01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254.49" calcext:value-type="float">
            <text:p>4254.4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36]*INDEX([$'currency conversion'.$B$2:.$B$5];MATCH([.F536];[$'currency conversion'.$A$2:.$A$5];0))" office:value-type="float" office:value="29.78143" calcext:value-type="float">
            <text:p>$29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5</text:p>
          </table:table-cell>
          <table:table-cell table:style-name="ce2" office:value-type="date" office:date-value="2023-08-18" calcext:value-type="date">
            <text:p>2023-08-1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86.86" calcext:value-type="float">
            <text:p>-686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37]*INDEX([$'currency conversion'.$B$2:.$B$5];MATCH([.F537];[$'currency conversion'.$A$2:.$A$5];0))" office:value-type="float" office:value="-4.80802" calcext:value-type="float">
            <text:p>-$4.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6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952.32" calcext:value-type="float">
            <text:p>1952.3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38]*INDEX([$'currency conversion'.$B$2:.$B$5];MATCH([.F538];[$'currency conversion'.$A$2:.$A$5];0))" office:value-type="float" office:value="2538.016" calcext:value-type="float">
            <text:p>$2,538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7</text:p>
          </table:table-cell>
          <table:table-cell table:style-name="ce2" office:value-type="date" office:date-value="2021-05-13" calcext:value-type="date">
            <text:p>2021-05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16.11" calcext:value-type="float">
            <text:p>-516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39]*INDEX([$'currency conversion'.$B$2:.$B$5];MATCH([.F539];[$'currency conversion'.$A$2:.$A$5];0))" office:value-type="float" office:value="-670.943" calcext:value-type="float">
            <text:p>-$670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8</text:p>
          </table:table-cell>
          <table:table-cell table:style-name="ce2" office:value-type="date" office:date-value="2022-01-23" calcext:value-type="date">
            <text:p>2022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326.81" calcext:value-type="float">
            <text:p>1326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40]*INDEX([$'currency conversion'.$B$2:.$B$5];MATCH([.F540];[$'currency conversion'.$A$2:.$A$5];0))" office:value-type="float" office:value="1459.491" calcext:value-type="float">
            <text:p>$1,45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39</text:p>
          </table:table-cell>
          <table:table-cell table:style-name="ce2" office:value-type="date" office:date-value="2020-02-04" calcext:value-type="date">
            <text:p>2020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913.79" calcext:value-type="float">
            <text:p>-2913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41]*INDEX([$'currency conversion'.$B$2:.$B$5];MATCH([.F541];[$'currency conversion'.$A$2:.$A$5];0))" office:value-type="float" office:value="-3787.927" calcext:value-type="float">
            <text:p>-$3,787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0</text:p>
          </table:table-cell>
          <table:table-cell table:style-name="ce2" office:value-type="date" office:date-value="2021-12-27" calcext:value-type="date">
            <text:p>2021-12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194.09" calcext:value-type="float">
            <text:p>-12194.0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42]*INDEX([$'currency conversion'.$B$2:.$B$5];MATCH([.F542];[$'currency conversion'.$A$2:.$A$5];0))" office:value-type="float" office:value="-13413.499" calcext:value-type="float">
            <text:p>-$13,413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1</text:p>
          </table:table-cell>
          <table:table-cell table:style-name="ce2" office:value-type="date" office:date-value="2022-04-28" calcext:value-type="date">
            <text:p>2022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71.4" calcext:value-type="float">
            <text:p>-671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43]*INDEX([$'currency conversion'.$B$2:.$B$5];MATCH([.F543];[$'currency conversion'.$A$2:.$A$5];0))" office:value-type="float" office:value="-738.54" calcext:value-type="float">
            <text:p>-$738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2</text:p>
          </table:table-cell>
          <table:table-cell table:style-name="ce2" office:value-type="date" office:date-value="2020-03-30" calcext:value-type="date">
            <text:p>2020-03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113.74" calcext:value-type="float">
            <text:p>7113.7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44]*INDEX([$'currency conversion'.$B$2:.$B$5];MATCH([.F544];[$'currency conversion'.$A$2:.$A$5];0))" office:value-type="float" office:value="49.79618" calcext:value-type="float">
            <text:p>$49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3</text:p>
          </table:table-cell>
          <table:table-cell table:style-name="ce2" office:value-type="date" office:date-value="2022-02-14" calcext:value-type="date">
            <text:p>2022-02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31.08" calcext:value-type="float">
            <text:p>4631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45]*INDEX([$'currency conversion'.$B$2:.$B$5];MATCH([.F545];[$'currency conversion'.$A$2:.$A$5];0))" office:value-type="float" office:value="6020.404" calcext:value-type="float">
            <text:p>$6,020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4</text:p>
          </table:table-cell>
          <table:table-cell table:style-name="ce2" office:value-type="date" office:date-value="2021-08-27" calcext:value-type="date">
            <text:p>2021-08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826.99" calcext:value-type="float">
            <text:p>4826.9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46]*INDEX([$'currency conversion'.$B$2:.$B$5];MATCH([.F546];[$'currency conversion'.$A$2:.$A$5];0))" office:value-type="float" office:value="6275.087" calcext:value-type="float">
            <text:p>$6,275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5</text:p>
          </table:table-cell>
          <table:table-cell table:style-name="ce2" office:value-type="date" office:date-value="2022-08-27" calcext:value-type="date">
            <text:p>2022-08-2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6180.65" calcext:value-type="float">
            <text:p>6180.6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47]*INDEX([$'currency conversion'.$B$2:.$B$5];MATCH([.F547];[$'currency conversion'.$A$2:.$A$5];0))" office:value-type="float" office:value="6798.715" calcext:value-type="float">
            <text:p>$6,798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6</text:p>
          </table:table-cell>
          <table:table-cell table:style-name="ce2" office:value-type="date" office:date-value="2022-10-18" calcext:value-type="date">
            <text:p>2022-10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3.29" calcext:value-type="float">
            <text:p>443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48]*INDEX([$'currency conversion'.$B$2:.$B$5];MATCH([.F548];[$'currency conversion'.$A$2:.$A$5];0))" office:value-type="float" office:value="487.619" calcext:value-type="float">
            <text:p>$487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7</text:p>
          </table:table-cell>
          <table:table-cell table:style-name="ce2" office:value-type="date" office:date-value="2021-02-21" calcext:value-type="date">
            <text:p>2021-02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986.58" calcext:value-type="float">
            <text:p>986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49]*INDEX([$'currency conversion'.$B$2:.$B$5];MATCH([.F549];[$'currency conversion'.$A$2:.$A$5];0))" office:value-type="float" office:value="986.58" calcext:value-type="float">
            <text:p>$986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8</text:p>
          </table:table-cell>
          <table:table-cell table:style-name="ce2" office:value-type="date" office:date-value="2020-04-24" calcext:value-type="date">
            <text:p>2020-04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088.26" calcext:value-type="float">
            <text:p>-3088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50]*INDEX([$'currency conversion'.$B$2:.$B$5];MATCH([.F550];[$'currency conversion'.$A$2:.$A$5];0))" office:value-type="float" office:value="-3088.26" calcext:value-type="float">
            <text:p>-$3,088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49</text:p>
          </table:table-cell>
          <table:table-cell table:style-name="ce2" office:value-type="date" office:date-value="2021-09-08" calcext:value-type="date">
            <text:p>2021-09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580.36" calcext:value-type="float">
            <text:p>-1580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51]*INDEX([$'currency conversion'.$B$2:.$B$5];MATCH([.F551];[$'currency conversion'.$A$2:.$A$5];0))" office:value-type="float" office:value="-1738.396" calcext:value-type="float">
            <text:p>-$1,738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0</text:p>
          </table:table-cell>
          <table:table-cell table:style-name="ce2" office:value-type="date" office:date-value="2023-05-04" calcext:value-type="date">
            <text:p>2023-05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078.86" calcext:value-type="float">
            <text:p>3078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52]*INDEX([$'currency conversion'.$B$2:.$B$5];MATCH([.F552];[$'currency conversion'.$A$2:.$A$5];0))" office:value-type="float" office:value="3078.86" calcext:value-type="float">
            <text:p>$3,078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1</text:p>
          </table:table-cell>
          <table:table-cell table:style-name="ce2" office:value-type="date" office:date-value="2022-04-05" calcext:value-type="date">
            <text:p>2022-04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6019.42" calcext:value-type="float">
            <text:p>6019.4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53]*INDEX([$'currency conversion'.$B$2:.$B$5];MATCH([.F553];[$'currency conversion'.$A$2:.$A$5];0))" office:value-type="float" office:value="6019.42" calcext:value-type="float">
            <text:p>$6,019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2</text:p>
          </table:table-cell>
          <table:table-cell table:style-name="ce2" office:value-type="date" office:date-value="2023-01-03" calcext:value-type="date">
            <text:p>2023-01-0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97.23" calcext:value-type="float">
            <text:p>-697.2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54]*INDEX([$'currency conversion'.$B$2:.$B$5];MATCH([.F554];[$'currency conversion'.$A$2:.$A$5];0))" office:value-type="float" office:value="-766.953" calcext:value-type="float">
            <text:p>-$766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3</text:p>
          </table:table-cell>
          <table:table-cell table:style-name="ce2" office:value-type="date" office:date-value="2021-02-16" calcext:value-type="date">
            <text:p>2021-02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250.95" calcext:value-type="float">
            <text:p>-2250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55]*INDEX([$'currency conversion'.$B$2:.$B$5];MATCH([.F555];[$'currency conversion'.$A$2:.$A$5];0))" office:value-type="float" office:value="-2476.045" calcext:value-type="float">
            <text:p>-$2,476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4</text:p>
          </table:table-cell>
          <table:table-cell table:style-name="ce2" office:value-type="date" office:date-value="2023-10-31" calcext:value-type="date">
            <text:p>2023-10-3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56]*INDEX([$'currency conversion'.$B$2:.$B$5];MATCH([.F556];[$'currency conversion'.$A$2:.$A$5];0))" office:value-type="float" office:value="3.432" calcext:value-type="float">
            <text:p>$3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5</text:p>
          </table:table-cell>
          <table:table-cell table:style-name="ce2" office:value-type="date" office:date-value="2023-12-14" calcext:value-type="date">
            <text:p>2023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006.03" calcext:value-type="float">
            <text:p>3006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57]*INDEX([$'currency conversion'.$B$2:.$B$5];MATCH([.F557];[$'currency conversion'.$A$2:.$A$5];0))" office:value-type="float" office:value="3306.633" calcext:value-type="float">
            <text:p>$3,306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6</text:p>
          </table:table-cell>
          <table:table-cell table:style-name="ce2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219.27" calcext:value-type="float">
            <text:p>-7219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58]*INDEX([$'currency conversion'.$B$2:.$B$5];MATCH([.F558];[$'currency conversion'.$A$2:.$A$5];0))" office:value-type="float" office:value="-7941.197" calcext:value-type="float">
            <text:p>-$7,941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7</text:p>
          </table:table-cell>
          <table:table-cell table:style-name="ce2" office:value-type="date" office:date-value="2023-07-24" calcext:value-type="date">
            <text:p>2023-07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80.9" calcext:value-type="float">
            <text:p>-11480.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59]*INDEX([$'currency conversion'.$B$2:.$B$5];MATCH([.F559];[$'currency conversion'.$A$2:.$A$5];0))" office:value-type="float" office:value="-80.3663" calcext:value-type="float">
            <text:p>-$80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8</text:p>
          </table:table-cell>
          <table:table-cell table:style-name="ce2" office:value-type="date" office:date-value="2022-10-17" calcext:value-type="date">
            <text:p>2022-10-1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52.68" calcext:value-type="float">
            <text:p>-2752.6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60]*INDEX([$'currency conversion'.$B$2:.$B$5];MATCH([.F560];[$'currency conversion'.$A$2:.$A$5];0))" office:value-type="float" office:value="-3578.484" calcext:value-type="float">
            <text:p>-$3,578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59</text:p>
          </table:table-cell>
          <table:table-cell table:style-name="ce2" office:value-type="date" office:date-value="2022-01-30" calcext:value-type="date">
            <text:p>2022-01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103.56" calcext:value-type="float">
            <text:p>-6103.5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61]*INDEX([$'currency conversion'.$B$2:.$B$5];MATCH([.F561];[$'currency conversion'.$A$2:.$A$5];0))" office:value-type="float" office:value="-7934.628" calcext:value-type="float">
            <text:p>-$7,934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0</text:p>
          </table:table-cell>
          <table:table-cell table:style-name="ce2" office:value-type="date" office:date-value="2021-11-06" calcext:value-type="date">
            <text:p>2021-11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540.7" calcext:value-type="float">
            <text:p>-2540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62]*INDEX([$'currency conversion'.$B$2:.$B$5];MATCH([.F562];[$'currency conversion'.$A$2:.$A$5];0))" office:value-type="float" office:value="-3302.91" calcext:value-type="float">
            <text:p>-$3,302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1</text:p>
          </table:table-cell>
          <table:table-cell table:style-name="ce2" office:value-type="date" office:date-value="2023-11-18" calcext:value-type="date">
            <text:p>2023-11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738.9" calcext:value-type="float">
            <text:p>-738.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63]*INDEX([$'currency conversion'.$B$2:.$B$5];MATCH([.F563];[$'currency conversion'.$A$2:.$A$5];0))" office:value-type="float" office:value="-5.1723" calcext:value-type="float">
            <text:p>-$5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2</text:p>
          </table:table-cell>
          <table:table-cell table:style-name="ce2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266.24" calcext:value-type="float">
            <text:p>-2266.2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64]*INDEX([$'currency conversion'.$B$2:.$B$5];MATCH([.F564];[$'currency conversion'.$A$2:.$A$5];0))" office:value-type="float" office:value="-2492.864" calcext:value-type="float">
            <text:p>-$2,492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3</text:p>
          </table:table-cell>
          <table:table-cell table:style-name="ce2" office:value-type="date" office:date-value="2022-07-08" calcext:value-type="date">
            <text:p>2022-07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262.34" calcext:value-type="float">
            <text:p>7262.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65]*INDEX([$'currency conversion'.$B$2:.$B$5];MATCH([.F565];[$'currency conversion'.$A$2:.$A$5];0))" office:value-type="float" office:value="9441.042" calcext:value-type="float">
            <text:p>$9,441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4</text:p>
          </table:table-cell>
          <table:table-cell table:style-name="ce2" office:value-type="date" office:date-value="2020-07-10" calcext:value-type="date">
            <text:p>2020-07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633.72" calcext:value-type="float">
            <text:p>1633.7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66]*INDEX([$'currency conversion'.$B$2:.$B$5];MATCH([.F566];[$'currency conversion'.$A$2:.$A$5];0))" office:value-type="float" office:value="2123.836" calcext:value-type="float">
            <text:p>$2,123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5</text:p>
          </table:table-cell>
          <table:table-cell table:style-name="ce2" office:value-type="date" office:date-value="2022-01-08" calcext:value-type="date">
            <text:p>2022-0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502.37" calcext:value-type="float">
            <text:p>1502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67]*INDEX([$'currency conversion'.$B$2:.$B$5];MATCH([.F567];[$'currency conversion'.$A$2:.$A$5];0))" office:value-type="float" office:value="1502.37" calcext:value-type="float">
            <text:p>$1,502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6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111.04" calcext:value-type="float">
            <text:p>3111.0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68]*INDEX([$'currency conversion'.$B$2:.$B$5];MATCH([.F568];[$'currency conversion'.$A$2:.$A$5];0))" office:value-type="float" office:value="4044.352" calcext:value-type="float">
            <text:p>$4,044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7</text:p>
          </table:table-cell>
          <table:table-cell table:style-name="ce2" office:value-type="date" office:date-value="2022-09-04" calcext:value-type="date">
            <text:p>2022-09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5694.17" calcext:value-type="float">
            <text:p>-5694.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69]*INDEX([$'currency conversion'.$B$2:.$B$5];MATCH([.F569];[$'currency conversion'.$A$2:.$A$5];0))" office:value-type="float" office:value="-6263.587" calcext:value-type="float">
            <text:p>-$6,263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8</text:p>
          </table:table-cell>
          <table:table-cell table:style-name="ce2" office:value-type="date" office:date-value="2022-10-05" calcext:value-type="date">
            <text:p>2022-10-0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195.56" calcext:value-type="float">
            <text:p>5195.5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70]*INDEX([$'currency conversion'.$B$2:.$B$5];MATCH([.F570];[$'currency conversion'.$A$2:.$A$5];0))" office:value-type="float" office:value="5715.116" calcext:value-type="float">
            <text:p>$5,715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69</text:p>
          </table:table-cell>
          <table:table-cell table:style-name="ce2" office:value-type="date" office:date-value="2020-04-05" calcext:value-type="date">
            <text:p>2020-04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78.82" calcext:value-type="float">
            <text:p>-378.8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71]*INDEX([$'currency conversion'.$B$2:.$B$5];MATCH([.F571];[$'currency conversion'.$A$2:.$A$5];0))" office:value-type="float" office:value="-378.82" calcext:value-type="float">
            <text:p>-$378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0</text:p>
          </table:table-cell>
          <table:table-cell table:style-name="ce2" office:value-type="date" office:date-value="2021-10-24" calcext:value-type="date">
            <text:p>2021-10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352.4" calcext:value-type="float">
            <text:p>3352.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72]*INDEX([$'currency conversion'.$B$2:.$B$5];MATCH([.F572];[$'currency conversion'.$A$2:.$A$5];0))" office:value-type="float" office:value="4358.12" calcext:value-type="float">
            <text:p>$4,358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1</text:p>
          </table:table-cell>
          <table:table-cell table:style-name="ce2" office:value-type="date" office:date-value="2023-04-28" calcext:value-type="date">
            <text:p>2023-04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359.29" calcext:value-type="float">
            <text:p>-5359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73]*INDEX([$'currency conversion'.$B$2:.$B$5];MATCH([.F573];[$'currency conversion'.$A$2:.$A$5];0))" office:value-type="float" office:value="-6967.077" calcext:value-type="float">
            <text:p>-$6,967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2</text:p>
          </table:table-cell>
          <table:table-cell table:style-name="ce2" office:value-type="date" office:date-value="2020-02-06" calcext:value-type="date">
            <text:p>2020-02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768.79" calcext:value-type="float">
            <text:p>-7768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74]*INDEX([$'currency conversion'.$B$2:.$B$5];MATCH([.F574];[$'currency conversion'.$A$2:.$A$5];0))" office:value-type="float" office:value="-10099.427" calcext:value-type="float">
            <text:p>-$10,099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3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089.45" calcext:value-type="float">
            <text:p>4089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75]*INDEX([$'currency conversion'.$B$2:.$B$5];MATCH([.F575];[$'currency conversion'.$A$2:.$A$5];0))" office:value-type="float" office:value="28.62615" calcext:value-type="float">
            <text:p>$28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4</text:p>
          </table:table-cell>
          <table:table-cell table:style-name="ce2" office:value-type="date" office:date-value="2020-10-05" calcext:value-type="date">
            <text:p>2020-10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882.05" calcext:value-type="float">
            <text:p>1882.0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76]*INDEX([$'currency conversion'.$B$2:.$B$5];MATCH([.F576];[$'currency conversion'.$A$2:.$A$5];0))" office:value-type="float" office:value="2446.665" calcext:value-type="float">
            <text:p>$2,446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5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10.26" calcext:value-type="float">
            <text:p>-4510.2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77]*INDEX([$'currency conversion'.$B$2:.$B$5];MATCH([.F577];[$'currency conversion'.$A$2:.$A$5];0))" office:value-type="float" office:value="-4961.286" calcext:value-type="float">
            <text:p>-$4,961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6</text:p>
          </table:table-cell>
          <table:table-cell table:style-name="ce2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348.32" calcext:value-type="float">
            <text:p>-4348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78]*INDEX([$'currency conversion'.$B$2:.$B$5];MATCH([.F578];[$'currency conversion'.$A$2:.$A$5];0))" office:value-type="float" office:value="-4783.152" calcext:value-type="float">
            <text:p>-$4,783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7</text:p>
          </table:table-cell>
          <table:table-cell table:style-name="ce2" office:value-type="date" office:date-value="2022-05-22" calcext:value-type="date">
            <text:p>2022-05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627.17" calcext:value-type="float">
            <text:p>5627.1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79]*INDEX([$'currency conversion'.$B$2:.$B$5];MATCH([.F579];[$'currency conversion'.$A$2:.$A$5];0))" office:value-type="float" office:value="39.39019" calcext:value-type="float">
            <text:p>$39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8</text:p>
          </table:table-cell>
          <table:table-cell table:style-name="ce2" office:value-type="date" office:date-value="2023-07-20" calcext:value-type="date">
            <text:p>2023-07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947.06" calcext:value-type="float">
            <text:p>-5947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80]*INDEX([$'currency conversion'.$B$2:.$B$5];MATCH([.F580];[$'currency conversion'.$A$2:.$A$5];0))" office:value-type="float" office:value="-41.62942" calcext:value-type="float">
            <text:p>-$41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79</text:p>
          </table:table-cell>
          <table:table-cell table:style-name="ce2" office:value-type="date" office:date-value="2020-03-02" calcext:value-type="date">
            <text:p>2020-03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213.36" calcext:value-type="float">
            <text:p>8213.3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81]*INDEX([$'currency conversion'.$B$2:.$B$5];MATCH([.F581];[$'currency conversion'.$A$2:.$A$5];0))" office:value-type="float" office:value="10677.368" calcext:value-type="float">
            <text:p>$10,677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0</text:p>
          </table:table-cell>
          <table:table-cell table:style-name="ce2" office:value-type="date" office:date-value="2021-08-18" calcext:value-type="date">
            <text:p>2021-08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503.1" calcext:value-type="float">
            <text:p>-4503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582]*INDEX([$'currency conversion'.$B$2:.$B$5];MATCH([.F582];[$'currency conversion'.$A$2:.$A$5];0))" office:value-type="float" office:value="-4503.1" calcext:value-type="float">
            <text:p>-$4,503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1</text:p>
          </table:table-cell>
          <table:table-cell table:style-name="ce2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191.96" calcext:value-type="float">
            <text:p>3191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83]*INDEX([$'currency conversion'.$B$2:.$B$5];MATCH([.F583];[$'currency conversion'.$A$2:.$A$5];0))" office:value-type="float" office:value="22.34372" calcext:value-type="float">
            <text:p>$22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2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643.09" calcext:value-type="float">
            <text:p>-1643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84]*INDEX([$'currency conversion'.$B$2:.$B$5];MATCH([.F584];[$'currency conversion'.$A$2:.$A$5];0))" office:value-type="float" office:value="-11.50163" calcext:value-type="float">
            <text:p>-$11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3</text:p>
          </table:table-cell>
          <table:table-cell table:style-name="ce2" office:value-type="date" office:date-value="2021-01-31" calcext:value-type="date">
            <text:p>2021-01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015.94" calcext:value-type="float">
            <text:p>3015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85]*INDEX([$'currency conversion'.$B$2:.$B$5];MATCH([.F585];[$'currency conversion'.$A$2:.$A$5];0))" office:value-type="float" office:value="3920.722" calcext:value-type="float">
            <text:p>$3,920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4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720.57" calcext:value-type="float">
            <text:p>-2720.5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586]*INDEX([$'currency conversion'.$B$2:.$B$5];MATCH([.F586];[$'currency conversion'.$A$2:.$A$5];0))" office:value-type="float" office:value="-3536.741" calcext:value-type="float">
            <text:p>-$3,536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5</text:p>
          </table:table-cell>
          <table:table-cell table:style-name="ce2" office:value-type="date" office:date-value="2022-11-08" calcext:value-type="date">
            <text:p>2022-11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13.96" calcext:value-type="float">
            <text:p>-813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87]*INDEX([$'currency conversion'.$B$2:.$B$5];MATCH([.F587];[$'currency conversion'.$A$2:.$A$5];0))" office:value-type="float" office:value="-5.69772" calcext:value-type="float">
            <text:p>-$5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6</text:p>
          </table:table-cell>
          <table:table-cell table:style-name="ce2" office:value-type="date" office:date-value="2020-06-25" calcext:value-type="date">
            <text:p>2020-06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04.6" calcext:value-type="float">
            <text:p>204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88]*INDEX([$'currency conversion'.$B$2:.$B$5];MATCH([.F588];[$'currency conversion'.$A$2:.$A$5];0))" office:value-type="float" office:value="204.6" calcext:value-type="float">
            <text:p>$204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7</text:p>
          </table:table-cell>
          <table:table-cell table:style-name="ce2" office:value-type="date" office:date-value="2021-01-30" calcext:value-type="date">
            <text:p>2021-01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010.94" calcext:value-type="float">
            <text:p>-5010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89]*INDEX([$'currency conversion'.$B$2:.$B$5];MATCH([.F589];[$'currency conversion'.$A$2:.$A$5];0))" office:value-type="float" office:value="-35.07658" calcext:value-type="float">
            <text:p>-$35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8</text:p>
          </table:table-cell>
          <table:table-cell table:style-name="ce2" office:value-type="date" office:date-value="2021-03-20" calcext:value-type="date">
            <text:p>2021-03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704.12" calcext:value-type="float">
            <text:p>3704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90]*INDEX([$'currency conversion'.$B$2:.$B$5];MATCH([.F590];[$'currency conversion'.$A$2:.$A$5];0))" office:value-type="float" office:value="4815.356" calcext:value-type="float">
            <text:p>$4,815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89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566.07" calcext:value-type="float">
            <text:p>-2566.0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91]*INDEX([$'currency conversion'.$B$2:.$B$5];MATCH([.F591];[$'currency conversion'.$A$2:.$A$5];0))" office:value-type="float" office:value="-3335.891" calcext:value-type="float">
            <text:p>-$3,335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0</text:p>
          </table:table-cell>
          <table:table-cell table:style-name="ce2" office:value-type="date" office:date-value="2020-03-16" calcext:value-type="date">
            <text:p>2020-03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143" calcext:value-type="float">
            <text:p>-114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92]*INDEX([$'currency conversion'.$B$2:.$B$5];MATCH([.F592];[$'currency conversion'.$A$2:.$A$5];0))" office:value-type="float" office:value="-8.001" calcext:value-type="float">
            <text:p>-$8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1</text:p>
          </table:table-cell>
          <table:table-cell table:style-name="ce2" office:value-type="date" office:date-value="2020-09-21" calcext:value-type="date">
            <text:p>2020-09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971.75" calcext:value-type="float">
            <text:p>-4971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93]*INDEX([$'currency conversion'.$B$2:.$B$5];MATCH([.F593];[$'currency conversion'.$A$2:.$A$5];0))" office:value-type="float" office:value="-4971.75" calcext:value-type="float">
            <text:p>-$4,971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2</text:p>
          </table:table-cell>
          <table:table-cell table:style-name="ce2" office:value-type="date" office:date-value="2021-03-30" calcext:value-type="date">
            <text:p>2021-03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2811.67" calcext:value-type="float">
            <text:p>-12811.6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594]*INDEX([$'currency conversion'.$B$2:.$B$5];MATCH([.F594];[$'currency conversion'.$A$2:.$A$5];0))" office:value-type="float" office:value="-89.68169" calcext:value-type="float">
            <text:p>-$89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3</text:p>
          </table:table-cell>
          <table:table-cell table:style-name="ce2" office:value-type="date" office:date-value="2021-12-18" calcext:value-type="date">
            <text:p>2021-12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955.14" calcext:value-type="float">
            <text:p>-955.1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595]*INDEX([$'currency conversion'.$B$2:.$B$5];MATCH([.F595];[$'currency conversion'.$A$2:.$A$5];0))" office:value-type="float" office:value="-6.68598" calcext:value-type="float">
            <text:p>-$6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4</text:p>
          </table:table-cell>
          <table:table-cell table:style-name="ce2" office:value-type="date" office:date-value="2022-01-04" calcext:value-type="date">
            <text:p>2022-01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2063.08" calcext:value-type="float">
            <text:p>12063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96]*INDEX([$'currency conversion'.$B$2:.$B$5];MATCH([.F596];[$'currency conversion'.$A$2:.$A$5];0))" office:value-type="float" office:value="15682.004" calcext:value-type="float">
            <text:p>$15,682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5</text:p>
          </table:table-cell>
          <table:table-cell table:style-name="ce2" office:value-type="date" office:date-value="2023-11-08" calcext:value-type="date">
            <text:p>2023-1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923.02" calcext:value-type="float">
            <text:p>3923.0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97]*INDEX([$'currency conversion'.$B$2:.$B$5];MATCH([.F597];[$'currency conversion'.$A$2:.$A$5];0))" office:value-type="float" office:value="3923.02" calcext:value-type="float">
            <text:p>$3,923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6</text:p>
          </table:table-cell>
          <table:table-cell table:style-name="ce2" office:value-type="date" office:date-value="2022-04-30" calcext:value-type="date">
            <text:p>2022-04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6.3" calcext:value-type="float">
            <text:p>-96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598]*INDEX([$'currency conversion'.$B$2:.$B$5];MATCH([.F598];[$'currency conversion'.$A$2:.$A$5];0))" office:value-type="float" office:value="-105.93" calcext:value-type="float">
            <text:p>-$105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7</text:p>
          </table:table-cell>
          <table:table-cell table:style-name="ce2" office:value-type="date" office:date-value="2023-10-22" calcext:value-type="date">
            <text:p>2023-10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314.45" calcext:value-type="float">
            <text:p>-1314.4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599]*INDEX([$'currency conversion'.$B$2:.$B$5];MATCH([.F599];[$'currency conversion'.$A$2:.$A$5];0))" office:value-type="float" office:value="-1314.45" calcext:value-type="float">
            <text:p>-$1,314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8</text:p>
          </table:table-cell>
          <table:table-cell table:style-name="ce2" office:value-type="date" office:date-value="2020-05-23" calcext:value-type="date">
            <text:p>2020-05-2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12.33" calcext:value-type="float">
            <text:p>112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00]*INDEX([$'currency conversion'.$B$2:.$B$5];MATCH([.F600];[$'currency conversion'.$A$2:.$A$5];0))" office:value-type="float" office:value="0.78631" calcext:value-type="float">
            <text:p>$0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599</text:p>
          </table:table-cell>
          <table:table-cell table:style-name="ce2" office:value-type="date" office:date-value="2022-06-03" calcext:value-type="date">
            <text:p>2022-06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735.6" calcext:value-type="float">
            <text:p>2735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01]*INDEX([$'currency conversion'.$B$2:.$B$5];MATCH([.F601];[$'currency conversion'.$A$2:.$A$5];0))" office:value-type="float" office:value="19.1492" calcext:value-type="float">
            <text:p>$19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0</text:p>
          </table:table-cell>
          <table:table-cell table:style-name="ce2" office:value-type="date" office:date-value="2022-12-28" calcext:value-type="date">
            <text:p>2022-12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904.06" calcext:value-type="float">
            <text:p>-5904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02]*INDEX([$'currency conversion'.$B$2:.$B$5];MATCH([.F602];[$'currency conversion'.$A$2:.$A$5];0))" office:value-type="float" office:value="-41.32842" calcext:value-type="float">
            <text:p>-$41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1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5571.61" calcext:value-type="float">
            <text:p>5571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03]*INDEX([$'currency conversion'.$B$2:.$B$5];MATCH([.F603];[$'currency conversion'.$A$2:.$A$5];0))" office:value-type="float" office:value="5571.61" calcext:value-type="float">
            <text:p>$5,57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2</text:p>
          </table:table-cell>
          <table:table-cell table:style-name="ce2" office:value-type="date" office:date-value="2021-01-30" calcext:value-type="date">
            <text:p>2021-01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576.91" calcext:value-type="float">
            <text:p>3576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04]*INDEX([$'currency conversion'.$B$2:.$B$5];MATCH([.F604];[$'currency conversion'.$A$2:.$A$5];0))" office:value-type="float" office:value="4649.983" calcext:value-type="float">
            <text:p>$4,649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3</text:p>
          </table:table-cell>
          <table:table-cell table:style-name="ce2" office:value-type="date" office:date-value="2022-11-14" calcext:value-type="date">
            <text:p>2022-11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590.93" calcext:value-type="float">
            <text:p>3590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05]*INDEX([$'currency conversion'.$B$2:.$B$5];MATCH([.F605];[$'currency conversion'.$A$2:.$A$5];0))" office:value-type="float" office:value="25.13651" calcext:value-type="float">
            <text:p>$25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4</text:p>
          </table:table-cell>
          <table:table-cell table:style-name="ce2" office:value-type="date" office:date-value="2022-08-05" calcext:value-type="date">
            <text:p>2022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192.38" calcext:value-type="float">
            <text:p>2192.3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06]*INDEX([$'currency conversion'.$B$2:.$B$5];MATCH([.F606];[$'currency conversion'.$A$2:.$A$5];0))" office:value-type="float" office:value="15.34666" calcext:value-type="float">
            <text:p>$15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5</text:p>
          </table:table-cell>
          <table:table-cell table:style-name="ce2" office:value-type="date" office:date-value="2022-06-09" calcext:value-type="date">
            <text:p>2022-06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8.08" calcext:value-type="float">
            <text:p>98.0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07]*INDEX([$'currency conversion'.$B$2:.$B$5];MATCH([.F607];[$'currency conversion'.$A$2:.$A$5];0))" office:value-type="float" office:value="98.08" calcext:value-type="float">
            <text:p>$98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6</text:p>
          </table:table-cell>
          <table:table-cell table:style-name="ce2" office:value-type="date" office:date-value="2024-02-01" calcext:value-type="date">
            <text:p>2024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364.31" calcext:value-type="float">
            <text:p>3364.3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08]*INDEX([$'currency conversion'.$B$2:.$B$5];MATCH([.F608];[$'currency conversion'.$A$2:.$A$5];0))" office:value-type="float" office:value="3700.741" calcext:value-type="float">
            <text:p>$3,700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7</text:p>
          </table:table-cell>
          <table:table-cell table:style-name="ce2" office:value-type="date" office:date-value="2023-03-20" calcext:value-type="date">
            <text:p>2023-03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959.07" calcext:value-type="float">
            <text:p>2959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09]*INDEX([$'currency conversion'.$B$2:.$B$5];MATCH([.F609];[$'currency conversion'.$A$2:.$A$5];0))" office:value-type="float" office:value="3254.977" calcext:value-type="float">
            <text:p>$3,254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8</text:p>
          </table:table-cell>
          <table:table-cell table:style-name="ce2" office:value-type="date" office:date-value="2023-03-13" calcext:value-type="date">
            <text:p>2023-03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70.2" calcext:value-type="float">
            <text:p>-1770.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10]*INDEX([$'currency conversion'.$B$2:.$B$5];MATCH([.F610];[$'currency conversion'.$A$2:.$A$5];0))" office:value-type="float" office:value="-2301.26" calcext:value-type="float">
            <text:p>-$2,301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09</text:p>
          </table:table-cell>
          <table:table-cell table:style-name="ce2" office:value-type="date" office:date-value="2021-07-22" calcext:value-type="date">
            <text:p>2021-07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868.01" calcext:value-type="float">
            <text:p>-2868.0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11]*INDEX([$'currency conversion'.$B$2:.$B$5];MATCH([.F611];[$'currency conversion'.$A$2:.$A$5];0))" office:value-type="float" office:value="-3728.413" calcext:value-type="float">
            <text:p>-$3,728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0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09.28" calcext:value-type="float">
            <text:p>509.2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12]*INDEX([$'currency conversion'.$B$2:.$B$5];MATCH([.F612];[$'currency conversion'.$A$2:.$A$5];0))" office:value-type="float" office:value="3.56496" calcext:value-type="float">
            <text:p>$3.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1</text:p>
          </table:table-cell>
          <table:table-cell table:style-name="ce2" office:value-type="date" office:date-value="2020-04-18" calcext:value-type="date">
            <text:p>2020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745.1" calcext:value-type="float">
            <text:p>7745.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13]*INDEX([$'currency conversion'.$B$2:.$B$5];MATCH([.F613];[$'currency conversion'.$A$2:.$A$5];0))" office:value-type="float" office:value="7745.1" calcext:value-type="float">
            <text:p>$7,745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2</text:p>
          </table:table-cell>
          <table:table-cell table:style-name="ce2" office:value-type="date" office:date-value="2022-12-01" calcext:value-type="date">
            <text:p>2022-1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195.54" calcext:value-type="float">
            <text:p>-6195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14]*INDEX([$'currency conversion'.$B$2:.$B$5];MATCH([.F614];[$'currency conversion'.$A$2:.$A$5];0))" office:value-type="float" office:value="-43.36878" calcext:value-type="float">
            <text:p>-$43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3</text:p>
          </table:table-cell>
          <table:table-cell table:style-name="ce2" office:value-type="date" office:date-value="2023-04-24" calcext:value-type="date">
            <text:p>2023-04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337.63" calcext:value-type="float">
            <text:p>-7337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15]*INDEX([$'currency conversion'.$B$2:.$B$5];MATCH([.F615];[$'currency conversion'.$A$2:.$A$5];0))" office:value-type="float" office:value="-9538.919" calcext:value-type="float">
            <text:p>-$9,538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4</text:p>
          </table:table-cell>
          <table:table-cell table:style-name="ce2" office:value-type="date" office:date-value="2022-07-23" calcext:value-type="date">
            <text:p>2022-07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23.8" calcext:value-type="float">
            <text:p>823.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16]*INDEX([$'currency conversion'.$B$2:.$B$5];MATCH([.F616];[$'currency conversion'.$A$2:.$A$5];0))" office:value-type="float" office:value="823.8" calcext:value-type="float">
            <text:p>$82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5</text:p>
          </table:table-cell>
          <table:table-cell table:style-name="ce2" office:value-type="date" office:date-value="2021-02-01" calcext:value-type="date">
            <text:p>2021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54.44" calcext:value-type="float">
            <text:p>254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17]*INDEX([$'currency conversion'.$B$2:.$B$5];MATCH([.F617];[$'currency conversion'.$A$2:.$A$5];0))" office:value-type="float" office:value="254.44" calcext:value-type="float">
            <text:p>$254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6</text:p>
          </table:table-cell>
          <table:table-cell table:style-name="ce2" office:value-type="date" office:date-value="2023-05-31" calcext:value-type="date">
            <text:p>2023-05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66.71" calcext:value-type="float">
            <text:p>866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18]*INDEX([$'currency conversion'.$B$2:.$B$5];MATCH([.F618];[$'currency conversion'.$A$2:.$A$5];0))" office:value-type="float" office:value="1126.723" calcext:value-type="float">
            <text:p>$1,126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7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219.77" calcext:value-type="float">
            <text:p>1219.7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19]*INDEX([$'currency conversion'.$B$2:.$B$5];MATCH([.F619];[$'currency conversion'.$A$2:.$A$5];0))" office:value-type="float" office:value="1341.747" calcext:value-type="float">
            <text:p>$1,341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8</text:p>
          </table:table-cell>
          <table:table-cell table:style-name="ce2" office:value-type="date" office:date-value="2023-03-02" calcext:value-type="date">
            <text:p>2023-03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116.01" calcext:value-type="float">
            <text:p>-1116.0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20]*INDEX([$'currency conversion'.$B$2:.$B$5];MATCH([.F620];[$'currency conversion'.$A$2:.$A$5];0))" office:value-type="float" office:value="-1227.611" calcext:value-type="float">
            <text:p>-$1,227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19</text:p>
          </table:table-cell>
          <table:table-cell table:style-name="ce2" office:value-type="date" office:date-value="2023-04-01" calcext:value-type="date">
            <text:p>2023-04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449.32" calcext:value-type="float">
            <text:p>7449.3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21]*INDEX([$'currency conversion'.$B$2:.$B$5];MATCH([.F621];[$'currency conversion'.$A$2:.$A$5];0))" office:value-type="float" office:value="7449.32" calcext:value-type="float">
            <text:p>$7,449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0</text:p>
          </table:table-cell>
          <table:table-cell table:style-name="ce2" office:value-type="date" office:date-value="2023-05-23" calcext:value-type="date">
            <text:p>2023-05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004.52" calcext:value-type="float">
            <text:p>-8004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22]*INDEX([$'currency conversion'.$B$2:.$B$5];MATCH([.F622];[$'currency conversion'.$A$2:.$A$5];0))" office:value-type="float" office:value="-56.03164" calcext:value-type="float">
            <text:p>-$56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1</text:p>
          </table:table-cell>
          <table:table-cell table:style-name="ce2" office:value-type="date" office:date-value="2022-01-02" calcext:value-type="date">
            <text:p>2022-0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142.49" calcext:value-type="float">
            <text:p>-4142.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23]*INDEX([$'currency conversion'.$B$2:.$B$5];MATCH([.F623];[$'currency conversion'.$A$2:.$A$5];0))" office:value-type="float" office:value="-4556.739" calcext:value-type="float">
            <text:p>-$4,556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2</text:p>
          </table:table-cell>
          <table:table-cell table:style-name="ce2" office:value-type="date" office:date-value="2020-08-22" calcext:value-type="date">
            <text:p>2020-08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16.27" calcext:value-type="float">
            <text:p>-516.2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24]*INDEX([$'currency conversion'.$B$2:.$B$5];MATCH([.F624];[$'currency conversion'.$A$2:.$A$5];0))" office:value-type="float" office:value="-3.61389" calcext:value-type="float">
            <text:p>-$3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3</text:p>
          </table:table-cell>
          <table:table-cell table:style-name="ce2" office:value-type="date" office:date-value="2021-10-19" calcext:value-type="date">
            <text:p>2021-10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215.94" calcext:value-type="float">
            <text:p>-8215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25]*INDEX([$'currency conversion'.$B$2:.$B$5];MATCH([.F625];[$'currency conversion'.$A$2:.$A$5];0))" office:value-type="float" office:value="-9037.534" calcext:value-type="float">
            <text:p>-$9,037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4</text:p>
          </table:table-cell>
          <table:table-cell table:style-name="ce2" office:value-type="date" office:date-value="2022-01-20" calcext:value-type="date">
            <text:p>2022-01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879.27" calcext:value-type="float">
            <text:p>-879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26]*INDEX([$'currency conversion'.$B$2:.$B$5];MATCH([.F626];[$'currency conversion'.$A$2:.$A$5];0))" office:value-type="float" office:value="-967.197" calcext:value-type="float">
            <text:p>-$967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5</text:p>
          </table:table-cell>
          <table:table-cell table:style-name="ce2" office:value-type="date" office:date-value="2021-08-10" calcext:value-type="date">
            <text:p>2021-08-1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307.35" calcext:value-type="float">
            <text:p>8307.3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27]*INDEX([$'currency conversion'.$B$2:.$B$5];MATCH([.F627];[$'currency conversion'.$A$2:.$A$5];0))" office:value-type="float" office:value="58.15145" calcext:value-type="float">
            <text:p>$58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6</text:p>
          </table:table-cell>
          <table:table-cell table:style-name="ce2" office:value-type="date" office:date-value="2022-10-29" calcext:value-type="date">
            <text:p>2022-10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4.43" calcext:value-type="float">
            <text:p>104.4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28]*INDEX([$'currency conversion'.$B$2:.$B$5];MATCH([.F628];[$'currency conversion'.$A$2:.$A$5];0))" office:value-type="float" office:value="135.759" calcext:value-type="float">
            <text:p>$135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7</text:p>
          </table:table-cell>
          <table:table-cell table:style-name="ce2" office:value-type="date" office:date-value="2023-01-02" calcext:value-type="date">
            <text:p>2023-01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153.5" calcext:value-type="float">
            <text:p>1153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29]*INDEX([$'currency conversion'.$B$2:.$B$5];MATCH([.F629];[$'currency conversion'.$A$2:.$A$5];0))" office:value-type="float" office:value="1268.85" calcext:value-type="float">
            <text:p>$1,268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8</text:p>
          </table:table-cell>
          <table:table-cell table:style-name="ce2" office:value-type="date" office:date-value="2022-08-11" calcext:value-type="date">
            <text:p>2022-08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300.82" calcext:value-type="float">
            <text:p>-6300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30]*INDEX([$'currency conversion'.$B$2:.$B$5];MATCH([.F630];[$'currency conversion'.$A$2:.$A$5];0))" office:value-type="float" office:value="-6930.902" calcext:value-type="float">
            <text:p>-$6,930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29</text:p>
          </table:table-cell>
          <table:table-cell table:style-name="ce2" office:value-type="date" office:date-value="2021-05-06" calcext:value-type="date">
            <text:p>2021-05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081.81" calcext:value-type="float">
            <text:p>-3081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31]*INDEX([$'currency conversion'.$B$2:.$B$5];MATCH([.F631];[$'currency conversion'.$A$2:.$A$5];0))" office:value-type="float" office:value="-21.57267" calcext:value-type="float">
            <text:p>-$21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0</text:p>
          </table:table-cell>
          <table:table-cell table:style-name="ce2" office:value-type="date" office:date-value="2022-07-01" calcext:value-type="date">
            <text:p>2022-07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875.98" calcext:value-type="float">
            <text:p>-187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32]*INDEX([$'currency conversion'.$B$2:.$B$5];MATCH([.F632];[$'currency conversion'.$A$2:.$A$5];0))" office:value-type="float" office:value="-2438.774" calcext:value-type="float">
            <text:p>-$2,438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1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588.58" calcext:value-type="float">
            <text:p>-1588.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33]*INDEX([$'currency conversion'.$B$2:.$B$5];MATCH([.F633];[$'currency conversion'.$A$2:.$A$5];0))" office:value-type="float" office:value="-1747.438" calcext:value-type="float">
            <text:p>-$1,74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2</text:p>
          </table:table-cell>
          <table:table-cell table:style-name="ce2" office:value-type="date" office:date-value="2023-06-07" calcext:value-type="date">
            <text:p>2023-06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408.22" calcext:value-type="float">
            <text:p>6408.2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34]*INDEX([$'currency conversion'.$B$2:.$B$5];MATCH([.F634];[$'currency conversion'.$A$2:.$A$5];0))" office:value-type="float" office:value="7049.042" calcext:value-type="float">
            <text:p>$7,049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3</text:p>
          </table:table-cell>
          <table:table-cell table:style-name="ce2" office:value-type="date" office:date-value="2023-04-12" calcext:value-type="date">
            <text:p>2023-04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788.46" calcext:value-type="float">
            <text:p>2788.4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35]*INDEX([$'currency conversion'.$B$2:.$B$5];MATCH([.F635];[$'currency conversion'.$A$2:.$A$5];0))" office:value-type="float" office:value="3624.998" calcext:value-type="float">
            <text:p>$3,625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4</text:p>
          </table:table-cell>
          <table:table-cell table:style-name="ce2" office:value-type="date" office:date-value="2023-04-06" calcext:value-type="date">
            <text:p>2023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5557.29" calcext:value-type="float">
            <text:p>-5557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36]*INDEX([$'currency conversion'.$B$2:.$B$5];MATCH([.F636];[$'currency conversion'.$A$2:.$A$5];0))" office:value-type="float" office:value="-6113.019" calcext:value-type="float">
            <text:p>-$6,113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5</text:p>
          </table:table-cell>
          <table:table-cell table:style-name="ce2" office:value-type="date" office:date-value="2020-06-18" calcext:value-type="date">
            <text:p>2020-06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232.52" calcext:value-type="float">
            <text:p>1232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37]*INDEX([$'currency conversion'.$B$2:.$B$5];MATCH([.F637];[$'currency conversion'.$A$2:.$A$5];0))" office:value-type="float" office:value="1602.276" calcext:value-type="float">
            <text:p>$1,602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6</text:p>
          </table:table-cell>
          <table:table-cell table:style-name="ce2" office:value-type="date" office:date-value="2023-11-17" calcext:value-type="date">
            <text:p>2023-11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491.11" calcext:value-type="float">
            <text:p>2491.1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38]*INDEX([$'currency conversion'.$B$2:.$B$5];MATCH([.F638];[$'currency conversion'.$A$2:.$A$5];0))" office:value-type="float" office:value="3238.443" calcext:value-type="float">
            <text:p>$3,238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7</text:p>
          </table:table-cell>
          <table:table-cell table:style-name="ce2" office:value-type="date" office:date-value="2022-08-03" calcext:value-type="date">
            <text:p>2022-08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700.75" calcext:value-type="float">
            <text:p>5700.7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39]*INDEX([$'currency conversion'.$B$2:.$B$5];MATCH([.F639];[$'currency conversion'.$A$2:.$A$5];0))" office:value-type="float" office:value="39.90525" calcext:value-type="float">
            <text:p>$3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8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902.7" calcext:value-type="float">
            <text:p>7902.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40]*INDEX([$'currency conversion'.$B$2:.$B$5];MATCH([.F640];[$'currency conversion'.$A$2:.$A$5];0))" office:value-type="float" office:value="7902.7" calcext:value-type="float">
            <text:p>$7,902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39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075.47" calcext:value-type="float">
            <text:p>-5075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41]*INDEX([$'currency conversion'.$B$2:.$B$5];MATCH([.F641];[$'currency conversion'.$A$2:.$A$5];0))" office:value-type="float" office:value="-6598.111" calcext:value-type="float">
            <text:p>-$6,598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0</text:p>
          </table:table-cell>
          <table:table-cell table:style-name="ce2" office:value-type="date" office:date-value="2023-05-02" calcext:value-type="date">
            <text:p>2023-05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54.29" calcext:value-type="float">
            <text:p>-4054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42]*INDEX([$'currency conversion'.$B$2:.$B$5];MATCH([.F642];[$'currency conversion'.$A$2:.$A$5];0))" office:value-type="float" office:value="-28.38003" calcext:value-type="float">
            <text:p>-$28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1</text:p>
          </table:table-cell>
          <table:table-cell table:style-name="ce2" office:value-type="date" office:date-value="2020-01-29" calcext:value-type="date">
            <text:p>2020-0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287.89" calcext:value-type="float">
            <text:p>-6287.8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43]*INDEX([$'currency conversion'.$B$2:.$B$5];MATCH([.F643];[$'currency conversion'.$A$2:.$A$5];0))" office:value-type="float" office:value="-6287.89" calcext:value-type="float">
            <text:p>-$6,287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2</text:p>
          </table:table-cell>
          <table:table-cell table:style-name="ce2" office:value-type="date" office:date-value="2023-04-03" calcext:value-type="date">
            <text:p>2023-04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70.1" calcext:value-type="float">
            <text:p>-1170.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44]*INDEX([$'currency conversion'.$B$2:.$B$5];MATCH([.F644];[$'currency conversion'.$A$2:.$A$5];0))" office:value-type="float" office:value="-1287.11" calcext:value-type="float">
            <text:p>-$1,287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3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331.79" calcext:value-type="float">
            <text:p>2331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45]*INDEX([$'currency conversion'.$B$2:.$B$5];MATCH([.F645];[$'currency conversion'.$A$2:.$A$5];0))" office:value-type="float" office:value="2331.79" calcext:value-type="float">
            <text:p>$2,331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4</text:p>
          </table:table-cell>
          <table:table-cell table:style-name="ce2" office:value-type="date" office:date-value="2020-12-04" calcext:value-type="date">
            <text:p>2020-1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936.67" calcext:value-type="float">
            <text:p>4936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46]*INDEX([$'currency conversion'.$B$2:.$B$5];MATCH([.F646];[$'currency conversion'.$A$2:.$A$5];0))" office:value-type="float" office:value="6417.671" calcext:value-type="float">
            <text:p>$6,417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5</text:p>
          </table:table-cell>
          <table:table-cell table:style-name="ce2" office:value-type="date" office:date-value="2023-10-20" calcext:value-type="date">
            <text:p>2023-10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79.76" calcext:value-type="float">
            <text:p>-379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47]*INDEX([$'currency conversion'.$B$2:.$B$5];MATCH([.F647];[$'currency conversion'.$A$2:.$A$5];0))" office:value-type="float" office:value="-493.688" calcext:value-type="float">
            <text:p>-$493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6</text:p>
          </table:table-cell>
          <table:table-cell table:style-name="ce2" office:value-type="date" office:date-value="2023-09-27" calcext:value-type="date">
            <text:p>2023-09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99.24" calcext:value-type="float">
            <text:p>-1599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48]*INDEX([$'currency conversion'.$B$2:.$B$5];MATCH([.F648];[$'currency conversion'.$A$2:.$A$5];0))" office:value-type="float" office:value="-2079.012" calcext:value-type="float">
            <text:p>-$2,079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7</text:p>
          </table:table-cell>
          <table:table-cell table:style-name="ce2" office:value-type="date" office:date-value="2021-05-14" calcext:value-type="date">
            <text:p>2021-05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758.79" calcext:value-type="float">
            <text:p>758.7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49]*INDEX([$'currency conversion'.$B$2:.$B$5];MATCH([.F649];[$'currency conversion'.$A$2:.$A$5];0))" office:value-type="float" office:value="986.427" calcext:value-type="float">
            <text:p>$986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8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175.71" calcext:value-type="float">
            <text:p>-4175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0]*INDEX([$'currency conversion'.$B$2:.$B$5];MATCH([.F650];[$'currency conversion'.$A$2:.$A$5];0))" office:value-type="float" office:value="-5428.423" calcext:value-type="float">
            <text:p>-$5,428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49</text:p>
          </table:table-cell>
          <table:table-cell table:style-name="ce2" office:value-type="date" office:date-value="2023-09-12" calcext:value-type="date">
            <text:p>2023-09-1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0447.69" calcext:value-type="float">
            <text:p>10447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51]*INDEX([$'currency conversion'.$B$2:.$B$5];MATCH([.F651];[$'currency conversion'.$A$2:.$A$5];0))" office:value-type="float" office:value="73.13383" calcext:value-type="float">
            <text:p>$73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0</text:p>
          </table:table-cell>
          <table:table-cell table:style-name="ce2" office:value-type="date" office:date-value="2020-08-04" calcext:value-type="date">
            <text:p>2020-08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038.31" calcext:value-type="float">
            <text:p>-803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2]*INDEX([$'currency conversion'.$B$2:.$B$5];MATCH([.F652];[$'currency conversion'.$A$2:.$A$5];0))" office:value-type="float" office:value="-10449.803" calcext:value-type="float">
            <text:p>-$10,449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1</text:p>
          </table:table-cell>
          <table:table-cell table:style-name="ce2" office:value-type="date" office:date-value="2023-08-17" calcext:value-type="date">
            <text:p>2023-08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23.7" calcext:value-type="float">
            <text:p>923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53]*INDEX([$'currency conversion'.$B$2:.$B$5];MATCH([.F653];[$'currency conversion'.$A$2:.$A$5];0))" office:value-type="float" office:value="6.4659" calcext:value-type="float">
            <text:p>$6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2</text:p>
          </table:table-cell>
          <table:table-cell table:style-name="ce2" office:value-type="date" office:date-value="2023-03-01" calcext:value-type="date">
            <text:p>2023-03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118.03" calcext:value-type="float">
            <text:p>10118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54]*INDEX([$'currency conversion'.$B$2:.$B$5];MATCH([.F654];[$'currency conversion'.$A$2:.$A$5];0))" office:value-type="float" office:value="11129.833" calcext:value-type="float">
            <text:p>$11,129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3</text:p>
          </table:table-cell>
          <table:table-cell table:style-name="ce2" office:value-type="date" office:date-value="2022-12-29" calcext:value-type="date">
            <text:p>2022-12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655]*INDEX([$'currency conversion'.$B$2:.$B$5];MATCH([.F655];[$'currency conversion'.$A$2:.$A$5];0))" office:value-type="float" office:value="44.2" calcext:value-type="float">
            <text:p>$44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4</text:p>
          </table:table-cell>
          <table:table-cell table:style-name="ce2" office:value-type="date" office:date-value="2023-06-29" calcext:value-type="date">
            <text:p>2023-06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50.2" calcext:value-type="float">
            <text:p>-950.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6]*INDEX([$'currency conversion'.$B$2:.$B$5];MATCH([.F656];[$'currency conversion'.$A$2:.$A$5];0))" office:value-type="float" office:value="-1235.26" calcext:value-type="float">
            <text:p>-$1,235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5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787.23" calcext:value-type="float">
            <text:p>-1787.2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7]*INDEX([$'currency conversion'.$B$2:.$B$5];MATCH([.F657];[$'currency conversion'.$A$2:.$A$5];0))" office:value-type="float" office:value="-1787.23" calcext:value-type="float">
            <text:p>-$1,787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6</text:p>
          </table:table-cell>
          <table:table-cell table:style-name="ce2" office:value-type="date" office:date-value="2021-03-20" calcext:value-type="date">
            <text:p>2021-03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901.96" calcext:value-type="float">
            <text:p>-901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58]*INDEX([$'currency conversion'.$B$2:.$B$5];MATCH([.F658];[$'currency conversion'.$A$2:.$A$5];0))" office:value-type="float" office:value="-992.156" calcext:value-type="float">
            <text:p>-$992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7</text:p>
          </table:table-cell>
          <table:table-cell table:style-name="ce2" office:value-type="date" office:date-value="2022-05-25" calcext:value-type="date">
            <text:p>2022-05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864.24" calcext:value-type="float">
            <text:p>6864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59]*INDEX([$'currency conversion'.$B$2:.$B$5];MATCH([.F659];[$'currency conversion'.$A$2:.$A$5];0))" office:value-type="float" office:value="8923.512" calcext:value-type="float">
            <text:p>$8,923.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8</text:p>
          </table:table-cell>
          <table:table-cell table:style-name="ce2" office:value-type="date" office:date-value="2023-04-20" calcext:value-type="date">
            <text:p>2023-04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059.31" calcext:value-type="float">
            <text:p>-11059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60]*INDEX([$'currency conversion'.$B$2:.$B$5];MATCH([.F660];[$'currency conversion'.$A$2:.$A$5];0))" office:value-type="float" office:value="-14377.103" calcext:value-type="float">
            <text:p>-$14,377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59</text:p>
          </table:table-cell>
          <table:table-cell table:style-name="ce2" office:value-type="date" office:date-value="2020-06-15" calcext:value-type="date">
            <text:p>2020-06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667.17" calcext:value-type="float">
            <text:p>7667.1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61]*INDEX([$'currency conversion'.$B$2:.$B$5];MATCH([.F661];[$'currency conversion'.$A$2:.$A$5];0))" office:value-type="float" office:value="8433.887" calcext:value-type="float">
            <text:p>$8,433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0</text:p>
          </table:table-cell>
          <table:table-cell table:style-name="ce2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7119.79" calcext:value-type="float">
            <text:p>-7119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62]*INDEX([$'currency conversion'.$B$2:.$B$5];MATCH([.F662];[$'currency conversion'.$A$2:.$A$5];0))" office:value-type="float" office:value="-49.83853" calcext:value-type="float">
            <text:p>-$49.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1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33.26" calcext:value-type="float">
            <text:p>-1333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63]*INDEX([$'currency conversion'.$B$2:.$B$5];MATCH([.F663];[$'currency conversion'.$A$2:.$A$5];0))" office:value-type="float" office:value="-1733.238" calcext:value-type="float">
            <text:p>-$1,733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2</text:p>
          </table:table-cell>
          <table:table-cell table:style-name="ce2" office:value-type="date" office:date-value="2020-02-08" calcext:value-type="date">
            <text:p>2020-02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146.22" calcext:value-type="float">
            <text:p>-2146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64]*INDEX([$'currency conversion'.$B$2:.$B$5];MATCH([.F664];[$'currency conversion'.$A$2:.$A$5];0))" office:value-type="float" office:value="-2146.22" calcext:value-type="float">
            <text:p>-$2,146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3</text:p>
          </table:table-cell>
          <table:table-cell table:style-name="ce2" office:value-type="date" office:date-value="2023-02-23" calcext:value-type="date">
            <text:p>2023-02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942.77" calcext:value-type="float">
            <text:p>2942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65]*INDEX([$'currency conversion'.$B$2:.$B$5];MATCH([.F665];[$'currency conversion'.$A$2:.$A$5];0))" office:value-type="float" office:value="3825.601" calcext:value-type="float">
            <text:p>$3,825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4</text:p>
          </table:table-cell>
          <table:table-cell table:style-name="ce2" office:value-type="date" office:date-value="2024-01-14" calcext:value-type="date">
            <text:p>2024-01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7990.62" calcext:value-type="float">
            <text:p>-7990.6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66]*INDEX([$'currency conversion'.$B$2:.$B$5];MATCH([.F666];[$'currency conversion'.$A$2:.$A$5];0))" office:value-type="float" office:value="-7990.62" calcext:value-type="float">
            <text:p>-$7,990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5</text:p>
          </table:table-cell>
          <table:table-cell table:style-name="ce2" office:value-type="date" office:date-value="2020-06-21" calcext:value-type="date">
            <text:p>2020-06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310.86" calcext:value-type="float">
            <text:p>2310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67]*INDEX([$'currency conversion'.$B$2:.$B$5];MATCH([.F667];[$'currency conversion'.$A$2:.$A$5];0))" office:value-type="float" office:value="2310.86" calcext:value-type="float">
            <text:p>$2,310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6</text:p>
          </table:table-cell>
          <table:table-cell table:style-name="ce2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0121.55" calcext:value-type="float">
            <text:p>10121.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68]*INDEX([$'currency conversion'.$B$2:.$B$5];MATCH([.F668];[$'currency conversion'.$A$2:.$A$5];0))" office:value-type="float" office:value="13158.015" calcext:value-type="float">
            <text:p>$13,158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7</text:p>
          </table:table-cell>
          <table:table-cell table:style-name="ce2" office:value-type="date" office:date-value="2022-01-23" calcext:value-type="date">
            <text:p>2022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15.87" calcext:value-type="float">
            <text:p>-6815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69]*INDEX([$'currency conversion'.$B$2:.$B$5];MATCH([.F669];[$'currency conversion'.$A$2:.$A$5];0))" office:value-type="float" office:value="-8860.631" calcext:value-type="float">
            <text:p>-$8,860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8</text:p>
          </table:table-cell>
          <table:table-cell table:style-name="ce2" office:value-type="date" office:date-value="2023-05-28" calcext:value-type="date">
            <text:p>2023-05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948.53" calcext:value-type="float">
            <text:p>948.5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70]*INDEX([$'currency conversion'.$B$2:.$B$5];MATCH([.F670];[$'currency conversion'.$A$2:.$A$5];0))" office:value-type="float" office:value="948.53" calcext:value-type="float">
            <text:p>$948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69</text:p>
          </table:table-cell>
          <table:table-cell table:style-name="ce2" office:value-type="date" office:date-value="2022-12-17" calcext:value-type="date">
            <text:p>2022-12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309.91" calcext:value-type="float">
            <text:p>-3309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71]*INDEX([$'currency conversion'.$B$2:.$B$5];MATCH([.F671];[$'currency conversion'.$A$2:.$A$5];0))" office:value-type="float" office:value="-3640.901" calcext:value-type="float">
            <text:p>-$3,640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0</text:p>
          </table:table-cell>
          <table:table-cell table:style-name="ce2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129.44" calcext:value-type="float">
            <text:p>2129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72]*INDEX([$'currency conversion'.$B$2:.$B$5];MATCH([.F672];[$'currency conversion'.$A$2:.$A$5];0))" office:value-type="float" office:value="2342.384" calcext:value-type="float">
            <text:p>$2,342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1</text:p>
          </table:table-cell>
          <table:table-cell table:style-name="ce2" office:value-type="date" office:date-value="2021-03-31" calcext:value-type="date">
            <text:p>2021-03-3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5.74" calcext:value-type="float">
            <text:p>95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73]*INDEX([$'currency conversion'.$B$2:.$B$5];MATCH([.F673];[$'currency conversion'.$A$2:.$A$5];0))" office:value-type="float" office:value="124.462" calcext:value-type="float">
            <text:p>$124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2</text:p>
          </table:table-cell>
          <table:table-cell table:style-name="ce2" office:value-type="date" office:date-value="2022-04-08" calcext:value-type="date">
            <text:p>2022-04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207.43" calcext:value-type="float">
            <text:p>-3207.4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74]*INDEX([$'currency conversion'.$B$2:.$B$5];MATCH([.F674];[$'currency conversion'.$A$2:.$A$5];0))" office:value-type="float" office:value="-22.45201" calcext:value-type="float">
            <text:p>-$22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3</text:p>
          </table:table-cell>
          <table:table-cell table:style-name="ce2" office:value-type="date" office:date-value="2022-06-13" calcext:value-type="date">
            <text:p>2022-06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39.36" calcext:value-type="float">
            <text:p>2439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75]*INDEX([$'currency conversion'.$B$2:.$B$5];MATCH([.F675];[$'currency conversion'.$A$2:.$A$5];0))" office:value-type="float" office:value="2683.296" calcext:value-type="float">
            <text:p>$2,683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4</text:p>
          </table:table-cell>
          <table:table-cell table:style-name="ce2" office:value-type="date" office:date-value="2023-10-16" calcext:value-type="date">
            <text:p>2023-10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9021.74" calcext:value-type="float">
            <text:p>9021.7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76]*INDEX([$'currency conversion'.$B$2:.$B$5];MATCH([.F676];[$'currency conversion'.$A$2:.$A$5];0))" office:value-type="float" office:value="11728.262" calcext:value-type="float">
            <text:p>$11,728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5</text:p>
          </table:table-cell>
          <table:table-cell table:style-name="ce2" office:value-type="date" office:date-value="2022-10-21" calcext:value-type="date">
            <text:p>2022-10-2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54.52" calcext:value-type="float">
            <text:p>-954.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77]*INDEX([$'currency conversion'.$B$2:.$B$5];MATCH([.F677];[$'currency conversion'.$A$2:.$A$5];0))" office:value-type="float" office:value="-1049.972" calcext:value-type="float">
            <text:p>-$1,049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6</text:p>
          </table:table-cell>
          <table:table-cell table:style-name="ce2" office:value-type="date" office:date-value="2021-01-21" calcext:value-type="date">
            <text:p>2021-01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598.79" calcext:value-type="float">
            <text:p>3598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78]*INDEX([$'currency conversion'.$B$2:.$B$5];MATCH([.F678];[$'currency conversion'.$A$2:.$A$5];0))" office:value-type="float" office:value="25.19153" calcext:value-type="float">
            <text:p>$25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7</text:p>
          </table:table-cell>
          <table:table-cell table:style-name="ce2" office:value-type="date" office:date-value="2020-12-13" calcext:value-type="date">
            <text:p>2020-12-1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466.36" calcext:value-type="float">
            <text:p>-6466.3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79]*INDEX([$'currency conversion'.$B$2:.$B$5];MATCH([.F679];[$'currency conversion'.$A$2:.$A$5];0))" office:value-type="float" office:value="-8406.268" calcext:value-type="float">
            <text:p>-$8,406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8</text:p>
          </table:table-cell>
          <table:table-cell table:style-name="ce2" office:value-type="date" office:date-value="2020-07-08" calcext:value-type="date">
            <text:p>2020-07-0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782.18" calcext:value-type="float">
            <text:p>-4782.1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80]*INDEX([$'currency conversion'.$B$2:.$B$5];MATCH([.F680];[$'currency conversion'.$A$2:.$A$5];0))" office:value-type="float" office:value="-33.47526" calcext:value-type="float">
            <text:p>-$33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79</text:p>
          </table:table-cell>
          <table:table-cell table:style-name="ce2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362.03" calcext:value-type="float">
            <text:p>2362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81]*INDEX([$'currency conversion'.$B$2:.$B$5];MATCH([.F681];[$'currency conversion'.$A$2:.$A$5];0))" office:value-type="float" office:value="3070.639" calcext:value-type="float">
            <text:p>$3,070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0</text:p>
          </table:table-cell>
          <table:table-cell table:style-name="ce2" office:value-type="date" office:date-value="2023-04-29" calcext:value-type="date">
            <text:p>2023-04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20.58" calcext:value-type="float">
            <text:p>7420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82]*INDEX([$'currency conversion'.$B$2:.$B$5];MATCH([.F682];[$'currency conversion'.$A$2:.$A$5];0))" office:value-type="float" office:value="51.94406" calcext:value-type="float">
            <text:p>$51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1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778.07" calcext:value-type="float">
            <text:p>1778.0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83]*INDEX([$'currency conversion'.$B$2:.$B$5];MATCH([.F683];[$'currency conversion'.$A$2:.$A$5];0))" office:value-type="float" office:value="1955.877" calcext:value-type="float">
            <text:p>$1,955.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2</text:p>
          </table:table-cell>
          <table:table-cell table:style-name="ce2" office:value-type="date" office:date-value="2023-12-03" calcext:value-type="date">
            <text:p>2023-12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565.29" calcext:value-type="float">
            <text:p>-1565.2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84]*INDEX([$'currency conversion'.$B$2:.$B$5];MATCH([.F684];[$'currency conversion'.$A$2:.$A$5];0))" office:value-type="float" office:value="-1721.819" calcext:value-type="float">
            <text:p>-$1,721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3</text:p>
          </table:table-cell>
          <table:table-cell table:style-name="ce2" office:value-type="date" office:date-value="2022-04-03" calcext:value-type="date">
            <text:p>2022-04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3.54" calcext:value-type="float">
            <text:p>-3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85]*INDEX([$'currency conversion'.$B$2:.$B$5];MATCH([.F685];[$'currency conversion'.$A$2:.$A$5];0))" office:value-type="float" office:value="-0.02478" calcext:value-type="float">
            <text:p>-$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4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52.04" calcext:value-type="float">
            <text:p>-6252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686]*INDEX([$'currency conversion'.$B$2:.$B$5];MATCH([.F686];[$'currency conversion'.$A$2:.$A$5];0))" office:value-type="float" office:value="-43.76428" calcext:value-type="float">
            <text:p>-$43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5</text:p>
          </table:table-cell>
          <table:table-cell table:style-name="ce2" office:value-type="date" office:date-value="2022-07-22" calcext:value-type="date">
            <text:p>2022-07-2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022.58" calcext:value-type="float">
            <text:p>3022.5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87]*INDEX([$'currency conversion'.$B$2:.$B$5];MATCH([.F687];[$'currency conversion'.$A$2:.$A$5];0))" office:value-type="float" office:value="21.15806" calcext:value-type="float">
            <text:p>$21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6</text:p>
          </table:table-cell>
          <table:table-cell table:style-name="ce2" office:value-type="date" office:date-value="2023-02-14" calcext:value-type="date">
            <text:p>2023-02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11.67" calcext:value-type="float">
            <text:p>4411.6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88]*INDEX([$'currency conversion'.$B$2:.$B$5];MATCH([.F688];[$'currency conversion'.$A$2:.$A$5];0))" office:value-type="float" office:value="5735.171" calcext:value-type="float">
            <text:p>$5,735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7</text:p>
          </table:table-cell>
          <table:table-cell table:style-name="ce2" office:value-type="date" office:date-value="2020-05-13" calcext:value-type="date">
            <text:p>2020-05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260.45" calcext:value-type="float">
            <text:p>-2260.4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89]*INDEX([$'currency conversion'.$B$2:.$B$5];MATCH([.F689];[$'currency conversion'.$A$2:.$A$5];0))" office:value-type="float" office:value="-2486.495" calcext:value-type="float">
            <text:p>-$2,486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8</text:p>
          </table:table-cell>
          <table:table-cell table:style-name="ce2" office:value-type="date" office:date-value="2020-02-27" calcext:value-type="date">
            <text:p>2020-02-2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350.21" calcext:value-type="float">
            <text:p>-2350.2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90]*INDEX([$'currency conversion'.$B$2:.$B$5];MATCH([.F690];[$'currency conversion'.$A$2:.$A$5];0))" office:value-type="float" office:value="-3055.273" calcext:value-type="float">
            <text:p>-$3,055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89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329.39" calcext:value-type="float">
            <text:p>1329.3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91]*INDEX([$'currency conversion'.$B$2:.$B$5];MATCH([.F691];[$'currency conversion'.$A$2:.$A$5];0))" office:value-type="float" office:value="1462.329" calcext:value-type="float">
            <text:p>$1,462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0</text:p>
          </table:table-cell>
          <table:table-cell table:style-name="ce2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183.6" calcext:value-type="float">
            <text:p>-2183.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692]*INDEX([$'currency conversion'.$B$2:.$B$5];MATCH([.F692];[$'currency conversion'.$A$2:.$A$5];0))" office:value-type="float" office:value="-2183.6" calcext:value-type="float">
            <text:p>-$2,183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1</text:p>
          </table:table-cell>
          <table:table-cell table:style-name="ce2" office:value-type="date" office:date-value="2020-06-21" calcext:value-type="date">
            <text:p>2020-06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30.66" calcext:value-type="float">
            <text:p>-330.6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93]*INDEX([$'currency conversion'.$B$2:.$B$5];MATCH([.F693];[$'currency conversion'.$A$2:.$A$5];0))" office:value-type="float" office:value="-429.858" calcext:value-type="float">
            <text:p>-$429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2</text:p>
          </table:table-cell>
          <table:table-cell table:style-name="ce2" office:value-type="date" office:date-value="2022-03-25" calcext:value-type="date">
            <text:p>2022-03-2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0498.61" calcext:value-type="float">
            <text:p>10498.6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94]*INDEX([$'currency conversion'.$B$2:.$B$5];MATCH([.F694];[$'currency conversion'.$A$2:.$A$5];0))" office:value-type="float" office:value="11548.471" calcext:value-type="float">
            <text:p>$11,548.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3</text:p>
          </table:table-cell>
          <table:table-cell table:style-name="ce2" office:value-type="date" office:date-value="2023-03-18" calcext:value-type="date">
            <text:p>2023-03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35.13" calcext:value-type="float">
            <text:p>-1235.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95]*INDEX([$'currency conversion'.$B$2:.$B$5];MATCH([.F695];[$'currency conversion'.$A$2:.$A$5];0))" office:value-type="float" office:value="-1358.643" calcext:value-type="float">
            <text:p>-$1,358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4</text:p>
          </table:table-cell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791.7" calcext:value-type="float">
            <text:p>-1791.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96]*INDEX([$'currency conversion'.$B$2:.$B$5];MATCH([.F696];[$'currency conversion'.$A$2:.$A$5];0))" office:value-type="float" office:value="-2329.21" calcext:value-type="float">
            <text:p>-$2,329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5</text:p>
          </table:table-cell>
          <table:table-cell table:style-name="ce2" office:value-type="date" office:date-value="2022-06-04" calcext:value-type="date">
            <text:p>2022-06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237.71" calcext:value-type="float">
            <text:p>-3237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697]*INDEX([$'currency conversion'.$B$2:.$B$5];MATCH([.F697];[$'currency conversion'.$A$2:.$A$5];0))" office:value-type="float" office:value="-4209.023" calcext:value-type="float">
            <text:p>-$4,209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6</text:p>
          </table:table-cell>
          <table:table-cell table:style-name="ce2" office:value-type="date" office:date-value="2023-05-21" calcext:value-type="date">
            <text:p>2023-05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720.96" calcext:value-type="float">
            <text:p>3720.9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698]*INDEX([$'currency conversion'.$B$2:.$B$5];MATCH([.F698];[$'currency conversion'.$A$2:.$A$5];0))" office:value-type="float" office:value="4093.056" calcext:value-type="float">
            <text:p>$4,093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7</text:p>
          </table:table-cell>
          <table:table-cell table:style-name="ce2" office:value-type="date" office:date-value="2020-07-21" calcext:value-type="date">
            <text:p>2020-07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06.12" calcext:value-type="float">
            <text:p>-906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699]*INDEX([$'currency conversion'.$B$2:.$B$5];MATCH([.F699];[$'currency conversion'.$A$2:.$A$5];0))" office:value-type="float" office:value="-1177.956" calcext:value-type="float">
            <text:p>-$1,177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8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246.87" calcext:value-type="float">
            <text:p>-3246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00]*INDEX([$'currency conversion'.$B$2:.$B$5];MATCH([.F700];[$'currency conversion'.$A$2:.$A$5];0))" office:value-type="float" office:value="-22.72809" calcext:value-type="float">
            <text:p>-$22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699</text:p>
          </table:table-cell>
          <table:table-cell table:style-name="ce2" office:value-type="date" office:date-value="2023-06-06" calcext:value-type="date">
            <text:p>2023-06-0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606.52" calcext:value-type="float">
            <text:p>6606.5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01]*INDEX([$'currency conversion'.$B$2:.$B$5];MATCH([.F701];[$'currency conversion'.$A$2:.$A$5];0))" office:value-type="float" office:value="8588.476" calcext:value-type="float">
            <text:p>$8,588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0</text:p>
          </table:table-cell>
          <table:table-cell table:style-name="ce2" office:value-type="date" office:date-value="2023-06-04" calcext:value-type="date">
            <text:p>2023-06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7098.02" calcext:value-type="float">
            <text:p>7098.0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02]*INDEX([$'currency conversion'.$B$2:.$B$5];MATCH([.F702];[$'currency conversion'.$A$2:.$A$5];0))" office:value-type="float" office:value="9227.426" calcext:value-type="float">
            <text:p>$9,227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1</text:p>
          </table:table-cell>
          <table:table-cell table:style-name="ce2" office:value-type="date" office:date-value="2024-01-04" calcext:value-type="date">
            <text:p>2024-01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002.12" calcext:value-type="float">
            <text:p>-3002.1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03]*INDEX([$'currency conversion'.$B$2:.$B$5];MATCH([.F703];[$'currency conversion'.$A$2:.$A$5];0))" office:value-type="float" office:value="-3902.756" calcext:value-type="float">
            <text:p>-$3,902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2</text:p>
          </table:table-cell>
          <table:table-cell table:style-name="ce2" office:value-type="date" office:date-value="2023-11-26" calcext:value-type="date">
            <text:p>2023-11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9332.7" calcext:value-type="float">
            <text:p>-9332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04]*INDEX([$'currency conversion'.$B$2:.$B$5];MATCH([.F704];[$'currency conversion'.$A$2:.$A$5];0))" office:value-type="float" office:value="-10265.97" calcext:value-type="float">
            <text:p>-$10,265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3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037.57" calcext:value-type="float">
            <text:p>5037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05]*INDEX([$'currency conversion'.$B$2:.$B$5];MATCH([.F705];[$'currency conversion'.$A$2:.$A$5];0))" office:value-type="float" office:value="35.26299" calcext:value-type="float">
            <text:p>$35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4</text:p>
          </table:table-cell>
          <table:table-cell table:style-name="ce2" office:value-type="date" office:date-value="2023-06-10" calcext:value-type="date">
            <text:p>2023-06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423.15" calcext:value-type="float">
            <text:p>-3423.1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06]*INDEX([$'currency conversion'.$B$2:.$B$5];MATCH([.F706];[$'currency conversion'.$A$2:.$A$5];0))" office:value-type="float" office:value="-3423.15" calcext:value-type="float">
            <text:p>-$3,423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5</text:p>
          </table:table-cell>
          <table:table-cell table:style-name="ce2" office:value-type="date" office:date-value="2023-08-21" calcext:value-type="date">
            <text:p>2023-08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953.13" calcext:value-type="float">
            <text:p>3953.1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07]*INDEX([$'currency conversion'.$B$2:.$B$5];MATCH([.F707];[$'currency conversion'.$A$2:.$A$5];0))" office:value-type="float" office:value="3953.13" calcext:value-type="float">
            <text:p>$3,953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6</text:p>
          </table:table-cell>
          <table:table-cell table:style-name="ce2" office:value-type="date" office:date-value="2023-03-12" calcext:value-type="date">
            <text:p>2023-03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9850.52" calcext:value-type="float">
            <text:p>-9850.5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08]*INDEX([$'currency conversion'.$B$2:.$B$5];MATCH([.F708];[$'currency conversion'.$A$2:.$A$5];0))" office:value-type="float" office:value="-68.95364" calcext:value-type="float">
            <text:p>-$68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7</text:p>
          </table:table-cell>
          <table:table-cell table:style-name="ce2" office:value-type="date" office:date-value="2023-12-09" calcext:value-type="date">
            <text:p>2023-12-0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62.99" calcext:value-type="float">
            <text:p>4462.9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09]*INDEX([$'currency conversion'.$B$2:.$B$5];MATCH([.F709];[$'currency conversion'.$A$2:.$A$5];0))" office:value-type="float" office:value="31.24093" calcext:value-type="float">
            <text:p>$31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8</text:p>
          </table:table-cell>
          <table:table-cell table:style-name="ce2" office:value-type="date" office:date-value="2023-10-28" calcext:value-type="date">
            <text:p>2023-10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055.86" calcext:value-type="float">
            <text:p>-6055.8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0]*INDEX([$'currency conversion'.$B$2:.$B$5];MATCH([.F710];[$'currency conversion'.$A$2:.$A$5];0))" office:value-type="float" office:value="-42.39102" calcext:value-type="float">
            <text:p>-$42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09</text:p>
          </table:table-cell>
          <table:table-cell table:style-name="ce2" office:value-type="date" office:date-value="2023-07-06" calcext:value-type="date">
            <text:p>2023-07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653.82" calcext:value-type="float">
            <text:p>3653.8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1]*INDEX([$'currency conversion'.$B$2:.$B$5];MATCH([.F711];[$'currency conversion'.$A$2:.$A$5];0))" office:value-type="float" office:value="4019.202" calcext:value-type="float">
            <text:p>$4,019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0</text:p>
          </table:table-cell>
          <table:table-cell table:style-name="ce2" office:value-type="date" office:date-value="2021-10-17" calcext:value-type="date">
            <text:p>2021-10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2]*INDEX([$'currency conversion'.$B$2:.$B$5];MATCH([.F712];[$'currency conversion'.$A$2:.$A$5];0))" office:value-type="float" office:value="71.37" calcext:value-type="float">
            <text:p>$71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1</text:p>
          </table:table-cell>
          <table:table-cell table:style-name="ce2" office:value-type="date" office:date-value="2021-04-15" calcext:value-type="date">
            <text:p>2021-04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769.7" calcext:value-type="float">
            <text:p>-4769.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3]*INDEX([$'currency conversion'.$B$2:.$B$5];MATCH([.F713];[$'currency conversion'.$A$2:.$A$5];0))" office:value-type="float" office:value="-33.3879" calcext:value-type="float">
            <text:p>-$33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2</text:p>
          </table:table-cell>
          <table:table-cell table:style-name="ce2" office:value-type="date" office:date-value="2022-08-28" calcext:value-type="date">
            <text:p>2022-08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035.18" calcext:value-type="float">
            <text:p>-2035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14]*INDEX([$'currency conversion'.$B$2:.$B$5];MATCH([.F714];[$'currency conversion'.$A$2:.$A$5];0))" office:value-type="float" office:value="-2238.698" calcext:value-type="float">
            <text:p>-$2,238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3</text:p>
          </table:table-cell>
          <table:table-cell table:style-name="ce2" office:value-type="date" office:date-value="2022-11-01" calcext:value-type="date">
            <text:p>2022-11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31.59" calcext:value-type="float">
            <text:p>3431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15]*INDEX([$'currency conversion'.$B$2:.$B$5];MATCH([.F715];[$'currency conversion'.$A$2:.$A$5];0))" office:value-type="float" office:value="3431.59" calcext:value-type="float">
            <text:p>$3,431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4</text:p>
          </table:table-cell>
          <table:table-cell table:style-name="ce2" office:value-type="date" office:date-value="2023-09-15" calcext:value-type="date">
            <text:p>2023-09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29.47" calcext:value-type="float">
            <text:p>529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6]*INDEX([$'currency conversion'.$B$2:.$B$5];MATCH([.F716];[$'currency conversion'.$A$2:.$A$5];0))" office:value-type="float" office:value="688.311" calcext:value-type="float">
            <text:p>$688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5</text:p>
          </table:table-cell>
          <table:table-cell table:style-name="ce2" office:value-type="date" office:date-value="2022-01-05" calcext:value-type="date">
            <text:p>2022-01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922.06" calcext:value-type="float">
            <text:p>2922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17]*INDEX([$'currency conversion'.$B$2:.$B$5];MATCH([.F717];[$'currency conversion'.$A$2:.$A$5];0))" office:value-type="float" office:value="3214.266" calcext:value-type="float">
            <text:p>$3,214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6</text:p>
          </table:table-cell>
          <table:table-cell table:style-name="ce2" office:value-type="date" office:date-value="2022-02-22" calcext:value-type="date">
            <text:p>2022-02-2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9882.2" calcext:value-type="float">
            <text:p>9882.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18]*INDEX([$'currency conversion'.$B$2:.$B$5];MATCH([.F718];[$'currency conversion'.$A$2:.$A$5];0))" office:value-type="float" office:value="9882.2" calcext:value-type="float">
            <text:p>$9,882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7</text:p>
          </table:table-cell>
          <table:table-cell table:style-name="ce2" office:value-type="date" office:date-value="2022-08-25" calcext:value-type="date">
            <text:p>2022-08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821.21" calcext:value-type="float">
            <text:p>-7821.2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19]*INDEX([$'currency conversion'.$B$2:.$B$5];MATCH([.F719];[$'currency conversion'.$A$2:.$A$5];0))" office:value-type="float" office:value="-8603.331" calcext:value-type="float">
            <text:p>-$8,603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8</text:p>
          </table:table-cell>
          <table:table-cell table:style-name="ce2" office:value-type="date" office:date-value="2020-12-23" calcext:value-type="date">
            <text:p>2020-12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086.06" calcext:value-type="float">
            <text:p>8086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20]*INDEX([$'currency conversion'.$B$2:.$B$5];MATCH([.F720];[$'currency conversion'.$A$2:.$A$5];0))" office:value-type="float" office:value="8086.06" calcext:value-type="float">
            <text:p>$8,086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19</text:p>
          </table:table-cell>
          <table:table-cell table:style-name="ce2" office:value-type="date" office:date-value="2022-08-29" calcext:value-type="date">
            <text:p>2022-08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21.78" calcext:value-type="float">
            <text:p>521.7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21]*INDEX([$'currency conversion'.$B$2:.$B$5];MATCH([.F721];[$'currency conversion'.$A$2:.$A$5];0))" office:value-type="float" office:value="521.78" calcext:value-type="float">
            <text:p>$521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0</text:p>
          </table:table-cell>
          <table:table-cell table:style-name="ce2" office:value-type="date" office:date-value="2023-12-02" calcext:value-type="date">
            <text:p>2023-1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493.92" calcext:value-type="float">
            <text:p>-4493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22]*INDEX([$'currency conversion'.$B$2:.$B$5];MATCH([.F722];[$'currency conversion'.$A$2:.$A$5];0))" office:value-type="float" office:value="-5842.096" calcext:value-type="float">
            <text:p>-$5,842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1</text:p>
          </table:table-cell>
          <table:table-cell table:style-name="ce2" office:value-type="date" office:date-value="2021-10-29" calcext:value-type="date">
            <text:p>2021-10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651.57" calcext:value-type="float">
            <text:p>-6651.5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23]*INDEX([$'currency conversion'.$B$2:.$B$5];MATCH([.F723];[$'currency conversion'.$A$2:.$A$5];0))" office:value-type="float" office:value="-7316.727" calcext:value-type="float">
            <text:p>-$7,31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2</text:p>
          </table:table-cell>
          <table:table-cell table:style-name="ce2" office:value-type="date" office:date-value="2021-01-07" calcext:value-type="date">
            <text:p>2021-01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945.6" calcext:value-type="float">
            <text:p>-945.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24]*INDEX([$'currency conversion'.$B$2:.$B$5];MATCH([.F724];[$'currency conversion'.$A$2:.$A$5];0))" office:value-type="float" office:value="-6.6192" calcext:value-type="float">
            <text:p>-$6.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3</text:p>
          </table:table-cell>
          <table:table-cell table:style-name="ce2" office:value-type="date" office:date-value="2022-10-28" calcext:value-type="date">
            <text:p>2022-10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4608.25" calcext:value-type="float">
            <text:p>4608.2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25]*INDEX([$'currency conversion'.$B$2:.$B$5];MATCH([.F725];[$'currency conversion'.$A$2:.$A$5];0))" office:value-type="float" office:value="5990.725" calcext:value-type="float">
            <text:p>$5,990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4</text:p>
          </table:table-cell>
          <table:table-cell table:style-name="ce2" office:value-type="date" office:date-value="2023-02-19" calcext:value-type="date">
            <text:p>2023-02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37.75" calcext:value-type="float">
            <text:p>-637.7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26]*INDEX([$'currency conversion'.$B$2:.$B$5];MATCH([.F726];[$'currency conversion'.$A$2:.$A$5];0))" office:value-type="float" office:value="-829.075" calcext:value-type="float">
            <text:p>-$829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5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555.77" calcext:value-type="float">
            <text:p>7555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27]*INDEX([$'currency conversion'.$B$2:.$B$5];MATCH([.F727];[$'currency conversion'.$A$2:.$A$5];0))" office:value-type="float" office:value="7555.77" calcext:value-type="float">
            <text:p>$7,555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6</text:p>
          </table:table-cell>
          <table:table-cell table:style-name="ce2" office:value-type="date" office:date-value="2021-11-06" calcext:value-type="date">
            <text:p>2021-11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255.88" calcext:value-type="float">
            <text:p>-7255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28]*INDEX([$'currency conversion'.$B$2:.$B$5];MATCH([.F728];[$'currency conversion'.$A$2:.$A$5];0))" office:value-type="float" office:value="-50.79116" calcext:value-type="float">
            <text:p>-$50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7</text:p>
          </table:table-cell>
          <table:table-cell table:style-name="ce2" office:value-type="date" office:date-value="2020-03-30" calcext:value-type="date">
            <text:p>2020-03-3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60.44" calcext:value-type="float">
            <text:p>-60.4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29]*INDEX([$'currency conversion'.$B$2:.$B$5];MATCH([.F729];[$'currency conversion'.$A$2:.$A$5];0))" office:value-type="float" office:value="-66.484" calcext:value-type="float">
            <text:p>-$66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8</text:p>
          </table:table-cell>
          <table:table-cell table:style-name="ce2" office:value-type="date" office:date-value="2021-11-28" calcext:value-type="date">
            <text:p>2021-1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261.97" calcext:value-type="float">
            <text:p>-6261.9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30]*INDEX([$'currency conversion'.$B$2:.$B$5];MATCH([.F730];[$'currency conversion'.$A$2:.$A$5];0))" office:value-type="float" office:value="-43.83379" calcext:value-type="float">
            <text:p>-$43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29</text:p>
          </table:table-cell>
          <table:table-cell table:style-name="ce2" office:value-type="date" office:date-value="2023-09-01" calcext:value-type="date">
            <text:p>2023-09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818.16" calcext:value-type="float">
            <text:p>1818.1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31]*INDEX([$'currency conversion'.$B$2:.$B$5];MATCH([.F731];[$'currency conversion'.$A$2:.$A$5];0))" office:value-type="float" office:value="12.72712" calcext:value-type="float">
            <text:p>$12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0</text:p>
          </table:table-cell>
          <table:table-cell table:style-name="ce2" office:value-type="date" office:date-value="2023-04-16" calcext:value-type="date">
            <text:p>2023-04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434.44" calcext:value-type="float">
            <text:p>4434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32]*INDEX([$'currency conversion'.$B$2:.$B$5];MATCH([.F732];[$'currency conversion'.$A$2:.$A$5];0))" office:value-type="float" office:value="31.04108" calcext:value-type="float">
            <text:p>$31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1</text:p>
          </table:table-cell>
          <table:table-cell table:style-name="ce2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2103.81" calcext:value-type="float">
            <text:p>-2103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33]*INDEX([$'currency conversion'.$B$2:.$B$5];MATCH([.F733];[$'currency conversion'.$A$2:.$A$5];0))" office:value-type="float" office:value="-14.72667" calcext:value-type="float">
            <text:p>-$14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2</text:p>
          </table:table-cell>
          <table:table-cell table:style-name="ce2" office:value-type="date" office:date-value="2022-01-01" calcext:value-type="date">
            <text:p>2022-01-0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3021.07" calcext:value-type="float">
            <text:p>-13021.0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34]*INDEX([$'currency conversion'.$B$2:.$B$5];MATCH([.F734];[$'currency conversion'.$A$2:.$A$5];0))" office:value-type="float" office:value="-91.14749" calcext:value-type="float">
            <text:p>-$91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3</text:p>
          </table:table-cell>
          <table:table-cell table:style-name="ce2" office:value-type="date" office:date-value="2022-05-18" calcext:value-type="date">
            <text:p>2022-05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994.74" calcext:value-type="float">
            <text:p>994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35]*INDEX([$'currency conversion'.$B$2:.$B$5];MATCH([.F735];[$'currency conversion'.$A$2:.$A$5];0))" office:value-type="float" office:value="994.74" calcext:value-type="float">
            <text:p>$994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4</text:p>
          </table:table-cell>
          <table:table-cell table:style-name="ce2" office:value-type="date" office:date-value="2020-02-10" calcext:value-type="date">
            <text:p>2020-02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83.69" calcext:value-type="float">
            <text:p>2183.6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36]*INDEX([$'currency conversion'.$B$2:.$B$5];MATCH([.F736];[$'currency conversion'.$A$2:.$A$5];0))" office:value-type="float" office:value="2183.69" calcext:value-type="float">
            <text:p>$2,183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5</text:p>
          </table:table-cell>
          <table:table-cell table:style-name="ce2" office:value-type="date" office:date-value="2022-01-09" calcext:value-type="date">
            <text:p>2022-01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021.47" calcext:value-type="float">
            <text:p>2021.4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37]*INDEX([$'currency conversion'.$B$2:.$B$5];MATCH([.F737];[$'currency conversion'.$A$2:.$A$5];0))" office:value-type="float" office:value="2627.911" calcext:value-type="float">
            <text:p>$2,627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6</text:p>
          </table:table-cell>
          <table:table-cell table:style-name="ce2" office:value-type="date" office:date-value="2021-05-16" calcext:value-type="date">
            <text:p>2021-05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6178.91" calcext:value-type="float">
            <text:p>6178.9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38]*INDEX([$'currency conversion'.$B$2:.$B$5];MATCH([.F738];[$'currency conversion'.$A$2:.$A$5];0))" office:value-type="float" office:value="6178.91" calcext:value-type="float">
            <text:p>$6,178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7</text:p>
          </table:table-cell>
          <table:table-cell table:style-name="ce2" office:value-type="date" office:date-value="2022-08-16" calcext:value-type="date">
            <text:p>2022-08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355.27" calcext:value-type="float">
            <text:p>-5355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39]*INDEX([$'currency conversion'.$B$2:.$B$5];MATCH([.F739];[$'currency conversion'.$A$2:.$A$5];0))" office:value-type="float" office:value="-6961.851" calcext:value-type="float">
            <text:p>-$6,961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8</text:p>
          </table:table-cell>
          <table:table-cell table:style-name="ce2" office:value-type="date" office:date-value="2023-03-14" calcext:value-type="date">
            <text:p>2023-03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401.08" calcext:value-type="float">
            <text:p>3401.0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40]*INDEX([$'currency conversion'.$B$2:.$B$5];MATCH([.F740];[$'currency conversion'.$A$2:.$A$5];0))" office:value-type="float" office:value="4421.404" calcext:value-type="float">
            <text:p>$4,421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39</text:p>
          </table:table-cell>
          <table:table-cell table:style-name="ce2" office:value-type="date" office:date-value="2023-05-09" calcext:value-type="date">
            <text:p>2023-05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962.54" calcext:value-type="float">
            <text:p>5962.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41]*INDEX([$'currency conversion'.$B$2:.$B$5];MATCH([.F741];[$'currency conversion'.$A$2:.$A$5];0))" office:value-type="float" office:value="6558.794" calcext:value-type="float">
            <text:p>$6,558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0</text:p>
          </table:table-cell>
          <table:table-cell table:style-name="ce2" office:value-type="date" office:date-value="2022-07-17" calcext:value-type="date">
            <text:p>2022-07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892.94" calcext:value-type="float">
            <text:p>-8892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42]*INDEX([$'currency conversion'.$B$2:.$B$5];MATCH([.F742];[$'currency conversion'.$A$2:.$A$5];0))" office:value-type="float" office:value="-62.25058" calcext:value-type="float">
            <text:p>-$62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1</text:p>
          </table:table-cell>
          <table:table-cell table:style-name="ce2" office:value-type="date" office:date-value="2021-04-05" calcext:value-type="date">
            <text:p>2021-04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598.26" calcext:value-type="float">
            <text:p>1598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43]*INDEX([$'currency conversion'.$B$2:.$B$5];MATCH([.F743];[$'currency conversion'.$A$2:.$A$5];0))" office:value-type="float" office:value="1598.26" calcext:value-type="float">
            <text:p>$1,598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2</text:p>
          </table:table-cell>
          <table:table-cell table:style-name="ce2" office:value-type="date" office:date-value="2022-01-01" calcext:value-type="date">
            <text:p>2022-01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520.9" calcext:value-type="float">
            <text:p>-2520.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44]*INDEX([$'currency conversion'.$B$2:.$B$5];MATCH([.F744];[$'currency conversion'.$A$2:.$A$5];0))" office:value-type="float" office:value="-2772.99" calcext:value-type="float">
            <text:p>-$2,772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3</text:p>
          </table:table-cell>
          <table:table-cell table:style-name="ce2" office:value-type="date" office:date-value="2022-01-21" calcext:value-type="date">
            <text:p>2022-01-2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07.61" calcext:value-type="float">
            <text:p>-407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45]*INDEX([$'currency conversion'.$B$2:.$B$5];MATCH([.F745];[$'currency conversion'.$A$2:.$A$5];0))" office:value-type="float" office:value="-407.61" calcext:value-type="float">
            <text:p>-$407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4</text:p>
          </table:table-cell>
          <table:table-cell table:style-name="ce2" office:value-type="date" office:date-value="2022-07-13" calcext:value-type="date">
            <text:p>2022-07-1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738.38" calcext:value-type="float">
            <text:p>1738.3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46]*INDEX([$'currency conversion'.$B$2:.$B$5];MATCH([.F746];[$'currency conversion'.$A$2:.$A$5];0))" office:value-type="float" office:value="2259.894" calcext:value-type="float">
            <text:p>$2,259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5</text:p>
          </table:table-cell>
          <table:table-cell table:style-name="ce2" office:value-type="date" office:date-value="2022-06-27" calcext:value-type="date">
            <text:p>2022-06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36.14" calcext:value-type="float">
            <text:p>-2436.1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47]*INDEX([$'currency conversion'.$B$2:.$B$5];MATCH([.F747];[$'currency conversion'.$A$2:.$A$5];0))" office:value-type="float" office:value="-2436.14" calcext:value-type="float">
            <text:p>-$2,436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6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3378.54" calcext:value-type="float">
            <text:p>-3378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48]*INDEX([$'currency conversion'.$B$2:.$B$5];MATCH([.F748];[$'currency conversion'.$A$2:.$A$5];0))" office:value-type="float" office:value="-23.64978" calcext:value-type="float">
            <text:p>-$23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7</text:p>
          </table:table-cell>
          <table:table-cell table:style-name="ce2" office:value-type="date" office:date-value="2021-01-24" calcext:value-type="date">
            <text:p>2021-01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70.76" calcext:value-type="float">
            <text:p>170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49]*INDEX([$'currency conversion'.$B$2:.$B$5];MATCH([.F749];[$'currency conversion'.$A$2:.$A$5];0))" office:value-type="float" office:value="221.988" calcext:value-type="float">
            <text:p>$221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8</text:p>
          </table:table-cell>
          <table:table-cell table:style-name="ce2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5436.23" calcext:value-type="float">
            <text:p>-543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50]*INDEX([$'currency conversion'.$B$2:.$B$5];MATCH([.F750];[$'currency conversion'.$A$2:.$A$5];0))" office:value-type="float" office:value="-7067.099" calcext:value-type="float">
            <text:p>-$7,067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49</text:p>
          </table:table-cell>
          <table:table-cell table:style-name="ce2" office:value-type="date" office:date-value="2020-09-12" calcext:value-type="date">
            <text:p>2020-09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429.13" calcext:value-type="float">
            <text:p>-5429.1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51]*INDEX([$'currency conversion'.$B$2:.$B$5];MATCH([.F751];[$'currency conversion'.$A$2:.$A$5];0))" office:value-type="float" office:value="-5972.043" calcext:value-type="float">
            <text:p>-$5,972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0</text:p>
          </table:table-cell>
          <table:table-cell table:style-name="ce2" office:value-type="date" office:date-value="2021-12-09" calcext:value-type="date">
            <text:p>2021-12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396.87" calcext:value-type="float">
            <text:p>3396.8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52]*INDEX([$'currency conversion'.$B$2:.$B$5];MATCH([.F752];[$'currency conversion'.$A$2:.$A$5];0))" office:value-type="float" office:value="23.77809" calcext:value-type="float">
            <text:p>$23.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1</text:p>
          </table:table-cell>
          <table:table-cell table:style-name="ce2" office:value-type="date" office:date-value="2021-03-25" calcext:value-type="date">
            <text:p>2021-03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743.97" calcext:value-type="float">
            <text:p>-5743.9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53]*INDEX([$'currency conversion'.$B$2:.$B$5];MATCH([.F753];[$'currency conversion'.$A$2:.$A$5];0))" office:value-type="float" office:value="-7467.161" calcext:value-type="float">
            <text:p>-$7,467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2</text:p>
          </table:table-cell>
          <table:table-cell table:style-name="ce2" office:value-type="date" office:date-value="2020-01-10" calcext:value-type="date">
            <text:p>2020-01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331.56" calcext:value-type="float">
            <text:p>3331.5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54]*INDEX([$'currency conversion'.$B$2:.$B$5];MATCH([.F754];[$'currency conversion'.$A$2:.$A$5];0))" office:value-type="float" office:value="23.32092" calcext:value-type="float">
            <text:p>$23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3</text:p>
          </table:table-cell>
          <table:table-cell table:style-name="ce2" office:value-type="date" office:date-value="2022-04-03" calcext:value-type="date">
            <text:p>2022-04-0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312.96" calcext:value-type="float">
            <text:p>2312.9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55]*INDEX([$'currency conversion'.$B$2:.$B$5];MATCH([.F755];[$'currency conversion'.$A$2:.$A$5];0))" office:value-type="float" office:value="2312.96" calcext:value-type="float">
            <text:p>$2,312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4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8629.03" calcext:value-type="float">
            <text:p>-8629.0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56]*INDEX([$'currency conversion'.$B$2:.$B$5];MATCH([.F756];[$'currency conversion'.$A$2:.$A$5];0))" office:value-type="float" office:value="-60.40321" calcext:value-type="float">
            <text:p>-$60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5</text:p>
          </table:table-cell>
          <table:table-cell table:style-name="ce2" office:value-type="date" office:date-value="2023-06-19" calcext:value-type="date">
            <text:p>2023-06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387.82" calcext:value-type="float">
            <text:p>-3387.8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57]*INDEX([$'currency conversion'.$B$2:.$B$5];MATCH([.F757];[$'currency conversion'.$A$2:.$A$5];0))" office:value-type="float" office:value="-4404.166" calcext:value-type="float">
            <text:p>-$4,404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6</text:p>
          </table:table-cell>
          <table:table-cell table:style-name="ce2" office:value-type="date" office:date-value="2023-06-28" calcext:value-type="date">
            <text:p>2023-06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970.55" calcext:value-type="float">
            <text:p>5970.5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58]*INDEX([$'currency conversion'.$B$2:.$B$5];MATCH([.F758];[$'currency conversion'.$A$2:.$A$5];0))" office:value-type="float" office:value="6567.605" calcext:value-type="float">
            <text:p>$6,567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7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4905.83" calcext:value-type="float">
            <text:p>-4905.8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59]*INDEX([$'currency conversion'.$B$2:.$B$5];MATCH([.F759];[$'currency conversion'.$A$2:.$A$5];0))" office:value-type="float" office:value="-6377.579" calcext:value-type="float">
            <text:p>-$6,377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8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2322.02" calcext:value-type="float">
            <text:p>-2322.0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60]*INDEX([$'currency conversion'.$B$2:.$B$5];MATCH([.F760];[$'currency conversion'.$A$2:.$A$5];0))" office:value-type="float" office:value="-16.25414" calcext:value-type="float">
            <text:p>-$16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59</text:p>
          </table:table-cell>
          <table:table-cell table:style-name="ce2" office:value-type="date" office:date-value="2023-02-16" calcext:value-type="date">
            <text:p>2023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310.3" calcext:value-type="float">
            <text:p>2310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61]*INDEX([$'currency conversion'.$B$2:.$B$5];MATCH([.F761];[$'currency conversion'.$A$2:.$A$5];0))" office:value-type="float" office:value="16.1721" calcext:value-type="float">
            <text:p>$16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0</text:p>
          </table:table-cell>
          <table:table-cell table:style-name="ce2" office:value-type="date" office:date-value="2022-10-12" calcext:value-type="date">
            <text:p>2022-10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916.95" calcext:value-type="float">
            <text:p>3916.9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62]*INDEX([$'currency conversion'.$B$2:.$B$5];MATCH([.F762];[$'currency conversion'.$A$2:.$A$5];0))" office:value-type="float" office:value="5092.035" calcext:value-type="float">
            <text:p>$5,092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1</text:p>
          </table:table-cell>
          <table:table-cell table:style-name="ce2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257.69" calcext:value-type="float">
            <text:p>-1257.6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63]*INDEX([$'currency conversion'.$B$2:.$B$5];MATCH([.F763];[$'currency conversion'.$A$2:.$A$5];0))" office:value-type="float" office:value="-8.80383" calcext:value-type="float">
            <text:p>-$8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2</text:p>
          </table:table-cell>
          <table:table-cell table:style-name="ce2" office:value-type="date" office:date-value="2022-12-24" calcext:value-type="date">
            <text:p>2022-12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987.55" calcext:value-type="float">
            <text:p>-2987.5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64]*INDEX([$'currency conversion'.$B$2:.$B$5];MATCH([.F764];[$'currency conversion'.$A$2:.$A$5];0))" office:value-type="float" office:value="-2987.55" calcext:value-type="float">
            <text:p>-$2,987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3</text:p>
          </table:table-cell>
          <table:table-cell table:style-name="ce2" office:value-type="date" office:date-value="2020-05-25" calcext:value-type="date">
            <text:p>2020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7111.85" calcext:value-type="float">
            <text:p>7111.8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65]*INDEX([$'currency conversion'.$B$2:.$B$5];MATCH([.F765];[$'currency conversion'.$A$2:.$A$5];0))" office:value-type="float" office:value="9245.405" calcext:value-type="float">
            <text:p>$9,245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4</text:p>
          </table:table-cell>
          <table:table-cell table:style-name="ce2" office:value-type="date" office:date-value="2020-08-11" calcext:value-type="date">
            <text:p>2020-08-1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694.5" calcext:value-type="float">
            <text:p>8694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66]*INDEX([$'currency conversion'.$B$2:.$B$5];MATCH([.F766];[$'currency conversion'.$A$2:.$A$5];0))" office:value-type="float" office:value="9563.95" calcext:value-type="float">
            <text:p>$9,563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5</text:p>
          </table:table-cell>
          <table:table-cell table:style-name="ce2" office:value-type="date" office:date-value="2023-06-16" calcext:value-type="date">
            <text:p>2023-06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894.29" calcext:value-type="float">
            <text:p>4894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67]*INDEX([$'currency conversion'.$B$2:.$B$5];MATCH([.F767];[$'currency conversion'.$A$2:.$A$5];0))" office:value-type="float" office:value="6362.577" calcext:value-type="float">
            <text:p>$6,362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6</text:p>
          </table:table-cell>
          <table:table-cell table:style-name="ce2" office:value-type="date" office:date-value="2020-06-25" calcext:value-type="date">
            <text:p>2020-06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6.59" calcext:value-type="float">
            <text:p>426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68]*INDEX([$'currency conversion'.$B$2:.$B$5];MATCH([.F768];[$'currency conversion'.$A$2:.$A$5];0))" office:value-type="float" office:value="426.59" calcext:value-type="float">
            <text:p>$426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7</text:p>
          </table:table-cell>
          <table:table-cell table:style-name="ce2" office:value-type="date" office:date-value="2022-05-02" calcext:value-type="date">
            <text:p>2022-05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041.33" calcext:value-type="float">
            <text:p>-4041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69]*INDEX([$'currency conversion'.$B$2:.$B$5];MATCH([.F769];[$'currency conversion'.$A$2:.$A$5];0))" office:value-type="float" office:value="-4041.33" calcext:value-type="float">
            <text:p>-$4,041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8</text:p>
          </table:table-cell>
          <table:table-cell table:style-name="ce2" office:value-type="date" office:date-value="2023-07-29" calcext:value-type="date">
            <text:p>2023-07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152.22" calcext:value-type="float">
            <text:p>-4152.2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70]*INDEX([$'currency conversion'.$B$2:.$B$5];MATCH([.F770];[$'currency conversion'.$A$2:.$A$5];0))" office:value-type="float" office:value="-4152.22" calcext:value-type="float">
            <text:p>-$4,152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69</text:p>
          </table:table-cell>
          <table:table-cell table:style-name="ce2" office:value-type="date" office:date-value="2020-03-03" calcext:value-type="date">
            <text:p>2020-03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612.57" calcext:value-type="float">
            <text:p>2612.5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71]*INDEX([$'currency conversion'.$B$2:.$B$5];MATCH([.F771];[$'currency conversion'.$A$2:.$A$5];0))" office:value-type="float" office:value="2612.57" calcext:value-type="float">
            <text:p>$2,612.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0</text:p>
          </table:table-cell>
          <table:table-cell table:style-name="ce2" office:value-type="date" office:date-value="2023-05-25" calcext:value-type="date">
            <text:p>2023-05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091.99" calcext:value-type="float">
            <text:p>2091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72]*INDEX([$'currency conversion'.$B$2:.$B$5];MATCH([.F772];[$'currency conversion'.$A$2:.$A$5];0))" office:value-type="float" office:value="2091.99" calcext:value-type="float">
            <text:p>$2,091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1</text:p>
          </table:table-cell>
          <table:table-cell table:style-name="ce2" office:value-type="date" office:date-value="2022-04-06" calcext:value-type="date">
            <text:p>2022-04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007.99" calcext:value-type="float">
            <text:p>7007.9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73]*INDEX([$'currency conversion'.$B$2:.$B$5];MATCH([.F773];[$'currency conversion'.$A$2:.$A$5];0))" office:value-type="float" office:value="7708.789" calcext:value-type="float">
            <text:p>$7,708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2</text:p>
          </table:table-cell>
          <table:table-cell table:style-name="ce2" office:value-type="date" office:date-value="2022-03-05" calcext:value-type="date">
            <text:p>2022-03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252.25" calcext:value-type="float">
            <text:p>3252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74]*INDEX([$'currency conversion'.$B$2:.$B$5];MATCH([.F774];[$'currency conversion'.$A$2:.$A$5];0))" office:value-type="float" office:value="22.76575" calcext:value-type="float">
            <text:p>$22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3</text:p>
          </table:table-cell>
          <table:table-cell table:style-name="ce2" office:value-type="date" office:date-value="2021-11-19" calcext:value-type="date">
            <text:p>2021-11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515.4" calcext:value-type="float">
            <text:p>-7515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75]*INDEX([$'currency conversion'.$B$2:.$B$5];MATCH([.F775];[$'currency conversion'.$A$2:.$A$5];0))" office:value-type="float" office:value="-7515.4" calcext:value-type="float">
            <text:p>-$7,515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4</text:p>
          </table:table-cell>
          <table:table-cell table:style-name="ce2" office:value-type="date" office:date-value="2024-01-24" calcext:value-type="date">
            <text:p>2024-01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259.74" calcext:value-type="float">
            <text:p>5259.7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76]*INDEX([$'currency conversion'.$B$2:.$B$5];MATCH([.F776];[$'currency conversion'.$A$2:.$A$5];0))" office:value-type="float" office:value="5259.74" calcext:value-type="float">
            <text:p>$5,259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5</text:p>
          </table:table-cell>
          <table:table-cell table:style-name="ce2" office:value-type="date" office:date-value="2020-04-14" calcext:value-type="date">
            <text:p>2020-04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990.3" calcext:value-type="float">
            <text:p>-4990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77]*INDEX([$'currency conversion'.$B$2:.$B$5];MATCH([.F777];[$'currency conversion'.$A$2:.$A$5];0))" office:value-type="float" office:value="-6487.39" calcext:value-type="float">
            <text:p>-$6,487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6</text:p>
          </table:table-cell>
          <table:table-cell table:style-name="ce2" office:value-type="date" office:date-value="2023-01-27" calcext:value-type="date">
            <text:p>2023-01-2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19.86" calcext:value-type="float">
            <text:p>-1919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78]*INDEX([$'currency conversion'.$B$2:.$B$5];MATCH([.F778];[$'currency conversion'.$A$2:.$A$5];0))" office:value-type="float" office:value="-2111.846" calcext:value-type="float">
            <text:p>-$2,111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7</text:p>
          </table:table-cell>
          <table:table-cell table:style-name="ce2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79]*INDEX([$'currency conversion'.$B$2:.$B$5];MATCH([.F779];[$'currency conversion'.$A$2:.$A$5];0))" office:value-type="float" office:value="1376.1" calcext:value-type="float">
            <text:p>$1,376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8</text:p>
          </table:table-cell>
          <table:table-cell table:style-name="ce2" office:value-type="date" office:date-value="2021-01-19" calcext:value-type="date">
            <text:p>2021-01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978.34" calcext:value-type="float">
            <text:p>9978.3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80]*INDEX([$'currency conversion'.$B$2:.$B$5];MATCH([.F780];[$'currency conversion'.$A$2:.$A$5];0))" office:value-type="float" office:value="69.84838" calcext:value-type="float">
            <text:p>$69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79</text:p>
          </table:table-cell>
          <table:table-cell table:style-name="ce2" office:value-type="date" office:date-value="2021-02-08" calcext:value-type="date">
            <text:p>2021-02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5549.59" calcext:value-type="float">
            <text:p>15549.5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81]*INDEX([$'currency conversion'.$B$2:.$B$5];MATCH([.F781];[$'currency conversion'.$A$2:.$A$5];0))" office:value-type="float" office:value="17104.549" calcext:value-type="float">
            <text:p>$17,104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0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033.62" calcext:value-type="float">
            <text:p>3033.6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82]*INDEX([$'currency conversion'.$B$2:.$B$5];MATCH([.F782];[$'currency conversion'.$A$2:.$A$5];0))" office:value-type="float" office:value="3943.706" calcext:value-type="float">
            <text:p>$3,943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1</text:p>
          </table:table-cell>
          <table:table-cell table:style-name="ce2" office:value-type="date" office:date-value="2021-06-01" calcext:value-type="date">
            <text:p>2021-06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15.98" calcext:value-type="float">
            <text:p>-915.9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83]*INDEX([$'currency conversion'.$B$2:.$B$5];MATCH([.F783];[$'currency conversion'.$A$2:.$A$5];0))" office:value-type="float" office:value="-1190.774" calcext:value-type="float">
            <text:p>-$1,190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2</text:p>
          </table:table-cell>
          <table:table-cell table:style-name="ce2" office:value-type="date" office:date-value="2021-04-20" calcext:value-type="date">
            <text:p>2021-04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672.53" calcext:value-type="float">
            <text:p>2672.5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84]*INDEX([$'currency conversion'.$B$2:.$B$5];MATCH([.F784];[$'currency conversion'.$A$2:.$A$5];0))" office:value-type="float" office:value="18.70771" calcext:value-type="float">
            <text:p>$18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3</text:p>
          </table:table-cell>
          <table:table-cell table:style-name="ce2" office:value-type="date" office:date-value="2021-12-09" calcext:value-type="date">
            <text:p>2021-12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38.28" calcext:value-type="float">
            <text:p>4438.2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85]*INDEX([$'currency conversion'.$B$2:.$B$5];MATCH([.F785];[$'currency conversion'.$A$2:.$A$5];0))" office:value-type="float" office:value="5769.764" calcext:value-type="float">
            <text:p>$5,769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4</text:p>
          </table:table-cell>
          <table:table-cell table:style-name="ce2" office:value-type="date" office:date-value="2022-02-09" calcext:value-type="date">
            <text:p>2022-02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603.34" calcext:value-type="float">
            <text:p>-1603.3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86]*INDEX([$'currency conversion'.$B$2:.$B$5];MATCH([.F786];[$'currency conversion'.$A$2:.$A$5];0))" office:value-type="float" office:value="-1603.34" calcext:value-type="float">
            <text:p>-$1,603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5</text:p>
          </table:table-cell>
          <table:table-cell table:style-name="ce2" office:value-type="date" office:date-value="2023-12-31" calcext:value-type="date">
            <text:p>2023-12-3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976.06" calcext:value-type="float">
            <text:p>8976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87]*INDEX([$'currency conversion'.$B$2:.$B$5];MATCH([.F787];[$'currency conversion'.$A$2:.$A$5];0))" office:value-type="float" office:value="8976.06" calcext:value-type="float">
            <text:p>$8,976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6</text:p>
          </table:table-cell>
          <table:table-cell table:style-name="ce2" office:value-type="date" office:date-value="2022-11-12" calcext:value-type="date">
            <text:p>2022-11-1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50.35" calcext:value-type="float">
            <text:p>1150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88]*INDEX([$'currency conversion'.$B$2:.$B$5];MATCH([.F788];[$'currency conversion'.$A$2:.$A$5];0))" office:value-type="float" office:value="1495.455" calcext:value-type="float">
            <text:p>$1,495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7</text:p>
          </table:table-cell>
          <table:table-cell table:style-name="ce2" office:value-type="date" office:date-value="2022-09-23" calcext:value-type="date">
            <text:p>2022-09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488.72" calcext:value-type="float">
            <text:p>2488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789]*INDEX([$'currency conversion'.$B$2:.$B$5];MATCH([.F789];[$'currency conversion'.$A$2:.$A$5];0))" office:value-type="float" office:value="17.42104" calcext:value-type="float">
            <text:p>$17.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8</text:p>
          </table:table-cell>
          <table:table-cell table:style-name="ce2" office:value-type="date" office:date-value="2021-11-07" calcext:value-type="date">
            <text:p>2021-11-0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329.62" calcext:value-type="float">
            <text:p>3329.6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90]*INDEX([$'currency conversion'.$B$2:.$B$5];MATCH([.F790];[$'currency conversion'.$A$2:.$A$5];0))" office:value-type="float" office:value="3662.582" calcext:value-type="float">
            <text:p>$3,662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89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107.93" calcext:value-type="float">
            <text:p>2107.9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91]*INDEX([$'currency conversion'.$B$2:.$B$5];MATCH([.F791];[$'currency conversion'.$A$2:.$A$5];0))" office:value-type="float" office:value="14.75551" calcext:value-type="float">
            <text:p>$14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0</text:p>
          </table:table-cell>
          <table:table-cell table:style-name="ce2" office:value-type="date" office:date-value="2024-01-21" calcext:value-type="date">
            <text:p>2024-01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194.7" calcext:value-type="float">
            <text:p>4194.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92]*INDEX([$'currency conversion'.$B$2:.$B$5];MATCH([.F792];[$'currency conversion'.$A$2:.$A$5];0))" office:value-type="float" office:value="4614.17" calcext:value-type="float">
            <text:p>$4,614.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1</text:p>
          </table:table-cell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086.27" calcext:value-type="float">
            <text:p>-3086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93]*INDEX([$'currency conversion'.$B$2:.$B$5];MATCH([.F793];[$'currency conversion'.$A$2:.$A$5];0))" office:value-type="float" office:value="-4012.151" calcext:value-type="float">
            <text:p>-$4,012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2</text:p>
          </table:table-cell>
          <table:table-cell table:style-name="ce2" office:value-type="date" office:date-value="2023-03-14" calcext:value-type="date">
            <text:p>2023-03-1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791.51" calcext:value-type="float">
            <text:p>-2791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794]*INDEX([$'currency conversion'.$B$2:.$B$5];MATCH([.F794];[$'currency conversion'.$A$2:.$A$5];0))" office:value-type="float" office:value="-3628.963" calcext:value-type="float">
            <text:p>-$3,628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3</text:p>
          </table:table-cell>
          <table:table-cell table:style-name="ce2" office:value-type="date" office:date-value="2023-01-13" calcext:value-type="date">
            <text:p>2023-01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500.77" calcext:value-type="float">
            <text:p>-5500.7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95]*INDEX([$'currency conversion'.$B$2:.$B$5];MATCH([.F795];[$'currency conversion'.$A$2:.$A$5];0))" office:value-type="float" office:value="-5500.77" calcext:value-type="float">
            <text:p>-$5,500.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4</text:p>
          </table:table-cell>
          <table:table-cell table:style-name="ce2" office:value-type="date" office:date-value="2023-01-06" calcext:value-type="date">
            <text:p>2023-01-0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197.51" calcext:value-type="float">
            <text:p>2197.5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796]*INDEX([$'currency conversion'.$B$2:.$B$5];MATCH([.F796];[$'currency conversion'.$A$2:.$A$5];0))" office:value-type="float" office:value="2417.261" calcext:value-type="float">
            <text:p>$2,417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5</text:p>
          </table:table-cell>
          <table:table-cell table:style-name="ce2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894.68" calcext:value-type="float">
            <text:p>3894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797]*INDEX([$'currency conversion'.$B$2:.$B$5];MATCH([.F797];[$'currency conversion'.$A$2:.$A$5];0))" office:value-type="float" office:value="27.26276" calcext:value-type="float">
            <text:p>$27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6</text:p>
          </table:table-cell>
          <table:table-cell table:style-name="ce2" office:value-type="date" office:date-value="2020-01-01" calcext:value-type="date">
            <text:p>2020-01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288.86" calcext:value-type="float">
            <text:p>2288.8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798]*INDEX([$'currency conversion'.$B$2:.$B$5];MATCH([.F798];[$'currency conversion'.$A$2:.$A$5];0))" office:value-type="float" office:value="2975.518" calcext:value-type="float">
            <text:p>$2,975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7</text:p>
          </table:table-cell>
          <table:table-cell table:style-name="ce2" office:value-type="date" office:date-value="2020-02-20" calcext:value-type="date">
            <text:p>2020-02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8372.46" calcext:value-type="float">
            <text:p>8372.4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799]*INDEX([$'currency conversion'.$B$2:.$B$5];MATCH([.F799];[$'currency conversion'.$A$2:.$A$5];0))" office:value-type="float" office:value="58.60722" calcext:value-type="float">
            <text:p>$58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8</text:p>
          </table:table-cell>
          <table:table-cell table:style-name="ce2" office:value-type="date" office:date-value="2021-11-15" calcext:value-type="date">
            <text:p>2021-11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.98" calcext:value-type="float">
            <text:p>-27.9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00]*INDEX([$'currency conversion'.$B$2:.$B$5];MATCH([.F800];[$'currency conversion'.$A$2:.$A$5];0))" office:value-type="float" office:value="-27.98" calcext:value-type="float">
            <text:p>-$27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799</text:p>
          </table:table-cell>
          <table:table-cell table:style-name="ce2" office:value-type="date" office:date-value="2021-12-17" calcext:value-type="date">
            <text:p>2021-12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343.71" calcext:value-type="float">
            <text:p>3343.7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01]*INDEX([$'currency conversion'.$B$2:.$B$5];MATCH([.F801];[$'currency conversion'.$A$2:.$A$5];0))" office:value-type="float" office:value="3678.081" calcext:value-type="float">
            <text:p>$3,678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0</text:p>
          </table:table-cell>
          <table:table-cell table:style-name="ce2" office:value-type="date" office:date-value="2024-01-09" calcext:value-type="date">
            <text:p>2024-01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58.5" calcext:value-type="float">
            <text:p>-5458.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02]*INDEX([$'currency conversion'.$B$2:.$B$5];MATCH([.F802];[$'currency conversion'.$A$2:.$A$5];0))" office:value-type="float" office:value="-6004.35" calcext:value-type="float">
            <text:p>-$6,004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1</text:p>
          </table:table-cell>
          <table:table-cell table:style-name="ce2" office:value-type="date" office:date-value="2021-03-24" calcext:value-type="date">
            <text:p>2021-03-2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935.5" calcext:value-type="float">
            <text:p>-1935.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03]*INDEX([$'currency conversion'.$B$2:.$B$5];MATCH([.F803];[$'currency conversion'.$A$2:.$A$5];0))" office:value-type="float" office:value="-2516.15" calcext:value-type="float">
            <text:p>-$2,516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2</text:p>
          </table:table-cell>
          <table:table-cell table:style-name="ce2" office:value-type="date" office:date-value="2022-05-30" calcext:value-type="date">
            <text:p>2022-05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77.69" calcext:value-type="float">
            <text:p>3477.6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04]*INDEX([$'currency conversion'.$B$2:.$B$5];MATCH([.F804];[$'currency conversion'.$A$2:.$A$5];0))" office:value-type="float" office:value="3825.459" calcext:value-type="float">
            <text:p>$3,825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3</text:p>
          </table:table-cell>
          <table:table-cell table:style-name="ce2" office:value-type="date" office:date-value="2021-05-02" calcext:value-type="date">
            <text:p>2021-05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4245.51" calcext:value-type="float">
            <text:p>4245.5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05]*INDEX([$'currency conversion'.$B$2:.$B$5];MATCH([.F805];[$'currency conversion'.$A$2:.$A$5];0))" office:value-type="float" office:value="5519.163" calcext:value-type="float">
            <text:p>$5,519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4</text:p>
          </table:table-cell>
          <table:table-cell table:style-name="ce2" office:value-type="date" office:date-value="2020-02-03" calcext:value-type="date">
            <text:p>2020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469.83" calcext:value-type="float">
            <text:p>-1469.8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06]*INDEX([$'currency conversion'.$B$2:.$B$5];MATCH([.F806];[$'currency conversion'.$A$2:.$A$5];0))" office:value-type="float" office:value="-1469.83" calcext:value-type="float">
            <text:p>-$1,469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5</text:p>
          </table:table-cell>
          <table:table-cell table:style-name="ce2" office:value-type="date" office:date-value="2023-10-03" calcext:value-type="date">
            <text:p>2023-10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58" calcext:value-type="float">
            <text:p>-35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07]*INDEX([$'currency conversion'.$B$2:.$B$5];MATCH([.F807];[$'currency conversion'.$A$2:.$A$5];0))" office:value-type="float" office:value="-393.8" calcext:value-type="float">
            <text:p>-$39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6</text:p>
          </table:table-cell>
          <table:table-cell table:style-name="ce2" office:value-type="date" office:date-value="2020-04-04" calcext:value-type="date">
            <text:p>2020-04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7589.37" calcext:value-type="float">
            <text:p>-7589.3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08]*INDEX([$'currency conversion'.$B$2:.$B$5];MATCH([.F808];[$'currency conversion'.$A$2:.$A$5];0))" office:value-type="float" office:value="-9866.181" calcext:value-type="float">
            <text:p>-$9,866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7</text:p>
          </table:table-cell>
          <table:table-cell table:style-name="ce2" office:value-type="date" office:date-value="2022-12-31" calcext:value-type="date">
            <text:p>2022-12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785.15" calcext:value-type="float">
            <text:p>-1785.1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09]*INDEX([$'currency conversion'.$B$2:.$B$5];MATCH([.F809];[$'currency conversion'.$A$2:.$A$5];0))" office:value-type="float" office:value="-12.49605" calcext:value-type="float">
            <text:p>-$12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8</text:p>
          </table:table-cell>
          <table:table-cell table:style-name="ce2" office:value-type="date" office:date-value="2020-06-02" calcext:value-type="date">
            <text:p>2020-06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451.92" calcext:value-type="float">
            <text:p>4451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10]*INDEX([$'currency conversion'.$B$2:.$B$5];MATCH([.F810];[$'currency conversion'.$A$2:.$A$5];0))" office:value-type="float" office:value="5787.496" calcext:value-type="float">
            <text:p>$5,787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09</text:p>
          </table:table-cell>
          <table:table-cell table:style-name="ce2" office:value-type="date" office:date-value="2020-09-06" calcext:value-type="date">
            <text:p>2020-09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876.03" calcext:value-type="float">
            <text:p>2876.0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11]*INDEX([$'currency conversion'.$B$2:.$B$5];MATCH([.F811];[$'currency conversion'.$A$2:.$A$5];0))" office:value-type="float" office:value="3163.633" calcext:value-type="float">
            <text:p>$3,163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0</text:p>
          </table:table-cell>
          <table:table-cell table:style-name="ce2" office:value-type="date" office:date-value="2021-11-04" calcext:value-type="date">
            <text:p>2021-11-0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03.33" calcext:value-type="float">
            <text:p>2503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12]*INDEX([$'currency conversion'.$B$2:.$B$5];MATCH([.F812];[$'currency conversion'.$A$2:.$A$5];0))" office:value-type="float" office:value="2503.33" calcext:value-type="float">
            <text:p>$2,503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1</text:p>
          </table:table-cell>
          <table:table-cell table:style-name="ce2" office:value-type="date" office:date-value="2021-03-13" calcext:value-type="date">
            <text:p>2021-03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8.87" calcext:value-type="float">
            <text:p>248.8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13]*INDEX([$'currency conversion'.$B$2:.$B$5];MATCH([.F813];[$'currency conversion'.$A$2:.$A$5];0))" office:value-type="float" office:value="273.757" calcext:value-type="float">
            <text:p>$273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2</text:p>
          </table:table-cell>
          <table:table-cell table:style-name="ce2" office:value-type="date" office:date-value="2020-04-27" calcext:value-type="date">
            <text:p>2020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5.32" calcext:value-type="float">
            <text:p>35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14]*INDEX([$'currency conversion'.$B$2:.$B$5];MATCH([.F814];[$'currency conversion'.$A$2:.$A$5];0))" office:value-type="float" office:value="38.852" calcext:value-type="float">
            <text:p>$38.8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3</text:p>
          </table:table-cell>
          <table:table-cell table:style-name="ce2" office:value-type="date" office:date-value="2022-02-09" calcext:value-type="date">
            <text:p>2022-02-0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301.61" calcext:value-type="float">
            <text:p>-3301.6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15]*INDEX([$'currency conversion'.$B$2:.$B$5];MATCH([.F815];[$'currency conversion'.$A$2:.$A$5];0))" office:value-type="float" office:value="-4292.093" calcext:value-type="float">
            <text:p>-$4,292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4</text:p>
          </table:table-cell>
          <table:table-cell table:style-name="ce2" office:value-type="date" office:date-value="2023-08-22" calcext:value-type="date">
            <text:p>2023-08-2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494.14" calcext:value-type="float">
            <text:p>3494.1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16]*INDEX([$'currency conversion'.$B$2:.$B$5];MATCH([.F816];[$'currency conversion'.$A$2:.$A$5];0))" office:value-type="float" office:value="24.45898" calcext:value-type="float">
            <text:p>$24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5</text:p>
          </table:table-cell>
          <table:table-cell table:style-name="ce2" office:value-type="date" office:date-value="2020-09-24" calcext:value-type="date">
            <text:p>2020-09-2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104.86" calcext:value-type="float">
            <text:p>2104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17]*INDEX([$'currency conversion'.$B$2:.$B$5];MATCH([.F817];[$'currency conversion'.$A$2:.$A$5];0))" office:value-type="float" office:value="2315.346" calcext:value-type="float">
            <text:p>$2,315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6</text:p>
          </table:table-cell>
          <table:table-cell table:style-name="ce2" office:value-type="date" office:date-value="2022-12-13" calcext:value-type="date">
            <text:p>2022-12-1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460.09" calcext:value-type="float">
            <text:p>2460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18]*INDEX([$'currency conversion'.$B$2:.$B$5];MATCH([.F818];[$'currency conversion'.$A$2:.$A$5];0))" office:value-type="float" office:value="17.22063" calcext:value-type="float">
            <text:p>$17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7</text:p>
          </table:table-cell>
          <table:table-cell table:style-name="ce2" office:value-type="date" office:date-value="2020-08-23" calcext:value-type="date">
            <text:p>2020-08-23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630.17" calcext:value-type="float">
            <text:p>-2630.1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19]*INDEX([$'currency conversion'.$B$2:.$B$5];MATCH([.F819];[$'currency conversion'.$A$2:.$A$5];0))" office:value-type="float" office:value="-3419.221" calcext:value-type="float">
            <text:p>-$3,419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8</text:p>
          </table:table-cell>
          <table:table-cell table:style-name="ce2" office:value-type="date" office:date-value="2021-01-23" calcext:value-type="date">
            <text:p>2021-01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10766.71" calcext:value-type="float">
            <text:p>-10766.7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20]*INDEX([$'currency conversion'.$B$2:.$B$5];MATCH([.F820];[$'currency conversion'.$A$2:.$A$5];0))" office:value-type="float" office:value="-75.36697" calcext:value-type="float">
            <text:p>-$75.3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19</text:p>
          </table:table-cell>
          <table:table-cell table:style-name="ce2" office:value-type="date" office:date-value="2022-09-16" calcext:value-type="date">
            <text:p>2022-09-1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485.76" calcext:value-type="float">
            <text:p>5485.7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21]*INDEX([$'currency conversion'.$B$2:.$B$5];MATCH([.F821];[$'currency conversion'.$A$2:.$A$5];0))" office:value-type="float" office:value="7131.488" calcext:value-type="float">
            <text:p>$7,131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0</text:p>
          </table:table-cell>
          <table:table-cell table:style-name="ce2" office:value-type="date" office:date-value="2022-02-01" calcext:value-type="date">
            <text:p>2022-02-0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2394.19" calcext:value-type="float">
            <text:p>-2394.1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22]*INDEX([$'currency conversion'.$B$2:.$B$5];MATCH([.F822];[$'currency conversion'.$A$2:.$A$5];0))" office:value-type="float" office:value="-2394.19" calcext:value-type="float">
            <text:p>-$2,394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1</text:p>
          </table:table-cell>
          <table:table-cell table:style-name="ce2" office:value-type="date" office:date-value="2021-02-04" calcext:value-type="date">
            <text:p>2021-02-0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4313.88" calcext:value-type="float">
            <text:p>-4313.8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23]*INDEX([$'currency conversion'.$B$2:.$B$5];MATCH([.F823];[$'currency conversion'.$A$2:.$A$5];0))" office:value-type="float" office:value="-30.19716" calcext:value-type="float">
            <text:p>-$30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2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467.39" calcext:value-type="float">
            <text:p>3467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24]*INDEX([$'currency conversion'.$B$2:.$B$5];MATCH([.F824];[$'currency conversion'.$A$2:.$A$5];0))" office:value-type="float" office:value="24.27173" calcext:value-type="float">
            <text:p>$24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3</text:p>
          </table:table-cell>
          <table:table-cell table:style-name="ce2" office:value-type="date" office:date-value="2022-02-05" calcext:value-type="date">
            <text:p>2022-02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960.06" calcext:value-type="float">
            <text:p>-1960.0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25]*INDEX([$'currency conversion'.$B$2:.$B$5];MATCH([.F825];[$'currency conversion'.$A$2:.$A$5];0))" office:value-type="float" office:value="-1960.06" calcext:value-type="float">
            <text:p>-$1,960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4</text:p>
          </table:table-cell>
          <table:table-cell table:style-name="ce2" office:value-type="date" office:date-value="2023-08-19" calcext:value-type="date">
            <text:p>2023-08-1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299.68" calcext:value-type="float">
            <text:p>5299.6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26]*INDEX([$'currency conversion'.$B$2:.$B$5];MATCH([.F826];[$'currency conversion'.$A$2:.$A$5];0))" office:value-type="float" office:value="37.09776" calcext:value-type="float">
            <text:p>$37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5</text:p>
          </table:table-cell>
          <table:table-cell table:style-name="ce2" office:value-type="date" office:date-value="2022-07-07" calcext:value-type="date">
            <text:p>2022-07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085.03" calcext:value-type="float">
            <text:p>3085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27]*INDEX([$'currency conversion'.$B$2:.$B$5];MATCH([.F827];[$'currency conversion'.$A$2:.$A$5];0))" office:value-type="float" office:value="3085.03" calcext:value-type="float">
            <text:p>$3,085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6</text:p>
          </table:table-cell>
          <table:table-cell table:style-name="ce2" office:value-type="date" office:date-value="2023-05-15" calcext:value-type="date">
            <text:p>2023-05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417.85" calcext:value-type="float">
            <text:p>3417.8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28]*INDEX([$'currency conversion'.$B$2:.$B$5];MATCH([.F828];[$'currency conversion'.$A$2:.$A$5];0))" office:value-type="float" office:value="3759.635" calcext:value-type="float">
            <text:p>$3,759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7</text:p>
          </table:table-cell>
          <table:table-cell table:style-name="ce2" office:value-type="date" office:date-value="2023-06-06" calcext:value-type="date">
            <text:p>2023-06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829.78" calcext:value-type="float">
            <text:p>-6829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29]*INDEX([$'currency conversion'.$B$2:.$B$5];MATCH([.F829];[$'currency conversion'.$A$2:.$A$5];0))" office:value-type="float" office:value="-8878.714" calcext:value-type="float">
            <text:p>-$8,878.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8</text:p>
          </table:table-cell>
          <table:table-cell table:style-name="ce2" office:value-type="date" office:date-value="2022-05-02" calcext:value-type="date">
            <text:p>2022-05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6059.72" calcext:value-type="float">
            <text:p>6059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30]*INDEX([$'currency conversion'.$B$2:.$B$5];MATCH([.F830];[$'currency conversion'.$A$2:.$A$5];0))" office:value-type="float" office:value="6059.72" calcext:value-type="float">
            <text:p>$6,059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29</text:p>
          </table:table-cell>
          <table:table-cell table:style-name="ce2" office:value-type="date" office:date-value="2021-07-31" calcext:value-type="date">
            <text:p>2021-07-31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306.25" calcext:value-type="float">
            <text:p>1306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31]*INDEX([$'currency conversion'.$B$2:.$B$5];MATCH([.F831];[$'currency conversion'.$A$2:.$A$5];0))" office:value-type="float" office:value="9.14375" calcext:value-type="float">
            <text:p>$9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0</text:p>
          </table:table-cell>
          <table:table-cell table:style-name="ce2" office:value-type="date" office:date-value="2020-03-15" calcext:value-type="date">
            <text:p>2020-03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846.39" calcext:value-type="float">
            <text:p>-1846.3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32]*INDEX([$'currency conversion'.$B$2:.$B$5];MATCH([.F832];[$'currency conversion'.$A$2:.$A$5];0))" office:value-type="float" office:value="-1846.39" calcext:value-type="float">
            <text:p>-$1,846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1</text:p>
          </table:table-cell>
          <table:table-cell table:style-name="ce2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716.94" calcext:value-type="float">
            <text:p>716.9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33]*INDEX([$'currency conversion'.$B$2:.$B$5];MATCH([.F833];[$'currency conversion'.$A$2:.$A$5];0))" office:value-type="float" office:value="5.01858" calcext:value-type="float">
            <text:p>$5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2</text:p>
          </table:table-cell>
          <table:table-cell table:style-name="ce2" office:value-type="date" office:date-value="2020-04-12" calcext:value-type="date">
            <text:p>2020-04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8881.18" calcext:value-type="float">
            <text:p>-8881.1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34]*INDEX([$'currency conversion'.$B$2:.$B$5];MATCH([.F834];[$'currency conversion'.$A$2:.$A$5];0))" office:value-type="float" office:value="-9769.298" calcext:value-type="float">
            <text:p>-$9,769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3</text:p>
          </table:table-cell>
          <table:table-cell table:style-name="ce2" office:value-type="date" office:date-value="2023-12-16" calcext:value-type="date">
            <text:p>2023-1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2043.26" calcext:value-type="float">
            <text:p>2043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35]*INDEX([$'currency conversion'.$B$2:.$B$5];MATCH([.F835];[$'currency conversion'.$A$2:.$A$5];0))" office:value-type="float" office:value="2043.26" calcext:value-type="float">
            <text:p>$2,043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4</text:p>
          </table:table-cell>
          <table:table-cell table:style-name="ce2" office:value-type="date" office:date-value="2022-02-02" calcext:value-type="date">
            <text:p>2022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5146.86" calcext:value-type="float">
            <text:p>-5146.8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36]*INDEX([$'currency conversion'.$B$2:.$B$5];MATCH([.F836];[$'currency conversion'.$A$2:.$A$5];0))" office:value-type="float" office:value="-5661.546" calcext:value-type="float">
            <text:p>-$5,661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5</text:p>
          </table:table-cell>
          <table:table-cell table:style-name="ce2" office:value-type="date" office:date-value="2022-01-07" calcext:value-type="date">
            <text:p>2022-01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63.35" calcext:value-type="float">
            <text:p>-6763.3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37]*INDEX([$'currency conversion'.$B$2:.$B$5];MATCH([.F837];[$'currency conversion'.$A$2:.$A$5];0))" office:value-type="float" office:value="-8792.355" calcext:value-type="float">
            <text:p>-$8,792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6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7611.8" calcext:value-type="float">
            <text:p>-7611.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38]*INDEX([$'currency conversion'.$B$2:.$B$5];MATCH([.F838];[$'currency conversion'.$A$2:.$A$5];0))" office:value-type="float" office:value="-53.2826" calcext:value-type="float">
            <text:p>-$53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7</text:p>
          </table:table-cell>
          <table:table-cell table:style-name="ce2" office:value-type="date" office:date-value="2023-08-22" calcext:value-type="date">
            <text:p>2023-08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5563.44" calcext:value-type="float">
            <text:p>5563.4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39]*INDEX([$'currency conversion'.$B$2:.$B$5];MATCH([.F839];[$'currency conversion'.$A$2:.$A$5];0))" office:value-type="float" office:value="38.94408" calcext:value-type="float">
            <text:p>$38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8</text:p>
          </table:table-cell>
          <table:table-cell table:style-name="ce2" office:value-type="date" office:date-value="2020-04-07" calcext:value-type="date">
            <text:p>2020-04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3146.32" calcext:value-type="float">
            <text:p>-3146.3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40]*INDEX([$'currency conversion'.$B$2:.$B$5];MATCH([.F840];[$'currency conversion'.$A$2:.$A$5];0))" office:value-type="float" office:value="-3460.952" calcext:value-type="float">
            <text:p>-$3,460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39</text:p>
          </table:table-cell>
          <table:table-cell table:style-name="ce2" office:value-type="date" office:date-value="2022-03-08" calcext:value-type="date">
            <text:p>2022-03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668.64" calcext:value-type="float">
            <text:p>7668.6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41]*INDEX([$'currency conversion'.$B$2:.$B$5];MATCH([.F841];[$'currency conversion'.$A$2:.$A$5];0))" office:value-type="float" office:value="9969.232" calcext:value-type="float">
            <text:p>$9,969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0</text:p>
          </table:table-cell>
          <table:table-cell table:style-name="ce2" office:value-type="date" office:date-value="2023-09-20" calcext:value-type="date">
            <text:p>2023-09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2679.01" calcext:value-type="float">
            <text:p>-2679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42]*INDEX([$'currency conversion'.$B$2:.$B$5];MATCH([.F842];[$'currency conversion'.$A$2:.$A$5];0))" office:value-type="float" office:value="-2679.01" calcext:value-type="float">
            <text:p>-$2,679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1</text:p>
          </table:table-cell>
          <table:table-cell table:style-name="ce2" office:value-type="date" office:date-value="2022-05-08" calcext:value-type="date">
            <text:p>2022-05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8536.79" calcext:value-type="float">
            <text:p>-8536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43]*INDEX([$'currency conversion'.$B$2:.$B$5];MATCH([.F843];[$'currency conversion'.$A$2:.$A$5];0))" office:value-type="float" office:value="-8536.79" calcext:value-type="float">
            <text:p>-$8,536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2</text:p>
          </table:table-cell>
          <table:table-cell table:style-name="ce2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5582.62" calcext:value-type="float">
            <text:p>-5582.6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44]*INDEX([$'currency conversion'.$B$2:.$B$5];MATCH([.F844];[$'currency conversion'.$A$2:.$A$5];0))" office:value-type="float" office:value="-39.07834" calcext:value-type="float">
            <text:p>-$39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3</text:p>
          </table:table-cell>
          <table:table-cell table:style-name="ce2" office:value-type="date" office:date-value="2021-03-22" calcext:value-type="date">
            <text:p>2021-03-2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179.06" calcext:value-type="float">
            <text:p>6179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45]*INDEX([$'currency conversion'.$B$2:.$B$5];MATCH([.F845];[$'currency conversion'.$A$2:.$A$5];0))" office:value-type="float" office:value="6796.966" calcext:value-type="float">
            <text:p>$6,796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4</text:p>
          </table:table-cell>
          <table:table-cell table:style-name="ce2" office:value-type="date" office:date-value="2023-08-24" calcext:value-type="date">
            <text:p>2023-08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79.49" calcext:value-type="float">
            <text:p>-779.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46]*INDEX([$'currency conversion'.$B$2:.$B$5];MATCH([.F846];[$'currency conversion'.$A$2:.$A$5];0))" office:value-type="float" office:value="-857.439" calcext:value-type="float">
            <text:p>-$85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5</text:p>
          </table:table-cell>
          <table:table-cell table:style-name="ce2" office:value-type="date" office:date-value="2020-09-05" calcext:value-type="date">
            <text:p>2020-09-0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741.44" calcext:value-type="float">
            <text:p>-2741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47]*INDEX([$'currency conversion'.$B$2:.$B$5];MATCH([.F847];[$'currency conversion'.$A$2:.$A$5];0))" office:value-type="float" office:value="-2741.44" calcext:value-type="float">
            <text:p>-$2,741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6</text:p>
          </table:table-cell>
          <table:table-cell table:style-name="ce2" office:value-type="date" office:date-value="2020-06-14" calcext:value-type="date">
            <text:p>2020-06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00.09" calcext:value-type="float">
            <text:p>800.0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48]*INDEX([$'currency conversion'.$B$2:.$B$5];MATCH([.F848];[$'currency conversion'.$A$2:.$A$5];0))" office:value-type="float" office:value="1040.117" calcext:value-type="float">
            <text:p>$1,040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7</text:p>
          </table:table-cell>
          <table:table-cell table:style-name="ce2" office:value-type="date" office:date-value="2022-09-10" calcext:value-type="date">
            <text:p>2022-09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508.91" calcext:value-type="float">
            <text:p>2508.9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49]*INDEX([$'currency conversion'.$B$2:.$B$5];MATCH([.F849];[$'currency conversion'.$A$2:.$A$5];0))" office:value-type="float" office:value="3261.583" calcext:value-type="float">
            <text:p>$3,261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8</text:p>
          </table:table-cell>
          <table:table-cell table:style-name="ce2" office:value-type="date" office:date-value="2023-09-20" calcext:value-type="date">
            <text:p>2023-09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5586.99" calcext:value-type="float">
            <text:p>5586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50]*INDEX([$'currency conversion'.$B$2:.$B$5];MATCH([.F850];[$'currency conversion'.$A$2:.$A$5];0))" office:value-type="float" office:value="5586.99" calcext:value-type="float">
            <text:p>$5,586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49</text:p>
          </table:table-cell>
          <table:table-cell table:style-name="ce2" office:value-type="date" office:date-value="2022-10-16" calcext:value-type="date">
            <text:p>2022-10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242.5" calcext:value-type="float">
            <text:p>7242.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51]*INDEX([$'currency conversion'.$B$2:.$B$5];MATCH([.F851];[$'currency conversion'.$A$2:.$A$5];0))" office:value-type="float" office:value="7242.5" calcext:value-type="float">
            <text:p>$7,242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0</text:p>
          </table:table-cell>
          <table:table-cell table:style-name="ce2" office:value-type="date" office:date-value="2021-06-25" calcext:value-type="date">
            <text:p>2021-06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798.84" calcext:value-type="float">
            <text:p>-1798.8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52]*INDEX([$'currency conversion'.$B$2:.$B$5];MATCH([.F852];[$'currency conversion'.$A$2:.$A$5];0))" office:value-type="float" office:value="-1978.724" calcext:value-type="float">
            <text:p>-$1,978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1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630.24" calcext:value-type="float">
            <text:p>-6630.2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53]*INDEX([$'currency conversion'.$B$2:.$B$5];MATCH([.F853];[$'currency conversion'.$A$2:.$A$5];0))" office:value-type="float" office:value="-8619.312" calcext:value-type="float">
            <text:p>-$8,619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2</text:p>
          </table:table-cell>
          <table:table-cell table:style-name="ce2" office:value-type="date" office:date-value="2023-02-03" calcext:value-type="date">
            <text:p>2023-02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067.33" calcext:value-type="float">
            <text:p>-2067.3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54]*INDEX([$'currency conversion'.$B$2:.$B$5];MATCH([.F854];[$'currency conversion'.$A$2:.$A$5];0))" office:value-type="float" office:value="-2067.33" calcext:value-type="float">
            <text:p>-$2,067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3</text:p>
          </table:table-cell>
          <table:table-cell table:style-name="ce2" office:value-type="date" office:date-value="2020-03-21" calcext:value-type="date">
            <text:p>2020-03-2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301.4" calcext:value-type="float">
            <text:p>1301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55]*INDEX([$'currency conversion'.$B$2:.$B$5];MATCH([.F855];[$'currency conversion'.$A$2:.$A$5];0))" office:value-type="float" office:value="1301.4" calcext:value-type="float">
            <text:p>$1,301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4</text:p>
          </table:table-cell>
          <table:table-cell table:style-name="ce2" office:value-type="date" office:date-value="2020-05-12" calcext:value-type="date">
            <text:p>2020-05-1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818.79" calcext:value-type="float">
            <text:p>-4818.7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56]*INDEX([$'currency conversion'.$B$2:.$B$5];MATCH([.F856];[$'currency conversion'.$A$2:.$A$5];0))" office:value-type="float" office:value="-33.73153" calcext:value-type="float">
            <text:p>-$33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5</text:p>
          </table:table-cell>
          <table:table-cell table:style-name="ce2" office:value-type="date" office:date-value="2022-03-07" calcext:value-type="date">
            <text:p>2022-03-07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4785.75" calcext:value-type="float">
            <text:p>-4785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57]*INDEX([$'currency conversion'.$B$2:.$B$5];MATCH([.F857];[$'currency conversion'.$A$2:.$A$5];0))" office:value-type="float" office:value="-4785.75" calcext:value-type="float">
            <text:p>-$4,785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6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1718.94" calcext:value-type="float">
            <text:p>1718.9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58]*INDEX([$'currency conversion'.$B$2:.$B$5];MATCH([.F858];[$'currency conversion'.$A$2:.$A$5];0))" office:value-type="float" office:value="1718.94" calcext:value-type="float">
            <text:p>$1,718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7</text:p>
          </table:table-cell>
          <table:table-cell table:style-name="ce2" office:value-type="date" office:date-value="2020-05-17" calcext:value-type="date">
            <text:p>2020-05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43.26" calcext:value-type="float">
            <text:p>-243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59]*INDEX([$'currency conversion'.$B$2:.$B$5];MATCH([.F859];[$'currency conversion'.$A$2:.$A$5];0))" office:value-type="float" office:value="-316.238" calcext:value-type="float">
            <text:p>-$316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8</text:p>
          </table:table-cell>
          <table:table-cell table:style-name="ce2" office:value-type="date" office:date-value="2020-07-02" calcext:value-type="date">
            <text:p>2020-07-0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63.98" calcext:value-type="float">
            <text:p>163.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60]*INDEX([$'currency conversion'.$B$2:.$B$5];MATCH([.F860];[$'currency conversion'.$A$2:.$A$5];0))" office:value-type="float" office:value="180.378" calcext:value-type="float">
            <text:p>$180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59</text:p>
          </table:table-cell>
          <table:table-cell table:style-name="ce2" office:value-type="date" office:date-value="2023-11-25" calcext:value-type="date">
            <text:p>2023-11-2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792.48" calcext:value-type="float">
            <text:p>-3792.4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61]*INDEX([$'currency conversion'.$B$2:.$B$5];MATCH([.F861];[$'currency conversion'.$A$2:.$A$5];0))" office:value-type="float" office:value="-4930.224" calcext:value-type="float">
            <text:p>-$4,930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0</text:p>
          </table:table-cell>
          <table:table-cell table:style-name="ce2" office:value-type="date" office:date-value="2023-09-15" calcext:value-type="date">
            <text:p>2023-09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152" calcext:value-type="float">
            <text:p>-115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62]*INDEX([$'currency conversion'.$B$2:.$B$5];MATCH([.F862];[$'currency conversion'.$A$2:.$A$5];0))" office:value-type="float" office:value="-1267.2" calcext:value-type="float">
            <text:p>-$1,267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1</text:p>
          </table:table-cell>
          <table:table-cell table:style-name="ce2" office:value-type="date" office:date-value="2022-02-23" calcext:value-type="date">
            <text:p>2022-02-2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621.17" calcext:value-type="float">
            <text:p>-4621.1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63]*INDEX([$'currency conversion'.$B$2:.$B$5];MATCH([.F863];[$'currency conversion'.$A$2:.$A$5];0))" office:value-type="float" office:value="-32.34819" calcext:value-type="float">
            <text:p>-$32.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2</text:p>
          </table:table-cell>
          <table:table-cell table:style-name="ce2" office:value-type="date" office:date-value="2022-09-10" calcext:value-type="date">
            <text:p>2022-09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50.99" calcext:value-type="float">
            <text:p>4450.9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64]*INDEX([$'currency conversion'.$B$2:.$B$5];MATCH([.F864];[$'currency conversion'.$A$2:.$A$5];0))" office:value-type="float" office:value="4450.99" calcext:value-type="float">
            <text:p>$4,450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3</text:p>
          </table:table-cell>
          <table:table-cell table:style-name="ce2" office:value-type="date" office:date-value="2020-03-09" calcext:value-type="date">
            <text:p>2020-03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5176.25" calcext:value-type="float">
            <text:p>5176.2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65]*INDEX([$'currency conversion'.$B$2:.$B$5];MATCH([.F865];[$'currency conversion'.$A$2:.$A$5];0))" office:value-type="float" office:value="36.23375" calcext:value-type="float">
            <text:p>$36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4</text:p>
          </table:table-cell>
          <table:table-cell table:style-name="ce2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9230.94" calcext:value-type="float">
            <text:p>-9230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66]*INDEX([$'currency conversion'.$B$2:.$B$5];MATCH([.F866];[$'currency conversion'.$A$2:.$A$5];0))" office:value-type="float" office:value="-10154.034" calcext:value-type="float">
            <text:p>-$10,154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5</text:p>
          </table:table-cell>
          <table:table-cell table:style-name="ce2" office:value-type="date" office:date-value="2020-02-22" calcext:value-type="date">
            <text:p>2020-02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4647.55" calcext:value-type="float">
            <text:p>-4647.5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67]*INDEX([$'currency conversion'.$B$2:.$B$5];MATCH([.F867];[$'currency conversion'.$A$2:.$A$5];0))" office:value-type="float" office:value="-6041.815" calcext:value-type="float">
            <text:p>-$6,041.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6</text:p>
          </table:table-cell>
          <table:table-cell table:style-name="ce2" office:value-type="date" office:date-value="2024-01-13" calcext:value-type="date">
            <text:p>2024-01-1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7482.65" calcext:value-type="float">
            <text:p>-7482.6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68]*INDEX([$'currency conversion'.$B$2:.$B$5];MATCH([.F868];[$'currency conversion'.$A$2:.$A$5];0))" office:value-type="float" office:value="-9727.445" calcext:value-type="float">
            <text:p>-$9,727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7</text:p>
          </table:table-cell>
          <table:table-cell table:style-name="ce2" office:value-type="date" office:date-value="2020-07-23" calcext:value-type="date">
            <text:p>2020-07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250.12" calcext:value-type="float">
            <text:p>-3250.1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69]*INDEX([$'currency conversion'.$B$2:.$B$5];MATCH([.F869];[$'currency conversion'.$A$2:.$A$5];0))" office:value-type="float" office:value="-22.75084" calcext:value-type="float">
            <text:p>-$22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8</text:p>
          </table:table-cell>
          <table:table-cell table:style-name="ce2" office:value-type="date" office:date-value="2020-05-05" calcext:value-type="date">
            <text:p>2020-05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417.19" calcext:value-type="float">
            <text:p>-417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70]*INDEX([$'currency conversion'.$B$2:.$B$5];MATCH([.F870];[$'currency conversion'.$A$2:.$A$5];0))" office:value-type="float" office:value="-458.909" calcext:value-type="float">
            <text:p>-$458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69</text:p>
          </table:table-cell>
          <table:table-cell table:style-name="ce2" office:value-type="date" office:date-value="2020-02-12" calcext:value-type="date">
            <text:p>2020-02-1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7248.23" calcext:value-type="float">
            <text:p>-7248.2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71]*INDEX([$'currency conversion'.$B$2:.$B$5];MATCH([.F871];[$'currency conversion'.$A$2:.$A$5];0))" office:value-type="float" office:value="-50.73761" calcext:value-type="float">
            <text:p>-$50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0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4609.3" calcext:value-type="float">
            <text:p>-4609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72]*INDEX([$'currency conversion'.$B$2:.$B$5];MATCH([.F872];[$'currency conversion'.$A$2:.$A$5];0))" office:value-type="float" office:value="-32.2651" calcext:value-type="float">
            <text:p>-$32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1</text:p>
          </table:table-cell>
          <table:table-cell table:style-name="ce2" office:value-type="date" office:date-value="2022-01-30" calcext:value-type="date">
            <text:p>2022-01-3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019.79" calcext:value-type="float">
            <text:p>-5019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873]*INDEX([$'currency conversion'.$B$2:.$B$5];MATCH([.F873];[$'currency conversion'.$A$2:.$A$5];0))" office:value-type="float" office:value="-5019.79" calcext:value-type="float">
            <text:p>-$5,019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2</text:p>
          </table:table-cell>
          <table:table-cell table:style-name="ce2" office:value-type="date" office:date-value="2023-04-21" calcext:value-type="date">
            <text:p>2023-04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036.34" calcext:value-type="float">
            <text:p>1036.3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74]*INDEX([$'currency conversion'.$B$2:.$B$5];MATCH([.F874];[$'currency conversion'.$A$2:.$A$5];0))" office:value-type="float" office:value="7.25438" calcext:value-type="float">
            <text:p>$7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3</text:p>
          </table:table-cell>
          <table:table-cell table:style-name="ce2" office:value-type="date" office:date-value="2022-04-27" calcext:value-type="date">
            <text:p>2022-04-2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46.72" calcext:value-type="float">
            <text:p>346.72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75]*INDEX([$'currency conversion'.$B$2:.$B$5];MATCH([.F875];[$'currency conversion'.$A$2:.$A$5];0))" office:value-type="float" office:value="346.72" calcext:value-type="float">
            <text:p>$346.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4</text:p>
          </table:table-cell>
          <table:table-cell table:style-name="ce2" office:value-type="date" office:date-value="2020-04-04" calcext:value-type="date">
            <text:p>2020-04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3608.69" calcext:value-type="float">
            <text:p>-3608.6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76]*INDEX([$'currency conversion'.$B$2:.$B$5];MATCH([.F876];[$'currency conversion'.$A$2:.$A$5];0))" office:value-type="float" office:value="-3608.69" calcext:value-type="float">
            <text:p>-$3,608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5</text:p>
          </table:table-cell>
          <table:table-cell table:style-name="ce2" office:value-type="date" office:date-value="2023-10-29" calcext:value-type="date">
            <text:p>2023-10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884.1" calcext:value-type="float">
            <text:p>884.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77]*INDEX([$'currency conversion'.$B$2:.$B$5];MATCH([.F877];[$'currency conversion'.$A$2:.$A$5];0))" office:value-type="float" office:value="1149.33" calcext:value-type="float">
            <text:p>$1,149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6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733.4" calcext:value-type="float">
            <text:p>-2733.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78]*INDEX([$'currency conversion'.$B$2:.$B$5];MATCH([.F878];[$'currency conversion'.$A$2:.$A$5];0))" office:value-type="float" office:value="-2733.4" calcext:value-type="float">
            <text:p>-$2,733.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7</text:p>
          </table:table-cell>
          <table:table-cell table:style-name="ce2" office:value-type="date" office:date-value="2020-12-25" calcext:value-type="date">
            <text:p>2020-12-2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358.28" calcext:value-type="float">
            <text:p>-1358.2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79]*INDEX([$'currency conversion'.$B$2:.$B$5];MATCH([.F879];[$'currency conversion'.$A$2:.$A$5];0))" office:value-type="float" office:value="-1358.28" calcext:value-type="float">
            <text:p>-$1,358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8</text:p>
          </table:table-cell>
          <table:table-cell table:style-name="ce2" office:value-type="date" office:date-value="2022-06-18" calcext:value-type="date">
            <text:p>2022-06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367.26" calcext:value-type="float">
            <text:p>8367.2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80]*INDEX([$'currency conversion'.$B$2:.$B$5];MATCH([.F880];[$'currency conversion'.$A$2:.$A$5];0))" office:value-type="float" office:value="10877.438" calcext:value-type="float">
            <text:p>$10,87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79</text:p>
          </table:table-cell>
          <table:table-cell table:style-name="ce2" office:value-type="date" office:date-value="2020-10-07" calcext:value-type="date">
            <text:p>2020-10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6702.31" calcext:value-type="float">
            <text:p>6702.3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81]*INDEX([$'currency conversion'.$B$2:.$B$5];MATCH([.F881];[$'currency conversion'.$A$2:.$A$5];0))" office:value-type="float" office:value="46.91617" calcext:value-type="float">
            <text:p>$46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0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6497.91" calcext:value-type="float">
            <text:p>-6497.9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82]*INDEX([$'currency conversion'.$B$2:.$B$5];MATCH([.F882];[$'currency conversion'.$A$2:.$A$5];0))" office:value-type="float" office:value="-7147.701" calcext:value-type="float">
            <text:p>-$7,147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1</text:p>
          </table:table-cell>
          <table:table-cell table:style-name="ce2" office:value-type="date" office:date-value="2023-05-03" calcext:value-type="date">
            <text:p>2023-05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48.66" calcext:value-type="float">
            <text:p>4148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83]*INDEX([$'currency conversion'.$B$2:.$B$5];MATCH([.F883];[$'currency conversion'.$A$2:.$A$5];0))" office:value-type="float" office:value="4563.526" calcext:value-type="float">
            <text:p>$4,563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2</text:p>
          </table:table-cell>
          <table:table-cell table:style-name="ce2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056.98" calcext:value-type="float">
            <text:p>4056.9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84]*INDEX([$'currency conversion'.$B$2:.$B$5];MATCH([.F884];[$'currency conversion'.$A$2:.$A$5];0))" office:value-type="float" office:value="4462.678" calcext:value-type="float">
            <text:p>$4,462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3</text:p>
          </table:table-cell>
          <table:table-cell table:style-name="ce2" office:value-type="date" office:date-value="2020-04-02" calcext:value-type="date">
            <text:p>2020-04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741.32" calcext:value-type="float">
            <text:p>-5741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85]*INDEX([$'currency conversion'.$B$2:.$B$5];MATCH([.F885];[$'currency conversion'.$A$2:.$A$5];0))" office:value-type="float" office:value="-40.18924" calcext:value-type="float">
            <text:p>-$40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4</text:p>
          </table:table-cell>
          <table:table-cell table:style-name="ce2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4093.89" calcext:value-type="float">
            <text:p>4093.8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86]*INDEX([$'currency conversion'.$B$2:.$B$5];MATCH([.F886];[$'currency conversion'.$A$2:.$A$5];0))" office:value-type="float" office:value="4093.89" calcext:value-type="float">
            <text:p>$4,093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5</text:p>
          </table:table-cell>
          <table:table-cell table:style-name="ce2" office:value-type="date" office:date-value="2020-03-01" calcext:value-type="date">
            <text:p>2020-03-01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7689.66" calcext:value-type="float">
            <text:p>7689.6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87]*INDEX([$'currency conversion'.$B$2:.$B$5];MATCH([.F887];[$'currency conversion'.$A$2:.$A$5];0))" office:value-type="float" office:value="8458.626" calcext:value-type="float">
            <text:p>$8,458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6</text:p>
          </table:table-cell>
          <table:table-cell table:style-name="ce2" office:value-type="date" office:date-value="2021-09-25" calcext:value-type="date">
            <text:p>2021-09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5612.72" calcext:value-type="float">
            <text:p>-5612.7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88]*INDEX([$'currency conversion'.$B$2:.$B$5];MATCH([.F888];[$'currency conversion'.$A$2:.$A$5];0))" office:value-type="float" office:value="-39.28904" calcext:value-type="float">
            <text:p>-$39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7</text:p>
          </table:table-cell>
          <table:table-cell table:style-name="ce2" office:value-type="date" office:date-value="2022-12-10" calcext:value-type="date">
            <text:p>2022-12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4587.51" calcext:value-type="float">
            <text:p>-4587.5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89]*INDEX([$'currency conversion'.$B$2:.$B$5];MATCH([.F889];[$'currency conversion'.$A$2:.$A$5];0))" office:value-type="float" office:value="-4587.51" calcext:value-type="float">
            <text:p>-$4,587.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8</text:p>
          </table:table-cell>
          <table:table-cell table:style-name="ce2" office:value-type="date" office:date-value="2023-11-27" calcext:value-type="date">
            <text:p>2023-11-2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088.31" calcext:value-type="float">
            <text:p>508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90]*INDEX([$'currency conversion'.$B$2:.$B$5];MATCH([.F890];[$'currency conversion'.$A$2:.$A$5];0))" office:value-type="float" office:value="6614.803" calcext:value-type="float">
            <text:p>$6,614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89</text:p>
          </table:table-cell>
          <table:table-cell table:style-name="ce2" office:value-type="date" office:date-value="2022-10-25" calcext:value-type="date">
            <text:p>2022-10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357.48" calcext:value-type="float">
            <text:p>1357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91]*INDEX([$'currency conversion'.$B$2:.$B$5];MATCH([.F891];[$'currency conversion'.$A$2:.$A$5];0))" office:value-type="float" office:value="1493.228" calcext:value-type="float">
            <text:p>$1,493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0</text:p>
          </table:table-cell>
          <table:table-cell table:style-name="ce2" office:value-type="date" office:date-value="2024-01-29" calcext:value-type="date">
            <text:p>2024-0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2757.38" calcext:value-type="float">
            <text:p>2757.3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92]*INDEX([$'currency conversion'.$B$2:.$B$5];MATCH([.F892];[$'currency conversion'.$A$2:.$A$5];0))" office:value-type="float" office:value="2757.38" calcext:value-type="float">
            <text:p>$2,757.3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1</text:p>
          </table:table-cell>
          <table:table-cell table:style-name="ce2" office:value-type="date" office:date-value="2021-08-26" calcext:value-type="date">
            <text:p>2021-08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02.95" calcext:value-type="float">
            <text:p>1702.95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93]*INDEX([$'currency conversion'.$B$2:.$B$5];MATCH([.F893];[$'currency conversion'.$A$2:.$A$5];0))" office:value-type="float" office:value="1873.245" calcext:value-type="float">
            <text:p>$1,873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2</text:p>
          </table:table-cell>
          <table:table-cell table:style-name="ce2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953.48" calcext:value-type="float">
            <text:p>1953.4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894]*INDEX([$'currency conversion'.$B$2:.$B$5];MATCH([.F894];[$'currency conversion'.$A$2:.$A$5];0))" office:value-type="float" office:value="2148.828" calcext:value-type="float">
            <text:p>$2,14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3</text:p>
          </table:table-cell>
          <table:table-cell table:style-name="ce2" office:value-type="date" office:date-value="2021-06-17" calcext:value-type="date">
            <text:p>2021-06-17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32.36" calcext:value-type="float">
            <text:p>-6632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895]*INDEX([$'currency conversion'.$B$2:.$B$5];MATCH([.F895];[$'currency conversion'.$A$2:.$A$5];0))" office:value-type="float" office:value="-7295.596" calcext:value-type="float">
            <text:p>-$7,295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4</text:p>
          </table:table-cell>
          <table:table-cell table:style-name="ce2" office:value-type="date" office:date-value="2023-11-29" calcext:value-type="date">
            <text:p>2023-11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5236.59" calcext:value-type="float">
            <text:p>5236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96]*INDEX([$'currency conversion'.$B$2:.$B$5];MATCH([.F896];[$'currency conversion'.$A$2:.$A$5];0))" office:value-type="float" office:value="5236.59" calcext:value-type="float">
            <text:p>$5,236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5</text:p>
          </table:table-cell>
          <table:table-cell table:style-name="ce2" office:value-type="date" office:date-value="2022-04-17" calcext:value-type="date">
            <text:p>2022-04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5847.95" calcext:value-type="float">
            <text:p>5847.9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897]*INDEX([$'currency conversion'.$B$2:.$B$5];MATCH([.F897];[$'currency conversion'.$A$2:.$A$5];0))" office:value-type="float" office:value="40.93565" calcext:value-type="float">
            <text:p>$40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6</text:p>
          </table:table-cell>
          <table:table-cell table:style-name="ce2" office:value-type="date" office:date-value="2021-10-06" calcext:value-type="date">
            <text:p>2021-10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46.95" calcext:value-type="float">
            <text:p>-1146.9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898]*INDEX([$'currency conversion'.$B$2:.$B$5];MATCH([.F898];[$'currency conversion'.$A$2:.$A$5];0))" office:value-type="float" office:value="-1146.95" calcext:value-type="float">
            <text:p>-$1,146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7</text:p>
          </table:table-cell>
          <table:table-cell table:style-name="ce2" office:value-type="date" office:date-value="2020-08-20" calcext:value-type="date">
            <text:p>2020-08-2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217.38" calcext:value-type="float">
            <text:p>-217.3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899]*INDEX([$'currency conversion'.$B$2:.$B$5];MATCH([.F899];[$'currency conversion'.$A$2:.$A$5];0))" office:value-type="float" office:value="-239.118" calcext:value-type="float">
            <text:p>-$239.1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8</text:p>
          </table:table-cell>
          <table:table-cell table:style-name="ce2" office:value-type="date" office:date-value="2021-06-07" calcext:value-type="date">
            <text:p>2021-06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7655.54" calcext:value-type="float">
            <text:p>-7655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00]*INDEX([$'currency conversion'.$B$2:.$B$5];MATCH([.F900];[$'currency conversion'.$A$2:.$A$5];0))" office:value-type="float" office:value="-7655.54" calcext:value-type="float">
            <text:p>-$7,655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899</text:p>
          </table:table-cell>
          <table:table-cell table:style-name="ce2" office:value-type="date" office:date-value="2020-12-11" calcext:value-type="date">
            <text:p>2020-12-1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571.27" calcext:value-type="float">
            <text:p>2571.2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01]*INDEX([$'currency conversion'.$B$2:.$B$5];MATCH([.F901];[$'currency conversion'.$A$2:.$A$5];0))" office:value-type="float" office:value="3342.651" calcext:value-type="float">
            <text:p>$3,342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0</text:p>
          </table:table-cell>
          <table:table-cell table:style-name="ce2" office:value-type="date" office:date-value="2022-12-05" calcext:value-type="date">
            <text:p>2022-12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860.29" calcext:value-type="float">
            <text:p>2860.2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02]*INDEX([$'currency conversion'.$B$2:.$B$5];MATCH([.F902];[$'currency conversion'.$A$2:.$A$5];0))" office:value-type="float" office:value="20.02203" calcext:value-type="float">
            <text:p>$20.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1</text:p>
          </table:table-cell>
          <table:table-cell table:style-name="ce2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10.96" calcext:value-type="float">
            <text:p>-310.9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03]*INDEX([$'currency conversion'.$B$2:.$B$5];MATCH([.F903];[$'currency conversion'.$A$2:.$A$5];0))" office:value-type="float" office:value="-310.96" calcext:value-type="float">
            <text:p>-$310.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2</text:p>
          </table:table-cell>
          <table:table-cell table:style-name="ce2" office:value-type="date" office:date-value="2023-01-06" calcext:value-type="date">
            <text:p>2023-01-0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5621.77" calcext:value-type="float">
            <text:p>562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04]*INDEX([$'currency conversion'.$B$2:.$B$5];MATCH([.F904];[$'currency conversion'.$A$2:.$A$5];0))" office:value-type="float" office:value="7308.301" calcext:value-type="float">
            <text:p>$7,308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3</text:p>
          </table:table-cell>
          <table:table-cell table:style-name="ce2" office:value-type="date" office:date-value="2023-01-01" calcext:value-type="date">
            <text:p>2023-01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1670.39" calcext:value-type="float">
            <text:p>-1670.3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05]*INDEX([$'currency conversion'.$B$2:.$B$5];MATCH([.F905];[$'currency conversion'.$A$2:.$A$5];0))" office:value-type="float" office:value="-11.69273" calcext:value-type="float">
            <text:p>-$11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4</text:p>
          </table:table-cell>
          <table:table-cell table:style-name="ce2" office:value-type="date" office:date-value="2022-03-04" calcext:value-type="date">
            <text:p>2022-03-04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823.03" calcext:value-type="float">
            <text:p>2823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06]*INDEX([$'currency conversion'.$B$2:.$B$5];MATCH([.F906];[$'currency conversion'.$A$2:.$A$5];0))" office:value-type="float" office:value="3669.939" calcext:value-type="float">
            <text:p>$3,669.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5</text:p>
          </table:table-cell>
          <table:table-cell table:style-name="ce2" office:value-type="date" office:date-value="2020-09-05" calcext:value-type="date">
            <text:p>2020-09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5098.32" calcext:value-type="float">
            <text:p>-5098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07]*INDEX([$'currency conversion'.$B$2:.$B$5];MATCH([.F907];[$'currency conversion'.$A$2:.$A$5];0))" office:value-type="float" office:value="-35.68824" calcext:value-type="float">
            <text:p>-$35.6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6</text:p>
          </table:table-cell>
          <table:table-cell table:style-name="ce2" office:value-type="date" office:date-value="2020-02-16" calcext:value-type="date">
            <text:p>2020-02-1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7.76" calcext:value-type="float">
            <text:p>-117.7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08]*INDEX([$'currency conversion'.$B$2:.$B$5];MATCH([.F908];[$'currency conversion'.$A$2:.$A$5];0))" office:value-type="float" office:value="-117.76" calcext:value-type="float">
            <text:p>-$117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7</text:p>
          </table:table-cell>
          <table:table-cell table:style-name="ce2" office:value-type="date" office:date-value="2023-02-18" calcext:value-type="date">
            <text:p>2023-02-1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871.77" calcext:value-type="float">
            <text:p>-871.7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09]*INDEX([$'currency conversion'.$B$2:.$B$5];MATCH([.F909];[$'currency conversion'.$A$2:.$A$5];0))" office:value-type="float" office:value="-1133.301" calcext:value-type="float">
            <text:p>-$1,133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8</text:p>
          </table:table-cell>
          <table:table-cell table:style-name="ce2" office:value-type="date" office:date-value="2020-08-01" calcext:value-type="date">
            <text:p>2020-08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26.54" calcext:value-type="float">
            <text:p>1126.5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10]*INDEX([$'currency conversion'.$B$2:.$B$5];MATCH([.F910];[$'currency conversion'.$A$2:.$A$5];0))" office:value-type="float" office:value="1239.194" calcext:value-type="float">
            <text:p>$1,239.1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09</text:p>
          </table:table-cell>
          <table:table-cell table:style-name="ce2" office:value-type="date" office:date-value="2020-08-26" calcext:value-type="date">
            <text:p>2020-08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847.63" calcext:value-type="float">
            <text:p>-1847.6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11]*INDEX([$'currency conversion'.$B$2:.$B$5];MATCH([.F911];[$'currency conversion'.$A$2:.$A$5];0))" office:value-type="float" office:value="-2401.919" calcext:value-type="float">
            <text:p>-$2,401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0</text:p>
          </table:table-cell>
          <table:table-cell table:style-name="ce2" office:value-type="date" office:date-value="2022-12-15" calcext:value-type="date">
            <text:p>2022-12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657.36" calcext:value-type="float">
            <text:p>-657.3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12]*INDEX([$'currency conversion'.$B$2:.$B$5];MATCH([.F912];[$'currency conversion'.$A$2:.$A$5];0))" office:value-type="float" office:value="-4.60152" calcext:value-type="float">
            <text:p>-$4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1</text:p>
          </table:table-cell>
          <table:table-cell table:style-name="ce2" office:value-type="date" office:date-value="2020-12-15" calcext:value-type="date">
            <text:p>2020-12-1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130.24" calcext:value-type="float">
            <text:p>4130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13]*INDEX([$'currency conversion'.$B$2:.$B$5];MATCH([.F913];[$'currency conversion'.$A$2:.$A$5];0))" office:value-type="float" office:value="4130.24" calcext:value-type="float">
            <text:p>$4,130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2</text:p>
          </table:table-cell>
          <table:table-cell table:style-name="ce2" office:value-type="date" office:date-value="2020-04-16" calcext:value-type="date">
            <text:p>2020-04-1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183.82" calcext:value-type="float">
            <text:p>-2183.8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14]*INDEX([$'currency conversion'.$B$2:.$B$5];MATCH([.F914];[$'currency conversion'.$A$2:.$A$5];0))" office:value-type="float" office:value="-15.28674" calcext:value-type="float">
            <text:p>-$15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3</text:p>
          </table:table-cell>
          <table:table-cell table:style-name="ce2" office:value-type="date" office:date-value="2022-04-10" calcext:value-type="date">
            <text:p>2022-04-1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8032.89" calcext:value-type="float">
            <text:p>-8032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15]*INDEX([$'currency conversion'.$B$2:.$B$5];MATCH([.F915];[$'currency conversion'.$A$2:.$A$5];0))" office:value-type="float" office:value="-10442.757" calcext:value-type="float">
            <text:p>-$10,442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4</text:p>
          </table:table-cell>
          <table:table-cell table:style-name="ce2" office:value-type="date" office:date-value="2020-02-17" calcext:value-type="date">
            <text:p>2020-02-1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8747.92" calcext:value-type="float">
            <text:p>8747.9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16]*INDEX([$'currency conversion'.$B$2:.$B$5];MATCH([.F916];[$'currency conversion'.$A$2:.$A$5];0))" office:value-type="float" office:value="11372.296" calcext:value-type="float">
            <text:p>$11,372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5</text:p>
          </table:table-cell>
          <table:table-cell table:style-name="ce2" office:value-type="date" office:date-value="2020-12-02" calcext:value-type="date">
            <text:p>2020-12-0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6907.27" calcext:value-type="float">
            <text:p>6907.2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17]*INDEX([$'currency conversion'.$B$2:.$B$5];MATCH([.F917];[$'currency conversion'.$A$2:.$A$5];0))" office:value-type="float" office:value="7597.997" calcext:value-type="float">
            <text:p>$7,598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6</text:p>
          </table:table-cell>
          <table:table-cell table:style-name="ce2" office:value-type="date" office:date-value="2022-11-15" calcext:value-type="date">
            <text:p>2022-11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461.31" calcext:value-type="float">
            <text:p>-6461.3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18]*INDEX([$'currency conversion'.$B$2:.$B$5];MATCH([.F918];[$'currency conversion'.$A$2:.$A$5];0))" office:value-type="float" office:value="-6461.31" calcext:value-type="float">
            <text:p>-$6,461.3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7</text:p>
          </table:table-cell>
          <table:table-cell table:style-name="ce2" office:value-type="date" office:date-value="2022-03-14" calcext:value-type="date">
            <text:p>2022-03-1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48.54" calcext:value-type="float">
            <text:p>3448.5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19]*INDEX([$'currency conversion'.$B$2:.$B$5];MATCH([.F919];[$'currency conversion'.$A$2:.$A$5];0))" office:value-type="float" office:value="3448.54" calcext:value-type="float">
            <text:p>$3,448.5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8</text:p>
          </table:table-cell>
          <table:table-cell table:style-name="ce2" office:value-type="date" office:date-value="2023-07-04" calcext:value-type="date">
            <text:p>2023-07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514.87" calcext:value-type="float">
            <text:p>-2514.87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20]*INDEX([$'currency conversion'.$B$2:.$B$5];MATCH([.F920];[$'currency conversion'.$A$2:.$A$5];0))" office:value-type="float" office:value="-3269.331" calcext:value-type="float">
            <text:p>-$3,269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19</text:p>
          </table:table-cell>
          <table:table-cell table:style-name="ce2" office:value-type="date" office:date-value="2020-01-08" calcext:value-type="date">
            <text:p>2020-01-0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317.44" calcext:value-type="float">
            <text:p>1317.4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21]*INDEX([$'currency conversion'.$B$2:.$B$5];MATCH([.F921];[$'currency conversion'.$A$2:.$A$5];0))" office:value-type="float" office:value="1317.44" calcext:value-type="float">
            <text:p>$1,31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0</text:p>
          </table:table-cell>
          <table:table-cell table:style-name="ce2" office:value-type="date" office:date-value="2021-09-16" calcext:value-type="date">
            <text:p>2021-09-16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471.12" calcext:value-type="float">
            <text:p>1471.12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22]*INDEX([$'currency conversion'.$B$2:.$B$5];MATCH([.F922];[$'currency conversion'.$A$2:.$A$5];0))" office:value-type="float" office:value="1618.232" calcext:value-type="float">
            <text:p>$1,618.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1</text:p>
          </table:table-cell>
          <table:table-cell table:style-name="ce2" office:value-type="date" office:date-value="2023-06-30" calcext:value-type="date">
            <text:p>2023-06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1172.04" calcext:value-type="float">
            <text:p>-1172.0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23]*INDEX([$'currency conversion'.$B$2:.$B$5];MATCH([.F923];[$'currency conversion'.$A$2:.$A$5];0))" office:value-type="float" office:value="-8.20428" calcext:value-type="float">
            <text:p>-$8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2</text:p>
          </table:table-cell>
          <table:table-cell table:style-name="ce2" office:value-type="date" office:date-value="2021-12-19" calcext:value-type="date">
            <text:p>2021-12-1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18.83" calcext:value-type="float">
            <text:p>-3918.8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24]*INDEX([$'currency conversion'.$B$2:.$B$5];MATCH([.F924];[$'currency conversion'.$A$2:.$A$5];0))" office:value-type="float" office:value="-3918.83" calcext:value-type="float">
            <text:p>-$3,91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3</text:p>
          </table:table-cell>
          <table:table-cell table:style-name="ce2" office:value-type="date" office:date-value="2020-10-29" calcext:value-type="date">
            <text:p>2020-10-2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3452.71" calcext:value-type="float">
            <text:p>-3452.7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25]*INDEX([$'currency conversion'.$B$2:.$B$5];MATCH([.F925];[$'currency conversion'.$A$2:.$A$5];0))" office:value-type="float" office:value="-4488.523" calcext:value-type="float">
            <text:p>-$4,488.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4</text:p>
          </table:table-cell>
          <table:table-cell table:style-name="ce2" office:value-type="date" office:date-value="2021-09-30" calcext:value-type="date">
            <text:p>2021-09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580.96" calcext:value-type="float">
            <text:p>-4580.9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26]*INDEX([$'currency conversion'.$B$2:.$B$5];MATCH([.F926];[$'currency conversion'.$A$2:.$A$5];0))" office:value-type="float" office:value="-32.06672" calcext:value-type="float">
            <text:p>-$32.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5</text:p>
          </table:table-cell>
          <table:table-cell table:style-name="ce2" office:value-type="date" office:date-value="2020-02-25" calcext:value-type="date">
            <text:p>2020-02-2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159.11" calcext:value-type="float">
            <text:p>-4159.1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27]*INDEX([$'currency conversion'.$B$2:.$B$5];MATCH([.F927];[$'currency conversion'.$A$2:.$A$5];0))" office:value-type="float" office:value="-29.11377" calcext:value-type="float">
            <text:p>-$29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6</text:p>
          </table:table-cell>
          <table:table-cell table:style-name="ce2" office:value-type="date" office:date-value="2021-12-26" calcext:value-type="date">
            <text:p>2021-12-2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35.89" calcext:value-type="float">
            <text:p>-335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28]*INDEX([$'currency conversion'.$B$2:.$B$5];MATCH([.F928];[$'currency conversion'.$A$2:.$A$5];0))" office:value-type="float" office:value="-369.479" calcext:value-type="float">
            <text:p>-$369.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7</text:p>
          </table:table-cell>
          <table:table-cell table:style-name="ce2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578.8" calcext:value-type="float">
            <text:p>-3578.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29]*INDEX([$'currency conversion'.$B$2:.$B$5];MATCH([.F929];[$'currency conversion'.$A$2:.$A$5];0))" office:value-type="float" office:value="-4652.44" calcext:value-type="float">
            <text:p>-$4,652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8</text:p>
          </table:table-cell>
          <table:table-cell table:style-name="ce2" office:value-type="date" office:date-value="2021-04-18" calcext:value-type="date">
            <text:p>2021-04-1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3410.26" calcext:value-type="float">
            <text:p>3410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30]*INDEX([$'currency conversion'.$B$2:.$B$5];MATCH([.F930];[$'currency conversion'.$A$2:.$A$5];0))" office:value-type="float" office:value="3410.26" calcext:value-type="float">
            <text:p>$3,410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29</text:p>
          </table:table-cell>
          <table:table-cell table:style-name="ce2" office:value-type="date" office:date-value="2020-01-28" calcext:value-type="date">
            <text:p>2020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436.23" calcext:value-type="float">
            <text:p>7436.2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31]*INDEX([$'currency conversion'.$B$2:.$B$5];MATCH([.F931];[$'currency conversion'.$A$2:.$A$5];0))" office:value-type="float" office:value="9667.099" calcext:value-type="float">
            <text:p>$9,667.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0</text:p>
          </table:table-cell>
          <table:table-cell table:style-name="ce2" office:value-type="date" office:date-value="2020-03-18" calcext:value-type="date">
            <text:p>2020-03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2900.27" calcext:value-type="float">
            <text:p>-2900.2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32]*INDEX([$'currency conversion'.$B$2:.$B$5];MATCH([.F932];[$'currency conversion'.$A$2:.$A$5];0))" office:value-type="float" office:value="-20.30189" calcext:value-type="float">
            <text:p>-$20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1</text:p>
          </table:table-cell>
          <table:table-cell table:style-name="ce2" office:value-type="date" office:date-value="2023-05-24" calcext:value-type="date">
            <text:p>2023-05-2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1197.02" calcext:value-type="float">
            <text:p>1197.0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33]*INDEX([$'currency conversion'.$B$2:.$B$5];MATCH([.F933];[$'currency conversion'.$A$2:.$A$5];0))" office:value-type="float" office:value="1556.126" calcext:value-type="float">
            <text:p>$1,556.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2</text:p>
          </table:table-cell>
          <table:table-cell table:style-name="ce2" office:value-type="date" office:date-value="2023-11-10" calcext:value-type="date">
            <text:p>2023-11-10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2498.43" calcext:value-type="float">
            <text:p>2498.4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34]*INDEX([$'currency conversion'.$B$2:.$B$5];MATCH([.F934];[$'currency conversion'.$A$2:.$A$5];0))" office:value-type="float" office:value="2498.43" calcext:value-type="float">
            <text:p>$2,498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3</text:p>
          </table:table-cell>
          <table:table-cell table:style-name="ce2" office:value-type="date" office:date-value="2020-12-30" calcext:value-type="date">
            <text:p>2020-12-3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2360.01" calcext:value-type="float">
            <text:p>2360.0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35]*INDEX([$'currency conversion'.$B$2:.$B$5];MATCH([.F935];[$'currency conversion'.$A$2:.$A$5];0))" office:value-type="float" office:value="2360.01" calcext:value-type="float">
            <text:p>$2,360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4</text:p>
          </table:table-cell>
          <table:table-cell table:style-name="ce2" office:value-type="date" office:date-value="2021-10-27" calcext:value-type="date">
            <text:p>2021-10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79.78" calcext:value-type="float">
            <text:p>379.78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36]*INDEX([$'currency conversion'.$B$2:.$B$5];MATCH([.F936];[$'currency conversion'.$A$2:.$A$5];0))" office:value-type="float" office:value="417.758" calcext:value-type="float">
            <text:p>$417.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5</text:p>
          </table:table-cell>
          <table:table-cell table:style-name="ce2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3713.41" calcext:value-type="float">
            <text:p>3713.4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37]*INDEX([$'currency conversion'.$B$2:.$B$5];MATCH([.F937];[$'currency conversion'.$A$2:.$A$5];0))" office:value-type="float" office:value="3713.41" calcext:value-type="float">
            <text:p>$3,713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6</text:p>
          </table:table-cell>
          <table:table-cell table:style-name="ce2" office:value-type="date" office:date-value="2021-11-29" calcext:value-type="date">
            <text:p>2021-11-29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411.24" calcext:value-type="float">
            <text:p>2411.2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38]*INDEX([$'currency conversion'.$B$2:.$B$5];MATCH([.F938];[$'currency conversion'.$A$2:.$A$5];0))" office:value-type="float" office:value="2411.24" calcext:value-type="float">
            <text:p>$2,411.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7</text:p>
          </table:table-cell>
          <table:table-cell table:style-name="ce2" office:value-type="date" office:date-value="2023-08-28" calcext:value-type="date">
            <text:p>2023-08-28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188.31" calcext:value-type="float">
            <text:p>-6188.31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39]*INDEX([$'currency conversion'.$B$2:.$B$5];MATCH([.F939];[$'currency conversion'.$A$2:.$A$5];0))" office:value-type="float" office:value="-8044.803" calcext:value-type="float">
            <text:p>-$8,044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8</text:p>
          </table:table-cell>
          <table:table-cell table:style-name="ce2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4345.78" calcext:value-type="float">
            <text:p>4345.7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40]*INDEX([$'currency conversion'.$B$2:.$B$5];MATCH([.F940];[$'currency conversion'.$A$2:.$A$5];0))" office:value-type="float" office:value="5649.514" calcext:value-type="float">
            <text:p>$5,649.5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39</text:p>
          </table:table-cell>
          <table:table-cell table:style-name="ce2" office:value-type="date" office:date-value="2022-10-27" calcext:value-type="date">
            <text:p>2022-10-27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436.45" calcext:value-type="float">
            <text:p>4436.4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41]*INDEX([$'currency conversion'.$B$2:.$B$5];MATCH([.F941];[$'currency conversion'.$A$2:.$A$5];0))" office:value-type="float" office:value="31.05515" calcext:value-type="float">
            <text:p>$31.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0</text:p>
          </table:table-cell>
          <table:table-cell table:style-name="ce2" office:value-type="date" office:date-value="2022-10-23" calcext:value-type="date">
            <text:p>2022-10-2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816.43" calcext:value-type="float">
            <text:p>-3816.4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42]*INDEX([$'currency conversion'.$B$2:.$B$5];MATCH([.F942];[$'currency conversion'.$A$2:.$A$5];0))" office:value-type="float" office:value="-4198.073" calcext:value-type="float">
            <text:p>-$4,198.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1</text:p>
          </table:table-cell>
          <table:table-cell table:style-name="ce2" office:value-type="date" office:date-value="2022-07-07" calcext:value-type="date">
            <text:p>2022-07-0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89.69" calcext:value-type="float">
            <text:p>189.6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43]*INDEX([$'currency conversion'.$B$2:.$B$5];MATCH([.F943];[$'currency conversion'.$A$2:.$A$5];0))" office:value-type="float" office:value="246.597" calcext:value-type="float">
            <text:p>$246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2</text:p>
          </table:table-cell>
          <table:table-cell table:style-name="ce2" office:value-type="date" office:date-value="2022-01-19" calcext:value-type="date">
            <text:p>2022-01-1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416.64" calcext:value-type="float">
            <text:p>3416.64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44]*INDEX([$'currency conversion'.$B$2:.$B$5];MATCH([.F944];[$'currency conversion'.$A$2:.$A$5];0))" office:value-type="float" office:value="3416.64" calcext:value-type="float">
            <text:p>$3,416.6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3</text:p>
          </table:table-cell>
          <table:table-cell table:style-name="ce2" office:value-type="date" office:date-value="2020-12-28" calcext:value-type="date">
            <text:p>2020-12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046.57" calcext:value-type="float">
            <text:p>-1046.5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45]*INDEX([$'currency conversion'.$B$2:.$B$5];MATCH([.F945];[$'currency conversion'.$A$2:.$A$5];0))" office:value-type="float" office:value="-7.32599" calcext:value-type="float">
            <text:p>-$7.3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4</text:p>
          </table:table-cell>
          <table:table-cell table:style-name="ce2" office:value-type="date" office:date-value="2023-07-21" calcext:value-type="date">
            <text:p>2023-07-21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5364.89" calcext:value-type="float">
            <text:p>5364.8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46]*INDEX([$'currency conversion'.$B$2:.$B$5];MATCH([.F946];[$'currency conversion'.$A$2:.$A$5];0))" office:value-type="float" office:value="6974.357" calcext:value-type="float">
            <text:p>$6,974.3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5</text:p>
          </table:table-cell>
          <table:table-cell table:style-name="ce2" office:value-type="date" office:date-value="2022-03-16" calcext:value-type="date">
            <text:p>2022-03-16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1819.36" calcext:value-type="float">
            <text:p>11819.3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47]*INDEX([$'currency conversion'.$B$2:.$B$5];MATCH([.F947];[$'currency conversion'.$A$2:.$A$5];0))" office:value-type="float" office:value="13001.296" calcext:value-type="float">
            <text:p>$13,001.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6</text:p>
          </table:table-cell>
          <table:table-cell table:style-name="ce2" office:value-type="date" office:date-value="2022-01-08" calcext:value-type="date">
            <text:p>2022-01-0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929.93" calcext:value-type="float">
            <text:p>-3929.9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48]*INDEX([$'currency conversion'.$B$2:.$B$5];MATCH([.F948];[$'currency conversion'.$A$2:.$A$5];0))" office:value-type="float" office:value="-4322.923" calcext:value-type="float">
            <text:p>-$4,322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7</text:p>
          </table:table-cell>
          <table:table-cell table:style-name="ce2" office:value-type="date" office:date-value="2022-11-04" calcext:value-type="date">
            <text:p>2022-11-0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6905.22" calcext:value-type="float">
            <text:p>-6905.2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49]*INDEX([$'currency conversion'.$B$2:.$B$5];MATCH([.F949];[$'currency conversion'.$A$2:.$A$5];0))" office:value-type="float" office:value="-48.33654" calcext:value-type="float">
            <text:p>-$48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8</text:p>
          </table:table-cell>
          <table:table-cell table:style-name="ce2" office:value-type="date" office:date-value="2023-04-30" calcext:value-type="date">
            <text:p>2023-04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1519.09" calcext:value-type="float">
            <text:p>1519.09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0]*INDEX([$'currency conversion'.$B$2:.$B$5];MATCH([.F950];[$'currency conversion'.$A$2:.$A$5];0))" office:value-type="float" office:value="10.63363" calcext:value-type="float">
            <text:p>$10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49</text:p>
          </table:table-cell>
          <table:table-cell table:style-name="ce2" office:value-type="date" office:date-value="2021-04-29" calcext:value-type="date">
            <text:p>2021-04-29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3607.81" calcext:value-type="float">
            <text:p>3607.8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51]*INDEX([$'currency conversion'.$B$2:.$B$5];MATCH([.F951];[$'currency conversion'.$A$2:.$A$5];0))" office:value-type="float" office:value="25.25467" calcext:value-type="float">
            <text:p>$25.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0</text:p>
          </table:table-cell>
          <table:table-cell table:style-name="ce2" office:value-type="date" office:date-value="2020-01-28" calcext:value-type="date">
            <text:p>2020-01-2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154.33" calcext:value-type="float">
            <text:p>-1154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2]*INDEX([$'currency conversion'.$B$2:.$B$5];MATCH([.F952];[$'currency conversion'.$A$2:.$A$5];0))" office:value-type="float" office:value="-8.08031" calcext:value-type="float">
            <text:p>-$8.0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1</text:p>
          </table:table-cell>
          <table:table-cell table:style-name="ce2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266.3" calcext:value-type="float">
            <text:p>7266.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53]*INDEX([$'currency conversion'.$B$2:.$B$5];MATCH([.F953];[$'currency conversion'.$A$2:.$A$5];0))" office:value-type="float" office:value="50.8641" calcext:value-type="float">
            <text:p>$50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2</text:p>
          </table:table-cell>
          <table:table-cell table:style-name="ce2" office:value-type="date" office:date-value="2022-11-28" calcext:value-type="date">
            <text:p>2022-11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93.03" calcext:value-type="float">
            <text:p>-6693.03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54]*INDEX([$'currency conversion'.$B$2:.$B$5];MATCH([.F954];[$'currency conversion'.$A$2:.$A$5];0))" office:value-type="float" office:value="-6693.03" calcext:value-type="float">
            <text:p>-$6,693.0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3</text:p>
          </table:table-cell>
          <table:table-cell table:style-name="ce2" office:value-type="date" office:date-value="2023-07-20" calcext:value-type="date">
            <text:p>2023-07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3464.59" calcext:value-type="float">
            <text:p>3464.5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5]*INDEX([$'currency conversion'.$B$2:.$B$5];MATCH([.F955];[$'currency conversion'.$A$2:.$A$5];0))" office:value-type="float" office:value="3464.59" calcext:value-type="float">
            <text:p>$3,464.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4</text:p>
          </table:table-cell>
          <table:table-cell table:style-name="ce2" office:value-type="date" office:date-value="2023-06-08" calcext:value-type="date">
            <text:p>2023-06-08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029.3" calcext:value-type="float">
            <text:p>-3029.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6]*INDEX([$'currency conversion'.$B$2:.$B$5];MATCH([.F956];[$'currency conversion'.$A$2:.$A$5];0))" office:value-type="float" office:value="-3938.09" calcext:value-type="float">
            <text:p>-$3,938.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5</text:p>
          </table:table-cell>
          <table:table-cell table:style-name="ce2" office:value-type="date" office:date-value="2020-03-26" calcext:value-type="date">
            <text:p>2020-03-2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8596.89" calcext:value-type="float">
            <text:p>8596.8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57]*INDEX([$'currency conversion'.$B$2:.$B$5];MATCH([.F957];[$'currency conversion'.$A$2:.$A$5];0))" office:value-type="float" office:value="9456.579" calcext:value-type="float">
            <text:p>$9,456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6</text:p>
          </table:table-cell>
          <table:table-cell table:style-name="ce2" office:value-type="date" office:date-value="2024-02-06" calcext:value-type="date">
            <text:p>2024-02-06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9962.58" calcext:value-type="float">
            <text:p>9962.5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58]*INDEX([$'currency conversion'.$B$2:.$B$5];MATCH([.F958];[$'currency conversion'.$A$2:.$A$5];0))" office:value-type="float" office:value="9962.58" calcext:value-type="float">
            <text:p>$9,962.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7</text:p>
          </table:table-cell>
          <table:table-cell table:style-name="ce2" office:value-type="date" office:date-value="2020-05-05" calcext:value-type="date">
            <text:p>2020-05-05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-3833.28" calcext:value-type="float">
            <text:p>-3833.28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59]*INDEX([$'currency conversion'.$B$2:.$B$5];MATCH([.F959];[$'currency conversion'.$A$2:.$A$5];0))" office:value-type="float" office:value="-3833.28" calcext:value-type="float">
            <text:p>-$3,833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8</text:p>
          </table:table-cell>
          <table:table-cell table:style-name="ce2" office:value-type="date" office:date-value="2022-03-22" calcext:value-type="date">
            <text:p>2022-03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2747.79" calcext:value-type="float">
            <text:p>-2747.79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60]*INDEX([$'currency conversion'.$B$2:.$B$5];MATCH([.F960];[$'currency conversion'.$A$2:.$A$5];0))" office:value-type="float" office:value="-2747.79" calcext:value-type="float">
            <text:p>-$2,747.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59</text:p>
          </table:table-cell>
          <table:table-cell table:style-name="ce2" office:value-type="date" office:date-value="2021-06-20" calcext:value-type="date">
            <text:p>2021-06-2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4297.94" calcext:value-type="float">
            <text:p>4297.9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61]*INDEX([$'currency conversion'.$B$2:.$B$5];MATCH([.F961];[$'currency conversion'.$A$2:.$A$5];0))" office:value-type="float" office:value="5587.322" calcext:value-type="float">
            <text:p>$5,587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0</text:p>
          </table:table-cell>
          <table:table-cell table:style-name="ce2" office:value-type="date" office:date-value="2020-05-24" calcext:value-type="date">
            <text:p>2020-05-24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935.65" calcext:value-type="float">
            <text:p>-1935.65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62]*INDEX([$'currency conversion'.$B$2:.$B$5];MATCH([.F962];[$'currency conversion'.$A$2:.$A$5];0))" office:value-type="float" office:value="-13.54955" calcext:value-type="float">
            <text:p>-$13.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1</text:p>
          </table:table-cell>
          <table:table-cell table:style-name="ce2" office:value-type="date" office:date-value="2023-05-20" calcext:value-type="date">
            <text:p>2023-05-20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27.06" calcext:value-type="float">
            <text:p>-227.06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63]*INDEX([$'currency conversion'.$B$2:.$B$5];MATCH([.F963];[$'currency conversion'.$A$2:.$A$5];0))" office:value-type="float" office:value="-295.178" calcext:value-type="float">
            <text:p>-$295.1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2</text:p>
          </table:table-cell>
          <table:table-cell table:style-name="ce2" office:value-type="date" office:date-value="2020-01-25" calcext:value-type="date">
            <text:p>2020-01-2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126.94" calcext:value-type="float">
            <text:p>126.9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64]*INDEX([$'currency conversion'.$B$2:.$B$5];MATCH([.F964];[$'currency conversion'.$A$2:.$A$5];0))" office:value-type="float" office:value="139.634" calcext:value-type="float">
            <text:p>$139.6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3</text:p>
          </table:table-cell>
          <table:table-cell table:style-name="ce2" office:value-type="date" office:date-value="2023-11-18" calcext:value-type="date">
            <text:p>2023-11-18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9598.37" calcext:value-type="float">
            <text:p>-9598.37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65]*INDEX([$'currency conversion'.$B$2:.$B$5];MATCH([.F965];[$'currency conversion'.$A$2:.$A$5];0))" office:value-type="float" office:value="-10558.207" calcext:value-type="float">
            <text:p>-$10,558.2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4</text:p>
          </table:table-cell>
          <table:table-cell table:style-name="ce2" office:value-type="date" office:date-value="2020-03-07" calcext:value-type="date">
            <text:p>2020-03-0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-69.19" calcext:value-type="float">
            <text:p>-69.1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66]*INDEX([$'currency conversion'.$B$2:.$B$5];MATCH([.F966];[$'currency conversion'.$A$2:.$A$5];0))" office:value-type="float" office:value="-76.109" calcext:value-type="float">
            <text:p>-$76.1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5</text:p>
          </table:table-cell>
          <table:table-cell table:style-name="ce2" office:value-type="date" office:date-value="2020-08-20" calcext:value-type="date">
            <text:p>2020-08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-3448.64" calcext:value-type="float">
            <text:p>-3448.6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67]*INDEX([$'currency conversion'.$B$2:.$B$5];MATCH([.F967];[$'currency conversion'.$A$2:.$A$5];0))" office:value-type="float" office:value="-3793.504" calcext:value-type="float">
            <text:p>-$3,793.5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6</text:p>
          </table:table-cell>
          <table:table-cell table:style-name="ce2" office:value-type="date" office:date-value="2020-04-18" calcext:value-type="date">
            <text:p>2020-04-1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2465.61" calcext:value-type="float">
            <text:p>-2465.61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68]*INDEX([$'currency conversion'.$B$2:.$B$5];MATCH([.F968];[$'currency conversion'.$A$2:.$A$5];0))" office:value-type="float" office:value="-2465.61" calcext:value-type="float">
            <text:p>-$2,465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7</text:p>
          </table:table-cell>
          <table:table-cell table:style-name="ce2" office:value-type="date" office:date-value="2023-03-15" calcext:value-type="date">
            <text:p>2023-03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7218.16" calcext:value-type="float">
            <text:p>7218.1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69]*INDEX([$'currency conversion'.$B$2:.$B$5];MATCH([.F969];[$'currency conversion'.$A$2:.$A$5];0))" office:value-type="float" office:value="7218.16" calcext:value-type="float">
            <text:p>$7,218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8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6282.53" calcext:value-type="float">
            <text:p>-6282.5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70]*INDEX([$'currency conversion'.$B$2:.$B$5];MATCH([.F970];[$'currency conversion'.$A$2:.$A$5];0))" office:value-type="float" office:value="-8167.289" calcext:value-type="float">
            <text:p>-$8,167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69</text:p>
          </table:table-cell>
          <table:table-cell table:style-name="ce2" office:value-type="date" office:date-value="2020-08-15" calcext:value-type="date">
            <text:p>2020-08-1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066.03" calcext:value-type="float">
            <text:p>4066.0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71]*INDEX([$'currency conversion'.$B$2:.$B$5];MATCH([.F971];[$'currency conversion'.$A$2:.$A$5];0))" office:value-type="float" office:value="28.46221" calcext:value-type="float">
            <text:p>$28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0</text:p>
          </table:table-cell>
          <table:table-cell table:style-name="ce2" office:value-type="date" office:date-value="2020-04-20" calcext:value-type="date">
            <text:p>2020-04-2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394.81" calcext:value-type="float">
            <text:p>-1394.81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72]*INDEX([$'currency conversion'.$B$2:.$B$5];MATCH([.F972];[$'currency conversion'.$A$2:.$A$5];0))" office:value-type="float" office:value="-1534.291" calcext:value-type="float">
            <text:p>-$1,534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1</text:p>
          </table:table-cell>
          <table:table-cell table:style-name="ce2" office:value-type="date" office:date-value="2024-02-02" calcext:value-type="date">
            <text:p>2024-02-02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-1398.8" calcext:value-type="float">
            <text:p>-1398.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73]*INDEX([$'currency conversion'.$B$2:.$B$5];MATCH([.F973];[$'currency conversion'.$A$2:.$A$5];0))" office:value-type="float" office:value="-1818.44" calcext:value-type="float">
            <text:p>-$1,818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2</text:p>
          </table:table-cell>
          <table:table-cell table:style-name="ce2" office:value-type="date" office:date-value="2020-02-03" calcext:value-type="date">
            <text:p>2020-02-03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OGS</text:p>
          </table:table-cell>
          <table:table-cell table:style-name="ce1" office:value-type="float" office:value="3951.86" calcext:value-type="float">
            <text:p>3951.8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74]*INDEX([$'currency conversion'.$B$2:.$B$5];MATCH([.F974];[$'currency conversion'.$A$2:.$A$5];0))" office:value-type="float" office:value="3951.86" calcext:value-type="float">
            <text:p>$3,951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3</text:p>
          </table:table-cell>
          <table:table-cell table:style-name="ce2" office:value-type="date" office:date-value="2021-09-14" calcext:value-type="date">
            <text:p>2021-09-14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700.26" calcext:value-type="float">
            <text:p>1700.26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75]*INDEX([$'currency conversion'.$B$2:.$B$5];MATCH([.F975];[$'currency conversion'.$A$2:.$A$5];0))" office:value-type="float" office:value="1700.26" calcext:value-type="float">
            <text:p>$1,700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4</text:p>
          </table:table-cell>
          <table:table-cell table:style-name="ce2" office:value-type="date" office:date-value="2023-10-24" calcext:value-type="date">
            <text:p>2023-10-2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2853.06" calcext:value-type="float">
            <text:p>2853.06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76]*INDEX([$'currency conversion'.$B$2:.$B$5];MATCH([.F976];[$'currency conversion'.$A$2:.$A$5];0))" office:value-type="float" office:value="19.97142" calcext:value-type="float">
            <text:p>$19.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5</text:p>
          </table:table-cell>
          <table:table-cell table:style-name="ce2" office:value-type="date" office:date-value="2022-01-17" calcext:value-type="date">
            <text:p>2022-01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840.92" calcext:value-type="float">
            <text:p>4840.9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77]*INDEX([$'currency conversion'.$B$2:.$B$5];MATCH([.F977];[$'currency conversion'.$A$2:.$A$5];0))" office:value-type="float" office:value="33.88644" calcext:value-type="float">
            <text:p>$33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6</text:p>
          </table:table-cell>
          <table:table-cell table:style-name="ce2" office:value-type="date" office:date-value="2021-08-17" calcext:value-type="date">
            <text:p>2021-08-17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656.54" calcext:value-type="float">
            <text:p>-1656.54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78]*INDEX([$'currency conversion'.$B$2:.$B$5];MATCH([.F978];[$'currency conversion'.$A$2:.$A$5];0))" office:value-type="float" office:value="-11.59578" calcext:value-type="float">
            <text:p>-$11.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7</text:p>
          </table:table-cell>
          <table:table-cell table:style-name="ce2" office:value-type="date" office:date-value="2021-02-28" calcext:value-type="date">
            <text:p>2021-02-28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3061.18" calcext:value-type="float">
            <text:p>-3061.18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79]*INDEX([$'currency conversion'.$B$2:.$B$5];MATCH([.F979];[$'currency conversion'.$A$2:.$A$5];0))" office:value-type="float" office:value="-3979.534" calcext:value-type="float">
            <text:p>-$3,979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8</text:p>
          </table:table-cell>
          <table:table-cell table:style-name="ce2" office:value-type="date" office:date-value="2021-09-04" calcext:value-type="date">
            <text:p>2021-09-04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5425.75" calcext:value-type="float">
            <text:p>-5425.7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80]*INDEX([$'currency conversion'.$B$2:.$B$5];MATCH([.F980];[$'currency conversion'.$A$2:.$A$5];0))" office:value-type="float" office:value="-5425.75" calcext:value-type="float">
            <text:p>-$5,425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79</text:p>
          </table:table-cell>
          <table:table-cell table:style-name="ce2" office:value-type="date" office:date-value="2021-11-22" calcext:value-type="date">
            <text:p>2021-11-22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127.05" calcext:value-type="float">
            <text:p>-4127.0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1]*INDEX([$'currency conversion'.$B$2:.$B$5];MATCH([.F981];[$'currency conversion'.$A$2:.$A$5];0))" office:value-type="float" office:value="-4127.05" calcext:value-type="float">
            <text:p>-$4,127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0</text:p>
          </table:table-cell>
          <table:table-cell table:style-name="ce2" office:value-type="date" office:date-value="2023-07-29" calcext:value-type="date">
            <text:p>2023-07-29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4745.47" calcext:value-type="float">
            <text:p>14745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2]*INDEX([$'currency conversion'.$B$2:.$B$5];MATCH([.F982];[$'currency conversion'.$A$2:.$A$5];0))" office:value-type="float" office:value="103.21829" calcext:value-type="float">
            <text:p>$103.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1</text:p>
          </table:table-cell>
          <table:table-cell table:style-name="ce2" office:value-type="date" office:date-value="2023-09-05" calcext:value-type="date">
            <text:p>2023-09-05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223.4" calcext:value-type="float">
            <text:p>6223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83]*INDEX([$'currency conversion'.$B$2:.$B$5];MATCH([.F983];[$'currency conversion'.$A$2:.$A$5];0))" office:value-type="float" office:value="6845.74" calcext:value-type="float">
            <text:p>$6,845.7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2</text:p>
          </table:table-cell>
          <table:table-cell table:style-name="ce2" office:value-type="date" office:date-value="2024-01-06" calcext:value-type="date">
            <text:p>2024-01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755.37" calcext:value-type="float">
            <text:p>-6755.3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4]*INDEX([$'currency conversion'.$B$2:.$B$5];MATCH([.F984];[$'currency conversion'.$A$2:.$A$5];0))" office:value-type="float" office:value="-47.28759" calcext:value-type="float">
            <text:p>-$47.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3</text:p>
          </table:table-cell>
          <table:table-cell table:style-name="ce2" office:value-type="date" office:date-value="2020-11-10" calcext:value-type="date">
            <text:p>2020-11-10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6612.29" calcext:value-type="float">
            <text:p>-6612.29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5]*INDEX([$'currency conversion'.$B$2:.$B$5];MATCH([.F985];[$'currency conversion'.$A$2:.$A$5];0))" office:value-type="float" office:value="-8595.977" calcext:value-type="float">
            <text:p>-$8,595.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4</text:p>
          </table:table-cell>
          <table:table-cell table:style-name="ce2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float" office:value="2409.33" calcext:value-type="float">
            <text:p>2409.33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One-time</text:p>
          </table:table-cell>
          <table:table-cell table:style-name="ce3" table:number-matrix-columns-spanned="1" table:number-matrix-rows-spanned="1" table:formula="of:=[.E986]*INDEX([$'currency conversion'.$B$2:.$B$5];MATCH([.F986];[$'currency conversion'.$A$2:.$A$5];0))" office:value-type="float" office:value="16.86531" calcext:value-type="float">
            <text:p>$16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5</text:p>
          </table:table-cell>
          <table:table-cell table:style-name="ce2" office:value-type="date" office:date-value="2023-11-01" calcext:value-type="date">
            <text:p>2023-11-01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36.32" calcext:value-type="float">
            <text:p>2736.32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87]*INDEX([$'currency conversion'.$B$2:.$B$5];MATCH([.F987];[$'currency conversion'.$A$2:.$A$5];0))" office:value-type="float" office:value="19.15424" calcext:value-type="float">
            <text:p>$19.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6</text:p>
          </table:table-cell>
          <table:table-cell table:style-name="ce2" office:value-type="date" office:date-value="2023-08-05" calcext:value-type="date">
            <text:p>2023-08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2744.42" calcext:value-type="float">
            <text:p>2744.42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88]*INDEX([$'currency conversion'.$B$2:.$B$5];MATCH([.F988];[$'currency conversion'.$A$2:.$A$5];0))" office:value-type="float" office:value="3567.746" calcext:value-type="float">
            <text:p>$3,567.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7</text:p>
          </table:table-cell>
          <table:table-cell table:style-name="ce2" office:value-type="date" office:date-value="2023-12-31" calcext:value-type="date">
            <text:p>2023-12-31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-1274.78" calcext:value-type="float">
            <text:p>-1274.78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Nor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89]*INDEX([$'currency conversion'.$B$2:.$B$5];MATCH([.F989];[$'currency conversion'.$A$2:.$A$5];0))" office:value-type="float" office:value="-8.92346" calcext:value-type="float">
            <text:p>-$8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8</text:p>
          </table:table-cell>
          <table:table-cell table:style-name="ce2" office:value-type="date" office:date-value="2021-10-23" calcext:value-type="date">
            <text:p>2021-10-23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627.27" calcext:value-type="float">
            <text:p>-627.27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90]*INDEX([$'currency conversion'.$B$2:.$B$5];MATCH([.F990];[$'currency conversion'.$A$2:.$A$5];0))" office:value-type="float" office:value="-627.27" calcext:value-type="float">
            <text:p>-$627.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89</text:p>
          </table:table-cell>
          <table:table-cell table:style-name="ce2" office:value-type="date" office:date-value="2020-10-03" calcext:value-type="date">
            <text:p>2020-10-03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1639.4" calcext:value-type="float">
            <text:p>1639.4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91]*INDEX([$'currency conversion'.$B$2:.$B$5];MATCH([.F991];[$'currency conversion'.$A$2:.$A$5];0))" office:value-type="float" office:value="1803.34" calcext:value-type="float">
            <text:p>$1,803.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0</text:p>
          </table:table-cell>
          <table:table-cell table:style-name="ce2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float" office:value="429.47" calcext:value-type="float">
            <text:p>429.47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92]*INDEX([$'currency conversion'.$B$2:.$B$5];MATCH([.F992];[$'currency conversion'.$A$2:.$A$5];0))" office:value-type="float" office:value="3.00629" calcext:value-type="float">
            <text:p>$3.0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1</text:p>
          </table:table-cell>
          <table:table-cell table:style-name="ce2" office:value-type="date" office:date-value="2021-05-30" calcext:value-type="date">
            <text:p>2021-05-30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11096.5" calcext:value-type="float">
            <text:p>-11096.5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93]*INDEX([$'currency conversion'.$B$2:.$B$5];MATCH([.F993];[$'currency conversion'.$A$2:.$A$5];0))" office:value-type="float" office:value="-14425.45" calcext:value-type="float">
            <text:p>-$14,425.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2</text:p>
          </table:table-cell>
          <table:table-cell table:style-name="ce2" office:value-type="date" office:date-value="2023-10-05" calcext:value-type="date">
            <text:p>2023-10-05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-1149" calcext:value-type="float">
            <text:p>-1149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994]*INDEX([$'currency conversion'.$B$2:.$B$5];MATCH([.F994];[$'currency conversion'.$A$2:.$A$5];0))" office:value-type="float" office:value="-1263.9" calcext:value-type="float">
            <text:p>-$1,263.9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3</text:p>
          </table:table-cell>
          <table:table-cell table:style-name="ce2" office:value-type="date" office:date-value="2022-04-22" calcext:value-type="date">
            <text:p>2022-04-22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-4257.03" calcext:value-type="float">
            <text:p>-4257.03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95]*INDEX([$'currency conversion'.$B$2:.$B$5];MATCH([.F995];[$'currency conversion'.$A$2:.$A$5];0))" office:value-type="float" office:value="-5534.139" calcext:value-type="float">
            <text:p>-$5,534.1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4</text:p>
          </table:table-cell>
          <table:table-cell table:style-name="ce2" office:value-type="date" office:date-value="2024-01-09" calcext:value-type="date">
            <text:p>2024-01-09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876.06" calcext:value-type="float">
            <text:p>876.06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3" table:number-matrix-columns-spanned="1" table:number-matrix-rows-spanned="1" table:formula="of:=[.E996]*INDEX([$'currency conversion'.$B$2:.$B$5];MATCH([.F996];[$'currency conversion'.$A$2:.$A$5];0))" office:value-type="float" office:value="963.666" calcext:value-type="float">
            <text:p>$963.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5</text:p>
          </table:table-cell>
          <table:table-cell table:style-name="ce2" office:value-type="date" office:date-value="2020-12-15" calcext:value-type="date">
            <text:p>2020-12-15</text:p>
          </table:table-cell>
          <table:table-cell table:style-name="ce1" office:value-type="string" calcext:value-type="string">
            <text:p>Equity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14926.3" calcext:value-type="float">
            <text:p>14926.3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onthly accrual</text:p>
          </table:table-cell>
          <table:table-cell table:style-name="ce3" table:number-matrix-columns-spanned="1" table:number-matrix-rows-spanned="1" table:formula="of:=[.E997]*INDEX([$'currency conversion'.$B$2:.$B$5];MATCH([.F997];[$'currency conversion'.$A$2:.$A$5];0))" office:value-type="float" office:value="16418.93" calcext:value-type="float">
            <text:p>$16,418.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6</text:p>
          </table:table-cell>
          <table:table-cell table:style-name="ce2" office:value-type="date" office:date-value="2022-04-02" calcext:value-type="date">
            <text:p>2022-04-02</text:p>
          </table:table-cell>
          <table:table-cell table:style-name="ce1" office:value-type="string" calcext:value-type="string">
            <text:p>Revenue</text:p>
          </table:table-cell>
          <table:table-cell table:style-name="ce1" office:value-type="string" calcext:value-type="string">
            <text:p>Depreciation</text:p>
          </table:table-cell>
          <table:table-cell table:style-name="ce1" office:value-type="float" office:value="1837.41" calcext:value-type="float">
            <text:p>1837.4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South America</text:p>
          </table:table-cell>
          <table:table-cell table:style-name="ce1" table:formula="of:=TRUE()" office:value-type="float" office:value="1" calcext:value-type="float">
            <text:p>1</text:p>
          </table:table-cell>
          <table:table-cell/>
          <table:table-cell table:style-name="ce3" table:number-matrix-columns-spanned="1" table:number-matrix-rows-spanned="1" table:formula="of:=[.E998]*INDEX([$'currency conversion'.$B$2:.$B$5];MATCH([.F998];[$'currency conversion'.$A$2:.$A$5];0))" office:value-type="float" office:value="12.86187" calcext:value-type="float">
            <text:p>$12.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7</text:p>
          </table:table-cell>
          <table:table-cell table:style-name="ce2" office:value-type="date" office:date-value="2023-03-06" calcext:value-type="date">
            <text:p>2023-03-06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R&amp;D</text:p>
          </table:table-cell>
          <table:table-cell table:style-name="ce1" office:value-type="float" office:value="-1567.65" calcext:value-type="float">
            <text:p>-1567.6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nnual review</text:p>
          </table:table-cell>
          <table:table-cell table:style-name="ce3" table:number-matrix-columns-spanned="1" table:number-matrix-rows-spanned="1" table:formula="of:=[.E999]*INDEX([$'currency conversion'.$B$2:.$B$5];MATCH([.F999];[$'currency conversion'.$A$2:.$A$5];0))" office:value-type="float" office:value="-1567.65" calcext:value-type="float">
            <text:p>-$1,56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8</text:p>
          </table:table-cell>
          <table:table-cell table:style-name="ce2" office:value-type="date" office:date-value="2022-01-28" calcext:value-type="date">
            <text:p>2022-01-28</text:p>
          </table:table-cell>
          <table:table-cell table:style-name="ce1" office:value-type="string" calcext:value-type="string">
            <text:p>Liability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609.01" calcext:value-type="float">
            <text:p>4609.01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Europ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000]*INDEX([$'currency conversion'.$B$2:.$B$5];MATCH([.F1000];[$'currency conversion'.$A$2:.$A$5];0))" office:value-type="float" office:value="32.26307" calcext:value-type="float">
            <text:p>$32.2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100999</text:p>
          </table:table-cell>
          <table:table-cell table:style-name="ce2" office:value-type="date" office:date-value="2022-06-17" calcext:value-type="date">
            <text:p>2022-06-17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float" office:value="2413.44" calcext:value-type="float">
            <text:p>2413.44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Asi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Quarterly adjustment</text:p>
          </table:table-cell>
          <table:table-cell table:style-name="ce3" table:number-matrix-columns-spanned="1" table:number-matrix-rows-spanned="1" table:formula="of:=[.E1001]*INDEX([$'currency conversion'.$B$2:.$B$5];MATCH([.F1001];[$'currency conversion'.$A$2:.$A$5];0))" office:value-type="float" office:value="3137.472" calcext:value-type="float">
            <text:p>$3,137.47</text:p>
          </table:table-cell>
          <table:table-cell table:number-columns-repeated="101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ConversionRateToUS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R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PY</text:p>
          </table:table-cell>
          <table:table-cell table:style-name="ce4" office:value-type="float" office:value="0.007" calcext:value-type="float">
            <text:p>0.0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BP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UTPUT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USD</text:p>
          </table:table-cell>
          <table:table-cell table:number-columns-repeated="1022"/>
        </table:table-row>
        <table:table-row table:style-name="ro1">
          <table:table-cell table:style-name="ce5" table:formula="of:=IFERROR(__xludf.dummyfunction(&quot;SORT(UNIQUE('raw data'!C2:C1000))&quot;);&quot;Asset&quot;)" office:value-type="string" office:string-value="Asset" calcext:value-type="string">
            <text:p>Asset</text:p>
          </table:table-cell>
          <table:table-cell table:style-name="ce3" table:formula="of:=SUMIFS([$'raw data'.$J$1:.$J$1048576];[$'raw data'.$C$1:.$C$1048576];[.A2])" office:value-type="float" office:value="25771.62386" calcext:value-type="float">
            <text:p>$25,771.62</text:p>
          </table:table-cell>
          <table:table-cell table:number-columns-repeated="1022"/>
        </table:table-row>
        <table:table-row table:style-name="ro1">
          <table:table-cell table:style-name="ce5" table:formula="of:=IFERROR(__xludf.dummyfunction(&quot;&quot;&quot;COMPUTED_VALUE&quot;&quot;&quot;);&quot;Equity&quot;)" office:value-type="string" office:string-value="Equity" calcext:value-type="string">
            <text:p>Equity</text:p>
          </table:table-cell>
          <table:table-cell table:style-name="ce3" table:formula="of:=SUMIFS([$'raw data'.$J$1:.$J$1048576];[$'raw data'.$C$1:.$C$1048576];[.A3])" office:value-type="float" office:value="105662.5195" calcext:value-type="float">
            <text:p>$105,662.52</text:p>
          </table:table-cell>
          <table:table-cell table:number-columns-repeated="1022"/>
        </table:table-row>
        <table:table-row table:style-name="ro1">
          <table:table-cell table:style-name="ce5" table:formula="of:=IFERROR(__xludf.dummyfunction(&quot;&quot;&quot;COMPUTED_VALUE&quot;&quot;&quot;);&quot;Expense&quot;)" office:value-type="string" office:string-value="Expense" calcext:value-type="string">
            <text:p>Expense</text:p>
          </table:table-cell>
          <table:table-cell table:style-name="ce3" table:formula="of:=SUMIFS([$'raw data'.$J$1:.$J$1048576];[$'raw data'.$C$1:.$C$1048576];[.A4])" office:value-type="float" office:value="65601.58504" calcext:value-type="float">
            <text:p>$65,601.59</text:p>
          </table:table-cell>
          <table:table-cell table:number-columns-repeated="1022"/>
        </table:table-row>
        <table:table-row table:style-name="ro1">
          <table:table-cell table:style-name="ce5" table:formula="of:=IFERROR(__xludf.dummyfunction(&quot;&quot;&quot;COMPUTED_VALUE&quot;&quot;&quot;);&quot;Liability&quot;)" office:value-type="string" office:string-value="Liability" calcext:value-type="string">
            <text:p>Liability</text:p>
          </table:table-cell>
          <table:table-cell table:style-name="ce3" table:formula="of:=SUMIFS([$'raw data'.$J$1:.$J$1048576];[$'raw data'.$C$1:.$C$1048576];[.A5])" office:value-type="float" office:value="-15593.33565" calcext:value-type="float">
            <text:p>-$15,593.34</text:p>
          </table:table-cell>
          <table:table-cell table:number-columns-repeated="1022"/>
        </table:table-row>
        <table:table-row table:style-name="ro1">
          <table:table-cell table:style-name="ce5" table:formula="of:=IFERROR(__xludf.dummyfunction(&quot;&quot;&quot;COMPUTED_VALUE&quot;&quot;&quot;);&quot;Revenue&quot;)" office:value-type="string" office:string-value="Revenue" calcext:value-type="string">
            <text:p>Revenue</text:p>
          </table:table-cell>
          <table:table-cell table:style-name="ce3" table:formula="of:=SUMIFS([$'raw data'.$J$1:.$J$1048576];[$'raw data'.$C$1:.$C$1048576];[.A6])" office:value-type="float" office:value="-84299.64902" calcext:value-type="float">
            <text:p>-$84,299.65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_20_conversion" style:display-name="PageStyle_currency conver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5" meta:object-count="0"/>
    <meta:generator>LibreOfficeDev/6.0.5.2$Linux_X86_64 LibreOffice_project/</meta:generator>
  </office:meta>
</office:document-meta>
</file>